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741" officeooo:paragraph-rsid="0006b741"/>
    </style:style>
    <style:style style:name="P2" style:family="paragraph" style:parent-style-name="Standard">
      <style:text-properties officeooo:rsid="0006b741" officeooo:paragraph-rsid="00071704"/>
    </style:style>
    <style:style style:name="P3" style:family="paragraph" style:parent-style-name="Standard">
      <style:text-properties officeooo:rsid="0006b741" officeooo:paragraph-rsid="00082662"/>
    </style:style>
    <style:style style:name="P4" style:family="paragraph" style:parent-style-name="Standard">
      <style:text-properties officeooo:rsid="0006b741" officeooo:paragraph-rsid="000e1006"/>
    </style:style>
    <style:style style:name="P5" style:family="paragraph" style:parent-style-name="Standard">
      <style:text-properties officeooo:rsid="0006b741" officeooo:paragraph-rsid="000f8044"/>
    </style:style>
    <style:style style:name="P6" style:family="paragraph" style:parent-style-name="Standard">
      <style:text-properties officeooo:rsid="0006b741" officeooo:paragraph-rsid="00109267"/>
    </style:style>
    <style:style style:name="P7" style:family="paragraph" style:parent-style-name="Standard">
      <style:text-properties officeooo:rsid="0006b741" officeooo:paragraph-rsid="00115eae"/>
    </style:style>
    <style:style style:name="P8" style:family="paragraph" style:parent-style-name="Standard">
      <style:text-properties officeooo:rsid="0006b741" officeooo:paragraph-rsid="0013c4f7"/>
    </style:style>
    <style:style style:name="P9" style:family="paragraph" style:parent-style-name="Standard">
      <style:text-properties officeooo:rsid="0006b741" officeooo:paragraph-rsid="0014d5ed"/>
    </style:style>
    <style:style style:name="P10" style:family="paragraph" style:parent-style-name="Standard">
      <style:text-properties officeooo:rsid="0006b741" officeooo:paragraph-rsid="001725f8"/>
    </style:style>
    <style:style style:name="P11" style:family="paragraph" style:parent-style-name="Standard">
      <style:text-properties officeooo:rsid="0006b741" officeooo:paragraph-rsid="0017b36c"/>
    </style:style>
    <style:style style:name="P12" style:family="paragraph" style:parent-style-name="Standard">
      <style:text-properties officeooo:rsid="0006b741" officeooo:paragraph-rsid="001c34e3"/>
    </style:style>
    <style:style style:name="P13" style:family="paragraph" style:parent-style-name="Standard">
      <style:text-properties officeooo:rsid="0006b741" officeooo:paragraph-rsid="001cb97e"/>
    </style:style>
    <style:style style:name="P14" style:family="paragraph" style:parent-style-name="Standard">
      <style:text-properties officeooo:rsid="0006b741" officeooo:paragraph-rsid="001de45a"/>
    </style:style>
    <style:style style:name="P15" style:family="paragraph" style:parent-style-name="Standard">
      <style:text-properties officeooo:rsid="0006b741" officeooo:paragraph-rsid="001faa7a"/>
    </style:style>
    <style:style style:name="P16" style:family="paragraph" style:parent-style-name="Standard">
      <style:text-properties officeooo:rsid="0006b741" officeooo:paragraph-rsid="0021fce4"/>
    </style:style>
    <style:style style:name="P17" style:family="paragraph" style:parent-style-name="Standard">
      <style:text-properties officeooo:rsid="0006b741" officeooo:paragraph-rsid="00237daa"/>
    </style:style>
    <style:style style:name="P18" style:family="paragraph" style:parent-style-name="Standard">
      <style:text-properties officeooo:rsid="0006b741" officeooo:paragraph-rsid="00296e4d"/>
    </style:style>
    <style:style style:name="P19" style:family="paragraph" style:parent-style-name="Standard">
      <style:text-properties officeooo:rsid="0006b741" officeooo:paragraph-rsid="002b208a"/>
    </style:style>
    <style:style style:name="P20" style:family="paragraph" style:parent-style-name="Standard">
      <style:text-properties officeooo:rsid="0006b741" officeooo:paragraph-rsid="002d3acb"/>
    </style:style>
    <style:style style:name="P21" style:family="paragraph" style:parent-style-name="Standard">
      <style:text-properties officeooo:rsid="0006b741" officeooo:paragraph-rsid="002e469a"/>
    </style:style>
    <style:style style:name="P22" style:family="paragraph" style:parent-style-name="Standard">
      <style:text-properties officeooo:rsid="0006b741" officeooo:paragraph-rsid="002ec9b6"/>
    </style:style>
    <style:style style:name="P23" style:family="paragraph" style:parent-style-name="Standard">
      <style:text-properties officeooo:rsid="0006b741" officeooo:paragraph-rsid="002fa8db"/>
    </style:style>
    <style:style style:name="P24" style:family="paragraph" style:parent-style-name="Standard">
      <style:text-properties officeooo:rsid="0006b741" officeooo:paragraph-rsid="00353efc"/>
    </style:style>
    <style:style style:name="P25" style:family="paragraph" style:parent-style-name="Standard">
      <style:text-properties officeooo:rsid="0006b741" officeooo:paragraph-rsid="0036b9cf"/>
    </style:style>
    <style:style style:name="P26" style:family="paragraph" style:parent-style-name="Standard">
      <style:text-properties officeooo:rsid="0006b741" officeooo:paragraph-rsid="00388f59"/>
    </style:style>
    <style:style style:name="P27" style:family="paragraph" style:parent-style-name="Standard">
      <style:text-properties officeooo:rsid="0006b741" officeooo:paragraph-rsid="0039d49e"/>
    </style:style>
    <style:style style:name="P28" style:family="paragraph" style:parent-style-name="Standard">
      <style:text-properties officeooo:rsid="0006b741" officeooo:paragraph-rsid="003c1b17"/>
    </style:style>
    <style:style style:name="P29" style:family="paragraph" style:parent-style-name="Standard">
      <style:text-properties officeooo:rsid="0006b741" officeooo:paragraph-rsid="003d0987"/>
    </style:style>
    <style:style style:name="P30" style:family="paragraph" style:parent-style-name="Standard">
      <style:text-properties officeooo:rsid="0006b741" officeooo:paragraph-rsid="003e26ea"/>
    </style:style>
    <style:style style:name="P31" style:family="paragraph" style:parent-style-name="Standard">
      <style:text-properties officeooo:rsid="0006b741" officeooo:paragraph-rsid="003f241f"/>
    </style:style>
    <style:style style:name="P32" style:family="paragraph" style:parent-style-name="Standard">
      <style:text-properties officeooo:rsid="0006b741" officeooo:paragraph-rsid="003fce47"/>
    </style:style>
    <style:style style:name="P33" style:family="paragraph" style:parent-style-name="Standard">
      <style:text-properties officeooo:rsid="0006b741" officeooo:paragraph-rsid="00414849"/>
    </style:style>
    <style:style style:name="P34" style:family="paragraph" style:parent-style-name="Standard">
      <style:text-properties officeooo:rsid="0006b741" officeooo:paragraph-rsid="004304fb"/>
    </style:style>
    <style:style style:name="P35" style:family="paragraph" style:parent-style-name="Standard">
      <style:text-properties officeooo:rsid="0006b741" officeooo:paragraph-rsid="00441ba5"/>
    </style:style>
    <style:style style:name="P36" style:family="paragraph" style:parent-style-name="Standard">
      <style:text-properties officeooo:rsid="0006b741" officeooo:paragraph-rsid="00448f5f"/>
    </style:style>
    <style:style style:name="P37" style:family="paragraph" style:parent-style-name="Standard">
      <style:text-properties officeooo:rsid="0006b741" officeooo:paragraph-rsid="00465f9b"/>
    </style:style>
    <style:style style:name="P38" style:family="paragraph" style:parent-style-name="Standard">
      <style:text-properties officeooo:rsid="0006b741" officeooo:paragraph-rsid="0046faef"/>
    </style:style>
    <style:style style:name="P39" style:family="paragraph" style:parent-style-name="Standard">
      <style:text-properties officeooo:rsid="0006b741" officeooo:paragraph-rsid="0047c58d"/>
    </style:style>
    <style:style style:name="P40" style:family="paragraph" style:parent-style-name="Standard">
      <style:text-properties officeooo:rsid="0006b741" officeooo:paragraph-rsid="0049ebb9"/>
    </style:style>
    <style:style style:name="P41" style:family="paragraph" style:parent-style-name="Standard">
      <style:text-properties officeooo:rsid="0006b741" officeooo:paragraph-rsid="004b9bfa"/>
    </style:style>
    <style:style style:name="P42" style:family="paragraph" style:parent-style-name="Standard">
      <style:text-properties officeooo:rsid="0006b741" officeooo:paragraph-rsid="004cccf7"/>
    </style:style>
    <style:style style:name="P43" style:family="paragraph" style:parent-style-name="Standard">
      <style:text-properties officeooo:rsid="0006b741" officeooo:paragraph-rsid="004e89ad"/>
    </style:style>
    <style:style style:name="P44" style:family="paragraph" style:parent-style-name="Standard">
      <style:text-properties officeooo:rsid="0006b741" officeooo:paragraph-rsid="00506a1c"/>
    </style:style>
    <style:style style:name="P45" style:family="paragraph" style:parent-style-name="Standard">
      <style:text-properties officeooo:rsid="0006b741" officeooo:paragraph-rsid="00510dc2"/>
    </style:style>
    <style:style style:name="P46" style:family="paragraph" style:parent-style-name="Standard">
      <style:text-properties officeooo:rsid="0006b741" officeooo:paragraph-rsid="0051e14e"/>
    </style:style>
    <style:style style:name="P47" style:family="paragraph" style:parent-style-name="Standard">
      <style:text-properties officeooo:rsid="0006b741" officeooo:paragraph-rsid="0053476c"/>
    </style:style>
    <style:style style:name="P48" style:family="paragraph" style:parent-style-name="Standard">
      <style:text-properties officeooo:rsid="0006b741" officeooo:paragraph-rsid="00536636"/>
    </style:style>
    <style:style style:name="P49" style:family="paragraph" style:parent-style-name="Standard">
      <style:text-properties officeooo:rsid="0006b741" officeooo:paragraph-rsid="0055c881"/>
    </style:style>
    <style:style style:name="P50" style:family="paragraph" style:parent-style-name="Standard">
      <style:text-properties officeooo:rsid="0006b741" officeooo:paragraph-rsid="0057c795"/>
    </style:style>
    <style:style style:name="P51" style:family="paragraph" style:parent-style-name="Standard">
      <style:text-properties officeooo:rsid="0006b741" officeooo:paragraph-rsid="00580224"/>
    </style:style>
    <style:style style:name="P52" style:family="paragraph" style:parent-style-name="Standard">
      <style:text-properties officeooo:rsid="0006b741" officeooo:paragraph-rsid="005958a6"/>
    </style:style>
    <style:style style:name="P53" style:family="paragraph" style:parent-style-name="Standard">
      <style:text-properties officeooo:rsid="0006b741" officeooo:paragraph-rsid="005ae191"/>
    </style:style>
    <style:style style:name="P54" style:family="paragraph" style:parent-style-name="Standard">
      <style:text-properties officeooo:rsid="0006b741" officeooo:paragraph-rsid="005c16ec"/>
    </style:style>
    <style:style style:name="P55" style:family="paragraph" style:parent-style-name="Standard">
      <style:text-properties officeooo:rsid="0006b741" officeooo:paragraph-rsid="005c8bf2"/>
    </style:style>
    <style:style style:name="P56" style:family="paragraph" style:parent-style-name="Standard">
      <style:text-properties officeooo:rsid="0006b741" officeooo:paragraph-rsid="005dd2a4"/>
    </style:style>
    <style:style style:name="P57" style:family="paragraph" style:parent-style-name="Standard">
      <style:text-properties officeooo:rsid="0006b741" officeooo:paragraph-rsid="005f54e8"/>
    </style:style>
    <style:style style:name="P58" style:family="paragraph" style:parent-style-name="Standard">
      <style:text-properties officeooo:rsid="0006b741" officeooo:paragraph-rsid="005f88c1"/>
    </style:style>
    <style:style style:name="P59" style:family="paragraph" style:parent-style-name="Standard">
      <style:text-properties officeooo:rsid="0006b741" officeooo:paragraph-rsid="0060fc3d"/>
    </style:style>
    <style:style style:name="P60" style:family="paragraph" style:parent-style-name="Standard">
      <style:text-properties officeooo:rsid="0006b741" officeooo:paragraph-rsid="0062022c"/>
    </style:style>
    <style:style style:name="P61" style:family="paragraph" style:parent-style-name="Standard">
      <style:text-properties officeooo:rsid="0006b741" officeooo:paragraph-rsid="006280ae"/>
    </style:style>
    <style:style style:name="P62" style:family="paragraph" style:parent-style-name="Standard">
      <style:text-properties officeooo:rsid="0006b741" officeooo:paragraph-rsid="0063a984"/>
    </style:style>
    <style:style style:name="P63" style:family="paragraph" style:parent-style-name="Standard">
      <style:text-properties officeooo:rsid="0006b741" officeooo:paragraph-rsid="0064047c"/>
    </style:style>
    <style:style style:name="P64" style:family="paragraph" style:parent-style-name="Standard">
      <style:text-properties officeooo:rsid="0006b741" officeooo:paragraph-rsid="0067898f"/>
    </style:style>
    <style:style style:name="P65" style:family="paragraph" style:parent-style-name="Standard">
      <style:text-properties officeooo:rsid="0006b741" officeooo:paragraph-rsid="006f2210"/>
    </style:style>
    <style:style style:name="P66" style:family="paragraph" style:parent-style-name="Standard">
      <style:text-properties officeooo:rsid="0006b741" officeooo:paragraph-rsid="006f6db0"/>
    </style:style>
    <style:style style:name="P67" style:family="paragraph" style:parent-style-name="Standard">
      <style:text-properties officeooo:rsid="0006b741" officeooo:paragraph-rsid="007087bd"/>
    </style:style>
    <style:style style:name="P68" style:family="paragraph" style:parent-style-name="Standard">
      <style:text-properties officeooo:rsid="0006b741" officeooo:paragraph-rsid="0072a424"/>
    </style:style>
    <style:style style:name="P69" style:family="paragraph" style:parent-style-name="Standard">
      <style:text-properties officeooo:rsid="0006b741" officeooo:paragraph-rsid="0073c3e6"/>
    </style:style>
    <style:style style:name="P70" style:family="paragraph" style:parent-style-name="Standard">
      <style:text-properties officeooo:rsid="0006b741" officeooo:paragraph-rsid="007532c4"/>
    </style:style>
    <style:style style:name="P71" style:family="paragraph" style:parent-style-name="Standard">
      <style:text-properties officeooo:rsid="0006b741" officeooo:paragraph-rsid="00772afd"/>
    </style:style>
    <style:style style:name="P72" style:family="paragraph" style:parent-style-name="Standard">
      <style:text-properties officeooo:rsid="0006b741" officeooo:paragraph-rsid="0078cf9d"/>
    </style:style>
    <style:style style:name="P73" style:family="paragraph" style:parent-style-name="Standard">
      <style:text-properties officeooo:rsid="0006b741" officeooo:paragraph-rsid="00797a6d"/>
    </style:style>
    <style:style style:name="P74" style:family="paragraph" style:parent-style-name="Standard">
      <style:text-properties officeooo:rsid="0006b741" officeooo:paragraph-rsid="007a4306"/>
    </style:style>
    <style:style style:name="P75" style:family="paragraph" style:parent-style-name="Standard">
      <style:text-properties officeooo:rsid="0006b741" officeooo:paragraph-rsid="007c23e9"/>
    </style:style>
    <style:style style:name="P76" style:family="paragraph" style:parent-style-name="Standard">
      <style:text-properties officeooo:rsid="0006b741" officeooo:paragraph-rsid="007fc7df"/>
    </style:style>
    <style:style style:name="P77" style:family="paragraph" style:parent-style-name="Standard">
      <style:text-properties officeooo:rsid="0006b741" officeooo:paragraph-rsid="0082710c"/>
    </style:style>
    <style:style style:name="P78" style:family="paragraph" style:parent-style-name="Standard">
      <style:text-properties officeooo:rsid="0006b741" officeooo:paragraph-rsid="00838aa6"/>
    </style:style>
    <style:style style:name="P79" style:family="paragraph" style:parent-style-name="Standard">
      <style:text-properties officeooo:rsid="0006b741" officeooo:paragraph-rsid="0084dc7a"/>
    </style:style>
    <style:style style:name="P80" style:family="paragraph" style:parent-style-name="Standard">
      <style:text-properties officeooo:rsid="0006b741" officeooo:paragraph-rsid="0086b3a4"/>
    </style:style>
    <style:style style:name="P81" style:family="paragraph" style:parent-style-name="Standard">
      <style:text-properties officeooo:rsid="0006b741" officeooo:paragraph-rsid="0089563a"/>
    </style:style>
    <style:style style:name="P82" style:family="paragraph" style:parent-style-name="Standard">
      <style:text-properties officeooo:rsid="0006b741" officeooo:paragraph-rsid="008dd472"/>
    </style:style>
    <style:style style:name="P83" style:family="paragraph" style:parent-style-name="Standard">
      <style:text-properties officeooo:rsid="0006b741" officeooo:paragraph-rsid="008edbc3"/>
    </style:style>
    <style:style style:name="P84" style:family="paragraph" style:parent-style-name="Standard">
      <style:text-properties officeooo:rsid="0006b741" officeooo:paragraph-rsid="00904e2b"/>
    </style:style>
    <style:style style:name="P85" style:family="paragraph" style:parent-style-name="Standard">
      <style:text-properties officeooo:rsid="0006b741" officeooo:paragraph-rsid="0090d440"/>
    </style:style>
    <style:style style:name="P86" style:family="paragraph" style:parent-style-name="Standard">
      <style:text-properties officeooo:rsid="0006b741" officeooo:paragraph-rsid="0093669f"/>
    </style:style>
    <style:style style:name="P87" style:family="paragraph" style:parent-style-name="Standard">
      <style:text-properties officeooo:rsid="0006b741" officeooo:paragraph-rsid="0093af49"/>
    </style:style>
    <style:style style:name="P88" style:family="paragraph" style:parent-style-name="Standard">
      <style:text-properties officeooo:rsid="0006b741" officeooo:paragraph-rsid="00952661"/>
    </style:style>
    <style:style style:name="P89" style:family="paragraph" style:parent-style-name="Standard">
      <style:text-properties officeooo:rsid="0006b741" officeooo:paragraph-rsid="0095aedc"/>
    </style:style>
    <style:style style:name="P90" style:family="paragraph" style:parent-style-name="Standard">
      <style:text-properties officeooo:rsid="0006b741" officeooo:paragraph-rsid="0096aeec"/>
    </style:style>
    <style:style style:name="P91" style:family="paragraph" style:parent-style-name="Standard">
      <style:text-properties officeooo:rsid="0006b741" officeooo:paragraph-rsid="0098492f"/>
    </style:style>
    <style:style style:name="P92" style:family="paragraph" style:parent-style-name="Standard">
      <style:text-properties officeooo:rsid="0006b741" officeooo:paragraph-rsid="009a469f"/>
    </style:style>
    <style:style style:name="P93" style:family="paragraph" style:parent-style-name="Standard">
      <style:text-properties officeooo:rsid="0006b741" officeooo:paragraph-rsid="009da736"/>
    </style:style>
    <style:style style:name="P94" style:family="paragraph" style:parent-style-name="Standard">
      <style:text-properties officeooo:rsid="0006b741" officeooo:paragraph-rsid="009e61e4"/>
    </style:style>
    <style:style style:name="P95" style:family="paragraph" style:parent-style-name="Standard">
      <style:text-properties officeooo:rsid="0006b741" officeooo:paragraph-rsid="009fd352"/>
    </style:style>
    <style:style style:name="P96" style:family="paragraph" style:parent-style-name="Standard">
      <style:text-properties officeooo:rsid="0006b741" officeooo:paragraph-rsid="00a16f63"/>
    </style:style>
    <style:style style:name="P97" style:family="paragraph" style:parent-style-name="Standard">
      <style:text-properties officeooo:rsid="0006b741" officeooo:paragraph-rsid="00a2de38"/>
    </style:style>
    <style:style style:name="P98" style:family="paragraph" style:parent-style-name="Standard">
      <style:text-properties officeooo:rsid="0006b741" officeooo:paragraph-rsid="00a2e503"/>
    </style:style>
    <style:style style:name="P99" style:family="paragraph" style:parent-style-name="Standard">
      <style:text-properties officeooo:rsid="0006b741" officeooo:paragraph-rsid="00a3b532"/>
    </style:style>
    <style:style style:name="P100" style:family="paragraph" style:parent-style-name="Standard">
      <style:text-properties officeooo:rsid="0006b741" officeooo:paragraph-rsid="00a40d94"/>
    </style:style>
    <style:style style:name="P101" style:family="paragraph" style:parent-style-name="Standard">
      <style:text-properties officeooo:rsid="0006b741" officeooo:paragraph-rsid="00a4d366"/>
    </style:style>
    <style:style style:name="P102" style:family="paragraph" style:parent-style-name="Standard">
      <style:text-properties officeooo:rsid="0006b741" officeooo:paragraph-rsid="00a55cec"/>
    </style:style>
    <style:style style:name="P103" style:family="paragraph" style:parent-style-name="Standard">
      <style:text-properties officeooo:rsid="00071704" officeooo:paragraph-rsid="00071704"/>
    </style:style>
    <style:style style:name="P104" style:family="paragraph" style:parent-style-name="Standard">
      <style:text-properties officeooo:rsid="00082662" officeooo:paragraph-rsid="00082662"/>
    </style:style>
    <style:style style:name="P105" style:family="paragraph" style:parent-style-name="Standard">
      <style:text-properties officeooo:rsid="000caf8e" officeooo:paragraph-rsid="000caf8e"/>
    </style:style>
    <style:style style:name="P106" style:family="paragraph" style:parent-style-name="Standard">
      <style:text-properties officeooo:rsid="000f8044" officeooo:paragraph-rsid="000f8044"/>
    </style:style>
    <style:style style:name="P107" style:family="paragraph" style:parent-style-name="Standard">
      <style:text-properties officeooo:rsid="00109267" officeooo:paragraph-rsid="00109267"/>
    </style:style>
    <style:style style:name="P108" style:family="paragraph" style:parent-style-name="Standard">
      <style:text-properties officeooo:rsid="00115eae" officeooo:paragraph-rsid="00115eae"/>
    </style:style>
    <style:style style:name="P109" style:family="paragraph" style:parent-style-name="Standard">
      <style:text-properties officeooo:rsid="0013c4f7" officeooo:paragraph-rsid="0013c4f7"/>
    </style:style>
    <style:style style:name="P110" style:family="paragraph" style:parent-style-name="Standard">
      <style:text-properties officeooo:rsid="0014d5ed" officeooo:paragraph-rsid="0014d5ed"/>
    </style:style>
    <style:style style:name="P111" style:family="paragraph" style:parent-style-name="Standard">
      <style:text-properties officeooo:rsid="0016ec5c" officeooo:paragraph-rsid="0016ec5c"/>
    </style:style>
    <style:style style:name="P112" style:family="paragraph" style:parent-style-name="Standard">
      <style:text-properties officeooo:rsid="0017b36c" officeooo:paragraph-rsid="0017b36c"/>
    </style:style>
    <style:style style:name="P113" style:family="paragraph" style:parent-style-name="Standard">
      <style:text-properties officeooo:rsid="001c34e3" officeooo:paragraph-rsid="001c34e3"/>
    </style:style>
    <style:style style:name="P114" style:family="paragraph" style:parent-style-name="Standard">
      <style:text-properties officeooo:rsid="001de45a" officeooo:paragraph-rsid="001de45a"/>
    </style:style>
    <style:style style:name="P115" style:family="paragraph" style:parent-style-name="Standard">
      <style:text-properties officeooo:rsid="001faa7a" officeooo:paragraph-rsid="001faa7a"/>
    </style:style>
    <style:style style:name="P116" style:family="paragraph" style:parent-style-name="Standard">
      <style:text-properties officeooo:rsid="0021fce4" officeooo:paragraph-rsid="0021fce4"/>
    </style:style>
    <style:style style:name="P117" style:family="paragraph" style:parent-style-name="Standard">
      <style:text-properties officeooo:rsid="00237daa" officeooo:paragraph-rsid="00237daa"/>
    </style:style>
    <style:style style:name="P118" style:family="paragraph" style:parent-style-name="Standard">
      <style:text-properties officeooo:rsid="00296e4d" officeooo:paragraph-rsid="00296e4d"/>
    </style:style>
    <style:style style:name="P119" style:family="paragraph" style:parent-style-name="Standard">
      <style:text-properties officeooo:rsid="002b208a" officeooo:paragraph-rsid="002b208a"/>
    </style:style>
    <style:style style:name="P120" style:family="paragraph" style:parent-style-name="Standard">
      <style:text-properties officeooo:rsid="002cd9ea" officeooo:paragraph-rsid="002cd9ea"/>
    </style:style>
    <style:style style:name="P121" style:family="paragraph" style:parent-style-name="Standard">
      <style:text-properties officeooo:rsid="002d3acb" officeooo:paragraph-rsid="002d3acb"/>
    </style:style>
    <style:style style:name="P122" style:family="paragraph" style:parent-style-name="Standard">
      <style:text-properties officeooo:rsid="002e469a" officeooo:paragraph-rsid="002e469a"/>
    </style:style>
    <style:style style:name="P123" style:family="paragraph" style:parent-style-name="Standard">
      <style:text-properties officeooo:rsid="002ec9b6" officeooo:paragraph-rsid="002ec9b6"/>
    </style:style>
    <style:style style:name="P124" style:family="paragraph" style:parent-style-name="Standard">
      <style:text-properties officeooo:rsid="002fa8db" officeooo:paragraph-rsid="002fa8db"/>
    </style:style>
    <style:style style:name="P125" style:family="paragraph" style:parent-style-name="Standard">
      <style:text-properties officeooo:rsid="0033983a" officeooo:paragraph-rsid="0033983a"/>
    </style:style>
    <style:style style:name="P126" style:family="paragraph" style:parent-style-name="Standard">
      <style:text-properties officeooo:rsid="00353efc" officeooo:paragraph-rsid="00353efc"/>
    </style:style>
    <style:style style:name="P127" style:family="paragraph" style:parent-style-name="Standard">
      <style:text-properties officeooo:rsid="0036b9cf" officeooo:paragraph-rsid="0036b9cf"/>
    </style:style>
    <style:style style:name="P128" style:family="paragraph" style:parent-style-name="Standard">
      <style:text-properties officeooo:rsid="003819ac" officeooo:paragraph-rsid="003819ac"/>
    </style:style>
    <style:style style:name="P129" style:family="paragraph" style:parent-style-name="Standard">
      <style:text-properties officeooo:rsid="0039d49e" officeooo:paragraph-rsid="0039d49e"/>
    </style:style>
    <style:style style:name="P130" style:family="paragraph" style:parent-style-name="Standard">
      <style:text-properties officeooo:rsid="003c1b17" officeooo:paragraph-rsid="003c1b17"/>
    </style:style>
    <style:style style:name="P131" style:family="paragraph" style:parent-style-name="Standard">
      <style:text-properties officeooo:rsid="003d0987" officeooo:paragraph-rsid="003d0987"/>
    </style:style>
    <style:style style:name="P132" style:family="paragraph" style:parent-style-name="Standard">
      <style:text-properties officeooo:rsid="003e26ea" officeooo:paragraph-rsid="003e26ea"/>
    </style:style>
    <style:style style:name="P133" style:family="paragraph" style:parent-style-name="Standard">
      <style:text-properties officeooo:rsid="003f241f" officeooo:paragraph-rsid="003f241f"/>
    </style:style>
    <style:style style:name="P134" style:family="paragraph" style:parent-style-name="Standard">
      <style:text-properties officeooo:rsid="003fce47" officeooo:paragraph-rsid="003fce47"/>
    </style:style>
    <style:style style:name="P135" style:family="paragraph" style:parent-style-name="Standard">
      <style:text-properties officeooo:rsid="004007c2" officeooo:paragraph-rsid="004007c2"/>
    </style:style>
    <style:style style:name="P136" style:family="paragraph" style:parent-style-name="Standard">
      <style:text-properties officeooo:rsid="00414849" officeooo:paragraph-rsid="00414849"/>
    </style:style>
    <style:style style:name="P137" style:family="paragraph" style:parent-style-name="Standard">
      <style:text-properties officeooo:rsid="004304fb" officeooo:paragraph-rsid="004304fb"/>
    </style:style>
    <style:style style:name="P138" style:family="paragraph" style:parent-style-name="Standard">
      <style:text-properties officeooo:rsid="00441ba5" officeooo:paragraph-rsid="00441ba5"/>
    </style:style>
    <style:style style:name="P139" style:family="paragraph" style:parent-style-name="Standard">
      <style:text-properties officeooo:rsid="00448f5f" officeooo:paragraph-rsid="00448f5f"/>
    </style:style>
    <style:style style:name="P140" style:family="paragraph" style:parent-style-name="Standard">
      <style:text-properties officeooo:rsid="00465f9b" officeooo:paragraph-rsid="00465f9b"/>
    </style:style>
    <style:style style:name="P141" style:family="paragraph" style:parent-style-name="Standard">
      <style:text-properties officeooo:rsid="0046faef" officeooo:paragraph-rsid="0046faef"/>
    </style:style>
    <style:style style:name="P142" style:family="paragraph" style:parent-style-name="Standard">
      <style:text-properties officeooo:rsid="0047c58d" officeooo:paragraph-rsid="0047c58d"/>
    </style:style>
    <style:style style:name="P143" style:family="paragraph" style:parent-style-name="Standard">
      <style:text-properties officeooo:rsid="00487b88" officeooo:paragraph-rsid="00487b88"/>
    </style:style>
    <style:style style:name="P144" style:family="paragraph" style:parent-style-name="Standard">
      <style:text-properties officeooo:rsid="0049ebb9" officeooo:paragraph-rsid="0049ebb9"/>
    </style:style>
    <style:style style:name="P145" style:family="paragraph" style:parent-style-name="Standard">
      <style:text-properties officeooo:rsid="004b9bfa" officeooo:paragraph-rsid="004b9bfa"/>
    </style:style>
    <style:style style:name="P146" style:family="paragraph" style:parent-style-name="Standard">
      <style:text-properties officeooo:rsid="004cccf7" officeooo:paragraph-rsid="004cccf7"/>
    </style:style>
    <style:style style:name="P147" style:family="paragraph" style:parent-style-name="Standard">
      <style:text-properties officeooo:rsid="004e89ad" officeooo:paragraph-rsid="004e89ad"/>
    </style:style>
    <style:style style:name="P148" style:family="paragraph" style:parent-style-name="Standard">
      <style:text-properties officeooo:rsid="00510dc2" officeooo:paragraph-rsid="00510dc2"/>
    </style:style>
    <style:style style:name="P149" style:family="paragraph" style:parent-style-name="Standard">
      <style:text-properties officeooo:rsid="0051e14e" officeooo:paragraph-rsid="0051e14e"/>
    </style:style>
    <style:style style:name="P150" style:family="paragraph" style:parent-style-name="Standard">
      <style:text-properties officeooo:rsid="0053476c" officeooo:paragraph-rsid="0053476c"/>
    </style:style>
    <style:style style:name="P151" style:family="paragraph" style:parent-style-name="Standard">
      <style:text-properties officeooo:rsid="00536636" officeooo:paragraph-rsid="00536636"/>
    </style:style>
    <style:style style:name="P152" style:family="paragraph" style:parent-style-name="Standard">
      <style:text-properties officeooo:rsid="00536636" officeooo:paragraph-rsid="0055c881"/>
    </style:style>
    <style:style style:name="P153" style:family="paragraph" style:parent-style-name="Standard">
      <style:text-properties officeooo:rsid="00536636" officeooo:paragraph-rsid="0089563a"/>
    </style:style>
    <style:style style:name="P154" style:family="paragraph" style:parent-style-name="Standard">
      <style:text-properties officeooo:rsid="00536636" officeooo:paragraph-rsid="008dd472"/>
    </style:style>
    <style:style style:name="P155" style:family="paragraph" style:parent-style-name="Standard">
      <style:text-properties officeooo:rsid="00536636" officeooo:paragraph-rsid="00904e2b"/>
    </style:style>
    <style:style style:name="P156" style:family="paragraph" style:parent-style-name="Standard">
      <style:text-properties officeooo:rsid="0057c795" officeooo:paragraph-rsid="0057c795"/>
    </style:style>
    <style:style style:name="P157" style:family="paragraph" style:parent-style-name="Standard">
      <style:text-properties officeooo:rsid="00580224" officeooo:paragraph-rsid="00580224"/>
    </style:style>
    <style:style style:name="P158" style:family="paragraph" style:parent-style-name="Standard">
      <style:text-properties officeooo:rsid="005958a6" officeooo:paragraph-rsid="005958a6"/>
    </style:style>
    <style:style style:name="P159" style:family="paragraph" style:parent-style-name="Standard">
      <style:text-properties officeooo:rsid="005ae191" officeooo:paragraph-rsid="005ae191"/>
    </style:style>
    <style:style style:name="P160" style:family="paragraph" style:parent-style-name="Standard">
      <style:text-properties officeooo:rsid="005c16ec" officeooo:paragraph-rsid="005c16ec"/>
    </style:style>
    <style:style style:name="P161" style:family="paragraph" style:parent-style-name="Standard">
      <style:text-properties officeooo:rsid="005c8bf2" officeooo:paragraph-rsid="005c8bf2"/>
    </style:style>
    <style:style style:name="P162" style:family="paragraph" style:parent-style-name="Standard">
      <style:text-properties officeooo:rsid="005dd2a4" officeooo:paragraph-rsid="005dd2a4"/>
    </style:style>
    <style:style style:name="P163" style:family="paragraph" style:parent-style-name="Standard">
      <style:text-properties officeooo:rsid="005f54e8" officeooo:paragraph-rsid="005f54e8"/>
    </style:style>
    <style:style style:name="P164" style:family="paragraph" style:parent-style-name="Standard">
      <style:text-properties officeooo:rsid="005f88c1" officeooo:paragraph-rsid="005f88c1"/>
    </style:style>
    <style:style style:name="P165" style:family="paragraph" style:parent-style-name="Standard">
      <style:text-properties officeooo:rsid="0060fc3d" officeooo:paragraph-rsid="0060fc3d"/>
    </style:style>
    <style:style style:name="P166" style:family="paragraph" style:parent-style-name="Standard">
      <style:text-properties officeooo:rsid="0062022c" officeooo:paragraph-rsid="0062022c"/>
    </style:style>
    <style:style style:name="P167" style:family="paragraph" style:parent-style-name="Standard">
      <style:text-properties officeooo:rsid="006280ae" officeooo:paragraph-rsid="006280ae"/>
    </style:style>
    <style:style style:name="P168" style:family="paragraph" style:parent-style-name="Standard">
      <style:text-properties officeooo:rsid="0063a984" officeooo:paragraph-rsid="0063a984"/>
    </style:style>
    <style:style style:name="P169" style:family="paragraph" style:parent-style-name="Standard">
      <style:text-properties officeooo:rsid="0064047c" officeooo:paragraph-rsid="0064047c"/>
    </style:style>
    <style:style style:name="P170" style:family="paragraph" style:parent-style-name="Standard">
      <style:text-properties officeooo:rsid="006d28cd" officeooo:paragraph-rsid="006d28cd"/>
    </style:style>
    <style:style style:name="P171" style:family="paragraph" style:parent-style-name="Standard">
      <style:text-properties officeooo:rsid="006f2210" officeooo:paragraph-rsid="006f2210"/>
    </style:style>
    <style:style style:name="P172" style:family="paragraph" style:parent-style-name="Standard">
      <style:text-properties officeooo:rsid="006f6db0" officeooo:paragraph-rsid="006f6db0"/>
    </style:style>
    <style:style style:name="P173" style:family="paragraph" style:parent-style-name="Standard">
      <style:text-properties officeooo:rsid="0072a424" officeooo:paragraph-rsid="0072a424"/>
    </style:style>
    <style:style style:name="P174" style:family="paragraph" style:parent-style-name="Standard">
      <style:text-properties officeooo:rsid="007532c4" officeooo:paragraph-rsid="007532c4"/>
    </style:style>
    <style:style style:name="P175" style:family="paragraph" style:parent-style-name="Standard">
      <style:text-properties officeooo:rsid="00772afd" officeooo:paragraph-rsid="00772afd"/>
    </style:style>
    <style:style style:name="P176" style:family="paragraph" style:parent-style-name="Standard">
      <style:text-properties officeooo:rsid="0078cf9d" officeooo:paragraph-rsid="0078cf9d"/>
    </style:style>
    <style:style style:name="P177" style:family="paragraph" style:parent-style-name="Standard">
      <style:text-properties officeooo:rsid="00797a6d" officeooo:paragraph-rsid="00797a6d"/>
    </style:style>
    <style:style style:name="P178" style:family="paragraph" style:parent-style-name="Standard">
      <style:text-properties officeooo:rsid="007b4e50" officeooo:paragraph-rsid="007b4e50"/>
    </style:style>
    <style:style style:name="P179" style:family="paragraph" style:parent-style-name="Standard">
      <style:text-properties officeooo:rsid="007c23e9" officeooo:paragraph-rsid="007c23e9"/>
    </style:style>
    <style:style style:name="P180" style:family="paragraph" style:parent-style-name="Standard">
      <style:text-properties officeooo:rsid="007f02b1" officeooo:paragraph-rsid="007f02b1"/>
    </style:style>
    <style:style style:name="P181" style:family="paragraph" style:parent-style-name="Standard">
      <style:text-properties officeooo:rsid="007fc7df" officeooo:paragraph-rsid="007fc7df"/>
    </style:style>
    <style:style style:name="P182" style:family="paragraph" style:parent-style-name="Standard">
      <style:text-properties officeooo:rsid="0081544e" officeooo:paragraph-rsid="0081544e"/>
    </style:style>
    <style:style style:name="P183" style:family="paragraph" style:parent-style-name="Standard">
      <style:text-properties officeooo:rsid="0082710c" officeooo:paragraph-rsid="0082710c"/>
    </style:style>
    <style:style style:name="P184" style:family="paragraph" style:parent-style-name="Standard">
      <style:text-properties officeooo:rsid="00838aa6" officeooo:paragraph-rsid="00838aa6"/>
    </style:style>
    <style:style style:name="P185" style:family="paragraph" style:parent-style-name="Standard">
      <style:text-properties officeooo:rsid="0086b3a4" officeooo:paragraph-rsid="0086b3a4"/>
    </style:style>
    <style:style style:name="P186" style:family="paragraph" style:parent-style-name="Standard">
      <style:text-properties officeooo:rsid="00880c9e" officeooo:paragraph-rsid="00880c9e"/>
    </style:style>
    <style:style style:name="P187" style:family="paragraph" style:parent-style-name="Standard">
      <style:text-properties officeooo:rsid="0089563a" officeooo:paragraph-rsid="0089563a"/>
    </style:style>
    <style:style style:name="P188" style:family="paragraph" style:parent-style-name="Standard">
      <style:text-properties officeooo:rsid="008c3f82" officeooo:paragraph-rsid="008c3f82"/>
    </style:style>
    <style:style style:name="P189" style:family="paragraph" style:parent-style-name="Standard">
      <style:text-properties officeooo:rsid="008dd472" officeooo:paragraph-rsid="008dd472"/>
    </style:style>
    <style:style style:name="P190" style:family="paragraph" style:parent-style-name="Standard">
      <style:text-properties officeooo:rsid="00904e2b" officeooo:paragraph-rsid="00904e2b"/>
    </style:style>
    <style:style style:name="P191" style:family="paragraph" style:parent-style-name="Standard">
      <style:text-properties officeooo:rsid="0090d440" officeooo:paragraph-rsid="0090d440"/>
    </style:style>
    <style:style style:name="P192" style:family="paragraph" style:parent-style-name="Standard">
      <style:text-properties officeooo:rsid="009211a8" officeooo:paragraph-rsid="009211a8"/>
    </style:style>
    <style:style style:name="P193" style:family="paragraph" style:parent-style-name="Standard">
      <style:text-properties officeooo:rsid="0093669f" officeooo:paragraph-rsid="0093669f"/>
    </style:style>
    <style:style style:name="P194" style:family="paragraph" style:parent-style-name="Standard">
      <style:text-properties officeooo:rsid="0093af49" officeooo:paragraph-rsid="0093af49"/>
    </style:style>
    <style:style style:name="P195" style:family="paragraph" style:parent-style-name="Standard">
      <style:text-properties officeooo:rsid="009414ff" officeooo:paragraph-rsid="009414ff"/>
    </style:style>
    <style:style style:name="P196" style:family="paragraph" style:parent-style-name="Standard">
      <style:text-properties officeooo:rsid="00952661" officeooo:paragraph-rsid="00952661"/>
    </style:style>
    <style:style style:name="P197" style:family="paragraph" style:parent-style-name="Standard">
      <style:text-properties officeooo:rsid="0095aedc" officeooo:paragraph-rsid="0095aedc"/>
    </style:style>
    <style:style style:name="P198" style:family="paragraph" style:parent-style-name="Standard">
      <style:text-properties officeooo:rsid="0096aeec" officeooo:paragraph-rsid="0096aeec"/>
    </style:style>
    <style:style style:name="P199" style:family="paragraph" style:parent-style-name="Standard">
      <style:text-properties officeooo:rsid="0098492f" officeooo:paragraph-rsid="0098492f"/>
    </style:style>
    <style:style style:name="P200" style:family="paragraph" style:parent-style-name="Standard">
      <style:text-properties officeooo:rsid="009a469f" officeooo:paragraph-rsid="009a469f"/>
    </style:style>
    <style:style style:name="P201" style:family="paragraph" style:parent-style-name="Standard">
      <style:text-properties officeooo:rsid="009da736" officeooo:paragraph-rsid="009da736"/>
    </style:style>
    <style:style style:name="P202" style:family="paragraph" style:parent-style-name="Standard">
      <style:text-properties officeooo:rsid="009e61e4" officeooo:paragraph-rsid="009e61e4"/>
    </style:style>
    <style:style style:name="P203" style:family="paragraph" style:parent-style-name="Standard">
      <style:text-properties officeooo:rsid="009eb72e" officeooo:paragraph-rsid="009eb72e"/>
    </style:style>
    <style:style style:name="P204" style:family="paragraph" style:parent-style-name="Standard">
      <style:text-properties officeooo:rsid="009f826b" officeooo:paragraph-rsid="009f826b"/>
    </style:style>
    <style:style style:name="P205" style:family="paragraph" style:parent-style-name="Standard">
      <style:text-properties officeooo:rsid="00a16f63" officeooo:paragraph-rsid="00a16f63"/>
    </style:style>
    <style:style style:name="P206" style:family="paragraph" style:parent-style-name="Standard">
      <style:text-properties officeooo:rsid="00a2de38" officeooo:paragraph-rsid="00a2de38"/>
    </style:style>
    <style:style style:name="P207" style:family="paragraph" style:parent-style-name="Standard">
      <style:text-properties officeooo:rsid="00a3b532" officeooo:paragraph-rsid="00a3b532"/>
    </style:style>
    <style:style style:name="P208" style:family="paragraph" style:parent-style-name="Standard">
      <style:text-properties officeooo:rsid="00a40d94" officeooo:paragraph-rsid="00a40d94"/>
    </style:style>
    <style:style style:name="P209" style:family="paragraph" style:parent-style-name="Standard">
      <style:text-properties officeooo:rsid="00a4d366" officeooo:paragraph-rsid="00a4d366"/>
    </style:style>
    <style:style style:name="P210" style:family="paragraph" style:parent-style-name="Standard">
      <style:text-properties officeooo:rsid="00a82fd4" officeooo:paragraph-rsid="00a82fd4"/>
    </style:style>
    <style:style style:name="P211" style:family="paragraph" style:parent-style-name="Standard">
      <style:text-properties officeooo:rsid="00a9cc44" officeooo:paragraph-rsid="00a9cc44"/>
    </style:style>
    <style:style style:name="P212" style:family="paragraph" style:parent-style-name="Standard">
      <style:text-properties officeooo:rsid="00acf35e" officeooo:paragraph-rsid="00acf35e"/>
    </style:style>
    <style:style style:name="P213" style:family="paragraph" style:parent-style-name="Standard">
      <style:text-properties officeooo:rsid="00ae3740" officeooo:paragraph-rsid="00ae3740"/>
    </style:style>
    <style:style style:name="P214" style:family="paragraph" style:parent-style-name="Standard">
      <style:text-properties officeooo:rsid="00afc2f6" officeooo:paragraph-rsid="00afc2f6"/>
    </style:style>
    <style:style style:name="P215" style:family="paragraph" style:parent-style-name="Standard">
      <style:text-properties officeooo:rsid="00b0ee4a" officeooo:paragraph-rsid="00b0ee4a"/>
    </style:style>
    <style:style style:name="P216" style:family="paragraph" style:parent-style-name="Standard">
      <style:text-properties officeooo:rsid="00b2e09f" officeooo:paragraph-rsid="00b2e09f"/>
    </style:style>
    <style:style style:name="P217" style:family="paragraph" style:parent-style-name="Standard">
      <style:text-properties officeooo:rsid="00b313a1" officeooo:paragraph-rsid="00b313a1"/>
    </style:style>
    <style:style style:name="P218" style:family="paragraph" style:parent-style-name="Standard">
      <style:text-properties officeooo:rsid="00b71a81" officeooo:paragraph-rsid="00b71a81"/>
    </style:style>
    <style:style style:name="P219" style:family="paragraph" style:parent-style-name="Standard">
      <style:text-properties officeooo:rsid="00b71ea8" officeooo:paragraph-rsid="00b71ea8"/>
    </style:style>
    <style:style style:name="P220" style:family="paragraph" style:parent-style-name="Standard">
      <style:text-properties officeooo:rsid="00b71ea8" officeooo:paragraph-rsid="00b85bfa"/>
    </style:style>
    <style:style style:name="P221" style:family="paragraph" style:parent-style-name="Standard">
      <style:text-properties officeooo:rsid="00b71ea8" officeooo:paragraph-rsid="00b8d7c8"/>
    </style:style>
    <style:style style:name="P222" style:family="paragraph" style:parent-style-name="Standard">
      <style:text-properties officeooo:rsid="00b71ea8" officeooo:paragraph-rsid="00bace9f"/>
    </style:style>
    <style:style style:name="P223" style:family="paragraph" style:parent-style-name="Standard">
      <style:text-properties officeooo:rsid="00b71ea8" officeooo:paragraph-rsid="00be26eb"/>
    </style:style>
    <style:style style:name="P224" style:family="paragraph" style:parent-style-name="Standard">
      <style:text-properties officeooo:rsid="00b71ea8" officeooo:paragraph-rsid="00bee733"/>
    </style:style>
    <style:style style:name="P225" style:family="paragraph" style:parent-style-name="Standard">
      <style:text-properties officeooo:rsid="00b71ea8" officeooo:paragraph-rsid="00c0935e"/>
    </style:style>
    <style:style style:name="P226" style:family="paragraph" style:parent-style-name="Standard">
      <style:text-properties officeooo:rsid="00b71ea8" officeooo:paragraph-rsid="00c1d331"/>
    </style:style>
    <style:style style:name="P227" style:family="paragraph" style:parent-style-name="Standard">
      <style:text-properties officeooo:rsid="00b71ea8" officeooo:paragraph-rsid="00c3030c"/>
    </style:style>
    <style:style style:name="P228" style:family="paragraph" style:parent-style-name="Standard">
      <style:text-properties officeooo:rsid="00b71ea8" officeooo:paragraph-rsid="00c312a0"/>
    </style:style>
    <style:style style:name="P229" style:family="paragraph" style:parent-style-name="Standard">
      <style:text-properties officeooo:rsid="00b71ea8" officeooo:paragraph-rsid="00c4b25e"/>
    </style:style>
    <style:style style:name="P230" style:family="paragraph" style:parent-style-name="Standard">
      <style:text-properties officeooo:rsid="00b71ea8" officeooo:paragraph-rsid="00c58775"/>
    </style:style>
    <style:style style:name="P231" style:family="paragraph" style:parent-style-name="Standard">
      <style:text-properties officeooo:rsid="00b71ea8" officeooo:paragraph-rsid="00c5cc4a"/>
    </style:style>
    <style:style style:name="P232" style:family="paragraph" style:parent-style-name="Standard">
      <style:text-properties officeooo:rsid="00b71ea8" officeooo:paragraph-rsid="00c6cab1"/>
    </style:style>
    <style:style style:name="P233" style:family="paragraph" style:parent-style-name="Standard">
      <style:text-properties officeooo:rsid="00b71ea8" officeooo:paragraph-rsid="00c8dce2"/>
    </style:style>
    <style:style style:name="P234" style:family="paragraph" style:parent-style-name="Standard">
      <style:text-properties officeooo:rsid="00b71ea8" officeooo:paragraph-rsid="00ca44c5"/>
    </style:style>
    <style:style style:name="P235" style:family="paragraph" style:parent-style-name="Standard">
      <style:text-properties officeooo:rsid="00b71ea8" officeooo:paragraph-rsid="00ca47a2"/>
    </style:style>
    <style:style style:name="P236" style:family="paragraph" style:parent-style-name="Standard">
      <style:text-properties officeooo:rsid="00b71ea8" officeooo:paragraph-rsid="00cd9ebf"/>
    </style:style>
    <style:style style:name="P237" style:family="paragraph" style:parent-style-name="Standard">
      <style:text-properties officeooo:rsid="00b71ea8" officeooo:paragraph-rsid="00ce009c"/>
    </style:style>
    <style:style style:name="P238" style:family="paragraph" style:parent-style-name="Standard">
      <style:text-properties officeooo:rsid="00b71ea8" officeooo:paragraph-rsid="00cf9253"/>
    </style:style>
    <style:style style:name="P239" style:family="paragraph" style:parent-style-name="Standard">
      <style:text-properties officeooo:rsid="00b71ea8" officeooo:paragraph-rsid="00d14360"/>
    </style:style>
    <style:style style:name="P240" style:family="paragraph" style:parent-style-name="Standard">
      <style:text-properties officeooo:rsid="00b71ea8" officeooo:paragraph-rsid="00d1bc98"/>
    </style:style>
    <style:style style:name="P241" style:family="paragraph" style:parent-style-name="Standard">
      <style:text-properties officeooo:rsid="00b71ea8" officeooo:paragraph-rsid="00d35dd0"/>
    </style:style>
    <style:style style:name="P242" style:family="paragraph" style:parent-style-name="Standard">
      <style:text-properties officeooo:rsid="00b71ea8" officeooo:paragraph-rsid="00d50355"/>
    </style:style>
    <style:style style:name="P243" style:family="paragraph" style:parent-style-name="Standard">
      <style:text-properties officeooo:rsid="00b71ea8" officeooo:paragraph-rsid="00d67e39"/>
    </style:style>
    <style:style style:name="P244" style:family="paragraph" style:parent-style-name="Standard">
      <style:text-properties officeooo:rsid="00b71ea8" officeooo:paragraph-rsid="00d75015"/>
    </style:style>
    <style:style style:name="P245" style:family="paragraph" style:parent-style-name="Standard">
      <style:text-properties officeooo:rsid="00b71ea8" officeooo:paragraph-rsid="00d7fab7"/>
    </style:style>
    <style:style style:name="P246" style:family="paragraph" style:parent-style-name="Standard">
      <style:text-properties officeooo:rsid="00b71ea8" officeooo:paragraph-rsid="00da66ff"/>
    </style:style>
    <style:style style:name="P247" style:family="paragraph" style:parent-style-name="Standard">
      <style:text-properties officeooo:rsid="00b71ea8" officeooo:paragraph-rsid="00dc4639"/>
    </style:style>
    <style:style style:name="P248" style:family="paragraph" style:parent-style-name="Standard">
      <style:text-properties officeooo:rsid="00b71ea8" officeooo:paragraph-rsid="00dd6146"/>
    </style:style>
    <style:style style:name="P249" style:family="paragraph" style:parent-style-name="Standard">
      <style:text-properties officeooo:rsid="00b71ea8" officeooo:paragraph-rsid="00ddeb0d"/>
    </style:style>
    <style:style style:name="P250" style:family="paragraph" style:parent-style-name="Standard">
      <style:text-properties officeooo:rsid="00b71ea8" officeooo:paragraph-rsid="00df37ef"/>
    </style:style>
    <style:style style:name="P251" style:family="paragraph" style:parent-style-name="Standard">
      <style:text-properties officeooo:rsid="00b71ea8" officeooo:paragraph-rsid="00e035e0"/>
    </style:style>
    <style:style style:name="P252" style:family="paragraph" style:parent-style-name="Standard">
      <style:text-properties officeooo:rsid="00b71ea8" officeooo:paragraph-rsid="00e09579"/>
    </style:style>
    <style:style style:name="P253" style:family="paragraph" style:parent-style-name="Standard">
      <style:text-properties officeooo:rsid="00b71ea8" officeooo:paragraph-rsid="00e22457"/>
    </style:style>
    <style:style style:name="P254" style:family="paragraph" style:parent-style-name="Standard">
      <style:text-properties officeooo:rsid="00b71ea8" officeooo:paragraph-rsid="00e3c30f"/>
    </style:style>
    <style:style style:name="P255" style:family="paragraph" style:parent-style-name="Standard">
      <style:text-properties officeooo:rsid="00b71ea8" officeooo:paragraph-rsid="00e5491d"/>
    </style:style>
    <style:style style:name="P256" style:family="paragraph" style:parent-style-name="Standard">
      <style:text-properties officeooo:rsid="00b71ea8" officeooo:paragraph-rsid="00e6149a"/>
    </style:style>
    <style:style style:name="P257" style:family="paragraph" style:parent-style-name="Standard">
      <style:text-properties officeooo:rsid="00b71ea8" officeooo:paragraph-rsid="00e76a5d"/>
    </style:style>
    <style:style style:name="P258" style:family="paragraph" style:parent-style-name="Standard">
      <style:text-properties officeooo:rsid="00b71ea8" officeooo:paragraph-rsid="00ea6f78"/>
    </style:style>
    <style:style style:name="P259" style:family="paragraph" style:parent-style-name="Standard">
      <style:text-properties officeooo:rsid="00b71ea8" officeooo:paragraph-rsid="00eb3e83"/>
    </style:style>
    <style:style style:name="P260" style:family="paragraph" style:parent-style-name="Standard">
      <style:text-properties officeooo:rsid="00b71ea8" officeooo:paragraph-rsid="00eca191"/>
    </style:style>
    <style:style style:name="P261" style:family="paragraph" style:parent-style-name="Standard">
      <style:text-properties officeooo:rsid="00b71ea8" officeooo:paragraph-rsid="00edcc8f"/>
    </style:style>
    <style:style style:name="P262" style:family="paragraph" style:parent-style-name="Standard">
      <style:text-properties officeooo:rsid="00b71ea8" officeooo:paragraph-rsid="00ee9eb1"/>
    </style:style>
    <style:style style:name="P263" style:family="paragraph" style:parent-style-name="Standard">
      <style:text-properties officeooo:rsid="00b71ea8" officeooo:paragraph-rsid="00f0863f"/>
    </style:style>
    <style:style style:name="P264" style:family="paragraph" style:parent-style-name="Standard">
      <style:text-properties officeooo:rsid="00b71ea8" officeooo:paragraph-rsid="00f1b83b"/>
    </style:style>
    <style:style style:name="P265" style:family="paragraph" style:parent-style-name="Standard">
      <style:text-properties officeooo:rsid="00b71ea8" officeooo:paragraph-rsid="00f28735"/>
    </style:style>
    <style:style style:name="P266" style:family="paragraph" style:parent-style-name="Standard">
      <style:text-properties officeooo:rsid="00b71ea8" officeooo:paragraph-rsid="00f3e975"/>
    </style:style>
    <style:style style:name="P267" style:family="paragraph" style:parent-style-name="Standard">
      <style:text-properties officeooo:rsid="00b71ea8" officeooo:paragraph-rsid="00f475a2"/>
    </style:style>
    <style:style style:name="P268" style:family="paragraph" style:parent-style-name="Standard">
      <style:text-properties officeooo:rsid="00b71ea8" officeooo:paragraph-rsid="00f575e3"/>
    </style:style>
    <style:style style:name="P269" style:family="paragraph" style:parent-style-name="Standard">
      <style:text-properties officeooo:rsid="00b71ea8" officeooo:paragraph-rsid="00f9631f"/>
    </style:style>
    <style:style style:name="P270" style:family="paragraph" style:parent-style-name="Standard">
      <style:text-properties officeooo:rsid="00b71ea8" officeooo:paragraph-rsid="00f97c7d"/>
    </style:style>
    <style:style style:name="P271" style:family="paragraph" style:parent-style-name="Standard">
      <style:text-properties officeooo:rsid="00b71ea8" officeooo:paragraph-rsid="00fa30f0"/>
    </style:style>
    <style:style style:name="P272" style:family="paragraph" style:parent-style-name="Standard">
      <style:text-properties officeooo:rsid="00b71ea8" officeooo:paragraph-rsid="00fade31"/>
    </style:style>
    <style:style style:name="P273" style:family="paragraph" style:parent-style-name="Standard">
      <style:text-properties officeooo:rsid="00b71ea8" officeooo:paragraph-rsid="00fb11f1"/>
    </style:style>
    <style:style style:name="P274" style:family="paragraph" style:parent-style-name="Standard">
      <style:text-properties officeooo:rsid="00b71ea8" officeooo:paragraph-rsid="00fc392a"/>
    </style:style>
    <style:style style:name="P275" style:family="paragraph" style:parent-style-name="Standard">
      <style:text-properties officeooo:rsid="00b71ea8" officeooo:paragraph-rsid="00fce79d"/>
    </style:style>
    <style:style style:name="P276" style:family="paragraph" style:parent-style-name="Standard">
      <style:text-properties officeooo:rsid="00b71ea8" officeooo:paragraph-rsid="00fe8f8c"/>
    </style:style>
    <style:style style:name="P277" style:family="paragraph" style:parent-style-name="Standard">
      <style:text-properties officeooo:rsid="00b71ea8" officeooo:paragraph-rsid="00ff42b3"/>
    </style:style>
    <style:style style:name="P278" style:family="paragraph" style:parent-style-name="Standard">
      <style:text-properties officeooo:rsid="00b71ea8" officeooo:paragraph-rsid="00ff9b57"/>
    </style:style>
    <style:style style:name="P279" style:family="paragraph" style:parent-style-name="Standard">
      <style:text-properties officeooo:rsid="00b71ea8" officeooo:paragraph-rsid="0100216e"/>
    </style:style>
    <style:style style:name="P280" style:family="paragraph" style:parent-style-name="Standard">
      <style:text-properties officeooo:rsid="00b71ea8" officeooo:paragraph-rsid="01029e7d"/>
    </style:style>
    <style:style style:name="P281" style:family="paragraph" style:parent-style-name="Standard">
      <style:text-properties officeooo:rsid="00b71ea8" officeooo:paragraph-rsid="0102a6d4"/>
    </style:style>
    <style:style style:name="P282" style:family="paragraph" style:parent-style-name="Standard">
      <style:text-properties officeooo:rsid="00b71ea8" officeooo:paragraph-rsid="0102ecea"/>
    </style:style>
    <style:style style:name="P283" style:family="paragraph" style:parent-style-name="Standard">
      <style:text-properties officeooo:rsid="00b71ea8" officeooo:paragraph-rsid="01034ca8"/>
    </style:style>
    <style:style style:name="P284" style:family="paragraph" style:parent-style-name="Standard">
      <style:text-properties officeooo:rsid="00b71ea8" officeooo:paragraph-rsid="010529bf"/>
    </style:style>
    <style:style style:name="P285" style:family="paragraph" style:parent-style-name="Standard">
      <style:text-properties officeooo:rsid="00b71ea8" officeooo:paragraph-rsid="0105d61c"/>
    </style:style>
    <style:style style:name="P286" style:family="paragraph" style:parent-style-name="Standard">
      <style:text-properties officeooo:rsid="00b71ea8" officeooo:paragraph-rsid="01079d6d"/>
    </style:style>
    <style:style style:name="P287" style:family="paragraph" style:parent-style-name="Standard">
      <style:text-properties officeooo:rsid="00b71ea8" officeooo:paragraph-rsid="0108e723"/>
    </style:style>
    <style:style style:name="P288" style:family="paragraph" style:parent-style-name="Standard">
      <style:text-properties officeooo:rsid="00b71ea8" officeooo:paragraph-rsid="0109c9b2"/>
    </style:style>
    <style:style style:name="P289" style:family="paragraph" style:parent-style-name="Standard">
      <style:text-properties officeooo:rsid="00b71ea8" officeooo:paragraph-rsid="0109f252"/>
    </style:style>
    <style:style style:name="P290" style:family="paragraph" style:parent-style-name="Standard">
      <style:text-properties officeooo:rsid="00b71ea8" officeooo:paragraph-rsid="010a6d21"/>
    </style:style>
    <style:style style:name="P291" style:family="paragraph" style:parent-style-name="Standard">
      <style:text-properties officeooo:rsid="00b71ea8" officeooo:paragraph-rsid="010ba146"/>
    </style:style>
    <style:style style:name="P292" style:family="paragraph" style:parent-style-name="Standard">
      <style:text-properties officeooo:rsid="00b71ea8" officeooo:paragraph-rsid="010bbae5"/>
    </style:style>
    <style:style style:name="P293" style:family="paragraph" style:parent-style-name="Standard">
      <style:text-properties officeooo:rsid="00b71ea8" officeooo:paragraph-rsid="010cf581"/>
    </style:style>
    <style:style style:name="P294" style:family="paragraph" style:parent-style-name="Standard">
      <style:text-properties officeooo:rsid="00b71ea8" officeooo:paragraph-rsid="010e69f2"/>
    </style:style>
    <style:style style:name="P295" style:family="paragraph" style:parent-style-name="Standard">
      <style:text-properties officeooo:rsid="00b71ea8" officeooo:paragraph-rsid="010f9eda"/>
    </style:style>
    <style:style style:name="P296" style:family="paragraph" style:parent-style-name="Standard">
      <style:text-properties officeooo:rsid="00b71ea8" officeooo:paragraph-rsid="010fdbfd"/>
    </style:style>
    <style:style style:name="P297" style:family="paragraph" style:parent-style-name="Standard">
      <style:text-properties officeooo:rsid="00b71ea8" officeooo:paragraph-rsid="01117bf4"/>
    </style:style>
    <style:style style:name="P298" style:family="paragraph" style:parent-style-name="Standard">
      <style:text-properties officeooo:rsid="00b71ea8" officeooo:paragraph-rsid="0112ee08"/>
    </style:style>
    <style:style style:name="P299" style:family="paragraph" style:parent-style-name="Standard">
      <style:text-properties officeooo:rsid="00b71ea8" officeooo:paragraph-rsid="01134db4"/>
    </style:style>
    <style:style style:name="P300" style:family="paragraph" style:parent-style-name="Standard">
      <style:text-properties officeooo:rsid="00b71ea8" officeooo:paragraph-rsid="0114d562"/>
    </style:style>
    <style:style style:name="P301" style:family="paragraph" style:parent-style-name="Standard">
      <style:text-properties officeooo:rsid="00b71ea8" officeooo:paragraph-rsid="0115b341"/>
    </style:style>
    <style:style style:name="P302" style:family="paragraph" style:parent-style-name="Standard">
      <style:text-properties officeooo:rsid="00b71ea8" officeooo:paragraph-rsid="0116d58b"/>
    </style:style>
    <style:style style:name="P303" style:family="paragraph" style:parent-style-name="Standard">
      <style:text-properties officeooo:rsid="00b71ea8" officeooo:paragraph-rsid="0117083b"/>
    </style:style>
    <style:style style:name="P304" style:family="paragraph" style:parent-style-name="Standard">
      <style:text-properties officeooo:rsid="00b71ea8" officeooo:paragraph-rsid="01188032"/>
    </style:style>
    <style:style style:name="P305" style:family="paragraph" style:parent-style-name="Standard">
      <style:text-properties officeooo:rsid="00b85bfa" officeooo:paragraph-rsid="00b85bfa"/>
    </style:style>
    <style:style style:name="P306" style:family="paragraph" style:parent-style-name="Standard">
      <style:text-properties officeooo:rsid="00b8d7c8" officeooo:paragraph-rsid="00b8d7c8"/>
    </style:style>
    <style:style style:name="P307" style:family="paragraph" style:parent-style-name="Standard">
      <style:text-properties officeooo:rsid="00bace9f" officeooo:paragraph-rsid="00bace9f"/>
    </style:style>
    <style:style style:name="P308" style:family="paragraph" style:parent-style-name="Standard">
      <style:text-properties officeooo:rsid="00bc64f6" officeooo:paragraph-rsid="00bc64f6"/>
    </style:style>
    <style:style style:name="P309" style:family="paragraph" style:parent-style-name="Standard">
      <style:text-properties officeooo:rsid="00be26eb" officeooo:paragraph-rsid="00be26eb"/>
    </style:style>
    <style:style style:name="P310" style:family="paragraph" style:parent-style-name="Standard">
      <style:text-properties officeooo:rsid="00bee733" officeooo:paragraph-rsid="00bee733"/>
    </style:style>
    <style:style style:name="P311" style:family="paragraph" style:parent-style-name="Standard">
      <style:text-properties officeooo:rsid="00c0935e" officeooo:paragraph-rsid="00c0935e"/>
    </style:style>
    <style:style style:name="P312" style:family="paragraph" style:parent-style-name="Standard">
      <style:text-properties officeooo:rsid="00c1d331" officeooo:paragraph-rsid="00c1d331"/>
    </style:style>
    <style:style style:name="P313" style:family="paragraph" style:parent-style-name="Standard">
      <style:text-properties officeooo:rsid="00c3030c" officeooo:paragraph-rsid="00c3030c"/>
    </style:style>
    <style:style style:name="P314" style:family="paragraph" style:parent-style-name="Standard">
      <style:text-properties officeooo:rsid="00c312a0" officeooo:paragraph-rsid="00c312a0"/>
    </style:style>
    <style:style style:name="P315" style:family="paragraph" style:parent-style-name="Standard">
      <style:text-properties officeooo:rsid="00c4b25e" officeooo:paragraph-rsid="00c4b25e"/>
    </style:style>
    <style:style style:name="P316" style:family="paragraph" style:parent-style-name="Standard">
      <style:text-properties officeooo:rsid="00c58775" officeooo:paragraph-rsid="00c58775"/>
    </style:style>
    <style:style style:name="P317" style:family="paragraph" style:parent-style-name="Standard">
      <style:text-properties officeooo:rsid="00c5cc4a" officeooo:paragraph-rsid="00c5cc4a"/>
    </style:style>
    <style:style style:name="P318" style:family="paragraph" style:parent-style-name="Standard">
      <style:text-properties officeooo:rsid="00c6cab1" officeooo:paragraph-rsid="00c6cab1"/>
    </style:style>
    <style:style style:name="P319" style:family="paragraph" style:parent-style-name="Standard">
      <style:text-properties officeooo:rsid="00c8dce2" officeooo:paragraph-rsid="00c8dce2"/>
    </style:style>
    <style:style style:name="P320" style:family="paragraph" style:parent-style-name="Standard">
      <style:text-properties officeooo:rsid="00ca44c5" officeooo:paragraph-rsid="00ca44c5"/>
    </style:style>
    <style:style style:name="P321" style:family="paragraph" style:parent-style-name="Standard">
      <style:text-properties officeooo:rsid="00ccada1" officeooo:paragraph-rsid="00ccada1"/>
    </style:style>
    <style:style style:name="P322" style:family="paragraph" style:parent-style-name="Standard">
      <style:text-properties officeooo:rsid="00cd9ebf" officeooo:paragraph-rsid="00cd9ebf"/>
    </style:style>
    <style:style style:name="P323" style:family="paragraph" style:parent-style-name="Standard">
      <style:text-properties officeooo:rsid="00ce009c" officeooo:paragraph-rsid="00ce009c"/>
    </style:style>
    <style:style style:name="P324" style:family="paragraph" style:parent-style-name="Standard">
      <style:text-properties officeooo:rsid="00cf9253" officeooo:paragraph-rsid="00cf9253"/>
    </style:style>
    <style:style style:name="P325" style:family="paragraph" style:parent-style-name="Standard">
      <style:text-properties officeooo:rsid="00d1bc98" officeooo:paragraph-rsid="00d1bc98"/>
    </style:style>
    <style:style style:name="P326" style:family="paragraph" style:parent-style-name="Standard">
      <style:text-properties officeooo:rsid="00d35dd0" officeooo:paragraph-rsid="00d35dd0"/>
    </style:style>
    <style:style style:name="P327" style:family="paragraph" style:parent-style-name="Standard">
      <style:text-properties officeooo:rsid="00d50355" officeooo:paragraph-rsid="00d50355"/>
    </style:style>
    <style:style style:name="P328" style:family="paragraph" style:parent-style-name="Standard">
      <style:text-properties officeooo:rsid="00d67e39" officeooo:paragraph-rsid="00d67e39"/>
    </style:style>
    <style:style style:name="P329" style:family="paragraph" style:parent-style-name="Standard">
      <style:text-properties officeooo:rsid="00d75015" officeooo:paragraph-rsid="00d75015"/>
    </style:style>
    <style:style style:name="P330" style:family="paragraph" style:parent-style-name="Standard">
      <style:text-properties officeooo:rsid="00d7fab7" officeooo:paragraph-rsid="00d7fab7"/>
    </style:style>
    <style:style style:name="P331" style:family="paragraph" style:parent-style-name="Standard">
      <style:text-properties officeooo:rsid="00da66ff" officeooo:paragraph-rsid="00da66ff"/>
    </style:style>
    <style:style style:name="P332" style:family="paragraph" style:parent-style-name="Standard">
      <style:text-properties officeooo:rsid="00dc4639" officeooo:paragraph-rsid="00dc4639"/>
    </style:style>
    <style:style style:name="P333" style:family="paragraph" style:parent-style-name="Standard">
      <style:text-properties officeooo:rsid="00dd6146" officeooo:paragraph-rsid="00dd6146"/>
    </style:style>
    <style:style style:name="P334" style:family="paragraph" style:parent-style-name="Standard">
      <style:text-properties officeooo:rsid="00ddeb0d" officeooo:paragraph-rsid="00ddeb0d"/>
    </style:style>
    <style:style style:name="P335" style:family="paragraph" style:parent-style-name="Standard">
      <style:text-properties officeooo:rsid="00df37ef" officeooo:paragraph-rsid="00df37ef"/>
    </style:style>
    <style:style style:name="P336" style:family="paragraph" style:parent-style-name="Standard">
      <style:text-properties officeooo:rsid="00e035e0" officeooo:paragraph-rsid="00e035e0"/>
    </style:style>
    <style:style style:name="P337" style:family="paragraph" style:parent-style-name="Standard">
      <style:text-properties officeooo:rsid="00e09579" officeooo:paragraph-rsid="00e09579"/>
    </style:style>
    <style:style style:name="P338" style:family="paragraph" style:parent-style-name="Standard">
      <style:text-properties officeooo:rsid="00e22457" officeooo:paragraph-rsid="00e22457"/>
    </style:style>
    <style:style style:name="P339" style:family="paragraph" style:parent-style-name="Standard">
      <style:text-properties officeooo:rsid="00e3c30f" officeooo:paragraph-rsid="00e3c30f"/>
    </style:style>
    <style:style style:name="P340" style:family="paragraph" style:parent-style-name="Standard">
      <style:text-properties officeooo:rsid="00e5491d" officeooo:paragraph-rsid="00e5491d"/>
    </style:style>
    <style:style style:name="P341" style:family="paragraph" style:parent-style-name="Standard">
      <style:text-properties officeooo:rsid="00e76a5d" officeooo:paragraph-rsid="00e76a5d"/>
    </style:style>
    <style:style style:name="P342" style:family="paragraph" style:parent-style-name="Standard">
      <style:text-properties officeooo:rsid="00e907be" officeooo:paragraph-rsid="00e907be"/>
    </style:style>
    <style:style style:name="P343" style:family="paragraph" style:parent-style-name="Standard">
      <style:text-properties officeooo:rsid="00ea6f78" officeooo:paragraph-rsid="00ea6f78"/>
    </style:style>
    <style:style style:name="P344" style:family="paragraph" style:parent-style-name="Standard">
      <style:text-properties officeooo:rsid="00eb3e83" officeooo:paragraph-rsid="00eb3e83"/>
    </style:style>
    <style:style style:name="P345" style:family="paragraph" style:parent-style-name="Standard">
      <style:text-properties officeooo:rsid="00eca191" officeooo:paragraph-rsid="00eca191"/>
    </style:style>
    <style:style style:name="P346" style:family="paragraph" style:parent-style-name="Standard">
      <style:text-properties officeooo:rsid="00edcc8f" officeooo:paragraph-rsid="00edcc8f"/>
    </style:style>
    <style:style style:name="P347" style:family="paragraph" style:parent-style-name="Standard">
      <style:text-properties officeooo:rsid="00ee9eb1" officeooo:paragraph-rsid="00ee9eb1"/>
    </style:style>
    <style:style style:name="P348" style:family="paragraph" style:parent-style-name="Standard">
      <style:text-properties officeooo:rsid="00f0863f" officeooo:paragraph-rsid="00f0863f"/>
    </style:style>
    <style:style style:name="P349" style:family="paragraph" style:parent-style-name="Standard">
      <style:text-properties officeooo:rsid="00f1b83b" officeooo:paragraph-rsid="00f1b83b"/>
    </style:style>
    <style:style style:name="P350" style:family="paragraph" style:parent-style-name="Standard">
      <style:text-properties officeooo:rsid="00f28735" officeooo:paragraph-rsid="00f28735"/>
    </style:style>
    <style:style style:name="P351" style:family="paragraph" style:parent-style-name="Standard">
      <style:text-properties officeooo:rsid="00f3e975" officeooo:paragraph-rsid="00f3e975"/>
    </style:style>
    <style:style style:name="P352" style:family="paragraph" style:parent-style-name="Standard">
      <style:text-properties officeooo:rsid="00f475a2" officeooo:paragraph-rsid="00f475a2"/>
    </style:style>
    <style:style style:name="P353" style:family="paragraph" style:parent-style-name="Standard">
      <style:text-properties officeooo:rsid="00f575e3" officeooo:paragraph-rsid="00f575e3"/>
    </style:style>
    <style:style style:name="P354" style:family="paragraph" style:parent-style-name="Standard">
      <style:text-properties officeooo:rsid="00f9631f" officeooo:paragraph-rsid="00f9631f"/>
    </style:style>
    <style:style style:name="P355" style:family="paragraph" style:parent-style-name="Standard">
      <style:text-properties officeooo:rsid="00f97c7d" officeooo:paragraph-rsid="00f97c7d"/>
    </style:style>
    <style:style style:name="P356" style:family="paragraph" style:parent-style-name="Standard">
      <style:text-properties officeooo:rsid="00fa30f0" officeooo:paragraph-rsid="00fa30f0"/>
    </style:style>
    <style:style style:name="P357" style:family="paragraph" style:parent-style-name="Standard">
      <style:text-properties officeooo:rsid="00fade31" officeooo:paragraph-rsid="00fade31"/>
    </style:style>
    <style:style style:name="P358" style:family="paragraph" style:parent-style-name="Standard">
      <style:text-properties officeooo:rsid="00fb11f1" officeooo:paragraph-rsid="00fb11f1"/>
    </style:style>
    <style:style style:name="P359" style:family="paragraph" style:parent-style-name="Standard">
      <style:text-properties officeooo:rsid="00fc392a" officeooo:paragraph-rsid="00fc392a"/>
    </style:style>
    <style:style style:name="P360" style:family="paragraph" style:parent-style-name="Standard">
      <style:text-properties officeooo:rsid="00fce79d" officeooo:paragraph-rsid="00fce79d"/>
    </style:style>
    <style:style style:name="P361" style:family="paragraph" style:parent-style-name="Standard">
      <style:text-properties officeooo:rsid="00fe8f8c" officeooo:paragraph-rsid="00fe8f8c"/>
    </style:style>
    <style:style style:name="P362" style:family="paragraph" style:parent-style-name="Standard">
      <style:text-properties officeooo:rsid="00ff42b3" officeooo:paragraph-rsid="00ff42b3"/>
    </style:style>
    <style:style style:name="P363" style:family="paragraph" style:parent-style-name="Standard">
      <style:text-properties officeooo:rsid="00ff9b57" officeooo:paragraph-rsid="00ff9b57"/>
    </style:style>
    <style:style style:name="P364" style:family="paragraph" style:parent-style-name="Standard">
      <style:text-properties officeooo:rsid="0100216e" officeooo:paragraph-rsid="0100216e"/>
    </style:style>
    <style:style style:name="P365" style:family="paragraph" style:parent-style-name="Standard">
      <style:text-properties officeooo:rsid="01029e7d" officeooo:paragraph-rsid="01029e7d"/>
    </style:style>
    <style:style style:name="P366" style:family="paragraph" style:parent-style-name="Standard">
      <style:text-properties officeooo:rsid="0102a6d4" officeooo:paragraph-rsid="0102a6d4"/>
    </style:style>
    <style:style style:name="P367" style:family="paragraph" style:parent-style-name="Standard">
      <style:text-properties officeooo:rsid="0102ecea" officeooo:paragraph-rsid="0102ecea"/>
    </style:style>
    <style:style style:name="P368" style:family="paragraph" style:parent-style-name="Standard">
      <style:text-properties officeooo:rsid="01034ca8" officeooo:paragraph-rsid="01034ca8"/>
    </style:style>
    <style:style style:name="P369" style:family="paragraph" style:parent-style-name="Standard">
      <style:text-properties officeooo:rsid="010529bf" officeooo:paragraph-rsid="010529bf"/>
    </style:style>
    <style:style style:name="P370" style:family="paragraph" style:parent-style-name="Standard">
      <style:text-properties officeooo:rsid="0105d61c" officeooo:paragraph-rsid="0105d61c"/>
    </style:style>
    <style:style style:name="P371" style:family="paragraph" style:parent-style-name="Standard">
      <style:text-properties officeooo:rsid="01079d6d" officeooo:paragraph-rsid="01079d6d"/>
    </style:style>
    <style:style style:name="P372" style:family="paragraph" style:parent-style-name="Standard">
      <style:text-properties officeooo:rsid="0109c9b2" officeooo:paragraph-rsid="0109c9b2"/>
    </style:style>
    <style:style style:name="P373" style:family="paragraph" style:parent-style-name="Standard">
      <style:text-properties officeooo:rsid="0109f252" officeooo:paragraph-rsid="0109f252"/>
    </style:style>
    <style:style style:name="P374" style:family="paragraph" style:parent-style-name="Standard">
      <style:text-properties officeooo:rsid="010a6d21" officeooo:paragraph-rsid="010a6d21"/>
    </style:style>
    <style:style style:name="P375" style:family="paragraph" style:parent-style-name="Standard">
      <style:text-properties officeooo:rsid="010ba146" officeooo:paragraph-rsid="010ba146"/>
    </style:style>
    <style:style style:name="P376" style:family="paragraph" style:parent-style-name="Standard">
      <style:text-properties officeooo:rsid="010bbae5" officeooo:paragraph-rsid="010bbae5"/>
    </style:style>
    <style:style style:name="P377" style:family="paragraph" style:parent-style-name="Standard">
      <style:text-properties officeooo:rsid="010cf581" officeooo:paragraph-rsid="010cf581"/>
    </style:style>
    <style:style style:name="P378" style:family="paragraph" style:parent-style-name="Standard">
      <style:text-properties officeooo:rsid="010e69f2" officeooo:paragraph-rsid="010e69f2"/>
    </style:style>
    <style:style style:name="P379" style:family="paragraph" style:parent-style-name="Standard">
      <style:text-properties officeooo:rsid="010f9eda" officeooo:paragraph-rsid="010f9eda"/>
    </style:style>
    <style:style style:name="P380" style:family="paragraph" style:parent-style-name="Standard">
      <style:text-properties officeooo:rsid="010fdbfd" officeooo:paragraph-rsid="010fdbfd"/>
    </style:style>
    <style:style style:name="P381" style:family="paragraph" style:parent-style-name="Standard">
      <style:text-properties officeooo:rsid="01117bf4" officeooo:paragraph-rsid="01117bf4"/>
    </style:style>
    <style:style style:name="P382" style:family="paragraph" style:parent-style-name="Standard">
      <style:text-properties officeooo:rsid="0112ee08" officeooo:paragraph-rsid="0112ee08"/>
    </style:style>
    <style:style style:name="P383" style:family="paragraph" style:parent-style-name="Standard">
      <style:text-properties officeooo:rsid="01134db4" officeooo:paragraph-rsid="01134db4"/>
    </style:style>
    <style:style style:name="P384" style:family="paragraph" style:parent-style-name="Standard">
      <style:text-properties officeooo:rsid="0114b509" officeooo:paragraph-rsid="0114b509"/>
    </style:style>
    <style:style style:name="P385" style:family="paragraph" style:parent-style-name="Standard">
      <style:text-properties officeooo:rsid="0114d562" officeooo:paragraph-rsid="0114d562"/>
    </style:style>
    <style:style style:name="P386" style:family="paragraph" style:parent-style-name="Standard">
      <style:text-properties officeooo:rsid="0115b341" officeooo:paragraph-rsid="0115b341"/>
    </style:style>
    <style:style style:name="P387" style:family="paragraph" style:parent-style-name="Standard">
      <style:text-properties officeooo:rsid="0116d58b" officeooo:paragraph-rsid="0116d58b"/>
    </style:style>
    <style:style style:name="P388" style:family="paragraph" style:parent-style-name="Standard">
      <style:text-properties officeooo:rsid="0117083b" officeooo:paragraph-rsid="0117083b"/>
    </style:style>
    <style:style style:name="P389" style:family="paragraph" style:parent-style-name="Standard">
      <style:text-properties officeooo:rsid="0118b95d" officeooo:paragraph-rsid="0118b95d"/>
    </style:style>
    <style:style style:name="P390" style:family="paragraph" style:parent-style-name="Standard">
      <style:text-properties officeooo:rsid="0119561c" officeooo:paragraph-rsid="0119561c"/>
    </style:style>
    <style:style style:name="P391" style:family="paragraph" style:parent-style-name="Standard">
      <style:text-properties officeooo:rsid="0119561c" officeooo:paragraph-rsid="0119561c"/>
    </style:style>
    <style:style style:name="P392" style:family="paragraph" style:parent-style-name="Standard">
      <style:text-properties officeooo:rsid="00b71ea8" officeooo:paragraph-rsid="00fe8f8c"/>
    </style:style>
    <style:style style:name="P393" style:family="paragraph" style:parent-style-name="Standard">
      <style:text-properties officeooo:rsid="00b71ea8" officeooo:paragraph-rsid="00dd6146"/>
    </style:style>
    <style:style style:name="P394" style:family="paragraph" style:parent-style-name="Standard">
      <style:text-properties officeooo:rsid="011e4f0d" officeooo:paragraph-rsid="011e4f0d"/>
    </style:style>
    <style:style style:name="P395" style:family="paragraph" style:parent-style-name="Standard">
      <style:text-properties officeooo:rsid="01209997" officeooo:paragraph-rsid="01209997"/>
    </style:style>
    <style:style style:name="P396" style:family="paragraph" style:parent-style-name="Standard">
      <style:text-properties officeooo:rsid="0120fa15" officeooo:paragraph-rsid="0120fa15"/>
    </style:style>
    <style:style style:name="P397" style:family="paragraph" style:parent-style-name="Standard">
      <style:text-properties officeooo:rsid="01228c38" officeooo:paragraph-rsid="01228c38"/>
    </style:style>
    <style:style style:name="T1" style:family="text">
      <style:text-properties officeooo:rsid="0006b741"/>
    </style:style>
    <style:style style:name="T2" style:family="text">
      <style:text-properties officeooo:rsid="00071704"/>
    </style:style>
    <style:style style:name="T3" style:family="text">
      <style:text-properties officeooo:rsid="00082662"/>
    </style:style>
    <style:style style:name="T4" style:family="text">
      <style:text-properties officeooo:rsid="000caf8e"/>
    </style:style>
    <style:style style:name="T5" style:family="text">
      <style:text-properties officeooo:rsid="000e1006"/>
    </style:style>
    <style:style style:name="T6" style:family="text">
      <style:text-properties officeooo:rsid="000ecffd"/>
    </style:style>
    <style:style style:name="T7" style:family="text">
      <style:text-properties officeooo:rsid="000f8044"/>
    </style:style>
    <style:style style:name="T8" style:family="text">
      <style:text-properties officeooo:rsid="00109267"/>
    </style:style>
    <style:style style:name="T9" style:family="text">
      <style:text-properties officeooo:rsid="00115eae"/>
    </style:style>
    <style:style style:name="T10" style:family="text">
      <style:text-properties officeooo:rsid="0013c4f7"/>
    </style:style>
    <style:style style:name="T11" style:family="text">
      <style:text-properties officeooo:rsid="0014d5ed"/>
    </style:style>
    <style:style style:name="T12" style:family="text">
      <style:text-properties officeooo:rsid="001646ff"/>
    </style:style>
    <style:style style:name="T13" style:family="text">
      <style:text-properties officeooo:rsid="001725f8"/>
    </style:style>
    <style:style style:name="T14" style:family="text">
      <style:text-properties officeooo:rsid="0017b36c"/>
    </style:style>
    <style:style style:name="T15" style:family="text">
      <style:text-properties officeooo:rsid="001c34e3"/>
    </style:style>
    <style:style style:name="T16" style:family="text">
      <style:text-properties officeooo:rsid="001cb97e"/>
    </style:style>
    <style:style style:name="T17" style:family="text">
      <style:text-properties officeooo:rsid="001de45a"/>
    </style:style>
    <style:style style:name="T18" style:family="text">
      <style:text-properties officeooo:rsid="001faa7a"/>
    </style:style>
    <style:style style:name="T19" style:family="text">
      <style:text-properties officeooo:rsid="0021fce4"/>
    </style:style>
    <style:style style:name="T20" style:family="text">
      <style:text-properties officeooo:rsid="00237daa"/>
    </style:style>
    <style:style style:name="T21" style:family="text">
      <style:text-properties officeooo:rsid="0024e787"/>
    </style:style>
    <style:style style:name="T22" style:family="text">
      <style:text-properties officeooo:rsid="00296e4d"/>
    </style:style>
    <style:style style:name="T23" style:family="text">
      <style:text-properties officeooo:rsid="002b208a"/>
    </style:style>
    <style:style style:name="T24" style:family="text">
      <style:text-properties officeooo:rsid="002cd9ea"/>
    </style:style>
    <style:style style:name="T25" style:family="text">
      <style:text-properties officeooo:rsid="002d3acb"/>
    </style:style>
    <style:style style:name="T26" style:family="text">
      <style:text-properties officeooo:rsid="002e469a"/>
    </style:style>
    <style:style style:name="T27" style:family="text">
      <style:text-properties officeooo:rsid="002e943a"/>
    </style:style>
    <style:style style:name="T28" style:family="text">
      <style:text-properties officeooo:rsid="002ec9b6"/>
    </style:style>
    <style:style style:name="T29" style:family="text">
      <style:text-properties officeooo:rsid="002fa8db"/>
    </style:style>
    <style:style style:name="T30" style:family="text">
      <style:text-properties officeooo:rsid="0033983a"/>
    </style:style>
    <style:style style:name="T31" style:family="text">
      <style:text-properties officeooo:rsid="00353efc"/>
    </style:style>
    <style:style style:name="T32" style:family="text">
      <style:text-properties officeooo:rsid="0036b9cf"/>
    </style:style>
    <style:style style:name="T33" style:family="text">
      <style:text-properties officeooo:rsid="0037336d"/>
    </style:style>
    <style:style style:name="T34" style:family="text">
      <style:text-properties officeooo:rsid="003819ac"/>
    </style:style>
    <style:style style:name="T35" style:family="text">
      <style:text-properties officeooo:rsid="00388f59"/>
    </style:style>
    <style:style style:name="T36" style:family="text">
      <style:text-properties officeooo:rsid="0039d49e"/>
    </style:style>
    <style:style style:name="T37" style:family="text">
      <style:text-properties officeooo:rsid="003c1b17"/>
    </style:style>
    <style:style style:name="T38" style:family="text">
      <style:text-properties officeooo:rsid="003d0987"/>
    </style:style>
    <style:style style:name="T39" style:family="text">
      <style:text-properties officeooo:rsid="003e26ea"/>
    </style:style>
    <style:style style:name="T40" style:family="text">
      <style:text-properties officeooo:rsid="003f241f"/>
    </style:style>
    <style:style style:name="T41" style:family="text">
      <style:text-properties officeooo:rsid="003fce47"/>
    </style:style>
    <style:style style:name="T42" style:family="text">
      <style:text-properties officeooo:rsid="00414849"/>
    </style:style>
    <style:style style:name="T43" style:family="text">
      <style:text-properties officeooo:rsid="004304fb"/>
    </style:style>
    <style:style style:name="T44" style:family="text">
      <style:text-properties officeooo:rsid="00441ba5"/>
    </style:style>
    <style:style style:name="T45" style:family="text">
      <style:text-properties officeooo:rsid="00448f5f"/>
    </style:style>
    <style:style style:name="T46" style:family="text">
      <style:text-properties officeooo:rsid="00465f9b"/>
    </style:style>
    <style:style style:name="T47" style:family="text">
      <style:text-properties officeooo:rsid="0046faef"/>
    </style:style>
    <style:style style:name="T48" style:family="text">
      <style:text-properties officeooo:rsid="0047c58d"/>
    </style:style>
    <style:style style:name="T49" style:family="text">
      <style:text-properties officeooo:rsid="0049ebb9"/>
    </style:style>
    <style:style style:name="T50" style:family="text">
      <style:text-properties officeooo:rsid="004b9bfa"/>
    </style:style>
    <style:style style:name="T51" style:family="text">
      <style:text-properties officeooo:rsid="004cccf7"/>
    </style:style>
    <style:style style:name="T52" style:family="text">
      <style:text-properties officeooo:rsid="004e89ad"/>
    </style:style>
    <style:style style:name="T53" style:family="text">
      <style:text-properties officeooo:rsid="00506a1c"/>
    </style:style>
    <style:style style:name="T54" style:family="text">
      <style:text-properties officeooo:rsid="00510dc2"/>
    </style:style>
    <style:style style:name="T55" style:family="text">
      <style:text-properties officeooo:rsid="0051e14e"/>
    </style:style>
    <style:style style:name="T56" style:family="text">
      <style:text-properties officeooo:rsid="0053476c"/>
    </style:style>
    <style:style style:name="T57" style:family="text">
      <style:text-properties officeooo:rsid="00536636"/>
    </style:style>
    <style:style style:name="T58" style:family="text">
      <style:text-properties officeooo:rsid="0055c881"/>
    </style:style>
    <style:style style:name="T59" style:family="text">
      <style:text-properties officeooo:rsid="0057c795"/>
    </style:style>
    <style:style style:name="T60" style:family="text">
      <style:text-properties officeooo:rsid="00580224"/>
    </style:style>
    <style:style style:name="T61" style:family="text">
      <style:text-properties officeooo:rsid="005958a6"/>
    </style:style>
    <style:style style:name="T62" style:family="text">
      <style:text-properties officeooo:rsid="005ae191"/>
    </style:style>
    <style:style style:name="T63" style:family="text">
      <style:text-properties officeooo:rsid="005c16ec"/>
    </style:style>
    <style:style style:name="T64" style:family="text">
      <style:text-properties officeooo:rsid="005c8bf2"/>
    </style:style>
    <style:style style:name="T65" style:family="text">
      <style:text-properties officeooo:rsid="005dd2a4"/>
    </style:style>
    <style:style style:name="T66" style:family="text">
      <style:text-properties officeooo:rsid="005f54e8"/>
    </style:style>
    <style:style style:name="T67" style:family="text">
      <style:text-properties officeooo:rsid="005f88c1"/>
    </style:style>
    <style:style style:name="T68" style:family="text">
      <style:text-properties officeooo:rsid="0060fc3d"/>
    </style:style>
    <style:style style:name="T69" style:family="text">
      <style:text-properties officeooo:rsid="0062022c"/>
    </style:style>
    <style:style style:name="T70" style:family="text">
      <style:text-properties officeooo:rsid="006280ae"/>
    </style:style>
    <style:style style:name="T71" style:family="text">
      <style:text-properties officeooo:rsid="0063a984"/>
    </style:style>
    <style:style style:name="T72" style:family="text">
      <style:text-properties officeooo:rsid="0064047c"/>
    </style:style>
    <style:style style:name="T73" style:family="text">
      <style:text-properties officeooo:rsid="0067898f"/>
    </style:style>
    <style:style style:name="T74" style:family="text">
      <style:text-properties officeooo:rsid="006f2210"/>
    </style:style>
    <style:style style:name="T75" style:family="text">
      <style:text-properties officeooo:rsid="006f6db0"/>
    </style:style>
    <style:style style:name="T76" style:family="text">
      <style:text-properties officeooo:rsid="007087bd"/>
    </style:style>
    <style:style style:name="T77" style:family="text">
      <style:text-properties officeooo:rsid="0072a424"/>
    </style:style>
    <style:style style:name="T78" style:family="text">
      <style:text-properties officeooo:rsid="0073c3e6"/>
    </style:style>
    <style:style style:name="T79" style:family="text">
      <style:text-properties officeooo:rsid="007532c4"/>
    </style:style>
    <style:style style:name="T80" style:family="text">
      <style:text-properties officeooo:rsid="00772afd"/>
    </style:style>
    <style:style style:name="T81" style:family="text">
      <style:text-properties officeooo:rsid="0078cf9d"/>
    </style:style>
    <style:style style:name="T82" style:family="text">
      <style:text-properties officeooo:rsid="00797a6d"/>
    </style:style>
    <style:style style:name="T83" style:family="text">
      <style:text-properties officeooo:rsid="007a4306"/>
    </style:style>
    <style:style style:name="T84" style:family="text">
      <style:text-properties officeooo:rsid="007c23e9"/>
    </style:style>
    <style:style style:name="T85" style:family="text">
      <style:text-properties officeooo:rsid="007fc7df"/>
    </style:style>
    <style:style style:name="T86" style:family="text">
      <style:text-properties officeooo:rsid="0082710c"/>
    </style:style>
    <style:style style:name="T87" style:family="text">
      <style:text-properties officeooo:rsid="00838aa6"/>
    </style:style>
    <style:style style:name="T88" style:family="text">
      <style:text-properties officeooo:rsid="0084dc7a"/>
    </style:style>
    <style:style style:name="T89" style:family="text">
      <style:text-properties officeooo:rsid="0086b3a4"/>
    </style:style>
    <style:style style:name="T90" style:family="text">
      <style:text-properties officeooo:rsid="0089563a"/>
    </style:style>
    <style:style style:name="T91" style:family="text">
      <style:text-properties officeooo:rsid="008ae834"/>
    </style:style>
    <style:style style:name="T92" style:family="text">
      <style:text-properties officeooo:rsid="008dd472"/>
    </style:style>
    <style:style style:name="T93" style:family="text">
      <style:text-properties officeooo:rsid="008edbc3"/>
    </style:style>
    <style:style style:name="T94" style:family="text">
      <style:text-properties officeooo:rsid="00904e2b"/>
    </style:style>
    <style:style style:name="T95" style:family="text">
      <style:text-properties officeooo:rsid="0090d440"/>
    </style:style>
    <style:style style:name="T96" style:family="text">
      <style:text-properties officeooo:rsid="0093669f"/>
    </style:style>
    <style:style style:name="T97" style:family="text">
      <style:text-properties officeooo:rsid="0093af49"/>
    </style:style>
    <style:style style:name="T98" style:family="text">
      <style:text-properties officeooo:rsid="00952661"/>
    </style:style>
    <style:style style:name="T99" style:family="text">
      <style:text-properties officeooo:rsid="0095aedc"/>
    </style:style>
    <style:style style:name="T100" style:family="text">
      <style:text-properties officeooo:rsid="0096aeec"/>
    </style:style>
    <style:style style:name="T101" style:family="text">
      <style:text-properties officeooo:rsid="0098492f"/>
    </style:style>
    <style:style style:name="T102" style:family="text">
      <style:text-properties officeooo:rsid="009a469f"/>
    </style:style>
    <style:style style:name="T103" style:family="text">
      <style:text-properties officeooo:rsid="009da736"/>
    </style:style>
    <style:style style:name="T104" style:family="text">
      <style:text-properties officeooo:rsid="009e61e4"/>
    </style:style>
    <style:style style:name="T105" style:family="text">
      <style:text-properties officeooo:rsid="009fd352"/>
    </style:style>
    <style:style style:name="T106" style:family="text">
      <style:text-properties officeooo:rsid="00a16f63"/>
    </style:style>
    <style:style style:name="T107" style:family="text">
      <style:text-properties officeooo:rsid="00a2de38"/>
    </style:style>
    <style:style style:name="T108" style:family="text">
      <style:text-properties officeooo:rsid="00a2e503"/>
    </style:style>
    <style:style style:name="T109" style:family="text">
      <style:text-properties officeooo:rsid="00a3b532"/>
    </style:style>
    <style:style style:name="T110" style:family="text">
      <style:text-properties officeooo:rsid="00a40d94"/>
    </style:style>
    <style:style style:name="T111" style:family="text">
      <style:text-properties officeooo:rsid="00a4d366"/>
    </style:style>
    <style:style style:name="T112" style:family="text">
      <style:text-properties officeooo:rsid="00a55cec"/>
    </style:style>
    <style:style style:name="T113" style:family="text">
      <style:text-properties officeooo:rsid="00a9cc44"/>
    </style:style>
    <style:style style:name="T114" style:family="text">
      <style:text-properties officeooo:rsid="00b71a81"/>
    </style:style>
    <style:style style:name="T115" style:family="text">
      <style:text-properties officeooo:rsid="00b85bfa"/>
    </style:style>
    <style:style style:name="T116" style:family="text">
      <style:text-properties officeooo:rsid="00b8d7c8"/>
    </style:style>
    <style:style style:name="T117" style:family="text">
      <style:text-properties officeooo:rsid="00bace9f"/>
    </style:style>
    <style:style style:name="T118" style:family="text">
      <style:text-properties officeooo:rsid="00bc64f6"/>
    </style:style>
    <style:style style:name="T119" style:family="text">
      <style:text-properties officeooo:rsid="00be26eb"/>
    </style:style>
    <style:style style:name="T120" style:family="text">
      <style:text-properties officeooo:rsid="00bee733"/>
    </style:style>
    <style:style style:name="T121" style:family="text">
      <style:text-properties officeooo:rsid="00c0935e"/>
    </style:style>
    <style:style style:name="T122" style:family="text">
      <style:text-properties officeooo:rsid="00c1d331"/>
    </style:style>
    <style:style style:name="T123" style:family="text">
      <style:text-properties officeooo:rsid="00c3030c"/>
    </style:style>
    <style:style style:name="T124" style:family="text">
      <style:text-properties officeooo:rsid="00c312a0"/>
    </style:style>
    <style:style style:name="T125" style:family="text">
      <style:text-properties officeooo:rsid="00c4b25e"/>
    </style:style>
    <style:style style:name="T126" style:family="text">
      <style:text-properties officeooo:rsid="00c58775"/>
    </style:style>
    <style:style style:name="T127" style:family="text">
      <style:text-properties officeooo:rsid="00c5cc4a"/>
    </style:style>
    <style:style style:name="T128" style:family="text">
      <style:text-properties officeooo:rsid="00c6cab1"/>
    </style:style>
    <style:style style:name="T129" style:family="text">
      <style:text-properties officeooo:rsid="00c8dce2"/>
    </style:style>
    <style:style style:name="T130" style:family="text">
      <style:text-properties officeooo:rsid="00ca44c5"/>
    </style:style>
    <style:style style:name="T131" style:family="text">
      <style:text-properties officeooo:rsid="00ca47a2"/>
    </style:style>
    <style:style style:name="T132" style:family="text">
      <style:text-properties officeooo:rsid="00ccada1"/>
    </style:style>
    <style:style style:name="T133" style:family="text">
      <style:text-properties officeooo:rsid="00cd9ebf"/>
    </style:style>
    <style:style style:name="T134" style:family="text">
      <style:text-properties officeooo:rsid="00ce009c"/>
    </style:style>
    <style:style style:name="T135" style:family="text">
      <style:text-properties officeooo:rsid="00cf9253"/>
    </style:style>
    <style:style style:name="T136" style:family="text">
      <style:text-properties officeooo:rsid="00d14360"/>
    </style:style>
    <style:style style:name="T137" style:family="text">
      <style:text-properties officeooo:rsid="00d1bc98"/>
    </style:style>
    <style:style style:name="T138" style:family="text">
      <style:text-properties officeooo:rsid="00d35dd0"/>
    </style:style>
    <style:style style:name="T139" style:family="text">
      <style:text-properties officeooo:rsid="00d50355"/>
    </style:style>
    <style:style style:name="T140" style:family="text">
      <style:text-properties officeooo:rsid="00d67e39"/>
    </style:style>
    <style:style style:name="T141" style:family="text">
      <style:text-properties officeooo:rsid="00d75015"/>
    </style:style>
    <style:style style:name="T142" style:family="text">
      <style:text-properties officeooo:rsid="00d7fab7"/>
    </style:style>
    <style:style style:name="T143" style:family="text">
      <style:text-properties officeooo:rsid="00da66ff"/>
    </style:style>
    <style:style style:name="T144" style:family="text">
      <style:text-properties officeooo:rsid="00dc4639"/>
    </style:style>
    <style:style style:name="T145" style:family="text">
      <style:text-properties officeooo:rsid="00dd6146"/>
    </style:style>
    <style:style style:name="T146" style:family="text">
      <style:text-properties officeooo:rsid="00ddeb0d"/>
    </style:style>
    <style:style style:name="T147" style:family="text">
      <style:text-properties officeooo:rsid="00df37ef"/>
    </style:style>
    <style:style style:name="T148" style:family="text">
      <style:text-properties officeooo:rsid="00e035e0"/>
    </style:style>
    <style:style style:name="T149" style:family="text">
      <style:text-properties officeooo:rsid="00e09579"/>
    </style:style>
    <style:style style:name="T150" style:family="text">
      <style:text-properties officeooo:rsid="00e22457"/>
    </style:style>
    <style:style style:name="T151" style:family="text">
      <style:text-properties officeooo:rsid="00e3c30f"/>
    </style:style>
    <style:style style:name="T152" style:family="text">
      <style:text-properties officeooo:rsid="00e5491d"/>
    </style:style>
    <style:style style:name="T153" style:family="text">
      <style:text-properties officeooo:rsid="00e6149a"/>
    </style:style>
    <style:style style:name="T154" style:family="text">
      <style:text-properties officeooo:rsid="00e76a5d"/>
    </style:style>
    <style:style style:name="T155" style:family="text">
      <style:text-properties officeooo:rsid="00ea6f78"/>
    </style:style>
    <style:style style:name="T156" style:family="text">
      <style:text-properties officeooo:rsid="00eb3e83"/>
    </style:style>
    <style:style style:name="T157" style:family="text">
      <style:text-properties officeooo:rsid="00eca191"/>
    </style:style>
    <style:style style:name="T158" style:family="text">
      <style:text-properties officeooo:rsid="00edcc8f"/>
    </style:style>
    <style:style style:name="T159" style:family="text">
      <style:text-properties officeooo:rsid="00ee9eb1"/>
    </style:style>
    <style:style style:name="T160" style:family="text">
      <style:text-properties officeooo:rsid="00f0863f"/>
    </style:style>
    <style:style style:name="T161" style:family="text">
      <style:text-properties officeooo:rsid="00f1b83b"/>
    </style:style>
    <style:style style:name="T162" style:family="text">
      <style:text-properties officeooo:rsid="00f28735"/>
    </style:style>
    <style:style style:name="T163" style:family="text">
      <style:text-properties officeooo:rsid="00f3e975"/>
    </style:style>
    <style:style style:name="T164" style:family="text">
      <style:text-properties officeooo:rsid="00f475a2"/>
    </style:style>
    <style:style style:name="T165" style:family="text">
      <style:text-properties officeooo:rsid="00f575e3"/>
    </style:style>
    <style:style style:name="T166" style:family="text">
      <style:text-properties officeooo:rsid="00f9631f"/>
    </style:style>
    <style:style style:name="T167" style:family="text">
      <style:text-properties officeooo:rsid="00f97c7d"/>
    </style:style>
    <style:style style:name="T168" style:family="text">
      <style:text-properties officeooo:rsid="00fa30f0"/>
    </style:style>
    <style:style style:name="T169" style:family="text">
      <style:text-properties officeooo:rsid="00fade31"/>
    </style:style>
    <style:style style:name="T170" style:family="text">
      <style:text-properties officeooo:rsid="00fb11f1"/>
    </style:style>
    <style:style style:name="T171" style:family="text">
      <style:text-properties officeooo:rsid="00fc392a"/>
    </style:style>
    <style:style style:name="T172" style:family="text">
      <style:text-properties officeooo:rsid="00fce79d"/>
    </style:style>
    <style:style style:name="T173" style:family="text">
      <style:text-properties officeooo:rsid="00fe8f8c"/>
    </style:style>
    <style:style style:name="T174" style:family="text">
      <style:text-properties officeooo:rsid="00ff42b3"/>
    </style:style>
    <style:style style:name="T175" style:family="text">
      <style:text-properties officeooo:rsid="00ff9b57"/>
    </style:style>
    <style:style style:name="T176" style:family="text">
      <style:text-properties officeooo:rsid="0100216e"/>
    </style:style>
    <style:style style:name="T177" style:family="text">
      <style:text-properties officeooo:rsid="01029e7d"/>
    </style:style>
    <style:style style:name="T178" style:family="text">
      <style:text-properties officeooo:rsid="0102a6d4"/>
    </style:style>
    <style:style style:name="T179" style:family="text">
      <style:text-properties officeooo:rsid="0102ecea"/>
    </style:style>
    <style:style style:name="T180" style:family="text">
      <style:text-properties officeooo:rsid="01034ca8"/>
    </style:style>
    <style:style style:name="T181" style:family="text">
      <style:text-properties officeooo:rsid="010529bf"/>
    </style:style>
    <style:style style:name="T182" style:family="text">
      <style:text-properties officeooo:rsid="0105d61c"/>
    </style:style>
    <style:style style:name="T183" style:family="text">
      <style:text-properties officeooo:rsid="01079d6d"/>
    </style:style>
    <style:style style:name="T184" style:family="text">
      <style:text-properties officeooo:rsid="0108e723"/>
    </style:style>
    <style:style style:name="T185" style:family="text">
      <style:text-properties officeooo:rsid="0109c9b2"/>
    </style:style>
    <style:style style:name="T186" style:family="text">
      <style:text-properties officeooo:rsid="0109f252"/>
    </style:style>
    <style:style style:name="T187" style:family="text">
      <style:text-properties officeooo:rsid="010a6d21"/>
    </style:style>
    <style:style style:name="T188" style:family="text">
      <style:text-properties officeooo:rsid="010ba146"/>
    </style:style>
    <style:style style:name="T189" style:family="text">
      <style:text-properties officeooo:rsid="010bbae5"/>
    </style:style>
    <style:style style:name="T190" style:family="text">
      <style:text-properties officeooo:rsid="010cf581"/>
    </style:style>
    <style:style style:name="T191" style:family="text">
      <style:text-properties officeooo:rsid="010e69f2"/>
    </style:style>
    <style:style style:name="T192" style:family="text">
      <style:text-properties officeooo:rsid="010f9eda"/>
    </style:style>
    <style:style style:name="T193" style:family="text">
      <style:text-properties officeooo:rsid="010fdbfd"/>
    </style:style>
    <style:style style:name="T194" style:family="text">
      <style:text-properties officeooo:rsid="01117bf4"/>
    </style:style>
    <style:style style:name="T195" style:family="text">
      <style:text-properties officeooo:rsid="0112ee08"/>
    </style:style>
    <style:style style:name="T196" style:family="text">
      <style:text-properties officeooo:rsid="01134db4"/>
    </style:style>
    <style:style style:name="T197" style:family="text">
      <style:text-properties officeooo:rsid="0114d562"/>
    </style:style>
    <style:style style:name="T198" style:family="text">
      <style:text-properties officeooo:rsid="0115b341"/>
    </style:style>
    <style:style style:name="T199" style:family="text">
      <style:text-properties officeooo:rsid="0116d58b"/>
    </style:style>
    <style:style style:name="T200" style:family="text">
      <style:text-properties officeooo:rsid="0117083b"/>
    </style:style>
    <style:style style:name="T201" style:family="text">
      <style:text-properties officeooo:rsid="01188032"/>
    </style:style>
    <style:style style:name="T202" style:family="text">
      <style:text-properties officeooo:rsid="01205b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、<text:span text:style-name="T1">random</text:span></text:p>
      <text:p text:style-name="P1">1、<text:span text:style-name="T40">hedera</text:span></text:p>
      <text:p text:style-name="P1">（<text:span text:style-name="T6">1）第一次实验</text:span></text:p>
      <text:p text:style-name="P1">信号开销</text:p>
      <text:p text:style-name="P1">port number:880</text:p>
      <text:p text:style-name="P1">flow number:352</text:p>
      <text:p text:style-name="P1">port request number:880</text:p>
      <text:p text:style-name="P1">flow request number:352</text:p>
      <text:p text:style-name="P1">flow mode number:684</text:p>
      <text:p text:style-name="P1">port size:1119593</text:p>
      <text:p text:style-name="P1">flow size:963576</text:p>
      <text:p text:style-name="P1">port request size:95040</text:p>
      <text:p text:style-name="P1">flow request size:68992</text:p>
      <text:p text:style-name="P1">flow mode size:41724</text:p>
      <text:p text:style-name="P1">flow path number:172</text:p>
      <text:p text:style-name="P1">port number + port request number = 1760</text:p>
      <text:p text:style-name="P1">flow number + flow request number = 704</text:p>
      <text:p text:style-name="P1">flow mode number = 684</text:p>
      <text:p text:style-name="P1">flow path number = 172</text:p>
      <text:p text:style-name="P1">port size + port request size = 1214633</text:p>
      <text:p text:style-name="P1">flow size + flow request size = 1032568</text:p>
      <text:p text:style-name="P1">flow mode size = 41724</text:p>
      <text:p text:style-name="P1">all number = <text:span text:style-name="T3">3148</text:span></text:p>
      <text:p text:style-name="P1">all size = 2288925</text:p>
      <text:p text:style-name="P1">（<text:span text:style-name="T6">2）第二次实验</text:span></text:p>
      <text:p text:style-name="P1">port number:880</text:p>
      <text:p text:style-name="P1">flow number:352</text:p>
      <text:p text:style-name="P1">port request number:880</text:p>
      <text:p text:style-name="P1">flow request number:352</text:p>
      <text:p text:style-name="P1">flow mode number:600</text:p>
      <text:p text:style-name="P1">port size:1122617</text:p>
      <text:p text:style-name="P1">flow size:962065</text:p>
      <text:p text:style-name="P1">port request size:95040</text:p>
      <text:p text:style-name="P1">flow request size:68992</text:p>
      <text:p text:style-name="P1">flow mode size:36600</text:p>
      <text:p text:style-name="P1">flow path number:178</text:p>
      <text:p text:style-name="P1">port number + port request number = 1760</text:p>
      <text:p text:style-name="P1">flow number + flow request number = 704</text:p>
      <text:p text:style-name="P1">flow mode number = 600</text:p>
      <text:p text:style-name="P1">flow path number = 178</text:p>
      <text:p text:style-name="P1">port size + port request size = <text:span text:style-name="T2">1217657</text:span></text:p>
      <text:p text:style-name="P2">flow size + flow request size = <text:span text:style-name="T2">1031057</text:span></text:p>
      <text:p text:style-name="P2">flow mode size = <text:span text:style-name="T2">36600</text:span></text:p>
      <text:p text:style-name="P2">all number = <text:span text:style-name="T3">3064</text:span></text:p>
      <text:p text:style-name="P2">all size = <text:span text:style-name="T2">2285314</text:span></text:p>
      <text:p text:style-name="P103">(<text:span text:style-name="T6">3）第三次实验</text:span></text:p>
      <text:p text:style-name="P103">port number:880</text:p>
      <text:p text:style-name="P103">flow number:352</text:p>
      <text:p text:style-name="P103">port request number:880</text:p>
      <text:p text:style-name="P103">flow request number:352</text:p>
      <text:p text:style-name="P103">flow mode number:618</text:p>
      <text:p text:style-name="P103">port size:1120334</text:p>
      <text:p text:style-name="P103"><text:soft-page-break/>flow size:940408</text:p>
      <text:p text:style-name="P103">port request size:94996</text:p>
      <text:p text:style-name="P103">flow request size:68992</text:p>
      <text:p text:style-name="P103">flow mode size:37698</text:p>
      <text:p text:style-name="P103">flow path number:162</text:p>
      <text:p text:style-name="P2">port number + port request number = 1760</text:p>
      <text:p text:style-name="P2">flow number + flow request number = 704</text:p>
      <text:p text:style-name="P2">flow mode number = <text:span text:style-name="T2">618</text:span></text:p>
      <text:p text:style-name="P2">flow path number = 178</text:p>
      <text:p text:style-name="P2">port size + port request size = <text:span text:style-name="T2">1215330</text:span></text:p>
      <text:p text:style-name="P2">flow size + flow request size = <text:span text:style-name="T2">1009400</text:span></text:p>
      <text:p text:style-name="P2">flow mode size = <text:span text:style-name="T2">37698</text:span></text:p>
      <text:p text:style-name="P2">all number = <text:span text:style-name="T3">3082</text:span></text:p>
      <text:p text:style-name="P2">all size = <text:span text:style-name="T2">2259428</text:span></text:p>
      <text:p text:style-name="P103">（<text:span text:style-name="T6">4）第四次实验</text:span></text:p>
      <text:p text:style-name="P103">port number:880</text:p>
      <text:p text:style-name="P103">flow number:352</text:p>
      <text:p text:style-name="P103">port request number:880</text:p>
      <text:p text:style-name="P103">flow request number:352</text:p>
      <text:p text:style-name="P103">flow mode number:650</text:p>
      <text:p text:style-name="P103">port size:1115126</text:p>
      <text:p text:style-name="P103">flow size:892740</text:p>
      <text:p text:style-name="P103">port request size:94996</text:p>
      <text:p text:style-name="P103">flow request size:68948</text:p>
      <text:p text:style-name="P103">flow mode size:39650</text:p>
      <text:p text:style-name="P103">flow path number:184</text:p>
      <text:p text:style-name="P2">port number + port request number = 1760</text:p>
      <text:p text:style-name="P2">flow number + flow request number = 704</text:p>
      <text:p text:style-name="P2">flow mode number = <text:span text:style-name="T2">650</text:span></text:p>
      <text:p text:style-name="P2">flow path number = <text:span text:style-name="T2">184</text:span></text:p>
      <text:p text:style-name="P2">port size + port request size = <text:span text:style-name="T2">1210122</text:span></text:p>
      <text:p text:style-name="P2">flow size + flow request size = <text:span text:style-name="T2">961688</text:span></text:p>
      <text:p text:style-name="P2">flow mode size = <text:span text:style-name="T2">39650</text:span></text:p>
      <text:p text:style-name="P2">all number = <text:span text:style-name="T3">3114</text:span></text:p>
      <text:p text:style-name="P2">all size = <text:span text:style-name="T3">2211460</text:span></text:p>
      <text:p text:style-name="P104">（<text:span text:style-name="T6">5）第五次实验</text:span></text:p>
      <text:p text:style-name="P104">port number:880</text:p>
      <text:p text:style-name="P104">flow number:352</text:p>
      <text:p text:style-name="P104">port request number:880</text:p>
      <text:p text:style-name="P104">flow request number:352</text:p>
      <text:p text:style-name="P104">flow mode number:532</text:p>
      <text:p text:style-name="P104">port size:1119248</text:p>
      <text:p text:style-name="P104">flow size:911234</text:p>
      <text:p text:style-name="P104">port request size:95040</text:p>
      <text:p text:style-name="P104">flow request size:68992</text:p>
      <text:p text:style-name="P104">flow mode size:32452</text:p>
      <text:p text:style-name="P104">flow path number:173</text:p>
      <text:p text:style-name="P3">port number + port request number = 1760</text:p>
      <text:p text:style-name="P3">flow number + flow request number = 704</text:p>
      <text:p text:style-name="P3">flow mode number = <text:span text:style-name="T3">532</text:span></text:p>
      <text:p text:style-name="P3">flow path number = <text:span text:style-name="T2">184</text:span></text:p>
      <text:p text:style-name="P3">port size + port request size = <text:span text:style-name="T3">1214288</text:span></text:p>
      <text:p text:style-name="P3"><text:soft-page-break/>flow size + flow request size = <text:span text:style-name="T3">980226</text:span></text:p>
      <text:p text:style-name="P3">flow mode size = <text:span text:style-name="T3">32452</text:span></text:p>
      <text:p text:style-name="P3">all number = <text:span text:style-name="T3">2996</text:span></text:p>
      <text:p text:style-name="P3">all size = <text:span text:style-name="T3">2226966</text:span></text:p>
      <text:p text:style-name="P3"/>
      <text:p text:style-name="P135">2、Ashman</text:p>
      <text:p text:style-name="P135">（1）第一次实验</text:p>
      <text:p text:style-name="P136">port number:880</text:p>
      <text:p text:style-name="P136">flow number:352</text:p>
      <text:p text:style-name="P136">port request number:880</text:p>
      <text:p text:style-name="P136">flow request number:352</text:p>
      <text:p text:style-name="P136">flow mode number:636</text:p>
      <text:p text:style-name="P136">port size:1120920</text:p>
      <text:p text:style-name="P136">flow size:950348</text:p>
      <text:p text:style-name="P136">port request size:94996</text:p>
      <text:p text:style-name="P136">flow request size:37972</text:p>
      <text:p text:style-name="P136">flow mode size:38796</text:p>
      <text:p text:style-name="P136">flow path number:184</text:p>
      <text:p text:style-name="P136">flow number all:880</text:p>
      <text:p text:style-name="P136">flow request number all:880</text:p>
      <text:p text:style-name="P136">flow size all:2328836</text:p>
      <text:p text:style-name="P136">flow request size all:172436</text:p>
      <text:p text:style-name="P33">port number + port request number = 1760</text:p>
      <text:p text:style-name="P33">flow number + flow request number = 704</text:p>
      <text:p text:style-name="P33">flow mode number = <text:span text:style-name="T42">636</text:span></text:p>
      <text:p text:style-name="P33">flow path number = <text:span text:style-name="T42">184</text:span></text:p>
      <text:p text:style-name="P33">port size + port request size = <text:span text:style-name="T42">1215916</text:span></text:p>
      <text:p text:style-name="P33">flow size + flow request size = <text:span text:style-name="T42">988320</text:span></text:p>
      <text:p text:style-name="P33">flow mode size = <text:span text:style-name="T42">38796</text:span></text:p>
      <text:p text:style-name="P33">all number = <text:span text:style-name="T42">3100</text:span></text:p>
      <text:p text:style-name="P33">all size = <text:span text:style-name="T42">2243032</text:span></text:p>
      <text:p text:style-name="P136">（2）第二次实验</text:p>
      <text:p text:style-name="P136">port number:880</text:p>
      <text:p text:style-name="P136">flow number:352</text:p>
      <text:p text:style-name="P136">port request number:880</text:p>
      <text:p text:style-name="P136">flow request number:352</text:p>
      <text:p text:style-name="P136">flow mode number:618</text:p>
      <text:p text:style-name="P136">port size:1117578</text:p>
      <text:p text:style-name="P136">flow size:943415</text:p>
      <text:p text:style-name="P136">port request size:94820</text:p>
      <text:p text:style-name="P136">flow request size:37884</text:p>
      <text:p text:style-name="P136">flow mode size:37698</text:p>
      <text:p text:style-name="P136">flow path number:178</text:p>
      <text:p text:style-name="P136">flow number all:880</text:p>
      <text:p text:style-name="P136">flow request number all:880</text:p>
      <text:p text:style-name="P136">flow size all:2328384</text:p>
      <text:p text:style-name="P136">flow request size all:172260</text:p>
      <text:p text:style-name="P33">port number + port request number = 1760</text:p>
      <text:p text:style-name="P33">flow number + flow request number = 704</text:p>
      <text:p text:style-name="P33">flow mode number = <text:span text:style-name="T42">618</text:span></text:p>
      <text:p text:style-name="P33">flow path number = <text:span text:style-name="T42">178</text:span></text:p>
      <text:p text:style-name="P33">port size + port request size = <text:span text:style-name="T42">1212398</text:span></text:p>
      <text:p text:style-name="P33"><text:soft-page-break/>flow size + flow request size = <text:span text:style-name="T42">981299</text:span></text:p>
      <text:p text:style-name="P33">flow mode size = <text:span text:style-name="T42">37698</text:span></text:p>
      <text:p text:style-name="P33">all number = <text:span text:style-name="T42">3082</text:span></text:p>
      <text:p text:style-name="P33">all size = <text:span text:style-name="T42">2231395</text:span></text:p>
      <text:p text:style-name="P136">（3）第三次实验</text:p>
      <text:p text:style-name="P137">port number:860</text:p>
      <text:p text:style-name="P137">flow number:344</text:p>
      <text:p text:style-name="P137">port request number:860</text:p>
      <text:p text:style-name="P137">flow request number:344</text:p>
      <text:p text:style-name="P137">flow mode number:682</text:p>
      <text:p text:style-name="P137">port size:1101954</text:p>
      <text:p text:style-name="P137">flow size:939546</text:p>
      <text:p text:style-name="P137">port request size:92880</text:p>
      <text:p text:style-name="P137">flow request size:37152</text:p>
      <text:p text:style-name="P137">flow mode size:41602</text:p>
      <text:p text:style-name="P137">flow path number:164</text:p>
      <text:p text:style-name="P137">flow number all:860</text:p>
      <text:p text:style-name="P137">flow request number all:860</text:p>
      <text:p text:style-name="P137">flow size all:2482815</text:p>
      <text:p text:style-name="P137">flow request size all:168560</text:p>
      <text:p text:style-name="P34">port number + port request number = <text:span text:style-name="T43">1720</text:span></text:p>
      <text:p text:style-name="P34">flow number + flow request number = <text:span text:style-name="T43">688</text:span></text:p>
      <text:p text:style-name="P34">flow mode number = <text:span text:style-name="T43">682</text:span></text:p>
      <text:p text:style-name="P34">flow path number = <text:span text:style-name="T43">164</text:span></text:p>
      <text:p text:style-name="P34">port size + port request size = <text:span text:style-name="T43">1194834</text:span></text:p>
      <text:p text:style-name="P34">flow size + flow request size = <text:span text:style-name="T43">976698</text:span></text:p>
      <text:p text:style-name="P34">flow mode size = <text:span text:style-name="T43">41602</text:span></text:p>
      <text:p text:style-name="P34">all number = <text:span text:style-name="T43">3090</text:span></text:p>
      <text:p text:style-name="P34">all size = <text:span text:style-name="T43">2213134</text:span></text:p>
      <text:p text:style-name="P137">（4）第四次实验</text:p>
      <text:p text:style-name="P138">port number:876</text:p>
      <text:p text:style-name="P138">flow number:350</text:p>
      <text:p text:style-name="P138">port request number:876</text:p>
      <text:p text:style-name="P138">flow request number:350</text:p>
      <text:p text:style-name="P138">flow mode number:634</text:p>
      <text:p text:style-name="P138">port size:1118283</text:p>
      <text:p text:style-name="P138">flow size:893482</text:p>
      <text:p text:style-name="P138">port request size:94608</text:p>
      <text:p text:style-name="P138">flow request size:37800</text:p>
      <text:p text:style-name="P138">flow mode size:38674</text:p>
      <text:p text:style-name="P138">flow path number:178</text:p>
      <text:p text:style-name="P138">flow number all:876</text:p>
      <text:p text:style-name="P138">flow request number all:876</text:p>
      <text:p text:style-name="P138">flow size all:2341010</text:p>
      <text:p text:style-name="P138">flow request size all:171696</text:p>
      <text:p text:style-name="P35">port number + port request number = <text:span text:style-name="T44">1752</text:span></text:p>
      <text:p text:style-name="P35">flow number + flow request number = <text:span text:style-name="T44">700</text:span></text:p>
      <text:p text:style-name="P35">flow mode number = <text:span text:style-name="T44">634</text:span></text:p>
      <text:p text:style-name="P64">flow path number = <text:span text:style-name="T73">178</text:span></text:p>
      <text:p text:style-name="P35">port size + port request size = <text:span text:style-name="T44">1212891</text:span></text:p>
      <text:p text:style-name="P35">flow size + flow request size = <text:span text:style-name="T44">931282</text:span></text:p>
      <text:p text:style-name="P35">flow mode size = <text:span text:style-name="T44">38674</text:span></text:p>
      <text:p text:style-name="P35"><text:soft-page-break/>all number = <text:span text:style-name="T44">3086</text:span></text:p>
      <text:p text:style-name="P35">all size = <text:span text:style-name="T44">2182847</text:span></text:p>
      <text:p text:style-name="P138">（5）第五次实验</text:p>
      <text:p text:style-name="P138">port number:880</text:p>
      <text:p text:style-name="P138">flow number:352</text:p>
      <text:p text:style-name="P138">port request number:880</text:p>
      <text:p text:style-name="P138">flow request number:352</text:p>
      <text:p text:style-name="P138">flow mode number:462</text:p>
      <text:p text:style-name="P138">port size:1124441</text:p>
      <text:p text:style-name="P138">flow size:876950</text:p>
      <text:p text:style-name="P138">port request size:95040</text:p>
      <text:p text:style-name="P138">flow request size:38016</text:p>
      <text:p text:style-name="P138">flow mode size:28182</text:p>
      <text:p text:style-name="P138">flow path number:163</text:p>
      <text:p text:style-name="P138">flow number all:880</text:p>
      <text:p text:style-name="P138">flow request number all:880</text:p>
      <text:p text:style-name="P138">flow size all:2220150</text:p>
      <text:p text:style-name="P138">flow request size all:172480</text:p>
      <text:p text:style-name="P35">port number + port request number = <text:span text:style-name="T44">1760</text:span></text:p>
      <text:p text:style-name="P35">flow number + flow request number = <text:span text:style-name="T44">704</text:span></text:p>
      <text:p text:style-name="P35">flow mode number = <text:span text:style-name="T44">462</text:span></text:p>
      <text:p text:style-name="P64">flow path number = <text:span text:style-name="T73">163</text:span></text:p>
      <text:p text:style-name="P35">port size + port request size = <text:span text:style-name="T44">1219481</text:span></text:p>
      <text:p text:style-name="P35">flow size + flow request size = <text:span text:style-name="T44">914966</text:span></text:p>
      <text:p text:style-name="P35">flow mode size = <text:span text:style-name="T44">28182</text:span></text:p>
      <text:p text:style-name="P35">all number = <text:span text:style-name="T45">2926</text:span></text:p>
      <text:p text:style-name="P36">all size = <text:span text:style-name="T45">2162629</text:span></text:p>
      <text:p text:style-name="P36"/>
      <text:p text:style-name="P170">3、DSF<text:span text:style-name="T81">l</text:span>ows</text:p>
      <text:p text:style-name="P170">（1）第一次实验</text:p>
      <text:p text:style-name="P171">port number:580</text:p>
      <text:p text:style-name="P171">flow number:232</text:p>
      <text:p text:style-name="P171">port request number:580</text:p>
      <text:p text:style-name="P171">flow request number:232</text:p>
      <text:p text:style-name="P171">flow mode number:396</text:p>
      <text:p text:style-name="P171">port size:731638</text:p>
      <text:p text:style-name="P171">flow size:632324</text:p>
      <text:p text:style-name="P171">port request size:62640</text:p>
      <text:p text:style-name="P171">flow request size:45472</text:p>
      <text:p text:style-name="P171">flow mode size:24156</text:p>
      <text:p text:style-name="P171">flow path number:96</text:p>
      <text:p text:style-name="P65">port number + port request number = <text:span text:style-name="T74">1160</text:span></text:p>
      <text:p text:style-name="P65">flow number + flow request number = <text:span text:style-name="T74">464</text:span></text:p>
      <text:p text:style-name="P65">flow mode number = <text:span text:style-name="T74">396</text:span></text:p>
      <text:p text:style-name="P65">flow path number = <text:span text:style-name="T74">96</text:span></text:p>
      <text:p text:style-name="P65">port size + port request size = <text:span text:style-name="T74">794278</text:span></text:p>
      <text:p text:style-name="P65">flow size + flow request size = <text:span text:style-name="T74">677796</text:span></text:p>
      <text:p text:style-name="P65">flow mode size = <text:span text:style-name="T74">24156</text:span></text:p>
      <text:p text:style-name="P65">all number = <text:span text:style-name="T74">2020</text:span></text:p>
      <text:p text:style-name="P65">all size = <text:span text:style-name="T74">1496230</text:span></text:p>
      <text:p text:style-name="P172">（2）第二次实验</text:p>
      <text:p text:style-name="P172">port number:580</text:p>
      <text:p text:style-name="P172"><text:soft-page-break/>flow number:232</text:p>
      <text:p text:style-name="P172">port request number:580</text:p>
      <text:p text:style-name="P172">flow request number:232</text:p>
      <text:p text:style-name="P172">flow mode number:454</text:p>
      <text:p text:style-name="P172">port size:740727</text:p>
      <text:p text:style-name="P172">flow size:672653</text:p>
      <text:p text:style-name="P172">port request size:62553</text:p>
      <text:p text:style-name="P172">flow request size:45472</text:p>
      <text:p text:style-name="P172">flow mode size:27694</text:p>
      <text:p text:style-name="P172">flow path number:106</text:p>
      <text:p text:style-name="P66">port number + port request number = <text:span text:style-name="T74">1160</text:span></text:p>
      <text:p text:style-name="P66">flow number + flow request number = <text:span text:style-name="T74">464</text:span></text:p>
      <text:p text:style-name="P66">flow mode number = <text:span text:style-name="T75">454</text:span></text:p>
      <text:p text:style-name="P66">flow path number = <text:span text:style-name="T75">106</text:span></text:p>
      <text:p text:style-name="P66">port size + port request size = <text:span text:style-name="T75">803280</text:span></text:p>
      <text:p text:style-name="P66">flow size + flow request size = <text:span text:style-name="T75">718125</text:span></text:p>
      <text:p text:style-name="P66">flow mode size = <text:span text:style-name="T75">27694</text:span></text:p>
      <text:p text:style-name="P66">all number = <text:span text:style-name="T75">2078</text:span></text:p>
      <text:p text:style-name="P66">all size = <text:span text:style-name="T75">1549099</text:span></text:p>
      <text:p text:style-name="P172">（3）第三次实验</text:p>
      <text:p text:style-name="P172">port number:600</text:p>
      <text:p text:style-name="P172">flow number:240</text:p>
      <text:p text:style-name="P172">port request number:600</text:p>
      <text:p text:style-name="P172">flow request number:240</text:p>
      <text:p text:style-name="P172">flow mode number:576</text:p>
      <text:p text:style-name="P172">port size:768168</text:p>
      <text:p text:style-name="P172">flow size:833361</text:p>
      <text:p text:style-name="P172">port request size:64770</text:p>
      <text:p text:style-name="P172">flow request size:47010</text:p>
      <text:p text:style-name="P172">flow mode size:35136</text:p>
      <text:p text:style-name="P172">flow path number:132</text:p>
      <text:p text:style-name="P66">port number + port request number = <text:span text:style-name="T75">1200</text:span></text:p>
      <text:p text:style-name="P66">flow number + flow request number = <text:span text:style-name="T75">480</text:span></text:p>
      <text:p text:style-name="P66">flow mode number = <text:span text:style-name="T75">576</text:span></text:p>
      <text:p text:style-name="P66">flow path number = <text:span text:style-name="T75">132</text:span></text:p>
      <text:p text:style-name="P66">port size + port request size = <text:span text:style-name="T75">832938</text:span></text:p>
      <text:p text:style-name="P66">flow size + flow request size = <text:span text:style-name="T75">880371</text:span></text:p>
      <text:p text:style-name="P66">flow mode size = <text:span text:style-name="T75">35136</text:span></text:p>
      <text:p text:style-name="P66">all number = <text:span text:style-name="T75">2256</text:span></text:p>
      <text:p text:style-name="P66">all size = <text:span text:style-name="T75">1741003</text:span></text:p>
      <text:p text:style-name="P172">（4）第四次实验</text:p>
      <text:p text:style-name="P172">port number:580</text:p>
      <text:p text:style-name="P172">flow number:232</text:p>
      <text:p text:style-name="P172">port request number:580</text:p>
      <text:p text:style-name="P172">flow request number:232</text:p>
      <text:p text:style-name="P172">flow mode number:538</text:p>
      <text:p text:style-name="P172">port size:742042</text:p>
      <text:p text:style-name="P172">flow size:742221</text:p>
      <text:p text:style-name="P172">port request size:62640</text:p>
      <text:p text:style-name="P172">flow request size:45472</text:p>
      <text:p text:style-name="P172">flow mode size:32818</text:p>
      <text:p text:style-name="P172">flow path number:118</text:p>
      <text:p text:style-name="P67"><text:soft-page-break/>port number + port request number = <text:span text:style-name="T76">1160</text:span></text:p>
      <text:p text:style-name="P67">flow number + flow request number = <text:span text:style-name="T76">464</text:span></text:p>
      <text:p text:style-name="P67">flow mode number = <text:span text:style-name="T76">538</text:span></text:p>
      <text:p text:style-name="P67">flow path number = <text:span text:style-name="T76">118<text:line-break/></text:span>port size + port request size = <text:span text:style-name="T76">804682</text:span></text:p>
      <text:p text:style-name="P67">flow size + flow request size = <text:span text:style-name="T76">787693</text:span></text:p>
      <text:p text:style-name="P67">flow mode size = <text:span text:style-name="T76">32818</text:span></text:p>
      <text:p text:style-name="P67">all number = <text:span text:style-name="T76">2162</text:span></text:p>
      <text:p text:style-name="P67">all size = <text:span text:style-name="T76">1625193</text:span></text:p>
      <text:p text:style-name="P173">（5）第五次实验</text:p>
      <text:p text:style-name="P173">port number:580</text:p>
      <text:p text:style-name="P173">flow number:232</text:p>
      <text:p text:style-name="P173">port request number:580</text:p>
      <text:p text:style-name="P173">flow request number:232</text:p>
      <text:p text:style-name="P173">flow mode number:512</text:p>
      <text:p text:style-name="P173">port size:742003</text:p>
      <text:p text:style-name="P173">flow size:749020</text:p>
      <text:p text:style-name="P173">port request size:62640</text:p>
      <text:p text:style-name="P173">flow request size:45472</text:p>
      <text:p text:style-name="P173">flow mode size:31232</text:p>
      <text:p text:style-name="P173">flow path number:143</text:p>
      <text:p text:style-name="P68">port number + port request number = <text:span text:style-name="T76">1160</text:span></text:p>
      <text:p text:style-name="P68">flow number + flow request number = <text:span text:style-name="T76">464</text:span></text:p>
      <text:p text:style-name="P68">flow mode number = <text:span text:style-name="T77">512</text:span></text:p>
      <text:p text:style-name="P68">flow path number = <text:span text:style-name="T77">143</text:span></text:p>
      <text:p text:style-name="P68">port size + port request size = <text:span text:style-name="T77">804643</text:span></text:p>
      <text:p text:style-name="P68">flow size + flow request size = <text:span text:style-name="T77">794492</text:span></text:p>
      <text:p text:style-name="P68">flow mode size = <text:span text:style-name="T77">31232</text:span></text:p>
      <text:p text:style-name="P68">all number = <text:span text:style-name="T77">2136</text:span></text:p>
      <text:p text:style-name="P68">all size = <text:span text:style-name="T77">1630367</text:span></text:p>
      <text:p text:style-name="P3"/>
      <text:p text:style-name="P104">二、hotspot</text:p>
      <text:p text:style-name="P104">1、<text:span text:style-name="T40">hedera</text:span></text:p>
      <text:p text:style-name="P104">（1）第一次实验</text:p>
      <text:p text:style-name="P104">信号开销</text:p>
      <text:p text:style-name="P104">port number:880</text:p>
      <text:p text:style-name="P104">flow number:352</text:p>
      <text:p text:style-name="P104">port request number:880</text:p>
      <text:p text:style-name="P104">flow request number:352</text:p>
      <text:p text:style-name="P104">flow mode number:1248</text:p>
      <text:p text:style-name="P104">port size:1118844</text:p>
      <text:p text:style-name="P104">flow size:1127403</text:p>
      <text:p text:style-name="P104">port request size:94952</text:p>
      <text:p text:style-name="P104">flow request size:68948</text:p>
      <text:p text:style-name="P104">flow mode size:76128</text:p>
      <text:p text:style-name="P104">flow path number:115</text:p>
      <text:p text:style-name="P3">port number + port request number = 1760</text:p>
      <text:p text:style-name="P3">flow number + flow request number = 704</text:p>
      <text:p text:style-name="P3">flow mode number = <text:span text:style-name="T3">1248</text:span></text:p>
      <text:p text:style-name="P3">flow path number = <text:span text:style-name="T3">115</text:span></text:p>
      <text:p text:style-name="P3">port size + port request size = <text:span text:style-name="T3">1213796</text:span></text:p>
      <text:p text:style-name="P3">flow size + flow request size = <text:span text:style-name="T3">1196351</text:span></text:p>
      <text:p text:style-name="P3"><text:soft-page-break/>flow mode size = <text:span text:style-name="T3">76128</text:span></text:p>
      <text:p text:style-name="P3">all number = <text:span text:style-name="T3">3712</text:span></text:p>
      <text:p text:style-name="P3">all size = <text:span text:style-name="T3">2486275</text:span></text:p>
      <text:p text:style-name="P3">(<text:span text:style-name="T4">2）第二次实验</text:span></text:p>
      <text:p text:style-name="P105">port number:880</text:p>
      <text:p text:style-name="P105">flow number:352</text:p>
      <text:p text:style-name="P105">port request number:880</text:p>
      <text:p text:style-name="P105">flow request number:352</text:p>
      <text:p text:style-name="P105">flow mode number:1114</text:p>
      <text:p text:style-name="P105">port size:1117973</text:p>
      <text:p text:style-name="P105">flow size:1138322</text:p>
      <text:p text:style-name="P105">port request size:94908</text:p>
      <text:p text:style-name="P105">flow request size:68992</text:p>
      <text:p text:style-name="P105">flow mode size:67954</text:p>
      <text:p text:style-name="P105">flow path number:137</text:p>
      <text:p text:style-name="P5">port number + port request number = 1760</text:p>
      <text:p text:style-name="P4">flow number + flow request number = 704</text:p>
      <text:p text:style-name="P4">flow mode number = <text:span text:style-name="T5">1114</text:span></text:p>
      <text:p text:style-name="P4">flow path number = <text:span text:style-name="T5">137</text:span></text:p>
      <text:p text:style-name="P4">port size + port request size = <text:span text:style-name="T5">1212881</text:span></text:p>
      <text:p text:style-name="P4">flow size + flow request size = <text:span text:style-name="T5">1207314</text:span></text:p>
      <text:p text:style-name="P4">flow mode size = <text:span text:style-name="T5">67954</text:span></text:p>
      <text:p text:style-name="P4">all number = <text:span text:style-name="T5">3578</text:span></text:p>
      <text:p text:style-name="P4">all size = <text:span text:style-name="T5">2488149</text:span></text:p>
      <text:p text:style-name="P4">（<text:span text:style-name="T7">3）第三次实验</text:span></text:p>
      <text:p text:style-name="P106">port number:880</text:p>
      <text:p text:style-name="P106">flow number:352</text:p>
      <text:p text:style-name="P106">port request number:880</text:p>
      <text:p text:style-name="P106">flow request number:352</text:p>
      <text:p text:style-name="P106">flow mode number:1124</text:p>
      <text:p text:style-name="P106">port size:1120556</text:p>
      <text:p text:style-name="P106">flow size:1186840</text:p>
      <text:p text:style-name="P106">port request size:94952</text:p>
      <text:p text:style-name="P106">flow request size:68948</text:p>
      <text:p text:style-name="P106">flow mode size:68564</text:p>
      <text:p text:style-name="P106">flow path number:168</text:p>
      <text:p text:style-name="P5">port number + port request number = 1760</text:p>
      <text:p text:style-name="P5">flow number + flow request number = 704</text:p>
      <text:p text:style-name="P5">flow mode number = <text:span text:style-name="T7">1124</text:span></text:p>
      <text:p text:style-name="P5">flow path number = <text:span text:style-name="T7">168</text:span></text:p>
      <text:p text:style-name="P5">port size + port request size = <text:span text:style-name="T7">1215508</text:span></text:p>
      <text:p text:style-name="P5">flow size + flow request size = <text:span text:style-name="T7">1255788</text:span></text:p>
      <text:p text:style-name="P5">flow mode size = <text:span text:style-name="T7">68564</text:span></text:p>
      <text:p text:style-name="P5">all number = <text:span text:style-name="T7">3588</text:span></text:p>
      <text:p text:style-name="P5">all size = <text:span text:style-name="T7">2539860</text:span></text:p>
      <text:p text:style-name="P5">（<text:span text:style-name="T7">4）第四次实验</text:span></text:p>
      <text:p text:style-name="P106">port number:880</text:p>
      <text:p text:style-name="P106">flow number:352</text:p>
      <text:p text:style-name="P106">port request number:880</text:p>
      <text:p text:style-name="P106">flow request number:352</text:p>
      <text:p text:style-name="P106">flow mode number:984</text:p>
      <text:p text:style-name="P106">port size:1113134</text:p>
      <text:p text:style-name="P106"><text:soft-page-break/>flow size:1093485</text:p>
      <text:p text:style-name="P106">port request size:94864</text:p>
      <text:p text:style-name="P106">flow request size:68904</text:p>
      <text:p text:style-name="P106">flow mode size:60024</text:p>
      <text:p text:style-name="P106">flow path number:144</text:p>
      <text:p text:style-name="P5">port number + port request number = 1760</text:p>
      <text:p text:style-name="P5">flow number + flow request number = 704</text:p>
      <text:p text:style-name="P5">flow mode number = <text:span text:style-name="T7">984</text:span></text:p>
      <text:p text:style-name="P5">flow path number = <text:span text:style-name="T7">144</text:span></text:p>
      <text:p text:style-name="P5">port size + port request size = <text:span text:style-name="T7">1207998</text:span></text:p>
      <text:p text:style-name="P5">flow size + flow request size = <text:span text:style-name="T7">1162389</text:span></text:p>
      <text:p text:style-name="P5">flow mode size = <text:span text:style-name="T7">60024</text:span></text:p>
      <text:p text:style-name="P5">all number = <text:span text:style-name="T7">3448</text:span></text:p>
      <text:p text:style-name="P5">all size = <text:span text:style-name="T7">2430411</text:span></text:p>
      <text:p text:style-name="P5">（<text:span text:style-name="T8">5）第五次实验</text:span></text:p>
      <text:p text:style-name="P107">port number:880</text:p>
      <text:p text:style-name="P107">flow number:352</text:p>
      <text:p text:style-name="P107">port request number:880</text:p>
      <text:p text:style-name="P107">flow request number:352</text:p>
      <text:p text:style-name="P107">flow mode number:1082</text:p>
      <text:p text:style-name="P107">port size:1114846</text:p>
      <text:p text:style-name="P107">flow size:1169301</text:p>
      <text:p text:style-name="P107">port request size:94952</text:p>
      <text:p text:style-name="P107">flow request size:68948</text:p>
      <text:p text:style-name="P107">flow mode size:66002</text:p>
      <text:p text:style-name="P107">flow path number:145</text:p>
      <text:p text:style-name="P6">port number + port request number = 1760</text:p>
      <text:p text:style-name="P6">flow number + flow request number = 704</text:p>
      <text:p text:style-name="P6">flow mode number = <text:span text:style-name="T8">1082</text:span></text:p>
      <text:p text:style-name="P6">flow path number = <text:span text:style-name="T8">145</text:span></text:p>
      <text:p text:style-name="P6">port size + port request size = <text:span text:style-name="T8">1209798</text:span></text:p>
      <text:p text:style-name="P6">flow size + flow request size = <text:span text:style-name="T8">1238249</text:span></text:p>
      <text:p text:style-name="P6">flow mode size = <text:span text:style-name="T8">66002</text:span></text:p>
      <text:p text:style-name="P6">all number = <text:span text:style-name="T8">3546</text:span></text:p>
      <text:p text:style-name="P6">all size = <text:span text:style-name="T8">2514049</text:span></text:p>
      <text:p text:style-name="P6"/>
      <text:p text:style-name="P139">2、Ashman</text:p>
      <text:p text:style-name="P139">（1）第一次实验</text:p>
      <text:p text:style-name="P139">port number:880</text:p>
      <text:p text:style-name="P139">flow number:352</text:p>
      <text:p text:style-name="P139">port request number:880</text:p>
      <text:p text:style-name="P139">flow request number:352</text:p>
      <text:p text:style-name="P139">flow mode number:996</text:p>
      <text:p text:style-name="P139">port size:1117879</text:p>
      <text:p text:style-name="P139">flow size:1078452</text:p>
      <text:p text:style-name="P139">port request size:94908</text:p>
      <text:p text:style-name="P139">flow request size:38016</text:p>
      <text:p text:style-name="P139">flow mode size:60756</text:p>
      <text:p text:style-name="P139">flow path number:120</text:p>
      <text:p text:style-name="P139">flow number all:880</text:p>
      <text:p text:style-name="P139">flow request number all:880</text:p>
      <text:p text:style-name="P139">flow size all:2753509</text:p>
      <text:p text:style-name="P139"><text:soft-page-break/>flow request size all:172348</text:p>
      <text:p text:style-name="P36">port number + port request number = 1760</text:p>
      <text:p text:style-name="P36">flow number + flow request number = 704</text:p>
      <text:p text:style-name="P36">flow mode number = <text:span text:style-name="T45">996</text:span></text:p>
      <text:p text:style-name="P36">flow path number = <text:span text:style-name="T45">120</text:span></text:p>
      <text:p text:style-name="P36">port size + port request size = <text:span text:style-name="T45">1212787</text:span></text:p>
      <text:p text:style-name="P36">flow size + flow request size = <text:span text:style-name="T45">1116468</text:span></text:p>
      <text:p text:style-name="P36">flow mode size = <text:span text:style-name="T45">60756</text:span></text:p>
      <text:p text:style-name="P36">all number = <text:span text:style-name="T45">3460</text:span></text:p>
      <text:p text:style-name="P36">all size = <text:span text:style-name="T45">2390011</text:span></text:p>
      <text:p text:style-name="P139">（2）第二次实验</text:p>
      <text:p text:style-name="P139">port number:880</text:p>
      <text:p text:style-name="P139">flow number:352</text:p>
      <text:p text:style-name="P139">port request number:880</text:p>
      <text:p text:style-name="P139">flow request number:352</text:p>
      <text:p text:style-name="P139">flow mode number:1218</text:p>
      <text:p text:style-name="P139">port size:1119914</text:p>
      <text:p text:style-name="P139">flow size:1200347</text:p>
      <text:p text:style-name="P139">port request size:95040</text:p>
      <text:p text:style-name="P139">flow request size:38016</text:p>
      <text:p text:style-name="P139">flow mode size:74298</text:p>
      <text:p text:style-name="P139">flow path number:145</text:p>
      <text:p text:style-name="P139">flow number all:880</text:p>
      <text:p text:style-name="P139">flow request number all:880</text:p>
      <text:p text:style-name="P139">flow size all:3113182</text:p>
      <text:p text:style-name="P139">flow request size all:172480</text:p>
      <text:p text:style-name="P36">port number + port request number = 1760</text:p>
      <text:p text:style-name="P36">flow number + flow request number = 704</text:p>
      <text:p text:style-name="P36">flow mode number = <text:span text:style-name="T45">1218</text:span></text:p>
      <text:p text:style-name="P36">flow path number = <text:span text:style-name="T45">145</text:span></text:p>
      <text:p text:style-name="P36">port size + port request size = <text:span text:style-name="T45">1214954</text:span></text:p>
      <text:p text:style-name="P36">flow size + flow request size = <text:span text:style-name="T45">1238363</text:span></text:p>
      <text:p text:style-name="P36">flow mode size = <text:span text:style-name="T45">74298</text:span></text:p>
      <text:p text:style-name="P36">all number = <text:span text:style-name="T45">3682</text:span></text:p>
      <text:p text:style-name="P36">all size = <text:span text:style-name="T45">2527615</text:span></text:p>
      <text:p text:style-name="P139">（3）第三次实验</text:p>
      <text:p text:style-name="P140">port number:880</text:p>
      <text:p text:style-name="P140">flow number:352</text:p>
      <text:p text:style-name="P140">port request number:880</text:p>
      <text:p text:style-name="P140">flow request number:352</text:p>
      <text:p text:style-name="P140">flow mode number:876</text:p>
      <text:p text:style-name="P140">port size:1121864</text:p>
      <text:p text:style-name="P140">flow size:1101200</text:p>
      <text:p text:style-name="P140">port request size:95040</text:p>
      <text:p text:style-name="P140">flow request size:38016</text:p>
      <text:p text:style-name="P140">flow mode size:53436</text:p>
      <text:p text:style-name="P140">flow path number:132</text:p>
      <text:p text:style-name="P140">flow number all:880</text:p>
      <text:p text:style-name="P140">flow request number all:880</text:p>
      <text:p text:style-name="P140">flow size all:2716521</text:p>
      <text:p text:style-name="P140">flow request size all:172480</text:p>
      <text:p text:style-name="P37">port number + port request number = 1760</text:p>
      <text:p text:style-name="P37"><text:soft-page-break/>flow number + flow request number = 704</text:p>
      <text:p text:style-name="P37">flow mode number = <text:span text:style-name="T46">876</text:span></text:p>
      <text:p text:style-name="P37">flow path number = <text:span text:style-name="T46">132</text:span></text:p>
      <text:p text:style-name="P37">port size + port request size = <text:span text:style-name="T46">1217004</text:span></text:p>
      <text:p text:style-name="P37">flow size + flow request size = <text:span text:style-name="T46">1139216</text:span></text:p>
      <text:p text:style-name="P37">flow mode size = <text:span text:style-name="T45">74298</text:span></text:p>
      <text:p text:style-name="P37">all number = <text:span text:style-name="T46">3340</text:span></text:p>
      <text:p text:style-name="P37">all size = <text:span text:style-name="T46">2409656</text:span></text:p>
      <text:p text:style-name="P140">（4）第四次实验</text:p>
      <text:p text:style-name="P140">port number:860</text:p>
      <text:p text:style-name="P140">flow number:344</text:p>
      <text:p text:style-name="P140">port request number:860</text:p>
      <text:p text:style-name="P140">flow request number:344</text:p>
      <text:p text:style-name="P140">flow mode number:838</text:p>
      <text:p text:style-name="P140">port size:1097951</text:p>
      <text:p text:style-name="P140">flow size:1083996</text:p>
      <text:p text:style-name="P140">port request size:92837</text:p>
      <text:p text:style-name="P140">flow request size:37152</text:p>
      <text:p text:style-name="P140">flow mode size:51118</text:p>
      <text:p text:style-name="P140">flow path number:131</text:p>
      <text:p text:style-name="P140">flow number all:860</text:p>
      <text:p text:style-name="P140">flow request number all:860</text:p>
      <text:p text:style-name="P140">flow size all:2647125</text:p>
      <text:p text:style-name="P140">flow request size all:168517</text:p>
      <text:p text:style-name="P37">port number + port request number = <text:span text:style-name="T46">1720</text:span></text:p>
      <text:p text:style-name="P37">flow number + flow request number = <text:span text:style-name="T46">688</text:span></text:p>
      <text:p text:style-name="P37">flow mode number = <text:span text:style-name="T46">838</text:span></text:p>
      <text:p text:style-name="P37">flow path number = <text:span text:style-name="T46">131</text:span></text:p>
      <text:p text:style-name="P37">port size + port request size = <text:span text:style-name="T46">1190788</text:span></text:p>
      <text:p text:style-name="P37">flow size + flow request size = <text:span text:style-name="T46">1121148</text:span></text:p>
      <text:p text:style-name="P37">flow mode size = <text:span text:style-name="T46">51118</text:span></text:p>
      <text:p text:style-name="P37">all number = <text:span text:style-name="T46">3246</text:span></text:p>
      <text:p text:style-name="P37">all size = <text:span text:style-name="T46">2363054</text:span></text:p>
      <text:p text:style-name="P140">（5）第五次实验</text:p>
      <text:p text:style-name="P141">port number:880</text:p>
      <text:p text:style-name="P141">flow number:352</text:p>
      <text:p text:style-name="P141">port request number:880</text:p>
      <text:p text:style-name="P141">flow request number:352</text:p>
      <text:p text:style-name="P141">flow mode number:1088</text:p>
      <text:p text:style-name="P141">port size:1122449</text:p>
      <text:p text:style-name="P141">flow size:1178175</text:p>
      <text:p text:style-name="P141">port request size:94908</text:p>
      <text:p text:style-name="P141">flow request size:37972</text:p>
      <text:p text:style-name="P141">flow mode size:66368</text:p>
      <text:p text:style-name="P141">flow path number:144</text:p>
      <text:p text:style-name="P141">flow number all:880</text:p>
      <text:p text:style-name="P141">flow request number all:880</text:p>
      <text:p text:style-name="P141">flow size all:3031389</text:p>
      <text:p text:style-name="P141">flow request size all:172348</text:p>
      <text:p text:style-name="P38">port number + port request number = <text:span text:style-name="T47">1760</text:span></text:p>
      <text:p text:style-name="P38">flow number + flow request number = <text:span text:style-name="T47">704</text:span></text:p>
      <text:p text:style-name="P38">flow mode number = <text:span text:style-name="T47">1088</text:span></text:p>
      <text:p text:style-name="P38"><text:soft-page-break/>flow path number = <text:span text:style-name="T47">144</text:span></text:p>
      <text:p text:style-name="P38">port size + port request size = <text:span text:style-name="T47">1217357</text:span></text:p>
      <text:p text:style-name="P38">flow size + flow request size = <text:span text:style-name="T47">1216147</text:span></text:p>
      <text:p text:style-name="P38">flow mode size = <text:span text:style-name="T47">66368</text:span></text:p>
      <text:p text:style-name="P38">all number = <text:span text:style-name="T47">3552</text:span></text:p>
      <text:p text:style-name="P38">all size = <text:span text:style-name="T47">2499872</text:span></text:p>
      <text:p text:style-name="P38"/>
      <text:p text:style-name="P173">3、DSFlows</text:p>
      <text:p text:style-name="P173">（1）第一次实验</text:p>
      <text:p text:style-name="P173">port number:540</text:p>
      <text:p text:style-name="P173">flow number:216</text:p>
      <text:p text:style-name="P173">port request number:540</text:p>
      <text:p text:style-name="P173">flow request number:216</text:p>
      <text:p text:style-name="P173">flow mode number:348</text:p>
      <text:p text:style-name="P173">port size:687891</text:p>
      <text:p text:style-name="P173">flow size:576799</text:p>
      <text:p text:style-name="P173">port request size:58320</text:p>
      <text:p text:style-name="P173">flow request size:42336</text:p>
      <text:p text:style-name="P173">flow mode size:21228</text:p>
      <text:p text:style-name="P173">flow path number:21</text:p>
      <text:p text:style-name="P68">port number + port request number = <text:span text:style-name="T77">1080</text:span></text:p>
      <text:p text:style-name="P68">flow number + flow request number = <text:span text:style-name="T77">432</text:span></text:p>
      <text:p text:style-name="P68">flow mode number = <text:span text:style-name="T77">348</text:span></text:p>
      <text:p text:style-name="P68">flow path number = <text:span text:style-name="T77">21</text:span></text:p>
      <text:p text:style-name="P68">port size + port request size = <text:span text:style-name="T77">746211</text:span></text:p>
      <text:p text:style-name="P68">flow size + flow request size = <text:span text:style-name="T77">619131</text:span></text:p>
      <text:p text:style-name="P68">flow mode size = <text:span text:style-name="T77">21228</text:span></text:p>
      <text:p text:style-name="P68">all number = <text:span text:style-name="T77">1860</text:span></text:p>
      <text:p text:style-name="P68">all size = <text:span text:style-name="T77">1386570</text:span></text:p>
      <text:p text:style-name="P173">（2）第二次实验</text:p>
      <text:p text:style-name="P173">port number:560</text:p>
      <text:p text:style-name="P173">flow number:224</text:p>
      <text:p text:style-name="P173">port request number:560</text:p>
      <text:p text:style-name="P173">flow request number:224</text:p>
      <text:p text:style-name="P173">flow mode number:384</text:p>
      <text:p text:style-name="P173">port size:712868</text:p>
      <text:p text:style-name="P173">flow size:601288</text:p>
      <text:p text:style-name="P173">port request size:60424</text:p>
      <text:p text:style-name="P173">flow request size:43904</text:p>
      <text:p text:style-name="P173">flow mode size:23424</text:p>
      <text:p text:style-name="P173">flow path number:43</text:p>
      <text:p text:style-name="P68">port number + port request number = <text:span text:style-name="T77">1120</text:span></text:p>
      <text:p text:style-name="P68">flow number + flow request number = <text:span text:style-name="T77">448</text:span></text:p>
      <text:p text:style-name="P68">flow mode number = <text:span text:style-name="T77">348</text:span></text:p>
      <text:p text:style-name="P68">flow path number = <text:span text:style-name="T77">43</text:span></text:p>
      <text:p text:style-name="P68">port size + port request size = <text:span text:style-name="T78">773292</text:span></text:p>
      <text:p text:style-name="P69">flow size + flow request size = <text:span text:style-name="T78">645192</text:span></text:p>
      <text:p text:style-name="P69">flow mode size = <text:span text:style-name="T78">23424</text:span></text:p>
      <text:p text:style-name="P69">all number = <text:span text:style-name="T78">1916</text:span></text:p>
      <text:p text:style-name="P69">all size = <text:span text:style-name="T78">1441908</text:span></text:p>
      <text:p text:style-name="P174">（3）第三次实验</text:p>
      <text:p text:style-name="P174">port number:580</text:p>
      <text:p text:style-name="P174"><text:soft-page-break/>flow number:232</text:p>
      <text:p text:style-name="P174">port request number:580</text:p>
      <text:p text:style-name="P174">flow request number:232</text:p>
      <text:p text:style-name="P174">flow mode number:394</text:p>
      <text:p text:style-name="P174">port size:738813</text:p>
      <text:p text:style-name="P174">flow size:629829</text:p>
      <text:p text:style-name="P174">port request size:62582</text:p>
      <text:p text:style-name="P174">flow request size:45472</text:p>
      <text:p text:style-name="P174">flow mode size:24034</text:p>
      <text:p text:style-name="P174">flow path number:27</text:p>
      <text:p text:style-name="P70">port number + port request number = <text:span text:style-name="T79">1160</text:span></text:p>
      <text:p text:style-name="P70">flow number + flow request number = <text:span text:style-name="T79">464</text:span></text:p>
      <text:p text:style-name="P70">flow mode number = <text:span text:style-name="T79">394</text:span></text:p>
      <text:p text:style-name="P70">flow path number = <text:span text:style-name="T79">27</text:span></text:p>
      <text:p text:style-name="P70">port size + port request size = <text:span text:style-name="T79">801395</text:span></text:p>
      <text:p text:style-name="P70">flow size + flow request size = <text:span text:style-name="T79">675301</text:span></text:p>
      <text:p text:style-name="P70">flow mode size = <text:span text:style-name="T79">24034</text:span></text:p>
      <text:p text:style-name="P70">all number = <text:span text:style-name="T79">2018</text:span></text:p>
      <text:p text:style-name="P70">all size = <text:span text:style-name="T79">1500730</text:span></text:p>
      <text:p text:style-name="P175">（4）第四次实验</text:p>
      <text:p text:style-name="P175">port number:580</text:p>
      <text:p text:style-name="P175">flow number:232</text:p>
      <text:p text:style-name="P175">port request number:580</text:p>
      <text:p text:style-name="P175">flow request number:232</text:p>
      <text:p text:style-name="P175">flow mode number:404</text:p>
      <text:p text:style-name="P175">port size:737435</text:p>
      <text:p text:style-name="P175">flow size:666991</text:p>
      <text:p text:style-name="P175">port request size:62640</text:p>
      <text:p text:style-name="P175">flow request size:45472</text:p>
      <text:p text:style-name="P175">flow mode size:24644</text:p>
      <text:p text:style-name="P175">flow path number:55</text:p>
      <text:p text:style-name="P71">port number + port request number = <text:span text:style-name="T79">1160</text:span></text:p>
      <text:p text:style-name="P71">flow number + flow request number = <text:span text:style-name="T79">464</text:span></text:p>
      <text:p text:style-name="P71">flow mode number = <text:span text:style-name="T80">404</text:span></text:p>
      <text:p text:style-name="P71">flow path number = <text:span text:style-name="T80">55</text:span></text:p>
      <text:p text:style-name="P71">port size + port request size = <text:span text:style-name="T80">800075</text:span></text:p>
      <text:p text:style-name="P71">flow size + flow request size = <text:span text:style-name="T80">712463</text:span></text:p>
      <text:p text:style-name="P71">flow mode size = <text:span text:style-name="T80">24644</text:span></text:p>
      <text:p text:style-name="P71">all number = <text:span text:style-name="T80">2028</text:span></text:p>
      <text:p text:style-name="P71">all size = <text:span text:style-name="T80">1537182</text:span></text:p>
      <text:p text:style-name="P176">（5）第五次实验</text:p>
      <text:p text:style-name="P176">port number:560</text:p>
      <text:p text:style-name="P176">flow number:224</text:p>
      <text:p text:style-name="P176">port request number:560</text:p>
      <text:p text:style-name="P176">flow request number:224</text:p>
      <text:p text:style-name="P176">flow mode number:456</text:p>
      <text:p text:style-name="P176">port size:713826</text:p>
      <text:p text:style-name="P176">flow size:673495</text:p>
      <text:p text:style-name="P176">port request size:60452</text:p>
      <text:p text:style-name="P176">flow request size:43904</text:p>
      <text:p text:style-name="P176">flow mode size:27816</text:p>
      <text:p text:style-name="P176">flow path number:18</text:p>
      <text:p text:style-name="P72"><text:soft-page-break/>port number + port request number = <text:span text:style-name="T81">1120</text:span></text:p>
      <text:p text:style-name="P72">flow number + flow request number = <text:span text:style-name="T81">448</text:span></text:p>
      <text:p text:style-name="P72">flow mode number = <text:span text:style-name="T81">456</text:span></text:p>
      <text:p text:style-name="P72">flow path number = <text:span text:style-name="T81">18</text:span></text:p>
      <text:p text:style-name="P72">port size + port request size = <text:span text:style-name="T81">774278</text:span></text:p>
      <text:p text:style-name="P72">flow size + flow request size = <text:span text:style-name="T81">717399</text:span></text:p>
      <text:p text:style-name="P72">flow mode size = <text:span text:style-name="T81">27816</text:span></text:p>
      <text:p text:style-name="P72">all number = <text:span text:style-name="T81">2024</text:span></text:p>
      <text:p text:style-name="P72">all size = <text:span text:style-name="T81">1519493</text:span></text:p>
      <text:p text:style-name="P6"/>
      <text:p text:style-name="P6">三、<text:span text:style-name="T9">stride1</text:span></text:p>
      <text:p text:style-name="P108">1、<text:span text:style-name="T40">hedera</text:span></text:p>
      <text:p text:style-name="P108">(1）第一次实验</text:p>
      <text:p text:style-name="P108">信令开销</text:p>
      <text:p text:style-name="P108">port number:880</text:p>
      <text:p text:style-name="P108">flow number:352</text:p>
      <text:p text:style-name="P108">port request number:880</text:p>
      <text:p text:style-name="P108">flow request number:352</text:p>
      <text:p text:style-name="P108">flow mode number:302</text:p>
      <text:p text:style-name="P108">port size:1114536</text:p>
      <text:p text:style-name="P108">flow size:741774</text:p>
      <text:p text:style-name="P108">port request size:94996</text:p>
      <text:p text:style-name="P108">flow request size:68992</text:p>
      <text:p text:style-name="P108">flow mode size:18422</text:p>
      <text:p text:style-name="P108">flow path number:169</text:p>
      <text:p text:style-name="P7">port number + port request number = 1760</text:p>
      <text:p text:style-name="P7">flow number + flow request number = 704</text:p>
      <text:p text:style-name="P7">flow mode number = <text:span text:style-name="T9">302</text:span></text:p>
      <text:p text:style-name="P7">flow path number = <text:span text:style-name="T9">169</text:span></text:p>
      <text:p text:style-name="P7">port size + port request size = <text:span text:style-name="T9">1209532</text:span></text:p>
      <text:p text:style-name="P7">flow size + flow request size = <text:span text:style-name="T9">810766</text:span></text:p>
      <text:p text:style-name="P7">flow mode size = <text:span text:style-name="T9">18422</text:span></text:p>
      <text:p text:style-name="P7">all number = <text:span text:style-name="T9">2766</text:span></text:p>
      <text:p text:style-name="P7">all size = <text:span text:style-name="T9">2038720</text:span></text:p>
      <text:p text:style-name="P7">（<text:span text:style-name="T10">2）第二次实验</text:span></text:p>
      <text:p text:style-name="P109">port number:880</text:p>
      <text:p text:style-name="P109">flow number:352</text:p>
      <text:p text:style-name="P109">port request number:880</text:p>
      <text:p text:style-name="P109">flow request number:352</text:p>
      <text:p text:style-name="P109">flow mode number:272</text:p>
      <text:p text:style-name="P109">port size:1109466</text:p>
      <text:p text:style-name="P109">flow size:718104</text:p>
      <text:p text:style-name="P109">port request size:94908</text:p>
      <text:p text:style-name="P109">flow request size:68904</text:p>
      <text:p text:style-name="P109">flow mode size:16592</text:p>
      <text:p text:style-name="P109">flow path number:176</text:p>
      <text:p text:style-name="P8">port number + port request number = 1760</text:p>
      <text:p text:style-name="P8">flow number + flow request number = 704</text:p>
      <text:p text:style-name="P8">flow mode number = <text:span text:style-name="T10">272</text:span></text:p>
      <text:p text:style-name="P8">flow path number = <text:span text:style-name="T10">176</text:span></text:p>
      <text:p text:style-name="P8">port size + port request size = <text:span text:style-name="T10">1204374</text:span></text:p>
      <text:p text:style-name="P8">flow size + flow request size = <text:span text:style-name="T10">787008</text:span></text:p>
      <text:p text:style-name="P8"><text:soft-page-break/>flow mode size = <text:span text:style-name="T10">16592</text:span></text:p>
      <text:p text:style-name="P8">all number = <text:span text:style-name="T10">2736</text:span></text:p>
      <text:p text:style-name="P8">all size = <text:span text:style-name="T10">2007974</text:span></text:p>
      <text:p text:style-name="P8">（<text:span text:style-name="T11">3）第三次实验</text:span></text:p>
      <text:p text:style-name="P110">port number:880</text:p>
      <text:p text:style-name="P110">flow number:352</text:p>
      <text:p text:style-name="P110">port request number:880</text:p>
      <text:p text:style-name="P110">flow request number:352</text:p>
      <text:p text:style-name="P110">flow mode number:264</text:p>
      <text:p text:style-name="P110">port size:1110949</text:p>
      <text:p text:style-name="P110">flow size:728197</text:p>
      <text:p text:style-name="P110">port request size:94996</text:p>
      <text:p text:style-name="P110">flow request size:68992</text:p>
      <text:p text:style-name="P110">flow mode size:16104</text:p>
      <text:p text:style-name="P110">flow path number:177</text:p>
      <text:p text:style-name="P9">port number + port request number = 1760</text:p>
      <text:p text:style-name="P9">flow number + flow request number = 704</text:p>
      <text:p text:style-name="P9">flow mode number = <text:span text:style-name="T11">264</text:span></text:p>
      <text:p text:style-name="P9">flow path number = <text:span text:style-name="T11">177</text:span></text:p>
      <text:p text:style-name="P9">port size + port request size = <text:span text:style-name="T11">1205945</text:span></text:p>
      <text:p text:style-name="P9">flow size + flow request size = <text:span text:style-name="T11">797189</text:span></text:p>
      <text:p text:style-name="P9">flow mode size = <text:span text:style-name="T11">16104</text:span></text:p>
      <text:p text:style-name="P9">all number = <text:span text:style-name="T11">2728</text:span></text:p>
      <text:p text:style-name="P9">all size = <text:span text:style-name="T11">2019238</text:span></text:p>
      <text:p text:style-name="P9">（<text:span text:style-name="T12">4）第四次实验</text:span></text:p>
      <text:p text:style-name="P111">port number:880</text:p>
      <text:p text:style-name="P111">flow number:352</text:p>
      <text:p text:style-name="P111">port request number:880</text:p>
      <text:p text:style-name="P111">flow request number:352</text:p>
      <text:p text:style-name="P111">flow mode number:282</text:p>
      <text:p text:style-name="P111">port size:1112166</text:p>
      <text:p text:style-name="P111">flow size:721832</text:p>
      <text:p text:style-name="P111">port request size:94952</text:p>
      <text:p text:style-name="P111">flow request size:68948</text:p>
      <text:p text:style-name="P111">flow mode size:17202</text:p>
      <text:p text:style-name="P111">flow path number:175</text:p>
      <text:p text:style-name="P10">port number + port request number = 1760</text:p>
      <text:p text:style-name="P10">flow number + flow request number = 704</text:p>
      <text:p text:style-name="P10">flow mode number = <text:span text:style-name="T13">282</text:span></text:p>
      <text:p text:style-name="P10">flow path number = <text:span text:style-name="T13">175</text:span></text:p>
      <text:p text:style-name="P10">port size + port request size = <text:span text:style-name="T13">1207118</text:span></text:p>
      <text:p text:style-name="P10">flow size + flow request size = <text:span text:style-name="T13">790780</text:span></text:p>
      <text:p text:style-name="P10">flow mode size = <text:span text:style-name="T13">17202</text:span></text:p>
      <text:p text:style-name="P10">all number = <text:span text:style-name="T13">2746</text:span></text:p>
      <text:p text:style-name="P10">all size = <text:span text:style-name="T13">2015100</text:span></text:p>
      <text:p text:style-name="P112">(5)第五次实验</text:p>
      <text:p text:style-name="P112">port number:880</text:p>
      <text:p text:style-name="P112">flow number:352</text:p>
      <text:p text:style-name="P112">port request number:880</text:p>
      <text:p text:style-name="P112">flow request number:352</text:p>
      <text:p text:style-name="P112">flow mode number:272</text:p>
      <text:p text:style-name="P112">port size:1109941</text:p>
      <text:p text:style-name="P112"><text:soft-page-break/>flow size:728936</text:p>
      <text:p text:style-name="P112">port request size:95040</text:p>
      <text:p text:style-name="P112">flow request size:68992</text:p>
      <text:p text:style-name="P112">flow mode size:16592</text:p>
      <text:p text:style-name="P112">flow path number:165</text:p>
      <text:p text:style-name="P11">port number + port request number = 1760</text:p>
      <text:p text:style-name="P11">flow number + flow request number = 704</text:p>
      <text:p text:style-name="P11">flow mode number = <text:span text:style-name="T14">272</text:span></text:p>
      <text:p text:style-name="P11">flow path number = <text:span text:style-name="T14">165</text:span></text:p>
      <text:p text:style-name="P11">port size + port request size = <text:span text:style-name="T14">1204981</text:span></text:p>
      <text:p text:style-name="P11">flow size + flow request size = <text:span text:style-name="T14">797928</text:span></text:p>
      <text:p text:style-name="P11">flow mode size = <text:span text:style-name="T14">16592</text:span></text:p>
      <text:p text:style-name="P11">all number = <text:span text:style-name="T14">2736</text:span></text:p>
      <text:p text:style-name="P11">all size = <text:span text:style-name="T14">2019501</text:span></text:p>
      <text:p text:style-name="P11"/>
      <text:p text:style-name="P142">2、Ashman</text:p>
      <text:p text:style-name="P142">（1）第一次实验</text:p>
      <text:p text:style-name="P142">port number:880</text:p>
      <text:p text:style-name="P142">flow number:352</text:p>
      <text:p text:style-name="P142">port request number:880</text:p>
      <text:p text:style-name="P142">flow request number:352</text:p>
      <text:p text:style-name="P142">flow mode number:272</text:p>
      <text:p text:style-name="P142">port size:1105639</text:p>
      <text:p text:style-name="P142">flow size:724570</text:p>
      <text:p text:style-name="P142">port request size:95040</text:p>
      <text:p text:style-name="P142">flow request size:38016</text:p>
      <text:p text:style-name="P142">flow mode size:16592</text:p>
      <text:p text:style-name="P142">flow path number:164</text:p>
      <text:p text:style-name="P142">flow number all:880</text:p>
      <text:p text:style-name="P142">flow request number all:880</text:p>
      <text:p text:style-name="P142">flow size all:1737373</text:p>
      <text:p text:style-name="P142">flow request size all:172480</text:p>
      <text:p text:style-name="P39">port number + port request number = 1760</text:p>
      <text:p text:style-name="P39">flow number + flow request number = 704</text:p>
      <text:p text:style-name="P39">flow mode number = <text:span text:style-name="T48">272</text:span></text:p>
      <text:p text:style-name="P39">flow path number = <text:span text:style-name="T48">164</text:span></text:p>
      <text:p text:style-name="P39">port size + port request size = <text:span text:style-name="T48">1200679</text:span></text:p>
      <text:p text:style-name="P39">flow size + flow request size = <text:span text:style-name="T48">762586</text:span></text:p>
      <text:p text:style-name="P39">flow mode size = <text:span text:style-name="T48">16592</text:span></text:p>
      <text:p text:style-name="P39">all number = <text:span text:style-name="T48">2736</text:span></text:p>
      <text:p text:style-name="P39">all size = <text:span text:style-name="T48">1979857</text:span></text:p>
      <text:p text:style-name="P143">（2）第二次实验</text:p>
      <text:p text:style-name="P144">port number:860</text:p>
      <text:p text:style-name="P144">flow number:344</text:p>
      <text:p text:style-name="P144">port request number:860</text:p>
      <text:p text:style-name="P144">flow request number:344</text:p>
      <text:p text:style-name="P144">flow mode number:272</text:p>
      <text:p text:style-name="P144">port size:1088001</text:p>
      <text:p text:style-name="P144">flow size:714878</text:p>
      <text:p text:style-name="P144">port request size:92837</text:p>
      <text:p text:style-name="P144">flow request size:37109</text:p>
      <text:p text:style-name="P144">flow mode size:16592</text:p>
      <text:p text:style-name="P144"><text:soft-page-break/>flow path number:169</text:p>
      <text:p text:style-name="P144">flow number all:860</text:p>
      <text:p text:style-name="P144">flow request number all:860</text:p>
      <text:p text:style-name="P144">flow size all:1700610</text:p>
      <text:p text:style-name="P144">flow request size all:168517</text:p>
      <text:p text:style-name="P40">port number + port request number = <text:span text:style-name="T49">1720</text:span></text:p>
      <text:p text:style-name="P40">flow number + flow request number = <text:span text:style-name="T49">688</text:span></text:p>
      <text:p text:style-name="P40">flow mode number = <text:span text:style-name="T49">272</text:span></text:p>
      <text:p text:style-name="P40">flow path number = <text:span text:style-name="T49">169</text:span></text:p>
      <text:p text:style-name="P40">port size + port request size = <text:span text:style-name="T49">1180838</text:span></text:p>
      <text:p text:style-name="P40">flow size + flow request size = <text:span text:style-name="T49">751987</text:span></text:p>
      <text:p text:style-name="P40">flow mode size = <text:span text:style-name="T49">16592</text:span></text:p>
      <text:p text:style-name="P40">all number = <text:span text:style-name="T49">2680</text:span></text:p>
      <text:p text:style-name="P40">all size = <text:span text:style-name="T49">1949417</text:span></text:p>
      <text:p text:style-name="P144">（3）第三次实验</text:p>
      <text:p text:style-name="P144">port number:860</text:p>
      <text:p text:style-name="P144">flow number:344</text:p>
      <text:p text:style-name="P144">port request number:860</text:p>
      <text:p text:style-name="P144">flow request number:344</text:p>
      <text:p text:style-name="P144">flow mode number:280</text:p>
      <text:p text:style-name="P144">port size:1088787</text:p>
      <text:p text:style-name="P144">flow size:724437</text:p>
      <text:p text:style-name="P144">port request size:92837</text:p>
      <text:p text:style-name="P144">flow request size:37109</text:p>
      <text:p text:style-name="P144">flow mode size:17080</text:p>
      <text:p text:style-name="P144">flow path number:175</text:p>
      <text:p text:style-name="P144">flow number all:860</text:p>
      <text:p text:style-name="P144">flow request number all:860</text:p>
      <text:p text:style-name="P144">flow size all:1738446</text:p>
      <text:p text:style-name="P144">flow request size all:168517</text:p>
      <text:p text:style-name="P40">port number + port request number = <text:span text:style-name="T49">1720</text:span></text:p>
      <text:p text:style-name="P40">flow number + flow request number = <text:span text:style-name="T49">688</text:span></text:p>
      <text:p text:style-name="P40">flow mode number = <text:span text:style-name="T49">280</text:span></text:p>
      <text:p text:style-name="P40">flow path number = <text:span text:style-name="T49">175</text:span></text:p>
      <text:p text:style-name="P40">port size + port request size = <text:span text:style-name="T49">1181624</text:span></text:p>
      <text:p text:style-name="P40">flow size + flow request size = <text:span text:style-name="T49">761546</text:span></text:p>
      <text:p text:style-name="P40">flow mode size = <text:span text:style-name="T49">17080</text:span></text:p>
      <text:p text:style-name="P40">all number = <text:span text:style-name="T49">2688</text:span></text:p>
      <text:p text:style-name="P40">all size = <text:span text:style-name="T49">1960250</text:span></text:p>
      <text:p text:style-name="P144">（4）第四次实验</text:p>
      <text:p text:style-name="P145">port number:879</text:p>
      <text:p text:style-name="P145">flow number:351</text:p>
      <text:p text:style-name="P145">port request number:879</text:p>
      <text:p text:style-name="P145">flow request number:351</text:p>
      <text:p text:style-name="P145">flow mode number:272</text:p>
      <text:p text:style-name="P145">port size:1110946</text:p>
      <text:p text:style-name="P145">flow size:721990</text:p>
      <text:p text:style-name="P145">port request size:94756</text:p>
      <text:p text:style-name="P145">flow request size:37908</text:p>
      <text:p text:style-name="P145">flow mode size:16592</text:p>
      <text:p text:style-name="P145">flow path number:173</text:p>
      <text:p text:style-name="P145">flow number all:879</text:p>
      <text:p text:style-name="P145"><text:soft-page-break/>flow request number all:879</text:p>
      <text:p text:style-name="P145">flow size all:1719364</text:p>
      <text:p text:style-name="P145">flow request size all:172108</text:p>
      <text:p text:style-name="P41">port number + port request number = <text:span text:style-name="T50">1758</text:span></text:p>
      <text:p text:style-name="P41">flow number + flow request number = <text:span text:style-name="T50">702</text:span></text:p>
      <text:p text:style-name="P41">flow mode number = <text:span text:style-name="T50">272</text:span></text:p>
      <text:p text:style-name="P41">flow path number = <text:span text:style-name="T50">173</text:span></text:p>
      <text:p text:style-name="P41">port size + port request size = <text:span text:style-name="T50">1205702</text:span></text:p>
      <text:p text:style-name="P41">flow size + flow request size = <text:span text:style-name="T50">759898</text:span></text:p>
      <text:p text:style-name="P41">flow mode size = <text:span text:style-name="T50">16592</text:span></text:p>
      <text:p text:style-name="P41">all number = <text:span text:style-name="T50">2732</text:span></text:p>
      <text:p text:style-name="P41">all size = <text:span text:style-name="T50">1982192</text:span></text:p>
      <text:p text:style-name="P145">（5）第五次实验</text:p>
      <text:p text:style-name="P145">port number:860</text:p>
      <text:p text:style-name="P145">flow number:344</text:p>
      <text:p text:style-name="P145">port request number:860</text:p>
      <text:p text:style-name="P145">flow request number:344</text:p>
      <text:p text:style-name="P145">flow mode number:264</text:p>
      <text:p text:style-name="P145">port size:1089368</text:p>
      <text:p text:style-name="P145">flow size:725227</text:p>
      <text:p text:style-name="P145">port request size:92880</text:p>
      <text:p text:style-name="P145">flow request size:37152</text:p>
      <text:p text:style-name="P145">flow mode size:16104</text:p>
      <text:p text:style-name="P145">flow path number:177</text:p>
      <text:p text:style-name="P145">flow number all:860</text:p>
      <text:p text:style-name="P145">flow request number all:860</text:p>
      <text:p text:style-name="P145">flow size all:1741338</text:p>
      <text:p text:style-name="P145">flow request size all:168560</text:p>
      <text:p text:style-name="P41">port number + port request number = <text:span text:style-name="T50">1720</text:span></text:p>
      <text:p text:style-name="P41">flow number + flow request number = <text:span text:style-name="T50">688</text:span></text:p>
      <text:p text:style-name="P41">flow mode number = <text:span text:style-name="T50">264</text:span></text:p>
      <text:p text:style-name="P41">flow path number = <text:span text:style-name="T50">177</text:span></text:p>
      <text:p text:style-name="P41">port size + port request size = <text:span text:style-name="T50">1182248</text:span></text:p>
      <text:p text:style-name="P41">flow size + flow request size = <text:span text:style-name="T50">762379</text:span></text:p>
      <text:p text:style-name="P41">flow mode size = <text:span text:style-name="T50">16104</text:span></text:p>
      <text:p text:style-name="P41">all number = <text:span text:style-name="T50">2672</text:span></text:p>
      <text:p text:style-name="P41">all size = <text:span text:style-name="T50">1960731</text:span></text:p>
      <text:p text:style-name="P176"/>
      <text:p text:style-name="P176">3、DSFlows</text:p>
      <text:p text:style-name="P176">（1）第一次实验</text:p>
      <text:p text:style-name="P176">port number:580</text:p>
      <text:p text:style-name="P176">flow number:232</text:p>
      <text:p text:style-name="P176">port request number:580</text:p>
      <text:p text:style-name="P176">flow request number:232</text:p>
      <text:p text:style-name="P176">flow mode number:390</text:p>
      <text:p text:style-name="P176">port size:735510</text:p>
      <text:p text:style-name="P176">flow size:573953</text:p>
      <text:p text:style-name="P176">port request size:62611</text:p>
      <text:p text:style-name="P176">flow request size:45443</text:p>
      <text:p text:style-name="P176">flow mode size:23790</text:p>
      <text:p text:style-name="P176">flow path number:160</text:p>
      <text:p text:style-name="P72">port number + port request number = <text:span text:style-name="T81">1160</text:span></text:p>
      <text:p text:style-name="P72"><text:soft-page-break/>flow number + flow request number = <text:span text:style-name="T81">464</text:span></text:p>
      <text:p text:style-name="P72">flow mode number = <text:span text:style-name="T81">390</text:span></text:p>
      <text:p text:style-name="P72">flow path number = <text:span text:style-name="T81">160</text:span></text:p>
      <text:p text:style-name="P72">port size + port request size = <text:span text:style-name="T81">798121</text:span></text:p>
      <text:p text:style-name="P72">flow size + flow request size = <text:span text:style-name="T81">619396</text:span></text:p>
      <text:p text:style-name="P72">flow mode size = <text:span text:style-name="T81">23790</text:span></text:p>
      <text:p text:style-name="P73">all number = <text:span text:style-name="T82">2014</text:span></text:p>
      <text:p text:style-name="P73">all size = <text:span text:style-name="T82">1441307</text:span></text:p>
      <text:p text:style-name="P177">（2）第二次实验</text:p>
      <text:p text:style-name="P177">port number:580</text:p>
      <text:p text:style-name="P177">flow number:232</text:p>
      <text:p text:style-name="P177">port request number:580</text:p>
      <text:p text:style-name="P177">flow request number:232</text:p>
      <text:p text:style-name="P177">flow mode number:338</text:p>
      <text:p text:style-name="P177">port size:735470</text:p>
      <text:p text:style-name="P177">flow size:532471</text:p>
      <text:p text:style-name="P177">port request size:62582</text:p>
      <text:p text:style-name="P177">flow request size:45472</text:p>
      <text:p text:style-name="P177">flow mode size:20618</text:p>
      <text:p text:style-name="P177">flow path number:158</text:p>
      <text:p text:style-name="P73">port number + port request number = <text:span text:style-name="T81">1160</text:span></text:p>
      <text:p text:style-name="P73">flow number + flow request number = <text:span text:style-name="T82">464</text:span></text:p>
      <text:p text:style-name="P73">flow mode number = <text:span text:style-name="T82">338</text:span></text:p>
      <text:p text:style-name="P73">flow path number = <text:span text:style-name="T82">158</text:span></text:p>
      <text:p text:style-name="P73">port size + port request size = <text:span text:style-name="T82">798052</text:span></text:p>
      <text:p text:style-name="P73">flow size + flow request size = <text:span text:style-name="T82">577943</text:span></text:p>
      <text:p text:style-name="P73">flow mode size = <text:span text:style-name="T82">20618</text:span></text:p>
      <text:p text:style-name="P73">all number = <text:span text:style-name="T82">1962</text:span></text:p>
      <text:p text:style-name="P73">all size = <text:span text:style-name="T82">1396613</text:span></text:p>
      <text:p text:style-name="P177">（3）第三次实验</text:p>
      <text:p text:style-name="P177">port number:580</text:p>
      <text:p text:style-name="P177">flow number:232</text:p>
      <text:p text:style-name="P177">port request number:580</text:p>
      <text:p text:style-name="P177">flow request number:232</text:p>
      <text:p text:style-name="P177">flow mode number:316</text:p>
      <text:p text:style-name="P177">port size:735465</text:p>
      <text:p text:style-name="P177">flow size:542224</text:p>
      <text:p text:style-name="P177">port request size:62582</text:p>
      <text:p text:style-name="P177">flow request size:45472</text:p>
      <text:p text:style-name="P177">flow mode size:19276</text:p>
      <text:p text:style-name="P177">flow path number:201</text:p>
      <text:p text:style-name="P73">port number + port request number = <text:span text:style-name="T81">1160</text:span></text:p>
      <text:p text:style-name="P73">flow number + flow request number = <text:span text:style-name="T82">464</text:span></text:p>
      <text:p text:style-name="P73">flow mode number = <text:span text:style-name="T82">316</text:span></text:p>
      <text:p text:style-name="P73">flow path number = <text:span text:style-name="T82">201</text:span></text:p>
      <text:p text:style-name="P73">port size + port request size = <text:span text:style-name="T82">798047</text:span></text:p>
      <text:p text:style-name="P73">flow size + flow request size = <text:span text:style-name="T82">587696</text:span></text:p>
      <text:p text:style-name="P73">flow mode size = <text:span text:style-name="T82">19276</text:span></text:p>
      <text:p text:style-name="P73">all number = <text:span text:style-name="T83">1940</text:span></text:p>
      <text:p text:style-name="P74">all size = <text:span text:style-name="T83">1405019</text:span></text:p>
      <text:p text:style-name="P178">（4）第四次实验</text:p>
      <text:p text:style-name="P179">port number:560</text:p>
      <text:p text:style-name="P179"><text:soft-page-break/>flow number:224</text:p>
      <text:p text:style-name="P179">port request number:560</text:p>
      <text:p text:style-name="P179">flow request number:224</text:p>
      <text:p text:style-name="P179">flow mode number:326</text:p>
      <text:p text:style-name="P179">port size:709941</text:p>
      <text:p text:style-name="P179">flow size:519000</text:p>
      <text:p text:style-name="P179">port request size:60340</text:p>
      <text:p text:style-name="P179">flow request size:43848</text:p>
      <text:p text:style-name="P179">flow mode size:19886</text:p>
      <text:p text:style-name="P179">flow path number:110</text:p>
      <text:p text:style-name="P75">port number + port request number = <text:span text:style-name="T84">1120</text:span></text:p>
      <text:p text:style-name="P75">flow number + flow request number = <text:span text:style-name="T84">448</text:span></text:p>
      <text:p text:style-name="P75">flow mode number = <text:span text:style-name="T84">326</text:span></text:p>
      <text:p text:style-name="P75">flow path number = <text:span text:style-name="T84">110</text:span></text:p>
      <text:p text:style-name="P75">port size + port request size = <text:span text:style-name="T84">770281</text:span></text:p>
      <text:p text:style-name="P75">flow size + flow request size = <text:span text:style-name="T84">562848</text:span></text:p>
      <text:p text:style-name="P75">flow mode size = <text:span text:style-name="T84">19886</text:span></text:p>
      <text:p text:style-name="P75">all number = <text:span text:style-name="T84">1894</text:span></text:p>
      <text:p text:style-name="P75">all size = <text:span text:style-name="T84">1353015</text:span></text:p>
      <text:p text:style-name="P179">（5）第五次实验</text:p>
      <text:p text:style-name="P179">port number:580</text:p>
      <text:p text:style-name="P179">flow number:232</text:p>
      <text:p text:style-name="P179">port request number:580</text:p>
      <text:p text:style-name="P179">flow request number:232</text:p>
      <text:p text:style-name="P179">flow mode number:382</text:p>
      <text:p text:style-name="P179">port size:735719</text:p>
      <text:p text:style-name="P179">flow size:570057</text:p>
      <text:p text:style-name="P179">port request size:62611</text:p>
      <text:p text:style-name="P179">flow request size:45472</text:p>
      <text:p text:style-name="P179">flow mode size:23302</text:p>
      <text:p text:style-name="P179">flow path number:125</text:p>
      <text:p text:style-name="P75">port number + port request number = <text:span text:style-name="T84">1160</text:span></text:p>
      <text:p text:style-name="P75">flow number + flow request number = <text:span text:style-name="T84">464</text:span></text:p>
      <text:p text:style-name="P75">flow mode number = <text:span text:style-name="T84">382</text:span></text:p>
      <text:p text:style-name="P75">flow path number = <text:span text:style-name="T84">125</text:span></text:p>
      <text:p text:style-name="P75">port size + port request size = <text:span text:style-name="T84">798330</text:span></text:p>
      <text:p text:style-name="P75">flow size + flow request size = <text:span text:style-name="T84">615529</text:span></text:p>
      <text:p text:style-name="P75">flow mode size = <text:span text:style-name="T84">23302</text:span></text:p>
      <text:p text:style-name="P75">all number = <text:span text:style-name="T84">2006</text:span></text:p>
      <text:p text:style-name="P75">all size = <text:span text:style-name="T84">1437161</text:span></text:p>
      <text:p text:style-name="P11"/>
      <text:p text:style-name="P11">四、<text:span text:style-name="T15">stride2</text:span></text:p>
      <text:p text:style-name="P113">1、<text:span text:style-name="T40">hedera</text:span></text:p>
      <text:p text:style-name="P113">（1）第一次实验</text:p>
      <text:p text:style-name="P113">port number:880</text:p>
      <text:p text:style-name="P113">flow number:352</text:p>
      <text:p text:style-name="P113">port request number:880</text:p>
      <text:p text:style-name="P113">flow request number:352</text:p>
      <text:p text:style-name="P113">flow mode number:580</text:p>
      <text:p text:style-name="P113">port size:1126387</text:p>
      <text:p text:style-name="P113">flow size:962748</text:p>
      <text:p text:style-name="P113">port request size:95040</text:p>
      <text:p text:style-name="P113"><text:soft-page-break/>flow request size:68992</text:p>
      <text:p text:style-name="P113">flow mode size:35380</text:p>
      <text:p text:style-name="P113">flow path number:200</text:p>
      <text:p text:style-name="P12">port number + port request number = 1760</text:p>
      <text:p text:style-name="P12">flow number + flow request number = 704</text:p>
      <text:p text:style-name="P12">flow mode number = <text:span text:style-name="T15">580</text:span></text:p>
      <text:p text:style-name="P12">flow path number = <text:span text:style-name="T15">200</text:span></text:p>
      <text:p text:style-name="P12">port size + port request size = <text:span text:style-name="T15">1221427</text:span></text:p>
      <text:p text:style-name="P12">flow size + flow request size = <text:span text:style-name="T15">1031470</text:span></text:p>
      <text:p text:style-name="P12">flow mode size = <text:span text:style-name="T15">35380</text:span></text:p>
      <text:p text:style-name="P12">all number = <text:span text:style-name="T15">3044</text:span></text:p>
      <text:p text:style-name="P12">all size = <text:span text:style-name="T15">2288547</text:span></text:p>
      <text:p text:style-name="P12">（<text:span text:style-name="T15">2）第二次实验</text:span></text:p>
      <text:p text:style-name="P113">port number:880</text:p>
      <text:p text:style-name="P113">flow number:352</text:p>
      <text:p text:style-name="P113">port request number:880</text:p>
      <text:p text:style-name="P113">flow request number:352</text:p>
      <text:p text:style-name="P113">flow mode number:534</text:p>
      <text:p text:style-name="P113">port size:1117100</text:p>
      <text:p text:style-name="P113">flow size:934636</text:p>
      <text:p text:style-name="P113">port request size:94996</text:p>
      <text:p text:style-name="P113">flow request size:68992</text:p>
      <text:p text:style-name="P113">flow mode size:32574</text:p>
      <text:p text:style-name="P113">flow path number:179</text:p>
      <text:p text:style-name="P12">port number + port request number = 1760</text:p>
      <text:p text:style-name="P12">flow number + flow request number = 704</text:p>
      <text:p text:style-name="P12">flow mode number = <text:span text:style-name="T15">534</text:span></text:p>
      <text:p text:style-name="P12">flow path number = <text:span text:style-name="T15">179</text:span></text:p>
      <text:p text:style-name="P12">port size + port request size = <text:span text:style-name="T15">1212096</text:span></text:p>
      <text:p text:style-name="P12">flow size + flow request size = <text:span text:style-name="T15">1003628</text:span></text:p>
      <text:p text:style-name="P12">flow mode size = <text:span text:style-name="T15">32574</text:span></text:p>
      <text:p text:style-name="P12">all number = <text:span text:style-name="T15">2998</text:span></text:p>
      <text:p text:style-name="P12">all size = <text:span text:style-name="T15">2248298</text:span></text:p>
      <text:p text:style-name="P12">（<text:span text:style-name="T15">3）第三次实验</text:span></text:p>
      <text:p text:style-name="P113">port number:880</text:p>
      <text:p text:style-name="P113">flow number:352</text:p>
      <text:p text:style-name="P113">port request number:880</text:p>
      <text:p text:style-name="P113">flow request number:352</text:p>
      <text:p text:style-name="P113">flow mode number:742</text:p>
      <text:p text:style-name="P113">port size:1122507</text:p>
      <text:p text:style-name="P113">flow size:942528</text:p>
      <text:p text:style-name="P113">port request size:95040</text:p>
      <text:p text:style-name="P113">flow request size:68992</text:p>
      <text:p text:style-name="P113">flow mode size:45262</text:p>
      <text:p text:style-name="P113">flow path number:173</text:p>
      <text:p text:style-name="P13">port number + port request number = 1760</text:p>
      <text:p text:style-name="P13">flow number + flow request number = 704</text:p>
      <text:p text:style-name="P13">flow mode number = <text:span text:style-name="T16">742</text:span></text:p>
      <text:p text:style-name="P13">flow path number = <text:span text:style-name="T16">173</text:span></text:p>
      <text:p text:style-name="P13">port size + port request size = <text:span text:style-name="T16">1217547</text:span></text:p>
      <text:p text:style-name="P13">flow size + flow request size = <text:span text:style-name="T16">1011520</text:span></text:p>
      <text:p text:style-name="P13">flow mode size = <text:span text:style-name="T16">45262</text:span></text:p>
      <text:p text:style-name="P13"><text:soft-page-break/>all number = <text:span text:style-name="T16">3206</text:span></text:p>
      <text:p text:style-name="P13">all size = <text:span text:style-name="T16">2274329</text:span></text:p>
      <text:p text:style-name="P13">（<text:span text:style-name="T17">4）第四次实验</text:span></text:p>
      <text:p text:style-name="P114">port number:880</text:p>
      <text:p text:style-name="P114">flow number:352</text:p>
      <text:p text:style-name="P114">port request number:880</text:p>
      <text:p text:style-name="P114">flow request number:352</text:p>
      <text:p text:style-name="P114">flow mode number:774</text:p>
      <text:p text:style-name="P114">port size:1118929</text:p>
      <text:p text:style-name="P114">flow size:924139</text:p>
      <text:p text:style-name="P114">port request size:94952</text:p>
      <text:p text:style-name="P114">flow request size:68948</text:p>
      <text:p text:style-name="P114">flow mode size:47214</text:p>
      <text:p text:style-name="P114">flow path number:161</text:p>
      <text:p text:style-name="P14">port number + port request number = 1760</text:p>
      <text:p text:style-name="P14">flow number + flow request number = 704</text:p>
      <text:p text:style-name="P14">flow mode number = <text:span text:style-name="T17">774</text:span></text:p>
      <text:p text:style-name="P14">flow path number = <text:span text:style-name="T17">161</text:span></text:p>
      <text:p text:style-name="P14">port size + port request size = <text:span text:style-name="T17">1213881</text:span></text:p>
      <text:p text:style-name="P14">flow size + flow request size = <text:span text:style-name="T17">993087</text:span></text:p>
      <text:p text:style-name="P14">flow mode size = <text:span text:style-name="T17">47214</text:span></text:p>
      <text:p text:style-name="P14">all number = <text:span text:style-name="T17">3238</text:span></text:p>
      <text:p text:style-name="P14">all size = <text:span text:style-name="T17">2254182</text:span></text:p>
      <text:p text:style-name="P14">（<text:span text:style-name="T18">5）第五次实验</text:span></text:p>
      <text:p text:style-name="P115">port number:877</text:p>
      <text:p text:style-name="P115">flow number:350</text:p>
      <text:p text:style-name="P115">port request number:877</text:p>
      <text:p text:style-name="P115">flow request number:350</text:p>
      <text:p text:style-name="P115">flow mode number:460</text:p>
      <text:p text:style-name="P115">port size:1119163</text:p>
      <text:p text:style-name="P115">flow size:883236</text:p>
      <text:p text:style-name="P115">port request size:94716</text:p>
      <text:p text:style-name="P115">flow request size:68600</text:p>
      <text:p text:style-name="P115">flow mode size:28060</text:p>
      <text:p text:style-name="P115">flow path number:164</text:p>
      <text:p text:style-name="P15">port number + port request number = <text:span text:style-name="T18">1754</text:span></text:p>
      <text:p text:style-name="P15">flow number + flow request number = <text:span text:style-name="T18">700</text:span></text:p>
      <text:p text:style-name="P15">flow mode number = <text:span text:style-name="T18">460</text:span></text:p>
      <text:p text:style-name="P15">flow path number = <text:span text:style-name="T18">164</text:span></text:p>
      <text:p text:style-name="P15">port size + port request size = <text:span text:style-name="T18">1213879</text:span></text:p>
      <text:p text:style-name="P15">flow size + flow request size = <text:span text:style-name="T18">951836</text:span></text:p>
      <text:p text:style-name="P15">flow mode size = <text:span text:style-name="T18">28060</text:span></text:p>
      <text:p text:style-name="P15">all number = <text:span text:style-name="T18">2914</text:span></text:p>
      <text:p text:style-name="P15">all size = <text:span text:style-name="T18">2193775</text:span></text:p>
      <text:p text:style-name="P15"/>
      <text:p text:style-name="P146">2、Ashman</text:p>
      <text:p text:style-name="P146">（1）第一次实验</text:p>
      <text:p text:style-name="P146">port number:860</text:p>
      <text:p text:style-name="P146">flow number:344</text:p>
      <text:p text:style-name="P146">port request number:860</text:p>
      <text:p text:style-name="P146">flow request number:344</text:p>
      <text:p text:style-name="P146">flow mode number:478</text:p>
      <text:p text:style-name="P146"><text:soft-page-break/>port size:1100498</text:p>
      <text:p text:style-name="P146">flow size:900033</text:p>
      <text:p text:style-name="P146">port request size:92794</text:p>
      <text:p text:style-name="P146">flow request size:37109</text:p>
      <text:p text:style-name="P146">flow mode size:29158</text:p>
      <text:p text:style-name="P146">flow path number:173</text:p>
      <text:p text:style-name="P146">flow number all:860</text:p>
      <text:p text:style-name="P146">flow request number all:860</text:p>
      <text:p text:style-name="P146">flow size all:2234377</text:p>
      <text:p text:style-name="P146">flow request size all:168474</text:p>
      <text:p text:style-name="P42">port number + port request number = <text:span text:style-name="T51">1720</text:span></text:p>
      <text:p text:style-name="P42">flow number + flow request number = <text:span text:style-name="T51">688</text:span></text:p>
      <text:p text:style-name="P42">flow mode number = <text:span text:style-name="T51">478</text:span></text:p>
      <text:p text:style-name="P42">flow path number = <text:span text:style-name="T51">173</text:span></text:p>
      <text:p text:style-name="P42">port size + port request size = <text:span text:style-name="T52">1193292</text:span></text:p>
      <text:p text:style-name="P43">flow size + flow request size = <text:span text:style-name="T52">937142</text:span></text:p>
      <text:p text:style-name="P43">flow mode size = <text:span text:style-name="T52">29158</text:span></text:p>
      <text:p text:style-name="P43">all number = <text:span text:style-name="T52">2886</text:span></text:p>
      <text:p text:style-name="P43">all size = <text:span text:style-name="T52">2159592</text:span></text:p>
      <text:p text:style-name="P147">（2）第二次实验</text:p>
      <text:p text:style-name="P147">port number:860</text:p>
      <text:p text:style-name="P147">flow number:344</text:p>
      <text:p text:style-name="P147">port request number:861</text:p>
      <text:p text:style-name="P147">flow request number:345</text:p>
      <text:p text:style-name="P147">flow mode number:492</text:p>
      <text:p text:style-name="P147">port size:1097689</text:p>
      <text:p text:style-name="P147">flow size:894095</text:p>
      <text:p text:style-name="P147">port request size:92902</text:p>
      <text:p text:style-name="P147">flow request size:37260</text:p>
      <text:p text:style-name="P147">flow mode size:30012</text:p>
      <text:p text:style-name="P147">flow path number:157</text:p>
      <text:p text:style-name="P147">flow number all:860</text:p>
      <text:p text:style-name="P147">flow request number all:861</text:p>
      <text:p text:style-name="P147">flow size all:2207068</text:p>
      <text:p text:style-name="P147">flow request size all:168670</text:p>
      <text:p text:style-name="P44">port number + port request number = <text:span text:style-name="T51">1720</text:span></text:p>
      <text:p text:style-name="P44">flow number + flow request number = <text:span text:style-name="T51">688</text:span></text:p>
      <text:p text:style-name="P44">flow mode number = <text:span text:style-name="T53">492</text:span></text:p>
      <text:p text:style-name="P44">flow path number = <text:span text:style-name="T53">157</text:span></text:p>
      <text:p text:style-name="P44">port size + port request size = <text:span text:style-name="T53">1190591</text:span></text:p>
      <text:p text:style-name="P44">flow size + flow request size = <text:span text:style-name="T53">931355</text:span></text:p>
      <text:p text:style-name="P44">flow mode size = <text:span text:style-name="T53">30012</text:span></text:p>
      <text:p text:style-name="P44">all number = <text:span text:style-name="T53">2900</text:span></text:p>
      <text:p text:style-name="P44">all size = <text:span text:style-name="T53">2151958</text:span></text:p>
      <text:p text:style-name="P148">（3）第三次实验</text:p>
      <text:p text:style-name="P148">port number:880</text:p>
      <text:p text:style-name="P148">flow number:352</text:p>
      <text:p text:style-name="P148">port request number:880</text:p>
      <text:p text:style-name="P148">flow request number:352</text:p>
      <text:p text:style-name="P148">flow mode number:552</text:p>
      <text:p text:style-name="P148">port size:1119375</text:p>
      <text:p text:style-name="P148">flow size:904807</text:p>
      <text:p text:style-name="P148"><text:soft-page-break/>port request size:95040</text:p>
      <text:p text:style-name="P148">flow request size:38016</text:p>
      <text:p text:style-name="P148">flow mode size:33672</text:p>
      <text:p text:style-name="P148">flow path number:165</text:p>
      <text:p text:style-name="P148">flow number all:880</text:p>
      <text:p text:style-name="P148">flow request number all:880</text:p>
      <text:p text:style-name="P148">flow size all:2242517</text:p>
      <text:p text:style-name="P148">flow request size all:172480</text:p>
      <text:p text:style-name="P45">port number + port request number = <text:span text:style-name="T54">1760</text:span></text:p>
      <text:p text:style-name="P45">flow number + flow request number = <text:span text:style-name="T54">704</text:span></text:p>
      <text:p text:style-name="P45">flow mode number = <text:span text:style-name="T54">552</text:span></text:p>
      <text:p text:style-name="P45">flow path number = <text:span text:style-name="T54">165</text:span></text:p>
      <text:p text:style-name="P45">port size + port request size = <text:span text:style-name="T54">1214415</text:span></text:p>
      <text:p text:style-name="P45">flow size + flow request size = <text:span text:style-name="T54">942823</text:span></text:p>
      <text:p text:style-name="P45">flow mode size = <text:span text:style-name="T54">33672</text:span></text:p>
      <text:p text:style-name="P45">all number = <text:span text:style-name="T54">3016</text:span></text:p>
      <text:p text:style-name="P45">all size = <text:span text:style-name="T54">2190910</text:span></text:p>
      <text:p text:style-name="P148">（4）第四次实验</text:p>
      <text:p text:style-name="P148">port number:880</text:p>
      <text:p text:style-name="P148">flow number:352</text:p>
      <text:p text:style-name="P148">port request number:880</text:p>
      <text:p text:style-name="P148">flow request number:352</text:p>
      <text:p text:style-name="P148">flow mode number:404</text:p>
      <text:p text:style-name="P148">port size:1120835</text:p>
      <text:p text:style-name="P148">flow size:878991</text:p>
      <text:p text:style-name="P148">port request size:94952</text:p>
      <text:p text:style-name="P148">flow request size:38016</text:p>
      <text:p text:style-name="P148">flow mode size:24644</text:p>
      <text:p text:style-name="P148">flow path number:168</text:p>
      <text:p text:style-name="P148">flow number all:880</text:p>
      <text:p text:style-name="P148">flow request number all:880</text:p>
      <text:p text:style-name="P148">flow size all:2183794</text:p>
      <text:p text:style-name="P148">flow request size all:172392</text:p>
      <text:p text:style-name="P45">port number + port request number = <text:span text:style-name="T54">1760</text:span></text:p>
      <text:p text:style-name="P45">flow number + flow request number = <text:span text:style-name="T54">704</text:span></text:p>
      <text:p text:style-name="P45">flow mode number = <text:span text:style-name="T54">404</text:span></text:p>
      <text:p text:style-name="P45">flow path number = <text:span text:style-name="T54">168</text:span></text:p>
      <text:p text:style-name="P45">port size + port request size = <text:span text:style-name="T54">1215787</text:span></text:p>
      <text:p text:style-name="P45">flow size + flow request size = <text:span text:style-name="T54">917007</text:span></text:p>
      <text:p text:style-name="P45">flow mode size = <text:span text:style-name="T54">24644</text:span></text:p>
      <text:p text:style-name="P45">all number = <text:span text:style-name="T54">2868</text:span></text:p>
      <text:p text:style-name="P45">all size = <text:span text:style-name="T54">2157438</text:span></text:p>
      <text:p text:style-name="P149">（5）第五次实验</text:p>
      <text:p text:style-name="P149">port number:880</text:p>
      <text:p text:style-name="P149">flow number:352</text:p>
      <text:p text:style-name="P149">port request number:880</text:p>
      <text:p text:style-name="P149">flow request number:352</text:p>
      <text:p text:style-name="P149">flow mode number:536</text:p>
      <text:p text:style-name="P149">port size:1108106</text:p>
      <text:p text:style-name="P149">flow size:896100</text:p>
      <text:p text:style-name="P149">port request size:94952</text:p>
      <text:p text:style-name="P149">flow request size:38016</text:p>
      <text:p text:style-name="P149"><text:soft-page-break/>flow mode size:32696</text:p>
      <text:p text:style-name="P149">flow path number:171</text:p>
      <text:p text:style-name="P149">flow number all:880</text:p>
      <text:p text:style-name="P149">flow request number all:880</text:p>
      <text:p text:style-name="P149">flow size all:2251003</text:p>
      <text:p text:style-name="P149">flow request size all:172392</text:p>
      <text:p text:style-name="P46">port number + port request number = <text:span text:style-name="T54">1760</text:span></text:p>
      <text:p text:style-name="P46">flow number + flow request number = <text:span text:style-name="T54">704</text:span></text:p>
      <text:p text:style-name="P46">flow mode number = <text:span text:style-name="T55">536</text:span></text:p>
      <text:p text:style-name="P46">flow path number = <text:span text:style-name="T55">171</text:span></text:p>
      <text:p text:style-name="P46">port size + port request size = <text:span text:style-name="T55">1203058</text:span></text:p>
      <text:p text:style-name="P46">flow size + flow request size = <text:span text:style-name="T55">934116</text:span></text:p>
      <text:p text:style-name="P46">flow mode size = <text:span text:style-name="T55">32696</text:span></text:p>
      <text:p text:style-name="P46">all number = <text:span text:style-name="T55">3000</text:span></text:p>
      <text:p text:style-name="P46">all size = <text:span text:style-name="T55">2169870</text:span></text:p>
      <text:p text:style-name="P46"/>
      <text:p text:style-name="P180">3、DSFlows</text:p>
      <text:p text:style-name="P180">（1）第一次实验</text:p>
      <text:p text:style-name="P181">port number:620</text:p>
      <text:p text:style-name="P181">flow number:248</text:p>
      <text:p text:style-name="P181">port request number:620</text:p>
      <text:p text:style-name="P181">flow request number:248</text:p>
      <text:p text:style-name="P181">flow mode number:580</text:p>
      <text:p text:style-name="P181">port size:793197</text:p>
      <text:p text:style-name="P181">flow size:860758</text:p>
      <text:p text:style-name="P181">port request size:66929</text:p>
      <text:p text:style-name="P181">flow request size:48577</text:p>
      <text:p text:style-name="P181">flow mode size:35380</text:p>
      <text:p text:style-name="P181">flow path number:173</text:p>
      <text:p text:style-name="P76">port number + port request number = <text:span text:style-name="T85">1240</text:span></text:p>
      <text:p text:style-name="P76">flow number + flow request number = <text:span text:style-name="T85">496</text:span></text:p>
      <text:p text:style-name="P76">flow mode number = <text:span text:style-name="T85">580</text:span></text:p>
      <text:p text:style-name="P76">flow path number = <text:span text:style-name="T85">173</text:span></text:p>
      <text:p text:style-name="P76">port size + port request size = <text:span text:style-name="T85">860126</text:span></text:p>
      <text:p text:style-name="P76">flow size + flow request size = <text:span text:style-name="T85">909435</text:span></text:p>
      <text:p text:style-name="P76">flow mode size = <text:span text:style-name="T85">35380</text:span></text:p>
      <text:p text:style-name="P76">all number = <text:span text:style-name="T85">2316</text:span></text:p>
      <text:p text:style-name="P76">all size = <text:span text:style-name="T85">1804941</text:span></text:p>
      <text:p text:style-name="P182">（2）第二次实验</text:p>
      <text:p text:style-name="P183">port number:580</text:p>
      <text:p text:style-name="P183">flow number:232</text:p>
      <text:p text:style-name="P183">port request number:580</text:p>
      <text:p text:style-name="P183">flow request number:232</text:p>
      <text:p text:style-name="P183">flow mode number:624</text:p>
      <text:p text:style-name="P183">port size:741864</text:p>
      <text:p text:style-name="P183">flow size:802560</text:p>
      <text:p text:style-name="P183">port request size:62553</text:p>
      <text:p text:style-name="P183">flow request size:45472</text:p>
      <text:p text:style-name="P183">flow mode size:38064</text:p>
      <text:p text:style-name="P183">flow path number:102</text:p>
      <text:p text:style-name="P77">port number + port request number = <text:span text:style-name="T86">1160</text:span></text:p>
      <text:p text:style-name="P77">flow number + flow request number = <text:span text:style-name="T86">464</text:span></text:p>
      <text:p text:style-name="P77"><text:soft-page-break/>flow mode number = <text:span text:style-name="T86">624</text:span></text:p>
      <text:p text:style-name="P77">flow path number = <text:span text:style-name="T86">102</text:span></text:p>
      <text:p text:style-name="P77">port size + port request size = <text:span text:style-name="T86">804417</text:span></text:p>
      <text:p text:style-name="P77">flow size + flow request size = <text:span text:style-name="T86">848032</text:span></text:p>
      <text:p text:style-name="P77">flow mode size = <text:span text:style-name="T86">38064</text:span></text:p>
      <text:p text:style-name="P77">all number = <text:span text:style-name="T86">2248</text:span></text:p>
      <text:p text:style-name="P77">all size = <text:span text:style-name="T86">1690513</text:span></text:p>
      <text:p text:style-name="P184">（3）第三次实验</text:p>
      <text:p text:style-name="P184">port number:580</text:p>
      <text:p text:style-name="P184">flow number:232</text:p>
      <text:p text:style-name="P184">port request number:580</text:p>
      <text:p text:style-name="P184">flow request number:232</text:p>
      <text:p text:style-name="P184">flow mode number:550</text:p>
      <text:p text:style-name="P184">port size:741285</text:p>
      <text:p text:style-name="P184">flow size:768564</text:p>
      <text:p text:style-name="P184">port request size:62582</text:p>
      <text:p text:style-name="P184">flow request size:45414</text:p>
      <text:p text:style-name="P184">flow mode size:33550</text:p>
      <text:p text:style-name="P184">flow path number:171</text:p>
      <text:p text:style-name="P78">port number + port request number = <text:span text:style-name="T86">1160</text:span></text:p>
      <text:p text:style-name="P78">flow number + flow request number = <text:span text:style-name="T86">464</text:span></text:p>
      <text:p text:style-name="P78">flow mode number = <text:span text:style-name="T87">550</text:span></text:p>
      <text:p text:style-name="P78">flow path number = <text:span text:style-name="T87">171</text:span></text:p>
      <text:p text:style-name="P78">port size + port request size = <text:span text:style-name="T87">803867</text:span></text:p>
      <text:p text:style-name="P78">flow size + flow request size = <text:span text:style-name="T87">813978</text:span></text:p>
      <text:p text:style-name="P78">flow mode size = <text:span text:style-name="T87">33550</text:span></text:p>
      <text:p text:style-name="P78">all number = <text:span text:style-name="T87">2174</text:span></text:p>
      <text:p text:style-name="P78">all size = <text:span text:style-name="T87">1651395</text:span></text:p>
      <text:p text:style-name="P184">（4）第四次实验</text:p>
      <text:p text:style-name="P184">port number:620</text:p>
      <text:p text:style-name="P184">flow number:248</text:p>
      <text:p text:style-name="P184">port request number:620</text:p>
      <text:p text:style-name="P184">flow request number:248</text:p>
      <text:p text:style-name="P184">flow mode number:578</text:p>
      <text:p text:style-name="P184">port size:793835</text:p>
      <text:p text:style-name="P184">flow size:852653</text:p>
      <text:p text:style-name="P184">port request size:66960</text:p>
      <text:p text:style-name="P184">flow request size:48608</text:p>
      <text:p text:style-name="P184">flow mode size:35258</text:p>
      <text:p text:style-name="P184">flow path number:230</text:p>
      <text:p text:style-name="P78">port number + port request number = <text:span text:style-name="T87">1240</text:span></text:p>
      <text:p text:style-name="P78">flow number + flow request number = <text:span text:style-name="T87">496</text:span></text:p>
      <text:p text:style-name="P78">flow mode number = <text:span text:style-name="T87">578</text:span></text:p>
      <text:p text:style-name="P78">flow path number = <text:span text:style-name="T87">230</text:span></text:p>
      <text:p text:style-name="P78">port size + port request size = <text:span text:style-name="T88">860795</text:span></text:p>
      <text:p text:style-name="P79">flow size + flow request size = <text:span text:style-name="T88">901261</text:span></text:p>
      <text:p text:style-name="P79">flow mode size = <text:span text:style-name="T88">35258</text:span></text:p>
      <text:p text:style-name="P79">all number = <text:span text:style-name="T88">2314</text:span></text:p>
      <text:p text:style-name="P79">all size = <text:span text:style-name="T88">1797314</text:span></text:p>
      <text:p text:style-name="P185">（5）第五次实验</text:p>
      <text:p text:style-name="P185">port number:600</text:p>
      <text:p text:style-name="P185">flow number:240</text:p>
      <text:p text:style-name="P185"><text:soft-page-break/>port request number:600</text:p>
      <text:p text:style-name="P185">flow request number:240</text:p>
      <text:p text:style-name="P185">flow mode number:506</text:p>
      <text:p text:style-name="P185">port size:767474</text:p>
      <text:p text:style-name="P185">flow size:763603</text:p>
      <text:p text:style-name="P185">port request size:64770</text:p>
      <text:p text:style-name="P185">flow request size:47010</text:p>
      <text:p text:style-name="P185">flow mode size:30866</text:p>
      <text:p text:style-name="P185">flow path number:161</text:p>
      <text:p text:style-name="P80">port number + port request number = <text:span text:style-name="T89">1200</text:span></text:p>
      <text:p text:style-name="P80">flow number + flow request number = <text:span text:style-name="T89">480</text:span></text:p>
      <text:p text:style-name="P80">flow mode number = <text:span text:style-name="T89">506</text:span></text:p>
      <text:p text:style-name="P80">flow path number = <text:span text:style-name="T89">161</text:span></text:p>
      <text:p text:style-name="P80">port size + port request size = <text:span text:style-name="T89">832244</text:span></text:p>
      <text:p text:style-name="P80">flow size + flow request size = <text:span text:style-name="T89">810613</text:span></text:p>
      <text:p text:style-name="P80">flow mode size = <text:span text:style-name="T89">30866</text:span></text:p>
      <text:p text:style-name="P80">all number = <text:span text:style-name="T89">2186</text:span></text:p>
      <text:p text:style-name="P80">all size = <text:span text:style-name="T89">1673723</text:span></text:p>
      <text:p text:style-name="P15"/>
      <text:p text:style-name="P15">五、<text:span text:style-name="T18">stride4</text:span></text:p>
      <text:p text:style-name="P115">1、<text:span text:style-name="T40">hedera</text:span></text:p>
      <text:p text:style-name="P115">（1）第一次实验</text:p>
      <text:p text:style-name="P115">port number:880</text:p>
      <text:p text:style-name="P115">flow number:352</text:p>
      <text:p text:style-name="P115">port request number:880</text:p>
      <text:p text:style-name="P115">flow request number:352</text:p>
      <text:p text:style-name="P115">flow mode number:380</text:p>
      <text:p text:style-name="P115">port size:1113647</text:p>
      <text:p text:style-name="P115">flow size:800979</text:p>
      <text:p text:style-name="P115">port request size:94996</text:p>
      <text:p text:style-name="P115">flow request size:68948</text:p>
      <text:p text:style-name="P115">flow mode size:23180</text:p>
      <text:p text:style-name="P115">flow path number:152</text:p>
      <text:p text:style-name="P15">port number + port request number = <text:span text:style-name="T18">1760</text:span></text:p>
      <text:p text:style-name="P15">flow number + flow request number = <text:span text:style-name="T18">704</text:span></text:p>
      <text:p text:style-name="P15">flow mode number = <text:span text:style-name="T18">380</text:span></text:p>
      <text:p text:style-name="P15">flow path number = <text:span text:style-name="T18">152</text:span></text:p>
      <text:p text:style-name="P15">port size + port request size = <text:span text:style-name="T18">1208643</text:span></text:p>
      <text:p text:style-name="P15">flow size + flow request size = <text:span text:style-name="T18">869927</text:span></text:p>
      <text:p text:style-name="P15">flow mode size = <text:span text:style-name="T18">23180</text:span></text:p>
      <text:p text:style-name="P15">all number = <text:span text:style-name="T18">2844</text:span></text:p>
      <text:p text:style-name="P15">all size = <text:span text:style-name="T18">2101750</text:span></text:p>
      <text:p text:style-name="P15">（<text:span text:style-name="T19">2）第二次实验</text:span></text:p>
      <text:p text:style-name="P116">port number:880</text:p>
      <text:p text:style-name="P116">flow number:352</text:p>
      <text:p text:style-name="P116">port request number:880</text:p>
      <text:p text:style-name="P116">flow request number:352</text:p>
      <text:p text:style-name="P116">flow mode number:380</text:p>
      <text:p text:style-name="P116">port size:1112533</text:p>
      <text:p text:style-name="P116">flow size:800166</text:p>
      <text:p text:style-name="P116">port request size:94996</text:p>
      <text:p text:style-name="P116">flow request size:68992</text:p>
      <text:p text:style-name="P116"><text:soft-page-break/>flow mode size:23180</text:p>
      <text:p text:style-name="P116">flow path number:157</text:p>
      <text:p text:style-name="P16">port number + port request number = <text:span text:style-name="T18">1760</text:span></text:p>
      <text:p text:style-name="P16">flow number + flow request number = <text:span text:style-name="T18">704</text:span></text:p>
      <text:p text:style-name="P16">flow mode number = <text:span text:style-name="T19">380</text:span></text:p>
      <text:p text:style-name="P16">flow path number = <text:span text:style-name="T19">157</text:span></text:p>
      <text:p text:style-name="P16">port size + port request size = <text:span text:style-name="T19">1207529</text:span></text:p>
      <text:p text:style-name="P16">flow size + flow request size = <text:span text:style-name="T19">869158</text:span></text:p>
      <text:p text:style-name="P16">flow mode size = <text:span text:style-name="T19">23180</text:span></text:p>
      <text:p text:style-name="P16">all number = <text:span text:style-name="T19">2844</text:span></text:p>
      <text:p text:style-name="P16">all size = <text:span text:style-name="T19">2099867</text:span></text:p>
      <text:p text:style-name="P16">（<text:span text:style-name="T20">3）第三次实验</text:span></text:p>
      <text:p text:style-name="P117">port number:860</text:p>
      <text:p text:style-name="P117">flow number:344</text:p>
      <text:p text:style-name="P117">port request number:860</text:p>
      <text:p text:style-name="P117">flow request number:344</text:p>
      <text:p text:style-name="P117">flow mode number:412</text:p>
      <text:p text:style-name="P117">port size:1095612</text:p>
      <text:p text:style-name="P117">flow size:803088</text:p>
      <text:p text:style-name="P117">port request size:92794</text:p>
      <text:p text:style-name="P117">flow request size:67381</text:p>
      <text:p text:style-name="P117">flow mode size:25132</text:p>
      <text:p text:style-name="P117">flow path number:175</text:p>
      <text:p text:style-name="P17">port number + port request number = <text:span text:style-name="T20">1720</text:span></text:p>
      <text:p text:style-name="P17">flow number + flow request number = <text:span text:style-name="T20">688</text:span></text:p>
      <text:p text:style-name="P17">flow mode number = <text:span text:style-name="T20">412</text:span></text:p>
      <text:p text:style-name="P17">flow path number = <text:span text:style-name="T20">175</text:span></text:p>
      <text:p text:style-name="P17">port size + port request size = <text:span text:style-name="T20">1188406</text:span></text:p>
      <text:p text:style-name="P17">flow size + flow request size = <text:span text:style-name="T20">870469</text:span></text:p>
      <text:p text:style-name="P17">flow mode size = <text:span text:style-name="T20">25132</text:span></text:p>
      <text:p text:style-name="P17">all number = <text:span text:style-name="T20">2820</text:span></text:p>
      <text:p text:style-name="P17">all size = <text:span text:style-name="T20">2084007</text:span></text:p>
      <text:p text:style-name="P17">（<text:span text:style-name="T21">4）第四次实验</text:span></text:p>
      <text:p text:style-name="P118">port number:880</text:p>
      <text:p text:style-name="P118">flow number:352</text:p>
      <text:p text:style-name="P118">port request number:880</text:p>
      <text:p text:style-name="P118">flow request number:352</text:p>
      <text:p text:style-name="P118">flow mode number:396</text:p>
      <text:p text:style-name="P118">port size:1116223</text:p>
      <text:p text:style-name="P118">flow size:792187</text:p>
      <text:p text:style-name="P118">port request size:94908</text:p>
      <text:p text:style-name="P118">flow request size:68904</text:p>
      <text:p text:style-name="P118">flow mode size:24156</text:p>
      <text:p text:style-name="P118">flow path number:163</text:p>
      <text:p text:style-name="P18">port number + port request number = <text:span text:style-name="T22">1760</text:span></text:p>
      <text:p text:style-name="P18">flow number + flow request number = <text:span text:style-name="T22">704</text:span></text:p>
      <text:p text:style-name="P18">flow mode number = <text:span text:style-name="T22">396</text:span></text:p>
      <text:p text:style-name="P18">flow path number = <text:span text:style-name="T22">163</text:span></text:p>
      <text:p text:style-name="P18">port size + port request size = <text:span text:style-name="T22">1211131</text:span></text:p>
      <text:p text:style-name="P18">flow size + flow request size = <text:span text:style-name="T22">861091</text:span></text:p>
      <text:p text:style-name="P18">flow mode size = <text:span text:style-name="T22">24156</text:span></text:p>
      <text:p text:style-name="P18">all number = <text:span text:style-name="T22">2860</text:span></text:p>
      <text:p text:style-name="P18"><text:soft-page-break/>all size = <text:span text:style-name="T22">2096378</text:span></text:p>
      <text:p text:style-name="P18">（<text:span text:style-name="T23">5）第五次实验</text:span></text:p>
      <text:p text:style-name="P119">port number:880</text:p>
      <text:p text:style-name="P119">flow number:352</text:p>
      <text:p text:style-name="P119">port request number:880</text:p>
      <text:p text:style-name="P119">flow request number:352</text:p>
      <text:p text:style-name="P119">flow mode number:398</text:p>
      <text:p text:style-name="P119">port size:1109134</text:p>
      <text:p text:style-name="P119">flow size:798070</text:p>
      <text:p text:style-name="P119">port request size:94864</text:p>
      <text:p text:style-name="P119">flow request size:68860</text:p>
      <text:p text:style-name="P119">flow mode size:24278</text:p>
      <text:p text:style-name="P119">flow path number:166</text:p>
      <text:p text:style-name="P19">port number + port request number = <text:span text:style-name="T22">1760</text:span></text:p>
      <text:p text:style-name="P19">flow number + flow request number = <text:span text:style-name="T22">704</text:span></text:p>
      <text:p text:style-name="P19">flow mode number = <text:span text:style-name="T23">398</text:span></text:p>
      <text:p text:style-name="P19">flow path number = <text:span text:style-name="T23">166</text:span></text:p>
      <text:p text:style-name="P19">port size + port request size = <text:span text:style-name="T23">1203998</text:span></text:p>
      <text:p text:style-name="P19">flow size + flow request size = <text:span text:style-name="T23">866930</text:span></text:p>
      <text:p text:style-name="P19">flow mode size = <text:span text:style-name="T23">24278</text:span></text:p>
      <text:p text:style-name="P19">all number = <text:span text:style-name="T23">2862</text:span></text:p>
      <text:p text:style-name="P19">all size = <text:span text:style-name="T23">2095206</text:span></text:p>
      <text:p text:style-name="P19"/>
      <text:p text:style-name="P149">2、Ashman</text:p>
      <text:p text:style-name="P149">（1）第一次实验</text:p>
      <text:p text:style-name="P149">port number:880</text:p>
      <text:p text:style-name="P149">flow number:352</text:p>
      <text:p text:style-name="P149">port request number:880</text:p>
      <text:p text:style-name="P149">flow request number:352</text:p>
      <text:p text:style-name="P149">flow mode number:416</text:p>
      <text:p text:style-name="P149">port size:1115110</text:p>
      <text:p text:style-name="P149">flow size:794058</text:p>
      <text:p text:style-name="P149">port request size:94952</text:p>
      <text:p text:style-name="P149">flow request size:37928</text:p>
      <text:p text:style-name="P149">flow mode size:25376</text:p>
      <text:p text:style-name="P149">flow path number:159</text:p>
      <text:p text:style-name="P149">flow number all:880</text:p>
      <text:p text:style-name="P149">flow request number all:880</text:p>
      <text:p text:style-name="P149">flow size all:2104720</text:p>
      <text:p text:style-name="P149">flow request size all:172392</text:p>
      <text:p text:style-name="P46">port number + port request number = <text:span text:style-name="T22">1760</text:span></text:p>
      <text:p text:style-name="P46">flow number + flow request number = <text:span text:style-name="T22">704</text:span></text:p>
      <text:p text:style-name="P46">flow mode number = <text:span text:style-name="T55">416</text:span></text:p>
      <text:p text:style-name="P46">flow path number = <text:span text:style-name="T55">159</text:span></text:p>
      <text:p text:style-name="P46">port size + port request size = <text:span text:style-name="T55">1210062</text:span></text:p>
      <text:p text:style-name="P46">flow size + flow request size = <text:span text:style-name="T55">831986</text:span></text:p>
      <text:p text:style-name="P46">flow mode size = <text:span text:style-name="T55">25376</text:span></text:p>
      <text:p text:style-name="P46">all number = <text:span text:style-name="T55">2880</text:span></text:p>
      <text:p text:style-name="P46">all size = <text:span text:style-name="T55">2067424</text:span></text:p>
      <text:p text:style-name="P149">（2）第二次实验</text:p>
      <text:p text:style-name="P150">port number:880</text:p>
      <text:p text:style-name="P150">flow number:352</text:p>
      <text:p text:style-name="P150"><text:soft-page-break/>port request number:881</text:p>
      <text:p text:style-name="P150">flow request number:353</text:p>
      <text:p text:style-name="P150">flow mode number:408</text:p>
      <text:p text:style-name="P150">port size:1116981</text:p>
      <text:p text:style-name="P150">flow size:794128</text:p>
      <text:p text:style-name="P150">port request size:95148</text:p>
      <text:p text:style-name="P150">flow request size:38124</text:p>
      <text:p text:style-name="P150">flow mode size:24888</text:p>
      <text:p text:style-name="P150">flow path number:155</text:p>
      <text:p text:style-name="P150">flow number all:880</text:p>
      <text:p text:style-name="P150">flow request number all:881</text:p>
      <text:p text:style-name="P150">flow size all:2075198</text:p>
      <text:p text:style-name="P150">flow request size all:172676</text:p>
      <text:p text:style-name="P47">port number + port request number = <text:span text:style-name="T22">1760</text:span></text:p>
      <text:p text:style-name="P47">flow number + flow request number = <text:span text:style-name="T22">704</text:span></text:p>
      <text:p text:style-name="P47">flow mode number = <text:span text:style-name="T56">408</text:span></text:p>
      <text:p text:style-name="P47">flow path number = <text:span text:style-name="T56">155</text:span></text:p>
      <text:p text:style-name="P47">port size + port request size = <text:span text:style-name="T56">1212129</text:span></text:p>
      <text:p text:style-name="P47">flow size + flow request size = <text:span text:style-name="T56">832252</text:span></text:p>
      <text:p text:style-name="P47">flow mode size = <text:span text:style-name="T56">24888</text:span></text:p>
      <text:p text:style-name="P47">all number = <text:span text:style-name="T56">2872</text:span></text:p>
      <text:p text:style-name="P47">all size = <text:span text:style-name="T56">2069269</text:span></text:p>
      <text:p text:style-name="P151">（3）第三次实验</text:p>
      <text:p text:style-name="P151">port number:880</text:p>
      <text:p text:style-name="P151">flow number:352</text:p>
      <text:p text:style-name="P151">port request number:880</text:p>
      <text:p text:style-name="P151">flow request number:352</text:p>
      <text:p text:style-name="P151">flow mode number:344</text:p>
      <text:p text:style-name="P151">port size:1117419</text:p>
      <text:p text:style-name="P151">flow size:794690</text:p>
      <text:p text:style-name="P151">port request size:95040</text:p>
      <text:p text:style-name="P151">flow request size:38016</text:p>
      <text:p text:style-name="P151">flow mode size:20984</text:p>
      <text:p text:style-name="P151">flow path number:173</text:p>
      <text:p text:style-name="P151">flow number all:880</text:p>
      <text:p text:style-name="P151">flow request number all:880</text:p>
      <text:p text:style-name="P151">flow size all:2014360</text:p>
      <text:p text:style-name="P151">flow request size all:172480</text:p>
      <text:p text:style-name="P48">port number + port request number = <text:span text:style-name="T22">1760</text:span></text:p>
      <text:p text:style-name="P48">flow number + flow request number = <text:span text:style-name="T22">704</text:span></text:p>
      <text:p text:style-name="P48">flow mode number = <text:span text:style-name="T57">344</text:span></text:p>
      <text:p text:style-name="P48">flow path number = <text:span text:style-name="T57">173</text:span></text:p>
      <text:p text:style-name="P48">port size + port request size = <text:span text:style-name="T57">1212459</text:span></text:p>
      <text:p text:style-name="P48">flow size + flow request size = <text:span text:style-name="T57">832706</text:span></text:p>
      <text:p text:style-name="P151">flow mode size = <text:span text:style-name="T57">20984</text:span></text:p>
      <text:p text:style-name="P48">all number = <text:span text:style-name="T57">2808</text:span></text:p>
      <text:p text:style-name="P48">all size = <text:span text:style-name="T57">2066149</text:span></text:p>
      <text:p text:style-name="P151">（4）第四次实验</text:p>
      <text:p text:style-name="P151">port number:880</text:p>
      <text:p text:style-name="P151">flow number:352</text:p>
      <text:p text:style-name="P151">port request number:880</text:p>
      <text:p text:style-name="P151">flow request number:352</text:p>
      <text:p text:style-name="P151"><text:soft-page-break/>flow mode number:412</text:p>
      <text:p text:style-name="P151">port size:1117610</text:p>
      <text:p text:style-name="P151">flow size:799089</text:p>
      <text:p text:style-name="P151">port request size:94908</text:p>
      <text:p text:style-name="P151">flow request size:38016</text:p>
      <text:p text:style-name="P151">flow mode size:25132</text:p>
      <text:p text:style-name="P151">flow path number:154</text:p>
      <text:p text:style-name="P151">flow number all:880</text:p>
      <text:p text:style-name="P151">flow request number all:880</text:p>
      <text:p text:style-name="P151">flow size all:2106987</text:p>
      <text:p text:style-name="P151">flow request size all:172348</text:p>
      <text:p text:style-name="P48">port number + port request number = <text:span text:style-name="T22">1760</text:span></text:p>
      <text:p text:style-name="P48">flow number + flow request number = <text:span text:style-name="T22">704</text:span></text:p>
      <text:p text:style-name="P48">flow mode number = <text:span text:style-name="T57">412</text:span></text:p>
      <text:p text:style-name="P48">flow path number = <text:span text:style-name="T57">154</text:span></text:p>
      <text:p text:style-name="P48">port size + port request size = <text:span text:style-name="T57">1212518</text:span></text:p>
      <text:p text:style-name="P48">flow size + flow request size = <text:span text:style-name="T57">837105</text:span></text:p>
      <text:p text:style-name="P151">flow mode size = 25132</text:p>
      <text:p text:style-name="P48">all number = <text:span text:style-name="T57">2876</text:span></text:p>
      <text:p text:style-name="P48">all size = <text:span text:style-name="T57">2074755</text:span></text:p>
      <text:p text:style-name="P151">（5）第五次实验</text:p>
      <text:p text:style-name="P151">port number:880</text:p>
      <text:p text:style-name="P151">flow number:352</text:p>
      <text:p text:style-name="P151">port request number:880</text:p>
      <text:p text:style-name="P151">flow request number:352</text:p>
      <text:p text:style-name="P151">flow mode number:438</text:p>
      <text:p text:style-name="P151">port size:1117425</text:p>
      <text:p text:style-name="P151">flow size:805737</text:p>
      <text:p text:style-name="P151">port request size:94908</text:p>
      <text:p text:style-name="P151">flow request size:38016</text:p>
      <text:p text:style-name="P151">flow mode size:26718</text:p>
      <text:p text:style-name="P151">flow path number:155</text:p>
      <text:p text:style-name="P151">flow number all:880</text:p>
      <text:p text:style-name="P151">flow request number all:880</text:p>
      <text:p text:style-name="P151">flow size all:2142730</text:p>
      <text:p text:style-name="P151">flow request size all:172348</text:p>
      <text:p text:style-name="P49">port number + port request number = <text:span text:style-name="T22">1760</text:span></text:p>
      <text:p text:style-name="P49">flow number + flow request number = <text:span text:style-name="T22">704</text:span></text:p>
      <text:p text:style-name="P49">flow mode number = <text:span text:style-name="T58">438</text:span></text:p>
      <text:p text:style-name="P49">flow path number = <text:span text:style-name="T58">155</text:span></text:p>
      <text:p text:style-name="P49">port size + port request size = <text:span text:style-name="T58">1212333</text:span></text:p>
      <text:p text:style-name="P49">flow size + flow request size = <text:span text:style-name="T58">843753</text:span></text:p>
      <text:p text:style-name="P152">flow mode size = <text:span text:style-name="T58">26718</text:span></text:p>
      <text:p text:style-name="P49">all number = <text:span text:style-name="T58">2902</text:span></text:p>
      <text:p text:style-name="P49">all size = <text:span text:style-name="T58">2082804</text:span></text:p>
      <text:p text:style-name="P49"/>
      <text:p text:style-name="P186">3、DSFlows</text:p>
      <text:p text:style-name="P186">（1）第一次实验</text:p>
      <text:p text:style-name="P187">port number:640</text:p>
      <text:p text:style-name="P187">flow number:256</text:p>
      <text:p text:style-name="P187">port request number:640</text:p>
      <text:p text:style-name="P187">flow request number:256</text:p>
      <text:p text:style-name="P187"><text:soft-page-break/>flow mode number:700</text:p>
      <text:p text:style-name="P187">port size:819055</text:p>
      <text:p text:style-name="P187">flow size:905697</text:p>
      <text:p text:style-name="P187">port request size:69120</text:p>
      <text:p text:style-name="P187">flow request size:50176</text:p>
      <text:p text:style-name="P187">flow mode size:42700</text:p>
      <text:p text:style-name="P187">flow path number:328</text:p>
      <text:p text:style-name="P81">port number + port request number = <text:span text:style-name="T90">1280</text:span></text:p>
      <text:p text:style-name="P81">flow number + flow request number = <text:span text:style-name="T90">512</text:span></text:p>
      <text:p text:style-name="P81">flow mode number = <text:span text:style-name="T90">700</text:span></text:p>
      <text:p text:style-name="P81">flow path number = <text:span text:style-name="T90">328</text:span></text:p>
      <text:p text:style-name="P81">port size + port request size = <text:span text:style-name="T90">888175</text:span></text:p>
      <text:p text:style-name="P81">flow size + flow request size = <text:span text:style-name="T90">955873</text:span></text:p>
      <text:p text:style-name="P153">flow mode size = <text:span text:style-name="T90">42700</text:span></text:p>
      <text:p text:style-name="P81">all number = <text:span text:style-name="T90">2492</text:span></text:p>
      <text:p text:style-name="P81">all size = <text:span text:style-name="T90">1886748</text:span></text:p>
      <text:p text:style-name="P187">（2）第二次实验</text:p>
      <text:p text:style-name="P187">port number:640</text:p>
      <text:p text:style-name="P187">flow number:256</text:p>
      <text:p text:style-name="P187">port request number:640</text:p>
      <text:p text:style-name="P187">flow request number:256</text:p>
      <text:p text:style-name="P187">flow mode number:670</text:p>
      <text:p text:style-name="P187">port size:820649</text:p>
      <text:p text:style-name="P187">flow size:921519</text:p>
      <text:p text:style-name="P187">port request size:69120</text:p>
      <text:p text:style-name="P187">flow request size:50176</text:p>
      <text:p text:style-name="P187">flow mode size:40870</text:p>
      <text:p text:style-name="P187">flow path number:358</text:p>
      <text:p text:style-name="P81">port number + port request number = <text:span text:style-name="T90">1280</text:span></text:p>
      <text:p text:style-name="P81">flow number + flow request number = <text:span text:style-name="T90">512</text:span></text:p>
      <text:p text:style-name="P81">flow mode number = <text:span text:style-name="T90">670</text:span></text:p>
      <text:p text:style-name="P81">flow path number = <text:span text:style-name="T90">358</text:span></text:p>
      <text:p text:style-name="P81">port size + port request size = <text:span text:style-name="T90">889859</text:span></text:p>
      <text:p text:style-name="P81">flow size + flow request size = <text:span text:style-name="T90">971695</text:span></text:p>
      <text:p text:style-name="P153">flow mode size = <text:span text:style-name="T90">40870</text:span></text:p>
      <text:p text:style-name="P81">all number = <text:span text:style-name="T90">2462</text:span></text:p>
      <text:p text:style-name="P81">all size = <text:span text:style-name="T91">1902424</text:span></text:p>
      <text:p text:style-name="P188">（3）第三次实验</text:p>
      <text:p text:style-name="P189">port number:660</text:p>
      <text:p text:style-name="P189">flow number:264</text:p>
      <text:p text:style-name="P189">port request number:660</text:p>
      <text:p text:style-name="P189">flow request number:264</text:p>
      <text:p text:style-name="P189">flow mode number:630</text:p>
      <text:p text:style-name="P189">port size:844918</text:p>
      <text:p text:style-name="P189">flow size:929644</text:p>
      <text:p text:style-name="P189">port request size:71214</text:p>
      <text:p text:style-name="P189">flow request size:51678</text:p>
      <text:p text:style-name="P189">flow mode size:38430</text:p>
      <text:p text:style-name="P189">flow path number:347</text:p>
      <text:p text:style-name="P82">port number + port request number = <text:span text:style-name="T92">1320</text:span></text:p>
      <text:p text:style-name="P82">flow number + flow request number = <text:span text:style-name="T92">528</text:span></text:p>
      <text:p text:style-name="P82">flow mode number = <text:span text:style-name="T92">630</text:span></text:p>
      <text:p text:style-name="P82"><text:soft-page-break/>flow path number = <text:span text:style-name="T92">347</text:span></text:p>
      <text:p text:style-name="P82">port size + port request size = <text:span text:style-name="T92">916132</text:span></text:p>
      <text:p text:style-name="P82">flow size + flow request size = <text:span text:style-name="T92">981322</text:span></text:p>
      <text:p text:style-name="P154">flow mode size = <text:span text:style-name="T92">38430</text:span></text:p>
      <text:p text:style-name="P82">all number = <text:span text:style-name="T92">2478</text:span></text:p>
      <text:p text:style-name="P82">all size = <text:span text:style-name="T92">1935884</text:span></text:p>
      <text:p text:style-name="P189">（4）第四次实验</text:p>
      <text:p text:style-name="P189">port number:680</text:p>
      <text:p text:style-name="P189">flow number:272</text:p>
      <text:p text:style-name="P189">port request number:680</text:p>
      <text:p text:style-name="P189">flow request number:272</text:p>
      <text:p text:style-name="P189">flow mode number:660</text:p>
      <text:p text:style-name="P189">port size:871359</text:p>
      <text:p text:style-name="P189">flow size:971652</text:p>
      <text:p text:style-name="P189">port request size:73338</text:p>
      <text:p text:style-name="P189">flow request size:53278</text:p>
      <text:p text:style-name="P189">flow mode size:40260</text:p>
      <text:p text:style-name="P189">flow path number:419</text:p>
      <text:p text:style-name="P82">port number + port request number = <text:span text:style-name="T92">1360</text:span></text:p>
      <text:p text:style-name="P82">flow number + flow request number = <text:span text:style-name="T92">544</text:span></text:p>
      <text:p text:style-name="P82">flow mode number = <text:span text:style-name="T92">660</text:span></text:p>
      <text:p text:style-name="P82">flow path number = <text:span text:style-name="T92">419</text:span></text:p>
      <text:p text:style-name="P82">port size + port request size = <text:span text:style-name="T92">944697</text:span></text:p>
      <text:p text:style-name="P82">flow size + flow request size = <text:span text:style-name="T92">1024930</text:span></text:p>
      <text:p text:style-name="P154">flow mode size = <text:span text:style-name="T92">40260</text:span></text:p>
      <text:p text:style-name="P83">all number = <text:span text:style-name="T93">2564</text:span></text:p>
      <text:p text:style-name="P83">all size = <text:span text:style-name="T93">2009887</text:span></text:p>
      <text:p text:style-name="P190">（5）第五次实验</text:p>
      <text:p text:style-name="P190">port number:660</text:p>
      <text:p text:style-name="P190">flow number:264</text:p>
      <text:p text:style-name="P190">port request number:667</text:p>
      <text:p text:style-name="P190">flow request number:268</text:p>
      <text:p text:style-name="P190">flow mode number:810</text:p>
      <text:p text:style-name="P190">port size:844903</text:p>
      <text:p text:style-name="P190">flow size:964915</text:p>
      <text:p text:style-name="P190">port request size:71969</text:p>
      <text:p text:style-name="P190">flow request size:52494</text:p>
      <text:p text:style-name="P190">flow mode size:49410</text:p>
      <text:p text:style-name="P190">flow path number:362</text:p>
      <text:p text:style-name="P84">port number + port request number = <text:span text:style-name="T94">1320</text:span></text:p>
      <text:p text:style-name="P84">flow number + flow request number = <text:span text:style-name="T94">528</text:span></text:p>
      <text:p text:style-name="P84">flow mode number = <text:span text:style-name="T94">810</text:span></text:p>
      <text:p text:style-name="P84">flow path number = <text:span text:style-name="T94">362</text:span></text:p>
      <text:p text:style-name="P84">port size + port request size = <text:span text:style-name="T94">916872</text:span></text:p>
      <text:p text:style-name="P84">flow size + flow request size = <text:span text:style-name="T94">1017409</text:span></text:p>
      <text:p text:style-name="P155">flow mode size = <text:span text:style-name="T94">49410</text:span></text:p>
      <text:p text:style-name="P84">all number = <text:span text:style-name="T94">2658</text:span></text:p>
      <text:p text:style-name="P84">all size = <text:span text:style-name="T94">1983691</text:span></text:p>
      <text:p text:style-name="P19"/>
      <text:p text:style-name="P19">六、<text:span text:style-name="T24">stride8</text:span></text:p>
      <text:p text:style-name="P120">1、<text:span text:style-name="T40">hedera</text:span></text:p>
      <text:p text:style-name="P120">（1）第一次实验</text:p>
      <text:p text:style-name="P121"><text:soft-page-break/>port number:880</text:p>
      <text:p text:style-name="P121">flow number:352</text:p>
      <text:p text:style-name="P121">port request number:880</text:p>
      <text:p text:style-name="P121">flow request number:352</text:p>
      <text:p text:style-name="P121">flow mode number:396</text:p>
      <text:p text:style-name="P121">port size:1113089</text:p>
      <text:p text:style-name="P121">flow size:802366</text:p>
      <text:p text:style-name="P121">port request size:94864</text:p>
      <text:p text:style-name="P121">flow request size:68948</text:p>
      <text:p text:style-name="P121">flow mode size:24156</text:p>
      <text:p text:style-name="P121">flow path number:157</text:p>
      <text:p text:style-name="P20">port number + port request number = <text:span text:style-name="T22">1760</text:span></text:p>
      <text:p text:style-name="P20">flow number + flow request number = <text:span text:style-name="T22">704</text:span></text:p>
      <text:p text:style-name="P20">flow mode number = <text:span text:style-name="T25">396</text:span></text:p>
      <text:p text:style-name="P20">flow path number = <text:span text:style-name="T25">157</text:span></text:p>
      <text:p text:style-name="P20">port size + port request size = <text:span text:style-name="T25">1207953</text:span></text:p>
      <text:p text:style-name="P20">flow size + flow request size = <text:span text:style-name="T25">871314</text:span></text:p>
      <text:p text:style-name="P20">flow mode size = <text:span text:style-name="T25">24156</text:span></text:p>
      <text:p text:style-name="P20">all number = <text:span text:style-name="T25">2860</text:span></text:p>
      <text:p text:style-name="P20">all size = <text:span text:style-name="T25">2103423</text:span></text:p>
      <text:p text:style-name="P20">（<text:span text:style-name="T26">2）第二次实验</text:span></text:p>
      <text:p text:style-name="P122">port number:880</text:p>
      <text:p text:style-name="P122">flow number:352</text:p>
      <text:p text:style-name="P122">port request number:880</text:p>
      <text:p text:style-name="P122">flow request number:352</text:p>
      <text:p text:style-name="P122">flow mode number:450</text:p>
      <text:p text:style-name="P122">port size:1110078</text:p>
      <text:p text:style-name="P122">flow size:807688</text:p>
      <text:p text:style-name="P122">port request size:94996</text:p>
      <text:p text:style-name="P122">flow request size:68992</text:p>
      <text:p text:style-name="P122">flow mode size:27450</text:p>
      <text:p text:style-name="P122">flow path number:174</text:p>
      <text:p text:style-name="P21">port number + port request number = <text:span text:style-name="T22">1760</text:span></text:p>
      <text:p text:style-name="P21">flow number + flow request number = <text:span text:style-name="T22">704</text:span></text:p>
      <text:p text:style-name="P21">flow mode number = <text:span text:style-name="T26">450</text:span></text:p>
      <text:p text:style-name="P21">flow path number = <text:span text:style-name="T26">174</text:span></text:p>
      <text:p text:style-name="P21">port size + port request size = <text:span text:style-name="T26">1205074</text:span></text:p>
      <text:p text:style-name="P21">flow size + flow request size = <text:span text:style-name="T26">876680</text:span></text:p>
      <text:p text:style-name="P21">flow mode size = <text:span text:style-name="T26">27450</text:span></text:p>
      <text:p text:style-name="P21">all number = <text:span text:style-name="T26">2914</text:span></text:p>
      <text:p text:style-name="P21">all size = <text:span text:style-name="T26">2109204</text:span></text:p>
      <text:p text:style-name="P21">(<text:span text:style-name="T26">3）第三次实验</text:span></text:p>
      <text:p text:style-name="P122">port number:880</text:p>
      <text:p text:style-name="P122">flow number:352</text:p>
      <text:p text:style-name="P122">port request number:880</text:p>
      <text:p text:style-name="P122">flow request number:352</text:p>
      <text:p text:style-name="P122">flow mode number:362</text:p>
      <text:p text:style-name="P122">port size:1115411</text:p>
      <text:p text:style-name="P122">flow size:797152</text:p>
      <text:p text:style-name="P122">port request size:94908</text:p>
      <text:p text:style-name="P122">flow request size:68992</text:p>
      <text:p text:style-name="P122">flow mode size:22082</text:p>
      <text:p text:style-name="P122"><text:soft-page-break/>flow path number:164</text:p>
      <text:p text:style-name="P21">port number + port request number = <text:span text:style-name="T22">1760</text:span></text:p>
      <text:p text:style-name="P21">flow number + flow request number = <text:span text:style-name="T22">704</text:span></text:p>
      <text:p text:style-name="P21">flow mode number = <text:span text:style-name="T26">362</text:span></text:p>
      <text:p text:style-name="P21">flow path number = <text:span text:style-name="T26">164</text:span></text:p>
      <text:p text:style-name="P21">port size + port request size = <text:span text:style-name="T26">1210319</text:span></text:p>
      <text:p text:style-name="P21">flow size + flow request size = <text:span text:style-name="T26">866144</text:span></text:p>
      <text:p text:style-name="P21">flow mode size = <text:span text:style-name="T26">22082</text:span></text:p>
      <text:p text:style-name="P21">all number = <text:span text:style-name="T26">2826</text:span></text:p>
      <text:p text:style-name="P21">all size = <text:span text:style-name="T26">2098545</text:span></text:p>
      <text:p text:style-name="P21">（<text:span text:style-name="T27">4）第四次实验</text:span></text:p>
      <text:p text:style-name="P123">port number:880</text:p>
      <text:p text:style-name="P123">flow number:352</text:p>
      <text:p text:style-name="P123">port request number:880</text:p>
      <text:p text:style-name="P123">flow request number:352</text:p>
      <text:p text:style-name="P123">flow mode number:380</text:p>
      <text:p text:style-name="P123">port size:1113967</text:p>
      <text:p text:style-name="P123">flow size:792010</text:p>
      <text:p text:style-name="P123">port request size:94996</text:p>
      <text:p text:style-name="P123">flow request size:68992</text:p>
      <text:p text:style-name="P123">flow mode size:23180</text:p>
      <text:p text:style-name="P123">flow path number:171</text:p>
      <text:p text:style-name="P22">port number + port request number = <text:span text:style-name="T22">1760</text:span></text:p>
      <text:p text:style-name="P22">flow number + flow request number = <text:span text:style-name="T22">704</text:span></text:p>
      <text:p text:style-name="P22">flow mode number = <text:span text:style-name="T28">380</text:span></text:p>
      <text:p text:style-name="P22">flow path number = <text:span text:style-name="T28">171</text:span></text:p>
      <text:p text:style-name="P22">port size + port request size = <text:span text:style-name="T28">1208963</text:span></text:p>
      <text:p text:style-name="P22">flow size + flow request size = <text:span text:style-name="T28">861002</text:span></text:p>
      <text:p text:style-name="P22">flow mode size = <text:span text:style-name="T28">23180</text:span></text:p>
      <text:p text:style-name="P22">all number = <text:span text:style-name="T28">2844</text:span></text:p>
      <text:p text:style-name="P22">all size = <text:span text:style-name="T28">2093145</text:span></text:p>
      <text:p text:style-name="P22">（<text:span text:style-name="T28">5）第五次实验</text:span></text:p>
      <text:p text:style-name="P124">port number:880</text:p>
      <text:p text:style-name="P124">flow number:352</text:p>
      <text:p text:style-name="P124">port request number:880</text:p>
      <text:p text:style-name="P124">flow request number:352</text:p>
      <text:p text:style-name="P124">flow mode number:388</text:p>
      <text:p text:style-name="P124">port size:1114581</text:p>
      <text:p text:style-name="P124">flow size:814985</text:p>
      <text:p text:style-name="P124">port request size:94952</text:p>
      <text:p text:style-name="P124">flow request size:68904</text:p>
      <text:p text:style-name="P124">flow mode size:23668</text:p>
      <text:p text:style-name="P124">flow path number:171</text:p>
      <text:p text:style-name="P23">port number + port request number = <text:span text:style-name="T22">1760</text:span></text:p>
      <text:p text:style-name="P23">flow number + flow request number = <text:span text:style-name="T22">704</text:span></text:p>
      <text:p text:style-name="P23">flow mode number = <text:span text:style-name="T29">388</text:span></text:p>
      <text:p text:style-name="P23">flow path number = <text:span text:style-name="T29">171</text:span></text:p>
      <text:p text:style-name="P23">port size + port request size = <text:span text:style-name="T29">1209533</text:span></text:p>
      <text:p text:style-name="P23">flow size + flow request size = <text:span text:style-name="T29">883889</text:span></text:p>
      <text:p text:style-name="P23">flow mode size = <text:span text:style-name="T29">23668</text:span></text:p>
      <text:p text:style-name="P23">all number = <text:span text:style-name="T29">2852</text:span></text:p>
      <text:p text:style-name="P23">all size = <text:span text:style-name="T29">2117090</text:span></text:p>
      <text:p text:style-name="P23"><text:soft-page-break/></text:p>
      <text:p text:style-name="P156">2、Ashman</text:p>
      <text:p text:style-name="P156">（1）第一次实验</text:p>
      <text:p text:style-name="P156">port number:860</text:p>
      <text:p text:style-name="P156">flow number:344</text:p>
      <text:p text:style-name="P156">port request number:860</text:p>
      <text:p text:style-name="P156">flow request number:344</text:p>
      <text:p text:style-name="P156">flow mode number:378</text:p>
      <text:p text:style-name="P156">port size:1094852</text:p>
      <text:p text:style-name="P156">flow size:801104</text:p>
      <text:p text:style-name="P156">port request size:92794</text:p>
      <text:p text:style-name="P156">flow request size:37109</text:p>
      <text:p text:style-name="P156">flow mode size:23058</text:p>
      <text:p text:style-name="P156">flow path number:161</text:p>
      <text:p text:style-name="P156">flow number all:860</text:p>
      <text:p text:style-name="P156">flow request number all:860</text:p>
      <text:p text:style-name="P156">flow size all:2082129</text:p>
      <text:p text:style-name="P156">flow request size all:168474</text:p>
      <text:p text:style-name="P50">port number + port request number = <text:span text:style-name="T59">1720</text:span></text:p>
      <text:p text:style-name="P50">flow number + flow request number = <text:span text:style-name="T59">688</text:span></text:p>
      <text:p text:style-name="P50">flow mode number = <text:span text:style-name="T59">378</text:span></text:p>
      <text:p text:style-name="P50">flow path number = <text:span text:style-name="T59">161</text:span></text:p>
      <text:p text:style-name="P50">port size + port request size = <text:span text:style-name="T59">1187646</text:span></text:p>
      <text:p text:style-name="P50">flow size + flow request size = <text:span text:style-name="T59">838213</text:span></text:p>
      <text:p text:style-name="P50">flow mode size = <text:span text:style-name="T59">23058</text:span></text:p>
      <text:p text:style-name="P50">all number = <text:span text:style-name="T59">2786</text:span></text:p>
      <text:p text:style-name="P50">all size = <text:span text:style-name="T59">2048917</text:span></text:p>
      <text:p text:style-name="P156">（2）第二次实验</text:p>
      <text:p text:style-name="P156">port number:880</text:p>
      <text:p text:style-name="P156">flow number:352</text:p>
      <text:p text:style-name="P156">port request number:880</text:p>
      <text:p text:style-name="P156">flow request number:352</text:p>
      <text:p text:style-name="P156">flow mode number:408</text:p>
      <text:p text:style-name="P156">port size:1112651</text:p>
      <text:p text:style-name="P156">flow size:805342</text:p>
      <text:p text:style-name="P156">port request size:94952</text:p>
      <text:p text:style-name="P156">flow request size:37972</text:p>
      <text:p text:style-name="P156">flow mode size:24888</text:p>
      <text:p text:style-name="P156">flow path number:158</text:p>
      <text:p text:style-name="P156">flow number all:880</text:p>
      <text:p text:style-name="P156">flow request number all:880</text:p>
      <text:p text:style-name="P156">flow size all:2120248</text:p>
      <text:p text:style-name="P156">flow request size all:172392</text:p>
      <text:p text:style-name="P50">port number + port request number = <text:span text:style-name="T59">1760</text:span></text:p>
      <text:p text:style-name="P50">flow number + flow request number = <text:span text:style-name="T59">704</text:span></text:p>
      <text:p text:style-name="P50">flow mode number = <text:span text:style-name="T59">408</text:span></text:p>
      <text:p text:style-name="P50">flow path number = <text:span text:style-name="T59">158</text:span></text:p>
      <text:p text:style-name="P50">port size + port request size = <text:span text:style-name="T59">1207603</text:span></text:p>
      <text:p text:style-name="P50">flow size + flow request size = <text:span text:style-name="T59">843314</text:span></text:p>
      <text:p text:style-name="P50">flow mode size = <text:span text:style-name="T59">24888</text:span></text:p>
      <text:p text:style-name="P50">all number = <text:span text:style-name="T59">2872</text:span></text:p>
      <text:p text:style-name="P50">all size = <text:span text:style-name="T59">2075805</text:span></text:p>
      <text:p text:style-name="P156"><text:soft-page-break/>（3）第三次实验</text:p>
      <text:p text:style-name="P156">port number:860</text:p>
      <text:p text:style-name="P156">flow number:344</text:p>
      <text:p text:style-name="P156">port request number:860</text:p>
      <text:p text:style-name="P156">flow request number:344</text:p>
      <text:p text:style-name="P156">flow mode number:416</text:p>
      <text:p text:style-name="P156">port size:1093928</text:p>
      <text:p text:style-name="P156">flow size:808106</text:p>
      <text:p text:style-name="P156">port request size:92794</text:p>
      <text:p text:style-name="P156">flow request size:37152</text:p>
      <text:p text:style-name="P156">flow mode size:25376</text:p>
      <text:p text:style-name="P156">flow path number:166</text:p>
      <text:p text:style-name="P156">flow number all:860</text:p>
      <text:p text:style-name="P156">flow request number all:860</text:p>
      <text:p text:style-name="P156">flow size all:2180568</text:p>
      <text:p text:style-name="P156">flow request size all:168474</text:p>
      <text:p text:style-name="P51">port number + port request number = <text:span text:style-name="T60">1720</text:span></text:p>
      <text:p text:style-name="P51">flow number + flow request number = <text:span text:style-name="T60">688</text:span></text:p>
      <text:p text:style-name="P51">flow mode number = <text:span text:style-name="T60">416</text:span></text:p>
      <text:p text:style-name="P51">flow path number = <text:span text:style-name="T60">166</text:span></text:p>
      <text:p text:style-name="P51">port size + port request size = <text:span text:style-name="T60">1186722</text:span></text:p>
      <text:p text:style-name="P51">flow size + flow request size = <text:span text:style-name="T60">845258</text:span></text:p>
      <text:p text:style-name="P51">flow mode size = <text:span text:style-name="T60">25376</text:span></text:p>
      <text:p text:style-name="P51">all number = <text:span text:style-name="T60">2824</text:span></text:p>
      <text:p text:style-name="P51">all size = <text:span text:style-name="T60">2057356</text:span></text:p>
      <text:p text:style-name="P157">（4）第四次实验</text:p>
      <text:p text:style-name="P157">port number:880</text:p>
      <text:p text:style-name="P157">flow number:352</text:p>
      <text:p text:style-name="P157">port request number:880</text:p>
      <text:p text:style-name="P157">flow request number:352</text:p>
      <text:p text:style-name="P157">flow mode number:422</text:p>
      <text:p text:style-name="P157">port size:1117024</text:p>
      <text:p text:style-name="P157">flow size:812342</text:p>
      <text:p text:style-name="P157">port request size:94996</text:p>
      <text:p text:style-name="P157">flow request size:38016</text:p>
      <text:p text:style-name="P157">flow mode size:25742</text:p>
      <text:p text:style-name="P157">flow path number:177</text:p>
      <text:p text:style-name="P157">flow number all:880</text:p>
      <text:p text:style-name="P157">flow request number all:880</text:p>
      <text:p text:style-name="P157">flow size all:2151229</text:p>
      <text:p text:style-name="P157">flow request size all:172436</text:p>
      <text:p text:style-name="P51">port number + port request number = <text:span text:style-name="T60">1760</text:span></text:p>
      <text:p text:style-name="P51">flow number + flow request number = <text:span text:style-name="T60">704</text:span></text:p>
      <text:p text:style-name="P51">flow mode number = <text:span text:style-name="T60">422</text:span></text:p>
      <text:p text:style-name="P51">flow path number = <text:span text:style-name="T60">177</text:span></text:p>
      <text:p text:style-name="P51">port size + port request size = <text:span text:style-name="T60">1212020</text:span></text:p>
      <text:p text:style-name="P51">flow size + flow request size = <text:span text:style-name="T60">850358</text:span></text:p>
      <text:p text:style-name="P51">flow mode size = <text:span text:style-name="T60">25742</text:span></text:p>
      <text:p text:style-name="P51">all number = <text:span text:style-name="T60">2886</text:span></text:p>
      <text:p text:style-name="P51">all size = <text:span text:style-name="T60">2088120</text:span></text:p>
      <text:p text:style-name="P157">（5）第五次实验</text:p>
      <text:p text:style-name="P157">port number:880</text:p>
      <text:p text:style-name="P157"><text:soft-page-break/>flow number:352</text:p>
      <text:p text:style-name="P157">port request number:880</text:p>
      <text:p text:style-name="P157">flow request number:352</text:p>
      <text:p text:style-name="P157">flow mode number:362</text:p>
      <text:p text:style-name="P157">port size:1111186</text:p>
      <text:p text:style-name="P157">flow size:795210</text:p>
      <text:p text:style-name="P157">port request size:94908</text:p>
      <text:p text:style-name="P157">flow request size:38016</text:p>
      <text:p text:style-name="P157">flow mode size:22082</text:p>
      <text:p text:style-name="P157">flow path number:176</text:p>
      <text:p text:style-name="P157">flow number all:880</text:p>
      <text:p text:style-name="P157">flow request number all:880</text:p>
      <text:p text:style-name="P157">flow size all:2047133</text:p>
      <text:p text:style-name="P157">flow request size all:172348</text:p>
      <text:p text:style-name="P51">port number + port request number = <text:span text:style-name="T60">1760</text:span></text:p>
      <text:p text:style-name="P51">flow number + flow request number = <text:span text:style-name="T60">704</text:span></text:p>
      <text:p text:style-name="P51">flow mode number = <text:span text:style-name="T60">362</text:span></text:p>
      <text:p text:style-name="P51">flow path number = <text:span text:style-name="T60">176</text:span></text:p>
      <text:p text:style-name="P51">port size + port request size = <text:span text:style-name="T60">1206094</text:span></text:p>
      <text:p text:style-name="P51">flow size + flow request size = <text:span text:style-name="T60">833226</text:span></text:p>
      <text:p text:style-name="P51">flow mode size = <text:span text:style-name="T60">22082</text:span></text:p>
      <text:p text:style-name="P51">all number = <text:span text:style-name="T60">2826</text:span></text:p>
      <text:p text:style-name="P51">all size = <text:span text:style-name="T60">2061402</text:span></text:p>
      <text:p text:style-name="P51"/>
      <text:p text:style-name="P190">3、DSFlows</text:p>
      <text:p text:style-name="P190">（1）第一次实验</text:p>
      <text:p text:style-name="P190">port number:660</text:p>
      <text:p text:style-name="P190">flow number:264</text:p>
      <text:p text:style-name="P190">port request number:660</text:p>
      <text:p text:style-name="P190">flow request number:264</text:p>
      <text:p text:style-name="P190">flow mode number:670</text:p>
      <text:p text:style-name="P190">port size:845803</text:p>
      <text:p text:style-name="P190">flow size:925666</text:p>
      <text:p text:style-name="P190">port request size:71181</text:p>
      <text:p text:style-name="P190">flow request size:51711</text:p>
      <text:p text:style-name="P190">flow mode size:40870</text:p>
      <text:p text:style-name="P190">flow path number:369</text:p>
      <text:p text:style-name="P84">port number + port request number = <text:span text:style-name="T94">1320</text:span></text:p>
      <text:p text:style-name="P84">flow number + flow request number = <text:span text:style-name="T94">528</text:span></text:p>
      <text:p text:style-name="P84">flow mode number = <text:span text:style-name="T94">670</text:span></text:p>
      <text:p text:style-name="P84">flow path number = <text:span text:style-name="T94">369</text:span></text:p>
      <text:p text:style-name="P84">port size + port request size = <text:span text:style-name="T94">916984</text:span></text:p>
      <text:p text:style-name="P85">flow size + flow request size = <text:span text:style-name="T95">977377</text:span></text:p>
      <text:p text:style-name="P84">flow mode size = <text:span text:style-name="T94">40870</text:span></text:p>
      <text:p text:style-name="P84">all number = <text:span text:style-name="T94">2518</text:span></text:p>
      <text:p text:style-name="P84">all size = <text:span text:style-name="T94">1935231</text:span></text:p>
      <text:p text:style-name="P191">（2）第二次实验</text:p>
      <text:p text:style-name="P191">port number:620</text:p>
      <text:p text:style-name="P191">flow number:248</text:p>
      <text:p text:style-name="P191">port request number:620</text:p>
      <text:p text:style-name="P191">flow request number:248</text:p>
      <text:p text:style-name="P191">flow mode number:836</text:p>
      <text:p text:style-name="P191"><text:soft-page-break/>port size:794139</text:p>
      <text:p text:style-name="P191">flow size:918223</text:p>
      <text:p text:style-name="P191">port request size:66929</text:p>
      <text:p text:style-name="P191">flow request size:48577</text:p>
      <text:p text:style-name="P191">flow mode size:50996</text:p>
      <text:p text:style-name="P191">flow path number:273</text:p>
      <text:p text:style-name="P85">port number + port request number = <text:span text:style-name="T95">1240</text:span></text:p>
      <text:p text:style-name="P85">flow number + flow request number = <text:span text:style-name="T95">496</text:span></text:p>
      <text:p text:style-name="P85">flow mode number = <text:span text:style-name="T95">836</text:span></text:p>
      <text:p text:style-name="P85">flow path number = <text:span text:style-name="T95">273</text:span></text:p>
      <text:p text:style-name="P85">port size + port request size = <text:span text:style-name="T95">861068</text:span></text:p>
      <text:p text:style-name="P85">flow size + flow request size = <text:span text:style-name="T95">966800</text:span></text:p>
      <text:p text:style-name="P85">flow mode size = <text:span text:style-name="T95">50996</text:span></text:p>
      <text:p text:style-name="P85">all number = <text:span text:style-name="T95">2572</text:span></text:p>
      <text:p text:style-name="P85">all size = <text:span text:style-name="T95">1878864</text:span></text:p>
      <text:p text:style-name="P192">（3）第三次实验</text:p>
      <text:p text:style-name="P193">port number:600</text:p>
      <text:p text:style-name="P193">flow number:240</text:p>
      <text:p text:style-name="P193">port request number:600</text:p>
      <text:p text:style-name="P193">flow request number:240</text:p>
      <text:p text:style-name="P193">flow mode number:710</text:p>
      <text:p text:style-name="P193">port size:767276</text:p>
      <text:p text:style-name="P193">flow size:832785</text:p>
      <text:p text:style-name="P193">port request size:64770</text:p>
      <text:p text:style-name="P193">flow request size:47010</text:p>
      <text:p text:style-name="P193">flow mode size:43310</text:p>
      <text:p text:style-name="P193">flow path number:251</text:p>
      <text:p text:style-name="P86">port number + port request number = <text:span text:style-name="T96">1200</text:span></text:p>
      <text:p text:style-name="P86">flow number + flow request number = <text:span text:style-name="T96">480</text:span></text:p>
      <text:p text:style-name="P86">flow mode number = <text:span text:style-name="T96">710</text:span></text:p>
      <text:p text:style-name="P86">flow path number = <text:span text:style-name="T96">251</text:span></text:p>
      <text:p text:style-name="P86">port size + port request size = <text:span text:style-name="T96">832046</text:span></text:p>
      <text:p text:style-name="P86">flow size + flow request size = <text:span text:style-name="T96">879795</text:span></text:p>
      <text:p text:style-name="P86">flow mode size = <text:span text:style-name="T96">43310</text:span></text:p>
      <text:p text:style-name="P86">all number = <text:span text:style-name="T96">2390</text:span></text:p>
      <text:p text:style-name="P86">all size = <text:span text:style-name="T96">1755151</text:span></text:p>
      <text:p text:style-name="P194">（4）第四次实验</text:p>
      <text:p text:style-name="P194">port number:640</text:p>
      <text:p text:style-name="P194">flow number:256</text:p>
      <text:p text:style-name="P194">port request number:640</text:p>
      <text:p text:style-name="P194">flow request number:256</text:p>
      <text:p text:style-name="P194">flow mode number:700</text:p>
      <text:p text:style-name="P194">port size:804850</text:p>
      <text:p text:style-name="P194">flow size:911275</text:p>
      <text:p text:style-name="P194">port request size:69120</text:p>
      <text:p text:style-name="P194">flow request size:50176</text:p>
      <text:p text:style-name="P194">flow mode size:42700</text:p>
      <text:p text:style-name="P194">flow path number:276</text:p>
      <text:p text:style-name="P87">port number + port request number = <text:span text:style-name="T97">1280</text:span></text:p>
      <text:p text:style-name="P87">flow number + flow request number = <text:span text:style-name="T97">512</text:span></text:p>
      <text:p text:style-name="P87">flow mode number = <text:span text:style-name="T97">700</text:span></text:p>
      <text:p text:style-name="P87">flow path number = <text:span text:style-name="T97">276</text:span></text:p>
      <text:p text:style-name="P87"><text:soft-page-break/>port size + port request size = <text:span text:style-name="T97">873970</text:span></text:p>
      <text:p text:style-name="P87">flow size + flow request size = <text:span text:style-name="T97">961451</text:span></text:p>
      <text:p text:style-name="P87">flow mode size = <text:span text:style-name="T97">42700</text:span></text:p>
      <text:p text:style-name="P87">all number = <text:span text:style-name="T97">2492</text:span></text:p>
      <text:p text:style-name="P87">all size = <text:span text:style-name="T97">1878121</text:span></text:p>
      <text:p text:style-name="P195">（5）第五次实验</text:p>
      <text:p text:style-name="P195">port number:680</text:p>
      <text:p text:style-name="P195">flow number:272</text:p>
      <text:p text:style-name="P195">port request number:680</text:p>
      <text:p text:style-name="P195">flow request number:272</text:p>
      <text:p text:style-name="P195">flow mode number:630</text:p>
      <text:p text:style-name="P195">port size:870579</text:p>
      <text:p text:style-name="P195">flow size:960763</text:p>
      <text:p text:style-name="P195">port request size:73406</text:p>
      <text:p text:style-name="P195">flow request size:53312</text:p>
      <text:p text:style-name="P195">flow mode size:38430</text:p>
      <text:p text:style-name="P195">flow path number:364</text:p>
      <text:p text:style-name="P88">port number + port request number = <text:span text:style-name="T98">1360</text:span></text:p>
      <text:p text:style-name="P88">flow number + flow request number = <text:span text:style-name="T98">544</text:span></text:p>
      <text:p text:style-name="P88">flow mode number = <text:span text:style-name="T98">630</text:span></text:p>
      <text:p text:style-name="P88">flow path number = <text:span text:style-name="T98">364</text:span></text:p>
      <text:p text:style-name="P88">port size + port request size = <text:span text:style-name="T98">943985</text:span></text:p>
      <text:p text:style-name="P88">flow size + flow request size = <text:span text:style-name="T98">1014075</text:span></text:p>
      <text:p text:style-name="P88">flow mode size = <text:span text:style-name="T98">38430</text:span></text:p>
      <text:p text:style-name="P88">all number = <text:span text:style-name="T98">2534</text:span></text:p>
      <text:p text:style-name="P88">all size = <text:span text:style-name="T98">1996490</text:span></text:p>
      <text:p text:style-name="P23"/>
      <text:p text:style-name="P23">七、<text:span text:style-name="T30">stag_0.2_0.3</text:span></text:p>
      <text:p text:style-name="P125">1、<text:span text:style-name="T40">hedera</text:span></text:p>
      <text:p text:style-name="P125">（<text:span text:style-name="T31">1）第一次实验</text:span></text:p>
      <text:p text:style-name="P126">port number:880</text:p>
      <text:p text:style-name="P126">flow number:352</text:p>
      <text:p text:style-name="P126">port request number:880</text:p>
      <text:p text:style-name="P126">flow request number:352</text:p>
      <text:p text:style-name="P126">flow mode number:670</text:p>
      <text:p text:style-name="P126">port size:1117074</text:p>
      <text:p text:style-name="P126">flow size:931380</text:p>
      <text:p text:style-name="P126">port request size:95040</text:p>
      <text:p text:style-name="P126">flow request size:68992</text:p>
      <text:p text:style-name="P126">flow mode size:40870</text:p>
      <text:p text:style-name="P126">flow path number:167</text:p>
      <text:p text:style-name="P24">port number + port request number = <text:span text:style-name="T22">1760</text:span></text:p>
      <text:p text:style-name="P24">flow number + flow request number = <text:span text:style-name="T22">704</text:span></text:p>
      <text:p text:style-name="P24">flow mode number = <text:span text:style-name="T31">670</text:span></text:p>
      <text:p text:style-name="P24">flow path number = <text:span text:style-name="T31">167</text:span></text:p>
      <text:p text:style-name="P24">port size + port request size = <text:span text:style-name="T31">1212114</text:span></text:p>
      <text:p text:style-name="P24">flow size + flow request size = <text:span text:style-name="T31">1000372</text:span></text:p>
      <text:p text:style-name="P24">flow mode size = <text:span text:style-name="T31">40870</text:span></text:p>
      <text:p text:style-name="P24">all number = <text:span text:style-name="T31">3134</text:span></text:p>
      <text:p text:style-name="P24">all size = <text:span text:style-name="T31">2253356</text:span></text:p>
      <text:p text:style-name="P24">（<text:span text:style-name="T31">2）第二次实验</text:span></text:p>
      <text:p text:style-name="P126">port number:880</text:p>
      <text:p text:style-name="P126"><text:soft-page-break/>flow number:352</text:p>
      <text:p text:style-name="P126">port request number:880</text:p>
      <text:p text:style-name="P126">flow request number:352</text:p>
      <text:p text:style-name="P126">flow mode number:550</text:p>
      <text:p text:style-name="P126">port size:1120807</text:p>
      <text:p text:style-name="P126">flow size:863726</text:p>
      <text:p text:style-name="P126">port request size:94996</text:p>
      <text:p text:style-name="P126">flow request size:68992</text:p>
      <text:p text:style-name="P126">flow mode size:33550</text:p>
      <text:p text:style-name="P126">flow path number:164</text:p>
      <text:p text:style-name="P25">port number + port request number = <text:span text:style-name="T22">1760</text:span></text:p>
      <text:p text:style-name="P25">flow number + flow request number = <text:span text:style-name="T22">704</text:span></text:p>
      <text:p text:style-name="P25">flow mode number = <text:span text:style-name="T32">550</text:span></text:p>
      <text:p text:style-name="P25">flow path number = <text:span text:style-name="T32">164</text:span></text:p>
      <text:p text:style-name="P25">port size + port request size = <text:span text:style-name="T32">1215803</text:span></text:p>
      <text:p text:style-name="P25">flow size + flow request size = <text:span text:style-name="T32">962718</text:span></text:p>
      <text:p text:style-name="P25">flow mode size = <text:span text:style-name="T32">33550</text:span></text:p>
      <text:p text:style-name="P25">all number = <text:span text:style-name="T32">3014</text:span></text:p>
      <text:p text:style-name="P25">all size = <text:span text:style-name="T32">2182071</text:span></text:p>
      <text:p text:style-name="P25">（<text:span text:style-name="T32">3）第三次实验</text:span></text:p>
      <text:p text:style-name="P127">port number:880</text:p>
      <text:p text:style-name="P127">flow number:352</text:p>
      <text:p text:style-name="P127">port request number:880</text:p>
      <text:p text:style-name="P127">flow request number:352</text:p>
      <text:p text:style-name="P127">flow mode number:574</text:p>
      <text:p text:style-name="P127">port size:1122712</text:p>
      <text:p text:style-name="P127">flow size:963516</text:p>
      <text:p text:style-name="P127">port request size:94952</text:p>
      <text:p text:style-name="P127">flow request size:68948</text:p>
      <text:p text:style-name="P127">flow mode size:35014</text:p>
      <text:p text:style-name="P127">flow path number:165</text:p>
      <text:p text:style-name="P25">port number + port request number = <text:span text:style-name="T22">1760</text:span></text:p>
      <text:p text:style-name="P25">flow number + flow request number = <text:span text:style-name="T22">704</text:span></text:p>
      <text:p text:style-name="P25">flow mode number = <text:span text:style-name="T32">574</text:span></text:p>
      <text:p text:style-name="P25">flow path number = <text:span text:style-name="T32">165</text:span></text:p>
      <text:p text:style-name="P25">port size + port request size = <text:span text:style-name="T32">1217664</text:span></text:p>
      <text:p text:style-name="P25">flow size + flow request size = <text:span text:style-name="T32">1032464</text:span></text:p>
      <text:p text:style-name="P25">flow mode size = <text:span text:style-name="T32">35014</text:span></text:p>
      <text:p text:style-name="P25">all number = <text:span text:style-name="T32">3038</text:span></text:p>
      <text:p text:style-name="P25">all size = <text:span text:style-name="T33">2285142</text:span></text:p>
      <text:p text:style-name="P25">（<text:span text:style-name="T34">4）第四次实验</text:span></text:p>
      <text:p text:style-name="P128">port number:880</text:p>
      <text:p text:style-name="P128">flow number:352</text:p>
      <text:p text:style-name="P128">port request number:880</text:p>
      <text:p text:style-name="P128">flow request number:352</text:p>
      <text:p text:style-name="P128">flow mode number:794</text:p>
      <text:p text:style-name="P128">port size:1125593</text:p>
      <text:p text:style-name="P128">flow size:1063724</text:p>
      <text:p text:style-name="P128">port request size:95040</text:p>
      <text:p text:style-name="P128">flow request size:68992</text:p>
      <text:p text:style-name="P128">flow mode size:48434</text:p>
      <text:p text:style-name="P128">flow path number:178</text:p>
      <text:p text:style-name="P26"><text:soft-page-break/>port number + port request number = <text:span text:style-name="T22">1760</text:span></text:p>
      <text:p text:style-name="P26">flow number + flow request number = <text:span text:style-name="T22">704</text:span></text:p>
      <text:p text:style-name="P26">flow mode number = <text:span text:style-name="T35">794</text:span></text:p>
      <text:p text:style-name="P26">flow path number = <text:span text:style-name="T35">178</text:span></text:p>
      <text:p text:style-name="P26">port size + port request size = <text:span text:style-name="T35">1220633</text:span></text:p>
      <text:p text:style-name="P26">flow size + flow request size = <text:span text:style-name="T35">1132716</text:span></text:p>
      <text:p text:style-name="P26">flow mode size = <text:span text:style-name="T35">48434</text:span></text:p>
      <text:p text:style-name="P26">all number = <text:span text:style-name="T35">3258</text:span></text:p>
      <text:p text:style-name="P26">all size = <text:span text:style-name="T35">2401783</text:span></text:p>
      <text:p text:style-name="P26">（<text:span text:style-name="T36">5）第五次实验</text:span></text:p>
      <text:p text:style-name="P129">port number:880</text:p>
      <text:p text:style-name="P129">flow number:352</text:p>
      <text:p text:style-name="P129">port request number:880</text:p>
      <text:p text:style-name="P129">flow request number:352</text:p>
      <text:p text:style-name="P129">flow mode number:512</text:p>
      <text:p text:style-name="P129">port size:1122211</text:p>
      <text:p text:style-name="P129">flow size:840695</text:p>
      <text:p text:style-name="P129">port request size:94996</text:p>
      <text:p text:style-name="P129">flow request size:68948</text:p>
      <text:p text:style-name="P129">flow mode size:31232</text:p>
      <text:p text:style-name="P129">flow path number:171</text:p>
      <text:p text:style-name="P27">port number + port request number = <text:span text:style-name="T22">1760</text:span></text:p>
      <text:p text:style-name="P27">flow number + flow request number = <text:span text:style-name="T22">704</text:span></text:p>
      <text:p text:style-name="P27">flow mode number = <text:span text:style-name="T36">512</text:span></text:p>
      <text:p text:style-name="P27">flow path number = <text:span text:style-name="T36">171</text:span></text:p>
      <text:p text:style-name="P27">port size + port request size = <text:span text:style-name="T36">1217207</text:span></text:p>
      <text:p text:style-name="P27">flow size + flow request size = <text:span text:style-name="T36">909643</text:span></text:p>
      <text:p text:style-name="P27">flow mode size = <text:span text:style-name="T36">31232</text:span></text:p>
      <text:p text:style-name="P27">all number = <text:span text:style-name="T36">2976</text:span></text:p>
      <text:p text:style-name="P27">all size = <text:span text:style-name="T36">2158082</text:span></text:p>
      <text:p text:style-name="P27"/>
      <text:p text:style-name="P157">2、Ashman</text:p>
      <text:p text:style-name="P157">（1）第一次实验</text:p>
      <text:p text:style-name="P157">port number:880</text:p>
      <text:p text:style-name="P157">flow number:352</text:p>
      <text:p text:style-name="P157">port request number:880</text:p>
      <text:p text:style-name="P157">flow request number:352</text:p>
      <text:p text:style-name="P157">flow mode number:700</text:p>
      <text:p text:style-name="P157">port size:1108880</text:p>
      <text:p text:style-name="P157">flow size:996612</text:p>
      <text:p text:style-name="P157">port request size:95040</text:p>
      <text:p text:style-name="P157">flow request size:38016</text:p>
      <text:p text:style-name="P157">flow mode size:42700</text:p>
      <text:p text:style-name="P157">flow path number:179</text:p>
      <text:p text:style-name="P157">flow number all:880</text:p>
      <text:p text:style-name="P157">flow request number all:880</text:p>
      <text:p text:style-name="P157">flow size all:2313225</text:p>
      <text:p text:style-name="P157">flow request size all:172480</text:p>
      <text:p text:style-name="P51">port number + port request number = <text:span text:style-name="T22">1760</text:span></text:p>
      <text:p text:style-name="P51">flow number + flow request number = <text:span text:style-name="T22">704</text:span></text:p>
      <text:p text:style-name="P51">flow mode number = <text:span text:style-name="T60">700</text:span></text:p>
      <text:p text:style-name="P51">flow path number = <text:span text:style-name="T60">179</text:span></text:p>
      <text:p text:style-name="P51"><text:soft-page-break/>port size + port request size = <text:span text:style-name="T60">1203920</text:span></text:p>
      <text:p text:style-name="P51">flow size + flow request size = <text:span text:style-name="T60">1034628</text:span></text:p>
      <text:p text:style-name="P51">flow mode size = <text:span text:style-name="T60">42700</text:span></text:p>
      <text:p text:style-name="P51">all number = <text:span text:style-name="T60">3164</text:span></text:p>
      <text:p text:style-name="P51">all size = <text:span text:style-name="T60">2281248</text:span></text:p>
      <text:p text:style-name="P157">（2）第二次实验</text:p>
      <text:p text:style-name="P158">port number:880</text:p>
      <text:p text:style-name="P158">flow number:352</text:p>
      <text:p text:style-name="P158">port request number:880</text:p>
      <text:p text:style-name="P158">flow request number:352</text:p>
      <text:p text:style-name="P158">flow mode number:614</text:p>
      <text:p text:style-name="P158">port size:1111880</text:p>
      <text:p text:style-name="P158">flow size:900751</text:p>
      <text:p text:style-name="P158">port request size:94732</text:p>
      <text:p text:style-name="P158">flow request size:37972</text:p>
      <text:p text:style-name="P158">flow mode size:37454</text:p>
      <text:p text:style-name="P158">flow path number:167</text:p>
      <text:p text:style-name="P158">flow number all:880</text:p>
      <text:p text:style-name="P158">flow request number all:880</text:p>
      <text:p text:style-name="P158">flow size all:2222875</text:p>
      <text:p text:style-name="P158">flow request size all:172172</text:p>
      <text:p text:style-name="P52">port number + port request number = <text:span text:style-name="T61">1760</text:span></text:p>
      <text:p text:style-name="P52">flow number + flow request number = <text:span text:style-name="T61">704</text:span></text:p>
      <text:p text:style-name="P52">flow mode number = <text:span text:style-name="T61">614</text:span></text:p>
      <text:p text:style-name="P52">flow path number = <text:span text:style-name="T61">167</text:span></text:p>
      <text:p text:style-name="P52">port size + port request size = <text:span text:style-name="T61">1206612</text:span></text:p>
      <text:p text:style-name="P52">flow size + flow request size = <text:span text:style-name="T61">938723</text:span></text:p>
      <text:p text:style-name="P52">flow mode size = <text:span text:style-name="T61">37454</text:span></text:p>
      <text:p text:style-name="P52">all number = <text:span text:style-name="T61">3078</text:span></text:p>
      <text:p text:style-name="P52">all size = <text:span text:style-name="T61">2182789</text:span></text:p>
      <text:p text:style-name="P158">（3）第三次实验</text:p>
      <text:p text:style-name="P158">port number:860</text:p>
      <text:p text:style-name="P158">flow number:344</text:p>
      <text:p text:style-name="P158">port request number:860</text:p>
      <text:p text:style-name="P158">flow request number:344</text:p>
      <text:p text:style-name="P158">flow mode number:552</text:p>
      <text:p text:style-name="P158">port size:1096296</text:p>
      <text:p text:style-name="P158">flow size:934029</text:p>
      <text:p text:style-name="P158">port request size:92880</text:p>
      <text:p text:style-name="P158">flow request size:37152</text:p>
      <text:p text:style-name="P158">flow mode size:33672</text:p>
      <text:p text:style-name="P158">flow path number:156</text:p>
      <text:p text:style-name="P158">flow number all:860</text:p>
      <text:p text:style-name="P158">flow request number all:860</text:p>
      <text:p text:style-name="P158">flow size all:2374727</text:p>
      <text:p text:style-name="P158">flow request size all:168560</text:p>
      <text:p text:style-name="P52">port number + port request number = <text:span text:style-name="T61">1720</text:span></text:p>
      <text:p text:style-name="P52">flow number + flow request number = <text:span text:style-name="T61">688</text:span></text:p>
      <text:p text:style-name="P52">flow mode number = <text:span text:style-name="T61">552</text:span></text:p>
      <text:p text:style-name="P52">flow path number = <text:span text:style-name="T61">156</text:span></text:p>
      <text:p text:style-name="P52">port size + port request size = <text:span text:style-name="T61">1189176</text:span></text:p>
      <text:p text:style-name="P52">flow size + flow request size = <text:span text:style-name="T61">971181</text:span></text:p>
      <text:p text:style-name="P52"><text:soft-page-break/>flow mode size = <text:span text:style-name="T61">33672</text:span></text:p>
      <text:p text:style-name="P52">all number = <text:span text:style-name="T61">2960</text:span></text:p>
      <text:p text:style-name="P52">all size = <text:span text:style-name="T61">2194029</text:span></text:p>
      <text:p text:style-name="P158">（4）第四次实验</text:p>
      <text:p text:style-name="P159">port number:880</text:p>
      <text:p text:style-name="P159">flow number:352</text:p>
      <text:p text:style-name="P159">port request number:880</text:p>
      <text:p text:style-name="P159">flow request number:352</text:p>
      <text:p text:style-name="P159">flow mode number:648</text:p>
      <text:p text:style-name="P159">port size:1116319</text:p>
      <text:p text:style-name="P159">flow size:979298</text:p>
      <text:p text:style-name="P159">port request size:95040</text:p>
      <text:p text:style-name="P159">flow request size:38016</text:p>
      <text:p text:style-name="P159">flow mode size:39528</text:p>
      <text:p text:style-name="P159">flow path number:166</text:p>
      <text:p text:style-name="P159">flow number all:880</text:p>
      <text:p text:style-name="P159">flow request number all:880</text:p>
      <text:p text:style-name="P159">flow size all:2453705</text:p>
      <text:p text:style-name="P159">flow request size all:172480</text:p>
      <text:p text:style-name="P53">port number + port request number = <text:span text:style-name="T62">1760</text:span></text:p>
      <text:p text:style-name="P53">flow number + flow request number = <text:span text:style-name="T62">704</text:span></text:p>
      <text:p text:style-name="P53">flow mode number = <text:span text:style-name="T62">648</text:span></text:p>
      <text:p text:style-name="P53">flow path number = <text:span text:style-name="T62">166</text:span></text:p>
      <text:p text:style-name="P53">port size + port request size = <text:span text:style-name="T62">1211359</text:span></text:p>
      <text:p text:style-name="P53">flow size + flow request size = <text:span text:style-name="T62">1017314</text:span></text:p>
      <text:p text:style-name="P53">flow mode size = <text:span text:style-name="T62">39528</text:span></text:p>
      <text:p text:style-name="P53">all number = <text:span text:style-name="T62">3112</text:span></text:p>
      <text:p text:style-name="P53">all size = <text:span text:style-name="T62">2268201</text:span></text:p>
      <text:p text:style-name="P159">（5）第五次实验</text:p>
      <text:p text:style-name="P159">port number:880</text:p>
      <text:p text:style-name="P159">flow number:352</text:p>
      <text:p text:style-name="P159">port request number:880</text:p>
      <text:p text:style-name="P159">flow request number:352</text:p>
      <text:p text:style-name="P159">flow mode number:448</text:p>
      <text:p text:style-name="P159">port size:1115567</text:p>
      <text:p text:style-name="P159">flow size:837237</text:p>
      <text:p text:style-name="P159">port request size:94996</text:p>
      <text:p text:style-name="P159">flow request size:37972</text:p>
      <text:p text:style-name="P159">flow mode size:27328</text:p>
      <text:p text:style-name="P159">flow path number:160</text:p>
      <text:p text:style-name="P159">flow number all:880</text:p>
      <text:p text:style-name="P159">flow request number all:880</text:p>
      <text:p text:style-name="P159">flow size all:2069572</text:p>
      <text:p text:style-name="P159">flow request size all:172436</text:p>
      <text:p text:style-name="P53">port number + port request number = <text:span text:style-name="T62">1760</text:span></text:p>
      <text:p text:style-name="P53">flow number + flow request number = <text:span text:style-name="T62">704</text:span></text:p>
      <text:p text:style-name="P53">flow mode number = <text:span text:style-name="T62">448</text:span></text:p>
      <text:p text:style-name="P53">flow path number = <text:span text:style-name="T62">160</text:span></text:p>
      <text:p text:style-name="P53">port size + port request size = <text:span text:style-name="T62">1210563</text:span></text:p>
      <text:p text:style-name="P53">flow size + flow request size = <text:span text:style-name="T62">875209</text:span></text:p>
      <text:p text:style-name="P53">flow mode size = <text:span text:style-name="T62">27328</text:span></text:p>
      <text:p text:style-name="P53">all number = <text:span text:style-name="T62">2912</text:span></text:p>
      <text:p text:style-name="P53"><text:soft-page-break/>all size = <text:span text:style-name="T62">2113100</text:span></text:p>
      <text:p text:style-name="P53"/>
      <text:p text:style-name="P196">3、DSFlows</text:p>
      <text:p text:style-name="P196">（1）第一次实验</text:p>
      <text:p text:style-name="P196">port number:600</text:p>
      <text:p text:style-name="P196">flow number:240</text:p>
      <text:p text:style-name="P196">port request number:600</text:p>
      <text:p text:style-name="P196">flow request number:240</text:p>
      <text:p text:style-name="P196">flow mode number:378</text:p>
      <text:p text:style-name="P196">port size:762670</text:p>
      <text:p text:style-name="P196">flow size:624759</text:p>
      <text:p text:style-name="P196">port request size:64740</text:p>
      <text:p text:style-name="P196">flow request size:47010</text:p>
      <text:p text:style-name="P196">flow mode size:23058</text:p>
      <text:p text:style-name="P196">flow path number:99</text:p>
      <text:p text:style-name="P88">port number + port request number = <text:span text:style-name="T98">1200</text:span></text:p>
      <text:p text:style-name="P88">flow number + flow request number = <text:span text:style-name="T98">480</text:span></text:p>
      <text:p text:style-name="P88">flow mode number = <text:span text:style-name="T98">378</text:span></text:p>
      <text:p text:style-name="P88">flow path number = <text:span text:style-name="T98">99</text:span></text:p>
      <text:p text:style-name="P88">port size + port request size = <text:span text:style-name="T98">827410</text:span></text:p>
      <text:p text:style-name="P88">flow size + flow request size = <text:span text:style-name="T98">671769</text:span></text:p>
      <text:p text:style-name="P88">flow mode size = <text:span text:style-name="T98">23058</text:span></text:p>
      <text:p text:style-name="P88">all number = <text:span text:style-name="T98">2058</text:span></text:p>
      <text:p text:style-name="P88">all size = <text:span text:style-name="T98">1522237</text:span></text:p>
      <text:p text:style-name="P197">（2）第二次实验</text:p>
      <text:p text:style-name="P197">port number:580</text:p>
      <text:p text:style-name="P197">flow number:232</text:p>
      <text:p text:style-name="P197">port request number:580</text:p>
      <text:p text:style-name="P197">flow request number:232</text:p>
      <text:p text:style-name="P197">flow mode number:390</text:p>
      <text:p text:style-name="P197">port size:741027</text:p>
      <text:p text:style-name="P197">flow size:613729</text:p>
      <text:p text:style-name="P197">port request size:62640</text:p>
      <text:p text:style-name="P197">flow request size:45472</text:p>
      <text:p text:style-name="P197">flow mode size:23790</text:p>
      <text:p text:style-name="P197">flow path number:53</text:p>
      <text:p text:style-name="P89">port number + port request number = <text:span text:style-name="T99">1160</text:span></text:p>
      <text:p text:style-name="P89">flow number + flow request number = <text:span text:style-name="T99">464</text:span></text:p>
      <text:p text:style-name="P89">flow mode number = <text:span text:style-name="T99">390</text:span></text:p>
      <text:p text:style-name="P89">flow path number = <text:span text:style-name="T99">53</text:span></text:p>
      <text:p text:style-name="P89">port size + port request size = <text:span text:style-name="T99">803667</text:span></text:p>
      <text:p text:style-name="P89">flow size + flow request size = <text:span text:style-name="T99">659201</text:span></text:p>
      <text:p text:style-name="P89">flow mode size = <text:span text:style-name="T99">23790</text:span></text:p>
      <text:p text:style-name="P89">all number = <text:span text:style-name="T99">2014</text:span></text:p>
      <text:p text:style-name="P89">all size = <text:span text:style-name="T99">1486658</text:span></text:p>
      <text:p text:style-name="P197">（3）第三次实验</text:p>
      <text:p text:style-name="P198">port number:580</text:p>
      <text:p text:style-name="P198">flow number:232</text:p>
      <text:p text:style-name="P198">port request number:580</text:p>
      <text:p text:style-name="P198">flow request number:232</text:p>
      <text:p text:style-name="P198">flow mode number:446</text:p>
      <text:p text:style-name="P198">port size:739499</text:p>
      <text:p text:style-name="P198"><text:soft-page-break/>flow size:728968</text:p>
      <text:p text:style-name="P198">port request size:62611</text:p>
      <text:p text:style-name="P198">flow request size:45472</text:p>
      <text:p text:style-name="P198">flow mode size:27206</text:p>
      <text:p text:style-name="P198">flow path number:129</text:p>
      <text:p text:style-name="P90">port number + port request number = <text:span text:style-name="T99">1160</text:span></text:p>
      <text:p text:style-name="P90">flow number + flow request number = <text:span text:style-name="T99">464</text:span></text:p>
      <text:p text:style-name="P90">flow mode number = <text:span text:style-name="T100">446</text:span></text:p>
      <text:p text:style-name="P90">flow path number = <text:span text:style-name="T100">129</text:span></text:p>
      <text:p text:style-name="P90">port size + port request size = <text:span text:style-name="T100">802110</text:span></text:p>
      <text:p text:style-name="P90">flow size + flow request size = <text:span text:style-name="T100">774440</text:span></text:p>
      <text:p text:style-name="P90">flow mode size = <text:span text:style-name="T100">27206</text:span></text:p>
      <text:p text:style-name="P90">all number = <text:span text:style-name="T100">2070</text:span></text:p>
      <text:p text:style-name="P90">all size = <text:span text:style-name="T100">1603756</text:span></text:p>
      <text:p text:style-name="P199">（4）第四次实验</text:p>
      <text:p text:style-name="P199">port number:620</text:p>
      <text:p text:style-name="P199">flow number:248</text:p>
      <text:p text:style-name="P199">port request number:620</text:p>
      <text:p text:style-name="P199">flow request number:248</text:p>
      <text:p text:style-name="P199">flow mode number:484</text:p>
      <text:p text:style-name="P199">port size:782140</text:p>
      <text:p text:style-name="P199">flow size:780645</text:p>
      <text:p text:style-name="P199">port request size:66960</text:p>
      <text:p text:style-name="P199">flow request size:48608</text:p>
      <text:p text:style-name="P199">flow mode size:29524</text:p>
      <text:p text:style-name="P199">flow path number:95</text:p>
      <text:p text:style-name="P91">port number + port request number = <text:span text:style-name="T101">1240</text:span></text:p>
      <text:p text:style-name="P91">flow number + flow request number = <text:span text:style-name="T101">496</text:span></text:p>
      <text:p text:style-name="P91">flow mode number = <text:span text:style-name="T101">484</text:span></text:p>
      <text:p text:style-name="P91">flow path number = <text:span text:style-name="T101">95</text:span></text:p>
      <text:p text:style-name="P91">port size + port request size = <text:span text:style-name="T101">849100</text:span></text:p>
      <text:p text:style-name="P91">flow size + flow request size = <text:span text:style-name="T101">829253</text:span></text:p>
      <text:p text:style-name="P91">flow mode size = <text:span text:style-name="T101">29524</text:span></text:p>
      <text:p text:style-name="P91">all number = <text:span text:style-name="T101">2220</text:span></text:p>
      <text:p text:style-name="P91">all size = <text:span text:style-name="T101">1707877</text:span></text:p>
      <text:p text:style-name="P200">（5）第五次实验</text:p>
      <text:p text:style-name="P200">port number:600</text:p>
      <text:p text:style-name="P200">flow number:240</text:p>
      <text:p text:style-name="P200">port request number:600</text:p>
      <text:p text:style-name="P200">flow request number:240</text:p>
      <text:p text:style-name="P200">flow mode number:506</text:p>
      <text:p text:style-name="P200">port size:765266</text:p>
      <text:p text:style-name="P200">flow size:706316</text:p>
      <text:p text:style-name="P200">port request size:64800</text:p>
      <text:p text:style-name="P200">flow request size:47040</text:p>
      <text:p text:style-name="P200">flow mode size:30866</text:p>
      <text:p text:style-name="P200">flow path number:64</text:p>
      <text:p text:style-name="P92">port number + port request number = <text:span text:style-name="T102">1200</text:span></text:p>
      <text:p text:style-name="P92">flow number + flow request number = <text:span text:style-name="T102">480</text:span></text:p>
      <text:p text:style-name="P92">flow mode number = <text:span text:style-name="T102">506</text:span></text:p>
      <text:p text:style-name="P92">flow path number = <text:span text:style-name="T102">64</text:span></text:p>
      <text:p text:style-name="P92">port size + port request size = <text:span text:style-name="T102">830066</text:span></text:p>
      <text:p text:style-name="P92"><text:soft-page-break/>flow size + flow request size = <text:span text:style-name="T102">753356</text:span></text:p>
      <text:p text:style-name="P92">flow mode size = <text:span text:style-name="T102">30866</text:span></text:p>
      <text:p text:style-name="P92">all number = <text:span text:style-name="T102">2186</text:span></text:p>
      <text:p text:style-name="P92">all size = <text:span text:style-name="T102">1614288</text:span></text:p>
      <text:p text:style-name="P27"/>
      <text:p text:style-name="P27">八、<text:span text:style-name="T37">stag_0.5_0.3</text:span></text:p>
      <text:p text:style-name="P130">1、<text:span text:style-name="T40">hedera</text:span></text:p>
      <text:p text:style-name="P130">（1）第一次实验</text:p>
      <text:p text:style-name="P130">port number:880</text:p>
      <text:p text:style-name="P130">flow number:352</text:p>
      <text:p text:style-name="P130">port request number:880</text:p>
      <text:p text:style-name="P130">flow request number:352</text:p>
      <text:p text:style-name="P130">flow mode number:796</text:p>
      <text:p text:style-name="P130">port size:1115557</text:p>
      <text:p text:style-name="P130">flow size:1014233</text:p>
      <text:p text:style-name="P130">port request size:95040</text:p>
      <text:p text:style-name="P130">flow request size:68992</text:p>
      <text:p text:style-name="P130">flow mode size:48556</text:p>
      <text:p text:style-name="P130">flow path number:160</text:p>
      <text:p text:style-name="P28">port number + port request number = <text:span text:style-name="T22">1760</text:span></text:p>
      <text:p text:style-name="P28">flow number + flow request number = <text:span text:style-name="T22">704</text:span></text:p>
      <text:p text:style-name="P28">flow mode number = <text:span text:style-name="T37">796</text:span></text:p>
      <text:p text:style-name="P28">flow path number = <text:span text:style-name="T37">160</text:span></text:p>
      <text:p text:style-name="P28">port size + port request size = <text:span text:style-name="T38">1210597</text:span></text:p>
      <text:p text:style-name="P29">flow size + flow request size = <text:span text:style-name="T38">1083225</text:span></text:p>
      <text:p text:style-name="P29">flow mode size = <text:span text:style-name="T38">48556</text:span></text:p>
      <text:p text:style-name="P29">all number = <text:span text:style-name="T38">3260</text:span></text:p>
      <text:p text:style-name="P29">all size = <text:span text:style-name="T38">2342378</text:span></text:p>
      <text:p text:style-name="P29">（<text:span text:style-name="T38">2）第二次实验</text:span></text:p>
      <text:p text:style-name="P131">port number:880</text:p>
      <text:p text:style-name="P131">flow number:352</text:p>
      <text:p text:style-name="P131">port request number:880</text:p>
      <text:p text:style-name="P131">flow request number:352</text:p>
      <text:p text:style-name="P131">flow mode number:496</text:p>
      <text:p text:style-name="P131">port size:1118631</text:p>
      <text:p text:style-name="P131">flow size:862676</text:p>
      <text:p text:style-name="P131">port request size:94996</text:p>
      <text:p text:style-name="P131">flow request size:68948</text:p>
      <text:p text:style-name="P131">flow mode size:30256</text:p>
      <text:p text:style-name="P131">flow path number:171</text:p>
      <text:p text:style-name="P29">port number + port request number = <text:span text:style-name="T22">1760</text:span></text:p>
      <text:p text:style-name="P29">flow number + flow request number = <text:span text:style-name="T22">704</text:span></text:p>
      <text:p text:style-name="P29">flow mode number = <text:span text:style-name="T38">496</text:span></text:p>
      <text:p text:style-name="P29">flow path number = <text:span text:style-name="T38">171</text:span></text:p>
      <text:p text:style-name="P29">port size + port request size = <text:span text:style-name="T38">1213627</text:span></text:p>
      <text:p text:style-name="P29">flow size + flow request size = <text:span text:style-name="T38">931624</text:span></text:p>
      <text:p text:style-name="P29">flow mode size = <text:span text:style-name="T38">30256</text:span></text:p>
      <text:p text:style-name="P29">all number = <text:span text:style-name="T38">2960</text:span></text:p>
      <text:p text:style-name="P29">all size = <text:span text:style-name="T38">2175507</text:span></text:p>
      <text:p text:style-name="P29">（<text:span text:style-name="T38">3）第三次实验</text:span></text:p>
      <text:p text:style-name="P131">port number:880</text:p>
      <text:p text:style-name="P131">flow number:352</text:p>
      <text:p text:style-name="P131"><text:soft-page-break/>port request number:880</text:p>
      <text:p text:style-name="P131">flow request number:352</text:p>
      <text:p text:style-name="P131">flow mode number:750</text:p>
      <text:p text:style-name="P131">port size:1119427</text:p>
      <text:p text:style-name="P131">flow size:1024267</text:p>
      <text:p text:style-name="P131">port request size:94952</text:p>
      <text:p text:style-name="P131">flow request size:68948</text:p>
      <text:p text:style-name="P131">flow mode size:45750</text:p>
      <text:p text:style-name="P131">flow path number:171</text:p>
      <text:p text:style-name="P29">port number + port request number = <text:span text:style-name="T22">1760</text:span></text:p>
      <text:p text:style-name="P29">flow number + flow request number = <text:span text:style-name="T22">704</text:span></text:p>
      <text:p text:style-name="P29">flow mode number = <text:span text:style-name="T38">750</text:span></text:p>
      <text:p text:style-name="P29">flow path number = <text:span text:style-name="T38">171</text:span></text:p>
      <text:p text:style-name="P29">port size + port request size = <text:span text:style-name="T38">1214379</text:span></text:p>
      <text:p text:style-name="P29">flow size + flow request size = <text:span text:style-name="T38">1093215</text:span></text:p>
      <text:p text:style-name="P29">flow mode size = <text:span text:style-name="T38">45750</text:span></text:p>
      <text:p text:style-name="P29">all number = <text:span text:style-name="T38">3214</text:span></text:p>
      <text:p text:style-name="P29">all size = <text:span text:style-name="T38">2353344</text:span></text:p>
      <text:p text:style-name="P29">（<text:span text:style-name="T38">4）第四次实验</text:span></text:p>
      <text:p text:style-name="P132">port number:880</text:p>
      <text:p text:style-name="P132">flow number:352</text:p>
      <text:p text:style-name="P132">port request number:880</text:p>
      <text:p text:style-name="P132">flow request number:352</text:p>
      <text:p text:style-name="P132">flow mode number:498</text:p>
      <text:p text:style-name="P132">port size:1121401</text:p>
      <text:p text:style-name="P132">flow size:867687</text:p>
      <text:p text:style-name="P132">port request size:94996</text:p>
      <text:p text:style-name="P132">flow request size:68948</text:p>
      <text:p text:style-name="P132">flow mode size:30378</text:p>
      <text:p text:style-name="P132">flow path number:192</text:p>
      <text:p text:style-name="P30">port number + port request number = <text:span text:style-name="T22">1760</text:span></text:p>
      <text:p text:style-name="P30">flow number + flow request number = <text:span text:style-name="T22">704</text:span></text:p>
      <text:p text:style-name="P30">flow mode number = <text:span text:style-name="T39">498</text:span></text:p>
      <text:p text:style-name="P30">flow path number = <text:span text:style-name="T39">192</text:span></text:p>
      <text:p text:style-name="P30">port size + port request size = <text:span text:style-name="T39">1216397</text:span></text:p>
      <text:p text:style-name="P30">flow size + flow request size = <text:span text:style-name="T39">936635</text:span></text:p>
      <text:p text:style-name="P30">flow mode size = <text:span text:style-name="T39">30378</text:span></text:p>
      <text:p text:style-name="P30">all number = <text:span text:style-name="T39">2962</text:span></text:p>
      <text:p text:style-name="P30">all size = <text:span text:style-name="T39">2183410</text:span></text:p>
      <text:p text:style-name="P30">（<text:span text:style-name="T39">5）第五次实验</text:span></text:p>
      <text:p text:style-name="P132">port number:880</text:p>
      <text:p text:style-name="P132">flow number:352</text:p>
      <text:p text:style-name="P132">port request number:880</text:p>
      <text:p text:style-name="P132">flow request number:352</text:p>
      <text:p text:style-name="P132">flow mode number:578</text:p>
      <text:p text:style-name="P132">port size:1109861</text:p>
      <text:p text:style-name="P132">flow size:847422</text:p>
      <text:p text:style-name="P132">port request size:94996</text:p>
      <text:p text:style-name="P132">flow request size:68948</text:p>
      <text:p text:style-name="P132">flow mode size:35258</text:p>
      <text:p text:style-name="P132">flow path number:188</text:p>
      <text:p text:style-name="P30">port number + port request number = <text:span text:style-name="T22">1760</text:span></text:p>
      <text:p text:style-name="P30"><text:soft-page-break/>flow number + flow request number = <text:span text:style-name="T22">704</text:span></text:p>
      <text:p text:style-name="P30">flow mode number = <text:span text:style-name="T39">578</text:span></text:p>
      <text:p text:style-name="P30">flow path number = <text:span text:style-name="T39">188</text:span></text:p>
      <text:p text:style-name="P30">port size + port request size = <text:span text:style-name="T39">1204857</text:span></text:p>
      <text:p text:style-name="P30">flow size + flow request size = <text:span text:style-name="T39">916370</text:span></text:p>
      <text:p text:style-name="P30">flow mode size = <text:span text:style-name="T39">35258</text:span></text:p>
      <text:p text:style-name="P30">all number = <text:span text:style-name="T39">3042</text:span></text:p>
      <text:p text:style-name="P30">all size = <text:span text:style-name="T39">2151605</text:span></text:p>
      <text:p text:style-name="P30"/>
      <text:p text:style-name="P160">2、Ashman</text:p>
      <text:p text:style-name="P160">（1）第一次实验</text:p>
      <text:p text:style-name="P160">port number:880</text:p>
      <text:p text:style-name="P160">flow number:352</text:p>
      <text:p text:style-name="P160">port request number:880</text:p>
      <text:p text:style-name="P160">flow request number:352</text:p>
      <text:p text:style-name="P160">flow mode number:850</text:p>
      <text:p text:style-name="P160">port size:1121205</text:p>
      <text:p text:style-name="P160">flow size:1073842</text:p>
      <text:p text:style-name="P160">port request size:94952</text:p>
      <text:p text:style-name="P160">flow request size:38016</text:p>
      <text:p text:style-name="P160">flow mode size:51850</text:p>
      <text:p text:style-name="P160">flow path number:175</text:p>
      <text:p text:style-name="P160">flow number all:880</text:p>
      <text:p text:style-name="P160">flow request number all:880</text:p>
      <text:p text:style-name="P160">flow size all:2530603</text:p>
      <text:p text:style-name="P160">flow request size all:172392</text:p>
      <text:p text:style-name="P54">port number + port request number = <text:span text:style-name="T22">1760</text:span></text:p>
      <text:p text:style-name="P54">flow number + flow request number = <text:span text:style-name="T22">704</text:span></text:p>
      <text:p text:style-name="P54">flow mode number = <text:span text:style-name="T63">850</text:span></text:p>
      <text:p text:style-name="P54">flow path number = <text:span text:style-name="T63">175</text:span></text:p>
      <text:p text:style-name="P54">port size + port request size = <text:span text:style-name="T63">1216157</text:span></text:p>
      <text:p text:style-name="P54">flow size + flow request size = <text:span text:style-name="T63">1111858</text:span></text:p>
      <text:p text:style-name="P54">flow mode size = <text:span text:style-name="T63">51850</text:span></text:p>
      <text:p text:style-name="P54">all number = <text:span text:style-name="T63">3314</text:span></text:p>
      <text:p text:style-name="P54">all size = <text:span text:style-name="T63">2379865</text:span></text:p>
      <text:p text:style-name="P160">（2）第二次实验</text:p>
      <text:p text:style-name="P161">port number:880</text:p>
      <text:p text:style-name="P161">flow number:352</text:p>
      <text:p text:style-name="P161">port request number:880</text:p>
      <text:p text:style-name="P161">flow request number:352</text:p>
      <text:p text:style-name="P161">flow mode number:526</text:p>
      <text:p text:style-name="P161">port size:1110062</text:p>
      <text:p text:style-name="P161">flow size:889056</text:p>
      <text:p text:style-name="P161">port request size:94996</text:p>
      <text:p text:style-name="P161">flow request size:38016</text:p>
      <text:p text:style-name="P161">flow mode size:32086</text:p>
      <text:p text:style-name="P161">flow path number:175</text:p>
      <text:p text:style-name="P161">flow number all:880</text:p>
      <text:p text:style-name="P161">flow request number all:880</text:p>
      <text:p text:style-name="P161">flow size all:2121111</text:p>
      <text:p text:style-name="P161">flow request size all:172436</text:p>
      <text:p text:style-name="P55">port number + port request number = <text:span text:style-name="T22">1760</text:span></text:p>
      <text:p text:style-name="P55"><text:soft-page-break/>flow number + flow request number = <text:span text:style-name="T22">704</text:span></text:p>
      <text:p text:style-name="P55">flow mode number = <text:span text:style-name="T64">526</text:span></text:p>
      <text:p text:style-name="P55">flow path number = <text:span text:style-name="T64">175</text:span></text:p>
      <text:p text:style-name="P55">port size + port request size = <text:span text:style-name="T64">1205058</text:span></text:p>
      <text:p text:style-name="P55">flow size + flow request size = <text:span text:style-name="T64">927072</text:span></text:p>
      <text:p text:style-name="P55">flow mode size = <text:span text:style-name="T64">32086<text:line-break/></text:span>all number = <text:span text:style-name="T64">2990</text:span></text:p>
      <text:p text:style-name="P55">all size = <text:span text:style-name="T64">2164216</text:span></text:p>
      <text:p text:style-name="P162">（3）第三次实验</text:p>
      <text:p text:style-name="P162">port number:880</text:p>
      <text:p text:style-name="P162">flow number:352</text:p>
      <text:p text:style-name="P162">port request number:880</text:p>
      <text:p text:style-name="P162">flow request number:352</text:p>
      <text:p text:style-name="P162">flow mode number:690</text:p>
      <text:p text:style-name="P162">port size:1107115</text:p>
      <text:p text:style-name="P162">flow size:1017295</text:p>
      <text:p text:style-name="P162">port request size:94952</text:p>
      <text:p text:style-name="P162">flow request size:37928</text:p>
      <text:p text:style-name="P162">flow mode size:42090</text:p>
      <text:p text:style-name="P162">flow path number:176</text:p>
      <text:p text:style-name="P162">flow number all:880</text:p>
      <text:p text:style-name="P162">flow request number all:880</text:p>
      <text:p text:style-name="P162">flow size all:2247828</text:p>
      <text:p text:style-name="P162">flow request size all:172392</text:p>
      <text:p text:style-name="P56">port number + port request number = <text:span text:style-name="T22">1760</text:span></text:p>
      <text:p text:style-name="P56">flow number + flow request number = <text:span text:style-name="T22">704</text:span></text:p>
      <text:p text:style-name="P56">flow mode number = <text:span text:style-name="T65">690</text:span></text:p>
      <text:p text:style-name="P56">flow path number = <text:span text:style-name="T65">176</text:span></text:p>
      <text:p text:style-name="P56">port size + port request size = <text:span text:style-name="T65">1202067</text:span></text:p>
      <text:p text:style-name="P56">flow size + flow request size = <text:span text:style-name="T65">1055223</text:span></text:p>
      <text:p text:style-name="P56">flow mode size = <text:span text:style-name="T65">42090</text:span></text:p>
      <text:p text:style-name="P56">all number = <text:span text:style-name="T65">3154</text:span></text:p>
      <text:p text:style-name="P56">all size = <text:span text:style-name="T65">2299380</text:span></text:p>
      <text:p text:style-name="P163">（4）第四次实验</text:p>
      <text:p text:style-name="P163">port number:880</text:p>
      <text:p text:style-name="P163">flow number:352</text:p>
      <text:p text:style-name="P163">port request number:880</text:p>
      <text:p text:style-name="P163">flow request number:352</text:p>
      <text:p text:style-name="P163">flow mode number:448</text:p>
      <text:p text:style-name="P163">port size:1106041</text:p>
      <text:p text:style-name="P163">flow size:862345</text:p>
      <text:p text:style-name="P163">port request size:94952</text:p>
      <text:p text:style-name="P163">flow request size:37972</text:p>
      <text:p text:style-name="P163">flow mode size:27328</text:p>
      <text:p text:style-name="P163">flow path number:165</text:p>
      <text:p text:style-name="P163">flow number all:880</text:p>
      <text:p text:style-name="P163">flow request number all:880</text:p>
      <text:p text:style-name="P163">flow size all:2076672</text:p>
      <text:p text:style-name="P163">flow request size all:172392</text:p>
      <text:p text:style-name="P57">port number + port request number = <text:span text:style-name="T22">1760</text:span></text:p>
      <text:p text:style-name="P57">flow number + flow request number = <text:span text:style-name="T22">704</text:span></text:p>
      <text:p text:style-name="P57">flow mode number = <text:span text:style-name="T66">448</text:span></text:p>
      <text:p text:style-name="P57"><text:soft-page-break/>flow path number = <text:span text:style-name="T66">165</text:span></text:p>
      <text:p text:style-name="P57">port size + port request size = <text:span text:style-name="T66">1200993</text:span></text:p>
      <text:p text:style-name="P57">flow size + flow request size = <text:span text:style-name="T66">900317</text:span></text:p>
      <text:p text:style-name="P57">flow mode size = <text:span text:style-name="T66">27328</text:span></text:p>
      <text:p text:style-name="P57">all number = <text:span text:style-name="T66">2912</text:span></text:p>
      <text:p text:style-name="P57">all size = <text:span text:style-name="T66">2128638</text:span></text:p>
      <text:p text:style-name="P164">（5）第五次实验</text:p>
      <text:p text:style-name="P164">port number:880</text:p>
      <text:p text:style-name="P164">flow number:352</text:p>
      <text:p text:style-name="P164">port request number:880</text:p>
      <text:p text:style-name="P164">flow request number:352</text:p>
      <text:p text:style-name="P164">flow mode number:438</text:p>
      <text:p text:style-name="P164">port size:1106327</text:p>
      <text:p text:style-name="P164">flow size:815287</text:p>
      <text:p text:style-name="P164">port request size:95040</text:p>
      <text:p text:style-name="P164">flow request size:38016</text:p>
      <text:p text:style-name="P164">flow mode size:26718</text:p>
      <text:p text:style-name="P164">flow path number:184</text:p>
      <text:p text:style-name="P164">flow number all:880</text:p>
      <text:p text:style-name="P164">flow request number all:880</text:p>
      <text:p text:style-name="P164">flow size all:1764950</text:p>
      <text:p text:style-name="P164">flow request size all:172480</text:p>
      <text:p text:style-name="P58">port number + port request number = <text:span text:style-name="T22">1760</text:span></text:p>
      <text:p text:style-name="P58">flow number + flow request number = <text:span text:style-name="T22">704</text:span></text:p>
      <text:p text:style-name="P58">flow mode number = <text:span text:style-name="T67">438</text:span></text:p>
      <text:p text:style-name="P58">flow path number = <text:span text:style-name="T67">184</text:span></text:p>
      <text:p text:style-name="P58">port size + port request size = <text:span text:style-name="T67">1201367</text:span></text:p>
      <text:p text:style-name="P58">flow size + flow request size = <text:span text:style-name="T67">853303</text:span></text:p>
      <text:p text:style-name="P58">flow mode size = <text:span text:style-name="T67">26718</text:span></text:p>
      <text:p text:style-name="P58">all number = <text:span text:style-name="T67">2902</text:span></text:p>
      <text:p text:style-name="P58">all size = <text:span text:style-name="T67">2081388</text:span></text:p>
      <text:p text:style-name="P58"/>
      <text:p text:style-name="P201">3、DSFlows</text:p>
      <text:p text:style-name="P201">（1）第一次实验</text:p>
      <text:p text:style-name="P201">port number:580</text:p>
      <text:p text:style-name="P201">flow number:232</text:p>
      <text:p text:style-name="P201">port request number:580</text:p>
      <text:p text:style-name="P201">flow request number:232</text:p>
      <text:p text:style-name="P201">flow mode number:388</text:p>
      <text:p text:style-name="P201">port size:739136</text:p>
      <text:p text:style-name="P201">flow size:607760</text:p>
      <text:p text:style-name="P201">port request size:62582</text:p>
      <text:p text:style-name="P201">flow request size:45472</text:p>
      <text:p text:style-name="P201">flow mode size:23668</text:p>
      <text:p text:style-name="P201">flow path number:78</text:p>
      <text:p text:style-name="P93">port number + port request number = <text:span text:style-name="T103">1160</text:span></text:p>
      <text:p text:style-name="P93">flow number + flow request number = <text:span text:style-name="T103">464</text:span></text:p>
      <text:p text:style-name="P93">flow mode number = <text:span text:style-name="T103">388</text:span></text:p>
      <text:p text:style-name="P93">flow path number = <text:span text:style-name="T103">78</text:span></text:p>
      <text:p text:style-name="P93">port size + port request size = <text:span text:style-name="T103">801718</text:span></text:p>
      <text:p text:style-name="P93">flow size + flow request size = <text:span text:style-name="T103">653232</text:span></text:p>
      <text:p text:style-name="P93">flow mode size = <text:span text:style-name="T103">23668</text:span></text:p>
      <text:p text:style-name="P93"><text:soft-page-break/>all number = <text:span text:style-name="T103">2012</text:span></text:p>
      <text:p text:style-name="P93">all size = <text:span text:style-name="T103">1478618</text:span></text:p>
      <text:p text:style-name="P202">（2）第二次实验</text:p>
      <text:p text:style-name="P202">port number:560</text:p>
      <text:p text:style-name="P202">flow number:224</text:p>
      <text:p text:style-name="P202">port request number:565</text:p>
      <text:p text:style-name="P202">flow request number:226</text:p>
      <text:p text:style-name="P202">flow mode number:340</text:p>
      <text:p text:style-name="P202">port size:712648</text:p>
      <text:p text:style-name="P202">flow size:541518</text:p>
      <text:p text:style-name="P202">port request size:60964</text:p>
      <text:p text:style-name="P202">flow request size:44296</text:p>
      <text:p text:style-name="P202">flow mode size:20740</text:p>
      <text:p text:style-name="P202">flow path number:63</text:p>
      <text:p text:style-name="P94">port number + port request number = <text:span text:style-name="T104">1120</text:span></text:p>
      <text:p text:style-name="P94">flow number + flow request number = <text:span text:style-name="T104">448</text:span></text:p>
      <text:p text:style-name="P94">flow mode number = <text:span text:style-name="T104">340</text:span></text:p>
      <text:p text:style-name="P94">flow path number = <text:span text:style-name="T104">63</text:span></text:p>
      <text:p text:style-name="P94">port size + port request size = <text:span text:style-name="T104">773612</text:span></text:p>
      <text:p text:style-name="P94">flow size + flow request size = <text:span text:style-name="T104">585814</text:span></text:p>
      <text:p text:style-name="P94">flow mode size = <text:span text:style-name="T104">20740</text:span></text:p>
      <text:p text:style-name="P94">all number = <text:span text:style-name="T104">1908</text:span></text:p>
      <text:p text:style-name="P94">all size = <text:span text:style-name="T104">1380166</text:span></text:p>
      <text:p text:style-name="P203">（3）第三次实验</text:p>
      <text:p text:style-name="P204">port number:540</text:p>
      <text:p text:style-name="P204">flow number:216</text:p>
      <text:p text:style-name="P204">port request number:540</text:p>
      <text:p text:style-name="P204">flow request number:216</text:p>
      <text:p text:style-name="P204">flow mode number:340</text:p>
      <text:p text:style-name="P204">port size:686238</text:p>
      <text:p text:style-name="P204">flow size:518579</text:p>
      <text:p text:style-name="P204">port request size:58293</text:p>
      <text:p text:style-name="P204">flow request size:42309</text:p>
      <text:p text:style-name="P204">flow mode size:20740</text:p>
      <text:p text:style-name="P204">flow path number:24</text:p>
      <text:p text:style-name="P95">port number + port request number = <text:span text:style-name="T105">1080</text:span></text:p>
      <text:p text:style-name="P95">flow number + flow request number = <text:span text:style-name="T105">432</text:span></text:p>
      <text:p text:style-name="P95">flow mode number = <text:span text:style-name="T105">340</text:span></text:p>
      <text:p text:style-name="P95">flow path number = <text:span text:style-name="T105">24</text:span></text:p>
      <text:p text:style-name="P95">port size + port request size = <text:span text:style-name="T105">744531</text:span></text:p>
      <text:p text:style-name="P95">flow size + flow request size = <text:span text:style-name="T105">560888</text:span></text:p>
      <text:p text:style-name="P95">flow mode size = <text:span text:style-name="T105">20740</text:span></text:p>
      <text:p text:style-name="P95">all number = <text:span text:style-name="T105">1852</text:span></text:p>
      <text:p text:style-name="P95">all size = <text:span text:style-name="T105">1326159</text:span></text:p>
      <text:p text:style-name="P205">（4）第四次实验</text:p>
      <text:p text:style-name="P205">port number:580</text:p>
      <text:p text:style-name="P205">flow number:232</text:p>
      <text:p text:style-name="P205">port request number:580</text:p>
      <text:p text:style-name="P205">flow request number:232</text:p>
      <text:p text:style-name="P205">flow mode number:406</text:p>
      <text:p text:style-name="P205">port size:738843</text:p>
      <text:p text:style-name="P205">flow size:627762</text:p>
      <text:p text:style-name="P205"><text:soft-page-break/>port request size:62640</text:p>
      <text:p text:style-name="P205">flow request size:45472</text:p>
      <text:p text:style-name="P205">flow mode size:24766</text:p>
      <text:p text:style-name="P205">flow path number:65</text:p>
      <text:p text:style-name="P96">port number + port request number = <text:span text:style-name="T106">1160</text:span></text:p>
      <text:p text:style-name="P96">flow number + flow request number = <text:span text:style-name="T106">464</text:span></text:p>
      <text:p text:style-name="P96">flow mode number = <text:span text:style-name="T106">406</text:span></text:p>
      <text:p text:style-name="P96">flow path number = <text:span text:style-name="T106">65</text:span></text:p>
      <text:p text:style-name="P96">port size + port request size = <text:span text:style-name="T106">801483</text:span></text:p>
      <text:p text:style-name="P96">flow size + flow request size = <text:span text:style-name="T106">673234</text:span></text:p>
      <text:p text:style-name="P96">flow mode size = <text:span text:style-name="T106">24766</text:span></text:p>
      <text:p text:style-name="P96">all number = <text:span text:style-name="T106">2030</text:span></text:p>
      <text:p text:style-name="P96">all size = <text:span text:style-name="T106">1499483</text:span></text:p>
      <text:p text:style-name="P206">（5）第五次实验</text:p>
      <text:p text:style-name="P206">port number:460</text:p>
      <text:p text:style-name="P206">flow number:184</text:p>
      <text:p text:style-name="P206">port request number:460</text:p>
      <text:p text:style-name="P206">flow request number:184</text:p>
      <text:p text:style-name="P206">flow mode number:246</text:p>
      <text:p text:style-name="P206">port size:581195</text:p>
      <text:p text:style-name="P206">flow size:338440</text:p>
      <text:p text:style-name="P206">port request size:49657</text:p>
      <text:p text:style-name="P206">flow request size:36041</text:p>
      <text:p text:style-name="P206">flow mode size:15006</text:p>
      <text:p text:style-name="P206">flow path number:5</text:p>
      <text:p text:style-name="P97">port number + port request number = <text:span text:style-name="T107">920</text:span></text:p>
      <text:p text:style-name="P97">flow number + flow request number = <text:span text:style-name="T107">368</text:span></text:p>
      <text:p text:style-name="P97">flow mode number = <text:span text:style-name="T107">246</text:span></text:p>
      <text:p text:style-name="P97">flow path number = <text:span text:style-name="T107">5</text:span></text:p>
      <text:p text:style-name="P97">port size + port request size = <text:span text:style-name="T107">630852</text:span></text:p>
      <text:p text:style-name="P97">flow size + flow request size = <text:span text:style-name="T107">374481</text:span></text:p>
      <text:p text:style-name="P97">flow mode size = <text:span text:style-name="T107">15006</text:span></text:p>
      <text:p text:style-name="P97">all number = <text:span text:style-name="T107">1534</text:span></text:p>
      <text:p text:style-name="P97">all size = <text:span text:style-name="T107">1020339</text:span></text:p>
      <text:p text:style-name="P30"/>
      <text:p text:style-name="P30">九、<text:span text:style-name="T39">stag_0.7_0.2</text:span></text:p>
      <text:p text:style-name="P132">1、<text:span text:style-name="T40">hedera</text:span></text:p>
      <text:p text:style-name="P132">（1）第一次实验</text:p>
      <text:p text:style-name="P132">port number:880</text:p>
      <text:p text:style-name="P132">flow number:352</text:p>
      <text:p text:style-name="P132">port request number:880</text:p>
      <text:p text:style-name="P132">flow request number:352</text:p>
      <text:p text:style-name="P132">flow mode number:414</text:p>
      <text:p text:style-name="P132">port size:1106973</text:p>
      <text:p text:style-name="P132">flow size:764861</text:p>
      <text:p text:style-name="P132">port request size:94996</text:p>
      <text:p text:style-name="P132">flow request size:68992</text:p>
      <text:p text:style-name="P132">flow mode size:25254</text:p>
      <text:p text:style-name="P132">flow path number:190</text:p>
      <text:p text:style-name="P30">port number + port request number = <text:span text:style-name="T22">1760</text:span></text:p>
      <text:p text:style-name="P30">flow number + flow request number = <text:span text:style-name="T22">704</text:span></text:p>
      <text:p text:style-name="P30">flow mode number = <text:span text:style-name="T39">414</text:span></text:p>
      <text:p text:style-name="P30"><text:soft-page-break/>flow path number = <text:span text:style-name="T39">190</text:span></text:p>
      <text:p text:style-name="P30">port size + port request size = <text:span text:style-name="T39">1201969</text:span></text:p>
      <text:p text:style-name="P30">flow size + flow request size = <text:span text:style-name="T39">833853</text:span></text:p>
      <text:p text:style-name="P30">flow mode size = <text:span text:style-name="T39">25254</text:span></text:p>
      <text:p text:style-name="P30">all number = <text:span text:style-name="T39">2878</text:span></text:p>
      <text:p text:style-name="P30">all size = <text:span text:style-name="T39">2061076</text:span></text:p>
      <text:p text:style-name="P30">（<text:span text:style-name="T39">2）第二次实验</text:span></text:p>
      <text:p text:style-name="P132">port number:880</text:p>
      <text:p text:style-name="P132">flow number:352</text:p>
      <text:p text:style-name="P132">port request number:880</text:p>
      <text:p text:style-name="P132">flow request number:352</text:p>
      <text:p text:style-name="P132">flow mode number:602</text:p>
      <text:p text:style-name="P132">port size:1122004</text:p>
      <text:p text:style-name="P132">flow size:955071</text:p>
      <text:p text:style-name="P132">port request size:94908</text:p>
      <text:p text:style-name="P132">flow request size:68992</text:p>
      <text:p text:style-name="P132">flow mode size:36722</text:p>
      <text:p text:style-name="P132">flow path number:205</text:p>
      <text:p text:style-name="P30">port number + port request number = <text:span text:style-name="T22">1760</text:span></text:p>
      <text:p text:style-name="P30">flow number + flow request number = <text:span text:style-name="T22">704</text:span></text:p>
      <text:p text:style-name="P30">flow mode number = <text:span text:style-name="T39">602</text:span></text:p>
      <text:p text:style-name="P30">flow path number = <text:span text:style-name="T39">205</text:span></text:p>
      <text:p text:style-name="P30">port size + port request size = <text:span text:style-name="T39">1216912</text:span></text:p>
      <text:p text:style-name="P30">flow size + flow request size = <text:span text:style-name="T39">1024063</text:span></text:p>
      <text:p text:style-name="P30">flow mode size = <text:span text:style-name="T39">36722</text:span></text:p>
      <text:p text:style-name="P30">all number = <text:span text:style-name="T39">3066</text:span></text:p>
      <text:p text:style-name="P30">all size = <text:span text:style-name="T39">2277697</text:span></text:p>
      <text:p text:style-name="P30">(<text:span text:style-name="T39">3）第三次实验</text:span></text:p>
      <text:p text:style-name="P133">port number:880</text:p>
      <text:p text:style-name="P133">flow number:352</text:p>
      <text:p text:style-name="P133">port request number:880</text:p>
      <text:p text:style-name="P133">flow request number:352</text:p>
      <text:p text:style-name="P133">flow mode number:488</text:p>
      <text:p text:style-name="P133">port size:1104141</text:p>
      <text:p text:style-name="P133">flow size:752591</text:p>
      <text:p text:style-name="P133">port request size:94952</text:p>
      <text:p text:style-name="P133">flow request size:68992</text:p>
      <text:p text:style-name="P133">flow mode size:29768</text:p>
      <text:p text:style-name="P133">flow path number:176</text:p>
      <text:p text:style-name="P31">port number + port request number = <text:span text:style-name="T22">1760</text:span></text:p>
      <text:p text:style-name="P31">flow number + flow request number = <text:span text:style-name="T22">704</text:span></text:p>
      <text:p text:style-name="P31">flow mode number = <text:span text:style-name="T40">488</text:span></text:p>
      <text:p text:style-name="P31">flow path number = <text:span text:style-name="T40">176</text:span></text:p>
      <text:p text:style-name="P31">port size + port request size = <text:span text:style-name="T40">1199093</text:span></text:p>
      <text:p text:style-name="P31">flow size + flow request size = <text:span text:style-name="T40">821583</text:span></text:p>
      <text:p text:style-name="P31">flow mode size = <text:span text:style-name="T40">29768</text:span></text:p>
      <text:p text:style-name="P31">all number = <text:span text:style-name="T40">2952</text:span></text:p>
      <text:p text:style-name="P31">all size = <text:span text:style-name="T40">2050444</text:span></text:p>
      <text:p text:style-name="P31">（<text:span text:style-name="T40">4）第四次实验</text:span></text:p>
      <text:p text:style-name="P133">port number:880</text:p>
      <text:p text:style-name="P133">flow number:352</text:p>
      <text:p text:style-name="P133">port request number:880</text:p>
      <text:p text:style-name="P133"><text:soft-page-break/>flow request number:352</text:p>
      <text:p text:style-name="P133">flow mode number:456</text:p>
      <text:p text:style-name="P133">port size:1107206</text:p>
      <text:p text:style-name="P133">flow size:767091</text:p>
      <text:p text:style-name="P133">port request size:94996</text:p>
      <text:p text:style-name="P133">flow request size:68948</text:p>
      <text:p text:style-name="P133">flow mode size:27816</text:p>
      <text:p text:style-name="P133">flow path number:178</text:p>
      <text:p text:style-name="P31">port number + port request number = <text:span text:style-name="T22">1760</text:span></text:p>
      <text:p text:style-name="P31">flow number + flow request number = <text:span text:style-name="T22">704</text:span></text:p>
      <text:p text:style-name="P31">flow mode number = <text:span text:style-name="T40">456</text:span></text:p>
      <text:p text:style-name="P31">flow path number = <text:span text:style-name="T40">178</text:span></text:p>
      <text:p text:style-name="P31">port size + port request size = <text:span text:style-name="T40">1202202</text:span></text:p>
      <text:p text:style-name="P31">flow size + flow request size = <text:span text:style-name="T40">836039</text:span></text:p>
      <text:p text:style-name="P31">flow mode size = <text:span text:style-name="T40">27816</text:span></text:p>
      <text:p text:style-name="P31">all number = <text:span text:style-name="T40">2920</text:span></text:p>
      <text:p text:style-name="P31">all size = <text:span text:style-name="T40">2066057</text:span></text:p>
      <text:p text:style-name="P31">（<text:span text:style-name="T40">5）第五次实验</text:span></text:p>
      <text:p text:style-name="P134">port number:880</text:p>
      <text:p text:style-name="P134">flow number:352</text:p>
      <text:p text:style-name="P134">port request number:880</text:p>
      <text:p text:style-name="P134">flow request number:352</text:p>
      <text:p text:style-name="P134">flow mode number:280</text:p>
      <text:p text:style-name="P134">port size:1103863</text:p>
      <text:p text:style-name="P134">flow size:647685</text:p>
      <text:p text:style-name="P134">port request size:94996</text:p>
      <text:p text:style-name="P134">flow request size:68992</text:p>
      <text:p text:style-name="P134">flow mode size:17080</text:p>
      <text:p text:style-name="P134">flow path number:187</text:p>
      <text:p text:style-name="P32">port number + port request number = <text:span text:style-name="T22">1760</text:span></text:p>
      <text:p text:style-name="P32">flow number + flow request number = <text:span text:style-name="T22">704</text:span></text:p>
      <text:p text:style-name="P32">flow mode number = <text:span text:style-name="T41">280</text:span></text:p>
      <text:p text:style-name="P32">flow path number = <text:span text:style-name="T41">187</text:span></text:p>
      <text:p text:style-name="P32">port size + port request size = <text:span text:style-name="T41">1198859</text:span></text:p>
      <text:p text:style-name="P32">flow size + flow request size = <text:span text:style-name="T41">716677</text:span></text:p>
      <text:p text:style-name="P32">flow mode size = <text:span text:style-name="T41">17080</text:span></text:p>
      <text:p text:style-name="P32">all number = <text:span text:style-name="T41">2744</text:span></text:p>
      <text:p text:style-name="P32">all size = <text:span text:style-name="T41">1932616</text:span></text:p>
      <text:p text:style-name="P32"/>
      <text:p text:style-name="P165">2、Ashman</text:p>
      <text:p text:style-name="P165">（1）第一次实验</text:p>
      <text:p text:style-name="P165">port number:880</text:p>
      <text:p text:style-name="P165">flow number:352</text:p>
      <text:p text:style-name="P165">port request number:880</text:p>
      <text:p text:style-name="P165">flow request number:352</text:p>
      <text:p text:style-name="P165">flow mode number:372</text:p>
      <text:p text:style-name="P165">port size:1110997</text:p>
      <text:p text:style-name="P165">flow size:743685</text:p>
      <text:p text:style-name="P165">port request size:94952</text:p>
      <text:p text:style-name="P165">flow request size:38016</text:p>
      <text:p text:style-name="P165">flow mode size:22692</text:p>
      <text:p text:style-name="P165">flow path number:187</text:p>
      <text:p text:style-name="P165"><text:soft-page-break/>flow number all:880</text:p>
      <text:p text:style-name="P165">flow request number all:880</text:p>
      <text:p text:style-name="P165">flow size all:1586319</text:p>
      <text:p text:style-name="P165">flow request size all:172392</text:p>
      <text:p text:style-name="P59">port number + port request number = <text:span text:style-name="T22">1760</text:span></text:p>
      <text:p text:style-name="P59">flow number + flow request number = <text:span text:style-name="T22">704</text:span></text:p>
      <text:p text:style-name="P59">flow mode number = <text:span text:style-name="T68">372</text:span></text:p>
      <text:p text:style-name="P59">flow path number = <text:span text:style-name="T68">187</text:span></text:p>
      <text:p text:style-name="P59">port size + port request size = <text:span text:style-name="T68">1205949</text:span></text:p>
      <text:p text:style-name="P59">flow size + flow request size = <text:span text:style-name="T68">781701</text:span></text:p>
      <text:p text:style-name="P59">flow mode size = <text:span text:style-name="T68">22692</text:span></text:p>
      <text:p text:style-name="P59">all number = <text:span text:style-name="T68">2836</text:span></text:p>
      <text:p text:style-name="P59">all size = <text:span text:style-name="T68">2010342</text:span></text:p>
      <text:p text:style-name="P166">（2）第二次实验</text:p>
      <text:p text:style-name="P166">port number:880</text:p>
      <text:p text:style-name="P166">flow number:352</text:p>
      <text:p text:style-name="P166">port request number:880</text:p>
      <text:p text:style-name="P166">flow request number:352</text:p>
      <text:p text:style-name="P166">flow mode number:540</text:p>
      <text:p text:style-name="P166">port size:1110948</text:p>
      <text:p text:style-name="P166">flow size:906141</text:p>
      <text:p text:style-name="P166">port request size:94908</text:p>
      <text:p text:style-name="P166">flow request size:37928</text:p>
      <text:p text:style-name="P166">flow mode size:32940</text:p>
      <text:p text:style-name="P166">flow path number:164</text:p>
      <text:p text:style-name="P166">flow number all:880</text:p>
      <text:p text:style-name="P166">flow request number all:880</text:p>
      <text:p text:style-name="P166">flow size all:2042513</text:p>
      <text:p text:style-name="P166">flow request size all:172348</text:p>
      <text:p text:style-name="P60">port number + port request number = <text:span text:style-name="T22">1760</text:span></text:p>
      <text:p text:style-name="P60">flow number + flow request number = <text:span text:style-name="T22">704</text:span></text:p>
      <text:p text:style-name="P60">flow mode number = <text:span text:style-name="T69">540</text:span></text:p>
      <text:p text:style-name="P60">flow path number = <text:span text:style-name="T69">164</text:span></text:p>
      <text:p text:style-name="P60">port size + port request size = <text:span text:style-name="T69">1205856</text:span></text:p>
      <text:p text:style-name="P60">flow size + flow request size = <text:span text:style-name="T69">944069</text:span></text:p>
      <text:p text:style-name="P60">flow mode size = <text:span text:style-name="T69">32940</text:span></text:p>
      <text:p text:style-name="P60">all number = <text:span text:style-name="T69">3004</text:span></text:p>
      <text:p text:style-name="P60">all size = <text:span text:style-name="T69">2182865</text:span></text:p>
      <text:p text:style-name="P167">（3）第三次实验</text:p>
      <text:p text:style-name="P167">port number:880</text:p>
      <text:p text:style-name="P167">flow number:352</text:p>
      <text:p text:style-name="P167">port request number:880</text:p>
      <text:p text:style-name="P167">flow request number:352</text:p>
      <text:p text:style-name="P167">flow mode number:402</text:p>
      <text:p text:style-name="P167">port size:1102275</text:p>
      <text:p text:style-name="P167">flow size:700165</text:p>
      <text:p text:style-name="P167">port request size:94996</text:p>
      <text:p text:style-name="P167">flow request size:38016</text:p>
      <text:p text:style-name="P167">flow mode size:24522</text:p>
      <text:p text:style-name="P167">flow path number:173</text:p>
      <text:p text:style-name="P167">flow number all:880</text:p>
      <text:p text:style-name="P167">flow request number all:880</text:p>
      <text:p text:style-name="P167"><text:soft-page-break/>flow size all:1595458</text:p>
      <text:p text:style-name="P167">flow request size all:172436</text:p>
      <text:p text:style-name="P61">port number + port request number = <text:span text:style-name="T22">1760</text:span></text:p>
      <text:p text:style-name="P61">flow number + flow request number = <text:span text:style-name="T22">704</text:span></text:p>
      <text:p text:style-name="P61">flow mode number = <text:span text:style-name="T70">402</text:span></text:p>
      <text:p text:style-name="P61">flow path number = <text:span text:style-name="T70">173</text:span></text:p>
      <text:p text:style-name="P61">port size + port request size = <text:span text:style-name="T70">1197271</text:span></text:p>
      <text:p text:style-name="P61">flow size + flow request size = <text:span text:style-name="T70">738181</text:span></text:p>
      <text:p text:style-name="P61">flow mode size = <text:span text:style-name="T70">24522</text:span></text:p>
      <text:p text:style-name="P61">all number = <text:span text:style-name="T70">2866</text:span></text:p>
      <text:p text:style-name="P61">all size = <text:span text:style-name="T70">1959974</text:span></text:p>
      <text:p text:style-name="P168">（4）第四次实验</text:p>
      <text:p text:style-name="P168">port number:880</text:p>
      <text:p text:style-name="P168">flow number:352</text:p>
      <text:p text:style-name="P168">port request number:880</text:p>
      <text:p text:style-name="P168">flow request number:352</text:p>
      <text:p text:style-name="P168">flow mode number:386</text:p>
      <text:p text:style-name="P168">port size:1101038</text:p>
      <text:p text:style-name="P168">flow size:735734</text:p>
      <text:p text:style-name="P168">port request size:94952</text:p>
      <text:p text:style-name="P168">flow request size:38016</text:p>
      <text:p text:style-name="P168">flow mode size:23546</text:p>
      <text:p text:style-name="P168">flow path number:178</text:p>
      <text:p text:style-name="P168">flow number all:880</text:p>
      <text:p text:style-name="P168">flow request number all:880</text:p>
      <text:p text:style-name="P168">flow size all:1580398</text:p>
      <text:p text:style-name="P168">flow request size all:172392</text:p>
      <text:p text:style-name="P62">port number + port request number = <text:span text:style-name="T22">1760</text:span></text:p>
      <text:p text:style-name="P62">flow number + flow request number = <text:span text:style-name="T22">704</text:span></text:p>
      <text:p text:style-name="P62">flow mode number = <text:span text:style-name="T71">386</text:span></text:p>
      <text:p text:style-name="P62">flow path number = <text:span text:style-name="T71">178</text:span></text:p>
      <text:p text:style-name="P62">port size + port request size = <text:span text:style-name="T71">1195990</text:span></text:p>
      <text:p text:style-name="P62">flow size + flow request size = <text:span text:style-name="T71">774750</text:span></text:p>
      <text:p text:style-name="P62">flow mode size = <text:span text:style-name="T71">23546</text:span></text:p>
      <text:p text:style-name="P62">all number = <text:span text:style-name="T71">2850</text:span></text:p>
      <text:p text:style-name="P62">all size = <text:span text:style-name="T71">1994286</text:span></text:p>
      <text:p text:style-name="P169">（5）第五次实验</text:p>
      <text:p text:style-name="P169">port number:880</text:p>
      <text:p text:style-name="P169">flow number:352</text:p>
      <text:p text:style-name="P169">port request number:880</text:p>
      <text:p text:style-name="P169">flow request number:352</text:p>
      <text:p text:style-name="P169">flow mode number:306</text:p>
      <text:p text:style-name="P169">port size:1104022</text:p>
      <text:p text:style-name="P169">flow size:679947</text:p>
      <text:p text:style-name="P169">port request size:94996</text:p>
      <text:p text:style-name="P169">flow request size:37972</text:p>
      <text:p text:style-name="P169">flow mode size:18666</text:p>
      <text:p text:style-name="P169">flow path number:193</text:p>
      <text:p text:style-name="P169">flow number all:880</text:p>
      <text:p text:style-name="P169">flow request number all:880</text:p>
      <text:p text:style-name="P169">flow size all:1408829</text:p>
      <text:p text:style-name="P169">flow request size all:172436</text:p>
      <text:p text:style-name="P63"><text:soft-page-break/>port number + port request number = <text:span text:style-name="T22">1760</text:span></text:p>
      <text:p text:style-name="P63">flow number + flow request number = <text:span text:style-name="T22">704</text:span></text:p>
      <text:p text:style-name="P63">flow mode number = <text:span text:style-name="T72">306</text:span></text:p>
      <text:p text:style-name="P63">flow path number = <text:span text:style-name="T72">193</text:span></text:p>
      <text:p text:style-name="P63">port size + port request size = <text:span text:style-name="T72">1199018</text:span></text:p>
      <text:p text:style-name="P63">flow size + flow request size = <text:span text:style-name="T72">717919</text:span></text:p>
      <text:p text:style-name="P63">flow mode size = <text:span text:style-name="T72">18666</text:span></text:p>
      <text:p text:style-name="P63">all number = <text:span text:style-name="T72">2770</text:span></text:p>
      <text:p text:style-name="P63">all size = <text:span text:style-name="T72">1935603</text:span></text:p>
      <text:p text:style-name="P63"/>
      <text:p text:style-name="P206">3、DSFlows</text:p>
      <text:p text:style-name="P206">（1）第一次实验</text:p>
      <text:p text:style-name="P206">port number:460</text:p>
      <text:p text:style-name="P206">flow number:184</text:p>
      <text:p text:style-name="P206">port request number:460</text:p>
      <text:p text:style-name="P206">flow request number:184</text:p>
      <text:p text:style-name="P206">flow mode number:172</text:p>
      <text:p text:style-name="P206">port size:578734</text:p>
      <text:p text:style-name="P206">flow size:275487</text:p>
      <text:p text:style-name="P206">port request size:49680</text:p>
      <text:p text:style-name="P206">flow request size:36064</text:p>
      <text:p text:style-name="P206">flow mode size:10492</text:p>
      <text:p text:style-name="P206">flow path number:40</text:p>
      <text:p text:style-name="P98">port number + port request number = <text:span text:style-name="T108">920</text:span></text:p>
      <text:p text:style-name="P98">flow number + flow request number = <text:span text:style-name="T108">368</text:span></text:p>
      <text:p text:style-name="P98">flow mode number = <text:span text:style-name="T108">172</text:span></text:p>
      <text:p text:style-name="P98">flow path number = <text:span text:style-name="T108">40</text:span></text:p>
      <text:p text:style-name="P98">port size + port request size = <text:span text:style-name="T108">628414</text:span></text:p>
      <text:p text:style-name="P98">flow size + flow request size = <text:span text:style-name="T108">311551</text:span></text:p>
      <text:p text:style-name="P98">flow mode size = <text:span text:style-name="T108">10492</text:span></text:p>
      <text:p text:style-name="P98">all number = <text:span text:style-name="T108">1460</text:span></text:p>
      <text:p text:style-name="P98">all size = <text:span text:style-name="T108">950457</text:span></text:p>
      <text:p text:style-name="P207">（2）第二次实验</text:p>
      <text:p text:style-name="P207">port number:580</text:p>
      <text:p text:style-name="P207">flow number:232</text:p>
      <text:p text:style-name="P207">port request number:580</text:p>
      <text:p text:style-name="P207">flow request number:232</text:p>
      <text:p text:style-name="P207">flow mode number:270</text:p>
      <text:p text:style-name="P207">port size:729209</text:p>
      <text:p text:style-name="P207">flow size:518122</text:p>
      <text:p text:style-name="P207">port request size:62611</text:p>
      <text:p text:style-name="P207">flow request size:45472</text:p>
      <text:p text:style-name="P207">flow mode size:16470</text:p>
      <text:p text:style-name="P207">flow path number:121</text:p>
      <text:p text:style-name="P99">port number + port request number = <text:span text:style-name="T109">1160</text:span></text:p>
      <text:p text:style-name="P99">flow number + flow request number = <text:span text:style-name="T109">464</text:span></text:p>
      <text:p text:style-name="P99">flow mode number = <text:span text:style-name="T109">270</text:span></text:p>
      <text:p text:style-name="P99">flow path number = <text:span text:style-name="T109">121</text:span></text:p>
      <text:p text:style-name="P99">port size + port request size = <text:span text:style-name="T109">791820</text:span></text:p>
      <text:p text:style-name="P99">flow size + flow request size = <text:span text:style-name="T109">563594</text:span></text:p>
      <text:p text:style-name="P99">flow mode size = <text:span text:style-name="T109">16470</text:span></text:p>
      <text:p text:style-name="P99">all number = <text:span text:style-name="T109">1894</text:span></text:p>
      <text:p text:style-name="P99"><text:soft-page-break/>all size = <text:span text:style-name="T109">1371884</text:span></text:p>
      <text:p text:style-name="P208">（3）第三次实验</text:p>
      <text:p text:style-name="P208">port number:560</text:p>
      <text:p text:style-name="P208">flow number:224</text:p>
      <text:p text:style-name="P208">port request number:560</text:p>
      <text:p text:style-name="P208">flow request number:224</text:p>
      <text:p text:style-name="P208">flow mode number:166</text:p>
      <text:p text:style-name="P208">port size:707890</text:p>
      <text:p text:style-name="P208">flow size:381479</text:p>
      <text:p text:style-name="P208">port request size:60480</text:p>
      <text:p text:style-name="P208">flow request size:43904</text:p>
      <text:p text:style-name="P208">flow mode size:10126</text:p>
      <text:p text:style-name="P208">flow path number:100</text:p>
      <text:p text:style-name="P100">port number + port request number = <text:span text:style-name="T110">1120</text:span></text:p>
      <text:p text:style-name="P100">flow number + flow request number = <text:span text:style-name="T110">448</text:span></text:p>
      <text:p text:style-name="P100">flow mode number = <text:span text:style-name="T110">166</text:span></text:p>
      <text:p text:style-name="P100">flow path number = <text:span text:style-name="T110">100</text:span></text:p>
      <text:p text:style-name="P100">port size + port request size = <text:span text:style-name="T110">768370</text:span></text:p>
      <text:p text:style-name="P100">flow size + flow request size = <text:span text:style-name="T110">425383</text:span></text:p>
      <text:p text:style-name="P100">flow mode size = <text:span text:style-name="T110">10126</text:span></text:p>
      <text:p text:style-name="P100">all number = <text:span text:style-name="T110">1734</text:span></text:p>
      <text:p text:style-name="P100">all size = <text:span text:style-name="T110">1203879</text:span></text:p>
      <text:p text:style-name="P209">（4）第四次实验</text:p>
      <text:p text:style-name="P209">port number:520</text:p>
      <text:p text:style-name="P209">flow number:208</text:p>
      <text:p text:style-name="P209">port request number:520</text:p>
      <text:p text:style-name="P209">flow request number:208</text:p>
      <text:p text:style-name="P209">flow mode number:224</text:p>
      <text:p text:style-name="P209">port size:658266</text:p>
      <text:p text:style-name="P209">flow size:365455</text:p>
      <text:p text:style-name="P209">port request size:56108</text:p>
      <text:p text:style-name="P209">flow request size:40768</text:p>
      <text:p text:style-name="P209">flow mode size:13664</text:p>
      <text:p text:style-name="P209">flow path number:67</text:p>
      <text:p text:style-name="P101">port number + port request number = <text:span text:style-name="T111">1040</text:span></text:p>
      <text:p text:style-name="P101">flow number + flow request number = <text:span text:style-name="T111">516</text:span></text:p>
      <text:p text:style-name="P101">flow mode number = <text:span text:style-name="T111">224</text:span></text:p>
      <text:p text:style-name="P101">flow path number = <text:span text:style-name="T111">67</text:span></text:p>
      <text:p text:style-name="P101">port size + port request size = <text:span text:style-name="T111">714374</text:span></text:p>
      <text:p text:style-name="P101">flow size + flow request size = <text:span text:style-name="T111">406223</text:span></text:p>
      <text:p text:style-name="P101">flow mode size = <text:span text:style-name="T111">13664</text:span></text:p>
      <text:p text:style-name="P101">all number = <text:span text:style-name="T111">1780</text:span></text:p>
      <text:p text:style-name="P101">all size = <text:span text:style-name="T111">1134261</text:span></text:p>
      <text:p text:style-name="P209">（5）第五次实验</text:p>
      <text:p text:style-name="P209">port number:460</text:p>
      <text:p text:style-name="P209">flow number:184</text:p>
      <text:p text:style-name="P209">port request number:460</text:p>
      <text:p text:style-name="P209">flow request number:184</text:p>
      <text:p text:style-name="P209">flow mode number:118</text:p>
      <text:p text:style-name="P209">port size:579143</text:p>
      <text:p text:style-name="P209">flow size:238619</text:p>
      <text:p text:style-name="P209">port request size:49680</text:p>
      <text:p text:style-name="P209"><text:soft-page-break/>flow request size:36064</text:p>
      <text:p text:style-name="P209">flow mode size:7198</text:p>
      <text:p text:style-name="P209">flow path number:65</text:p>
      <text:p text:style-name="P102">port number + port request number = <text:span text:style-name="T112">920</text:span></text:p>
      <text:p text:style-name="P102">flow number + flow request number = <text:span text:style-name="T112">368</text:span></text:p>
      <text:p text:style-name="P102">flow mode number = <text:span text:style-name="T112">118</text:span></text:p>
      <text:p text:style-name="P102">flow path number = <text:span text:style-name="T112">65</text:span></text:p>
      <text:p text:style-name="P102">port size + port request size = <text:span text:style-name="T112">628823</text:span></text:p>
      <text:p text:style-name="P102">flow size + flow request size = <text:span text:style-name="T112">274683</text:span></text:p>
      <text:p text:style-name="P102">flow mode size = <text:span text:style-name="T112">7198</text:span></text:p>
      <text:p text:style-name="P102">all number = <text:span text:style-name="T112">1406</text:span></text:p>
      <text:p text:style-name="P102">all size = <text:span text:style-name="T112">910704</text:span></text:p>
      <text:p text:style-name="P102"/>
      <text:p text:style-name="P210">一、random</text:p>
      <text:p text:style-name="P210">47.55</text:p>
      <text:p text:style-name="P210">ecmp throught:5817.2</text:p>
      <text:p text:style-name="P210">51.48</text:p>
      <text:p text:style-name="P210">hedera throught:6087.1</text:p>
      <text:p text:style-name="P210">54.31</text:p>
      <text:p text:style-name="P210">Ashman throught:6434.8</text:p>
      <text:p text:style-name="P210">54.03</text:p>
      <text:p text:style-name="P210">DSFlows throught:6607.1</text:p>
      <text:p text:style-name="P210"/>
      <text:p text:style-name="P210"/>
      <text:p text:style-name="P210">48.72</text:p>
      <text:p text:style-name="P210">ecmp throught:6094.9</text:p>
      <text:p text:style-name="P210">50.4</text:p>
      <text:p text:style-name="P210">hedera throught:6339.5</text:p>
      <text:p text:style-name="P210">46.39</text:p>
      <text:p text:style-name="P210">Ashman throught:5923.9</text:p>
      <text:p text:style-name="P210">53.71</text:p>
      <text:p text:style-name="P210">DSFlows throught:6615.4</text:p>
      <text:p text:style-name="P210"/>
      <text:p text:style-name="P210"/>
      <text:p text:style-name="P210">49.76</text:p>
      <text:p text:style-name="P210">ecmp throught:6148.9</text:p>
      <text:p text:style-name="P210">43.83</text:p>
      <text:p text:style-name="P210">hedera throught:5211.1</text:p>
      <text:p text:style-name="P210">44.04</text:p>
      <text:p text:style-name="P210">Ashman throught:5154.8</text:p>
      <text:p text:style-name="P210">53.81</text:p>
      <text:p text:style-name="P210">DSFlows throught:6750.08</text:p>
      <text:p text:style-name="P210"/>
      <text:p text:style-name="P210"/>
      <text:p text:style-name="P210">49.69</text:p>
      <text:p text:style-name="P210">ecmp throught:6237.05</text:p>
      <text:p text:style-name="P210">84.07</text:p>
      <text:p text:style-name="P210">hedera throught:6450.88</text:p>
      <text:p text:style-name="P210">50.41</text:p>
      <text:p text:style-name="P210">Ashman throught:6484.58</text:p>
      <text:p text:style-name="P210">53.13</text:p>
      <text:p text:style-name="P210">DSFlows throught:6683.9</text:p>
      <text:p text:style-name="P210"><text:soft-page-break/></text:p>
      <text:p text:style-name="P210"/>
      <text:p text:style-name="P210">45.07</text:p>
      <text:p text:style-name="P210">ecmp throught:5749.8</text:p>
      <text:p text:style-name="P210">49.52</text:p>
      <text:p text:style-name="P210">hedera throught:6371.7</text:p>
      <text:p text:style-name="P210">47.39</text:p>
      <text:p text:style-name="P210">Ashman throught:6182.82</text:p>
      <text:p text:style-name="P210">54.56</text:p>
      <text:p text:style-name="P210">DSFlows throught:6886.7</text:p>
      <text:p text:style-name="P210"/>
      <text:p text:style-name="P210">二、hotspot</text:p>
      <text:p text:style-name="P210">31.91</text:p>
      <text:p text:style-name="P210">ecmp throught:4202.55</text:p>
      <text:p text:style-name="P210">31.49</text:p>
      <text:p text:style-name="P210">hedera throught:3916.25</text:p>
      <text:p text:style-name="P210">32.47</text:p>
      <text:p text:style-name="P210">Ashman throught:4456.55</text:p>
      <text:p text:style-name="P210">30.7</text:p>
      <text:p text:style-name="P210">DSFlows throught:4090.57</text:p>
      <text:p text:style-name="P210"/>
      <text:p text:style-name="P210"/>
      <text:p text:style-name="P210">31.18</text:p>
      <text:p text:style-name="P210">ecmp throught:4040.59</text:p>
      <text:p text:style-name="P210">38.28</text:p>
      <text:p text:style-name="P210">hedera throught:4636.85</text:p>
      <text:p text:style-name="P210">36.32</text:p>
      <text:p text:style-name="P210">Ashman throught:4326.4</text:p>
      <text:p text:style-name="P210">35.42</text:p>
      <text:p text:style-name="P210">DSFlows throught:4480.81</text:p>
      <text:p text:style-name="P210"/>
      <text:p text:style-name="P210"/>
      <text:p text:style-name="P210">34.67</text:p>
      <text:p text:style-name="P210">ecmp throught:4455.99</text:p>
      <text:p text:style-name="P210">34.78</text:p>
      <text:p text:style-name="P210">hedera throught:4369.09</text:p>
      <text:p text:style-name="P210">34.44</text:p>
      <text:p text:style-name="P210">Ashman throught:4337.36</text:p>
      <text:p text:style-name="P210">34.27</text:p>
      <text:p text:style-name="P210">DSFlows throught:4375.33</text:p>
      <text:p text:style-name="P210"/>
      <text:p text:style-name="P210"/>
      <text:p text:style-name="P210">28.17</text:p>
      <text:p text:style-name="P210">ecmp throught:3758.55</text:p>
      <text:p text:style-name="P210">33.65</text:p>
      <text:p text:style-name="P210">hedera throught:4107.32</text:p>
      <text:p text:style-name="P210">30.95</text:p>
      <text:p text:style-name="P210">Ashman throught:3936.7</text:p>
      <text:p text:style-name="P210">30.86</text:p>
      <text:p text:style-name="P210">DSFlows throught:4089.58</text:p>
      <text:p text:style-name="P210"/>
      <text:p text:style-name="P210"/>
      <text:p text:style-name="P210"><text:soft-page-break/>35.72</text:p>
      <text:p text:style-name="P210">ecmp throught:4583.38</text:p>
      <text:p text:style-name="P210">37.45</text:p>
      <text:p text:style-name="P210">hedera throught:4926.85</text:p>
      <text:p text:style-name="P210">34.96</text:p>
      <text:p text:style-name="P210">Ashman throught:4305.85</text:p>
      <text:p text:style-name="P210">61.0</text:p>
      <text:p text:style-name="P210">DSFlows throught:4502.44</text:p>
      <text:p text:style-name="P210"/>
      <text:p text:style-name="P210">三<text:span text:style-name="T113">、stride1</text:span></text:p>
      <text:p text:style-name="P211">95.13</text:p>
      <text:p text:style-name="P216">8582.3</text:p>
      <text:p text:style-name="P211">ecmp throught:11031.0</text:p>
      <text:p text:style-name="P211">78.52</text:p>
      <text:p text:style-name="P211">hedera throught:8796.3</text:p>
      <text:p text:style-name="P211">76.34</text:p>
      <text:p text:style-name="P211">Ashman throught:8508.4</text:p>
      <text:p text:style-name="P211">81.2</text:p>
      <text:p text:style-name="P211">DSFlows throught:9288.9</text:p>
      <text:p text:style-name="P211"/>
      <text:p text:style-name="P211"/>
      <text:p text:style-name="P211">95.26</text:p>
      <text:p text:style-name="P211">ecmp throught:11052.0</text:p>
      <text:p text:style-name="P211">75.89</text:p>
      <text:p text:style-name="P211">hedera throught:9100.78</text:p>
      <text:p text:style-name="P211">75.49</text:p>
      <text:p text:style-name="P211">Ashman throught:9033.9</text:p>
      <text:p text:style-name="P211">79.44</text:p>
      <text:p text:style-name="P211">DSFlows throught:9576.45</text:p>
      <text:p text:style-name="P211"/>
      <text:p text:style-name="P211"/>
      <text:p text:style-name="P211">95.28</text:p>
      <text:p text:style-name="P211">ecmp throught:11049.0</text:p>
      <text:p text:style-name="P211">76.17</text:p>
      <text:p text:style-name="P211">hedera throught:8755.8</text:p>
      <text:p text:style-name="P211">76.59</text:p>
      <text:p text:style-name="P211">Ashman throught:8828.6</text:p>
      <text:p text:style-name="P211">83.44</text:p>
      <text:p text:style-name="P211">DSFlows throught:9740.2</text:p>
      <text:p text:style-name="P211"/>
      <text:p text:style-name="P211"/>
      <text:p text:style-name="P211">95.28</text:p>
      <text:p text:style-name="P211">ecmp throught:11061.0</text:p>
      <text:p text:style-name="P215">8936.7</text:p>
      <text:p text:style-name="P211">78.87</text:p>
      <text:p text:style-name="P211">hedera throught:8975.5</text:p>
      <text:p text:style-name="P211">79.04</text:p>
      <text:p text:style-name="P211">Ashman throught:9114.0</text:p>
      <text:p text:style-name="P211">81.78</text:p>
      <text:p text:style-name="P211">DSFlows throught:9441.0</text:p>
      <text:p text:style-name="P211"/>
      <text:p text:style-name="P211"/>
      <text:p text:style-name="P211"><text:soft-page-break/>95.25</text:p>
      <text:p text:style-name="P211">ecmp throught:11056.0</text:p>
      <text:p text:style-name="P211">76.33</text:p>
      <text:p text:style-name="P211">hedera throught:8789.4</text:p>
      <text:p text:style-name="P211">77.23</text:p>
      <text:p text:style-name="P211">Ashman throught:8861.5</text:p>
      <text:p text:style-name="P211">82.7</text:p>
      <text:p text:style-name="P211">DSFlows throught:9626.5</text:p>
      <text:p text:style-name="P211"/>
      <text:p text:style-name="P211">四、stride2</text:p>
      <text:p text:style-name="P211">75.33</text:p>
      <text:p text:style-name="P217">6346.8</text:p>
      <text:p text:style-name="P211">ecmp throught:9165.6</text:p>
      <text:p text:style-name="P211">52.35</text:p>
      <text:p text:style-name="P211">hedera throught:6657.6</text:p>
      <text:p text:style-name="P211">57.11</text:p>
      <text:p text:style-name="P211">Ashman throught:6761.7</text:p>
      <text:p text:style-name="P211">60.22</text:p>
      <text:p text:style-name="P211">DSFlows throught:7480.9</text:p>
      <text:p text:style-name="P211"/>
      <text:p text:style-name="P211"/>
      <text:p text:style-name="P211">74.28</text:p>
      <text:p text:style-name="P211">ecmp throught:8572.2</text:p>
      <text:p text:style-name="P211">52.13</text:p>
      <text:p text:style-name="P211">hedera throught:6514.0</text:p>
      <text:p text:style-name="P211">45.84</text:p>
      <text:p text:style-name="P211">Ashman throught:5612.5</text:p>
      <text:p text:style-name="P211">52.38</text:p>
      <text:p text:style-name="P211">DSFlows throught:6698.0</text:p>
      <text:p text:style-name="P211"/>
      <text:p text:style-name="P211"/>
      <text:p text:style-name="P211">71.09</text:p>
      <text:p text:style-name="P211">ecmp throught:8725.1</text:p>
      <text:p text:style-name="P211">49.57</text:p>
      <text:p text:style-name="P211">hedera throught:5629.0</text:p>
      <text:p text:style-name="P211">50.33</text:p>
      <text:p text:style-name="P211">Ashman throught:6147.3</text:p>
      <text:p text:style-name="P211">56.13</text:p>
      <text:p text:style-name="P211">DSFlows throught:7151.2</text:p>
      <text:p text:style-name="P211"/>
      <text:p text:style-name="P211"/>
      <text:p text:style-name="P211">78.18</text:p>
      <text:p text:style-name="P211">ecmp throught:9592.8</text:p>
      <text:p text:style-name="P211">49.7</text:p>
      <text:p text:style-name="P211">hedera throught:5488.12</text:p>
      <text:p text:style-name="P211">51.66</text:p>
      <text:p text:style-name="P211">Ashman throught:6071.5</text:p>
      <text:p text:style-name="P211">62.01</text:p>
      <text:p text:style-name="P211">DSFlows throught:7511.2</text:p>
      <text:p text:style-name="P211"/>
      <text:p text:style-name="P211"/>
      <text:p text:style-name="P211">70.03</text:p>
      <text:p text:style-name="P211"><text:soft-page-break/>ecmp throught:8323.6</text:p>
      <text:p text:style-name="P211">44.64</text:p>
      <text:p text:style-name="P211">hedera throught:5514.9</text:p>
      <text:p text:style-name="P211">51.52</text:p>
      <text:p text:style-name="P211">Ashman throught:6450.18</text:p>
      <text:p text:style-name="P211">58.27</text:p>
      <text:p text:style-name="P211">DSFlows throught:7251.6</text:p>
      <text:p text:style-name="P211"/>
      <text:p text:style-name="P212">五、stride4</text:p>
      <text:p text:style-name="P213">59.28</text:p>
      <text:p text:style-name="P213">ecmp throught:7260.8</text:p>
      <text:p text:style-name="P213">48.38</text:p>
      <text:p text:style-name="P213">hedera throught:5835.18</text:p>
      <text:p text:style-name="P213">44.88</text:p>
      <text:p text:style-name="P213">Ashman throught:5647.0</text:p>
      <text:p text:style-name="P213">67.04</text:p>
      <text:p text:style-name="P213">DSFlows throught:8433.9</text:p>
      <text:p text:style-name="P213"/>
      <text:p text:style-name="P213"/>
      <text:p text:style-name="P213">55.32</text:p>
      <text:p text:style-name="P213">ecmp throught:6541.02</text:p>
      <text:p text:style-name="P213">47.28</text:p>
      <text:p text:style-name="P213">hedera throught:5744.5</text:p>
      <text:p text:style-name="P213">47.7</text:p>
      <text:p text:style-name="P213">Ashman throught:5700.4</text:p>
      <text:p text:style-name="P213">67.96</text:p>
      <text:p text:style-name="P213">DSFlows throught:8347.9</text:p>
      <text:p text:style-name="P213"/>
      <text:p text:style-name="P213"/>
      <text:p text:style-name="P213">50.69</text:p>
      <text:p text:style-name="P213">ecmp throught:6249.6</text:p>
      <text:p text:style-name="P213">48.84</text:p>
      <text:p text:style-name="P213">hedera throught:6018.9</text:p>
      <text:p text:style-name="P213">51.12</text:p>
      <text:p text:style-name="P213">Ashman throught:6327.7</text:p>
      <text:p text:style-name="P213">68.72</text:p>
      <text:p text:style-name="P213">DSFlows throught:8378.2</text:p>
      <text:p text:style-name="P213"/>
      <text:p text:style-name="P213"/>
      <text:p text:style-name="P213">54.55</text:p>
      <text:p text:style-name="P213">ecmp throught:6597.5</text:p>
      <text:p text:style-name="P214">6750.6</text:p>
      <text:p text:style-name="P213">51.37</text:p>
      <text:p text:style-name="P213">hedera throught:6528.1</text:p>
      <text:p text:style-name="P213">46.39</text:p>
      <text:p text:style-name="P213">Ashman throught:5888.4</text:p>
      <text:p text:style-name="P213">69.67</text:p>
      <text:p text:style-name="P213">DSFlows throught:8725.8</text:p>
      <text:p text:style-name="P213"/>
      <text:p text:style-name="P213"/>
      <text:p text:style-name="P213">58.75</text:p>
      <text:p text:style-name="P213">ecmp throught:6943.4</text:p>
      <text:p text:style-name="P213"><text:soft-page-break/>50.92</text:p>
      <text:p text:style-name="P213">hedera throught:6125.0</text:p>
      <text:p text:style-name="P213">44.77</text:p>
      <text:p text:style-name="P213">Ashman throught:5703.5</text:p>
      <text:p text:style-name="P213">70.27</text:p>
      <text:p text:style-name="P213">DSFlows throught:8498.4</text:p>
      <text:p text:style-name="P212"/>
      <text:p text:style-name="P212">六、stride8</text:p>
      <text:p text:style-name="P212">49.1</text:p>
      <text:p text:style-name="P212">ecmp throught:5840.58</text:p>
      <text:p text:style-name="P212">47.47</text:p>
      <text:p text:style-name="P212">hedera throught:5978.62</text:p>
      <text:p text:style-name="P212">49.24</text:p>
      <text:p text:style-name="P212">Ashman throught:5919.32</text:p>
      <text:p text:style-name="P212">69.55</text:p>
      <text:p text:style-name="P212">DSFlows throught:8560.1</text:p>
      <text:p text:style-name="P212"/>
      <text:p text:style-name="P212"/>
      <text:p text:style-name="P212">50.64</text:p>
      <text:p text:style-name="P212">ecmp throught:6510.52</text:p>
      <text:p text:style-name="P212">49.87</text:p>
      <text:p text:style-name="P212">hedera throught:6333.0</text:p>
      <text:p text:style-name="P212">48.7</text:p>
      <text:p text:style-name="P212">Ashman throught:5882.1</text:p>
      <text:p text:style-name="P212">64.65</text:p>
      <text:p text:style-name="P212">DSFlows throught:7944.4</text:p>
      <text:p text:style-name="P212"/>
      <text:p text:style-name="P212"/>
      <text:p text:style-name="P212">57.02</text:p>
      <text:p text:style-name="P212">ecmp throught:6921.2</text:p>
      <text:p text:style-name="P212">48.75</text:p>
      <text:p text:style-name="P212">hedera throught:5769.2</text:p>
      <text:p text:style-name="P212">45.59</text:p>
      <text:p text:style-name="P212">Ashman throught:5549.5</text:p>
      <text:p text:style-name="P212">63.07</text:p>
      <text:p text:style-name="P212">DSFlows throught:7638.6</text:p>
      <text:p text:style-name="P212"/>
      <text:p text:style-name="P212"/>
      <text:p text:style-name="P212">56.12</text:p>
      <text:p text:style-name="P212">ecmp throught:6781.7</text:p>
      <text:p text:style-name="P212">48.92</text:p>
      <text:p text:style-name="P212">hedera throught:6252.32</text:p>
      <text:p text:style-name="P212">45.28</text:p>
      <text:p text:style-name="P212">Ashman throught:5657.2</text:p>
      <text:p text:style-name="P212">64.26</text:p>
      <text:p text:style-name="P212">DSFlows throught:8036.5</text:p>
      <text:p text:style-name="P212"/>
      <text:p text:style-name="P212"/>
      <text:p text:style-name="P212">54.33</text:p>
      <text:p text:style-name="P212">ecmp throught:6521.2</text:p>
      <text:p text:style-name="P212">45.97</text:p>
      <text:p text:style-name="P212">hedera throught:5686.8</text:p>
      <text:p text:style-name="P212"><text:soft-page-break/>48.01</text:p>
      <text:p text:style-name="P212">Ashman throught:5676.7</text:p>
      <text:p text:style-name="P212">69.34</text:p>
      <text:p text:style-name="P212">DSFlows throught:8221.2</text:p>
      <text:p text:style-name="P212"/>
      <text:p text:style-name="P212">七、stag_0.2_0.3</text:p>
      <text:p text:style-name="P212">52.63</text:p>
      <text:p text:style-name="P212">ecmp throught:6515.9</text:p>
      <text:p text:style-name="P212">53.05</text:p>
      <text:p text:style-name="P212">hedera throught:6270.8</text:p>
      <text:p text:style-name="P212">54.33</text:p>
      <text:p text:style-name="P212">Ashman throught:6778.0</text:p>
      <text:p text:style-name="P212">55.95</text:p>
      <text:p text:style-name="P212">DSFlows throught:6994.68</text:p>
      <text:p text:style-name="P212"/>
      <text:p text:style-name="P212"/>
      <text:p text:style-name="P212">52.34</text:p>
      <text:p text:style-name="P212">ecmp throught:6554.8</text:p>
      <text:p text:style-name="P212">55.68</text:p>
      <text:p text:style-name="P212">hedera throught:6747.4</text:p>
      <text:p text:style-name="P212">55.85</text:p>
      <text:p text:style-name="P212">Ashman throught:6751.1</text:p>
      <text:p text:style-name="P212">57.08</text:p>
      <text:p text:style-name="P212">DSFlows throught:6821.0</text:p>
      <text:p text:style-name="P212"/>
      <text:p text:style-name="P212"/>
      <text:p text:style-name="P212">51.11</text:p>
      <text:p text:style-name="P212">ecmp throught:6432.3</text:p>
      <text:p text:style-name="P212">47.77</text:p>
      <text:p text:style-name="P212">hedera throught:5812.1</text:p>
      <text:p text:style-name="P212">49.02</text:p>
      <text:p text:style-name="P212">Ashman throught:5853.6</text:p>
      <text:p text:style-name="P212">50.61</text:p>
      <text:p text:style-name="P212">DSFlows throught:6304.75</text:p>
      <text:p text:style-name="P212"/>
      <text:p text:style-name="P212"/>
      <text:p text:style-name="P212">60.2</text:p>
      <text:p text:style-name="P212">ecmp throught:7429.7</text:p>
      <text:p text:style-name="P212">48.84</text:p>
      <text:p text:style-name="P212">hedera throught:7016.9</text:p>
      <text:p text:style-name="P212">52.35</text:p>
      <text:p text:style-name="P212">Ashman throught:6636.6</text:p>
      <text:p text:style-name="P212">52.16</text:p>
      <text:p text:style-name="P212">DSFlows throught:6605.95</text:p>
      <text:p text:style-name="P212"/>
      <text:p text:style-name="P212"/>
      <text:p text:style-name="P212">61.43</text:p>
      <text:p text:style-name="P212">ecmp throught:7325.9</text:p>
      <text:p text:style-name="P212">49.92</text:p>
      <text:p text:style-name="P212">hedera throught:6284.5</text:p>
      <text:p text:style-name="P212">52.92</text:p>
      <text:p text:style-name="P212">Ashman throught:6713.92</text:p>
      <text:p text:style-name="P212"><text:soft-page-break/>53.37</text:p>
      <text:p text:style-name="P212">DSFlows throught:6614.9</text:p>
      <text:p text:style-name="P212"/>
      <text:p text:style-name="P212">八、stag_0.5_0.3</text:p>
      <text:p text:style-name="P212">53.6</text:p>
      <text:p text:style-name="P212">ecmp throught:6407.9</text:p>
      <text:p text:style-name="P212">53.07</text:p>
      <text:p text:style-name="P212">hedera throught:5959.2</text:p>
      <text:p text:style-name="P212">53.02</text:p>
      <text:p text:style-name="P212">Ashman throught:6292.9</text:p>
      <text:p text:style-name="P212">54.32</text:p>
      <text:p text:style-name="P212">DSFlows throught:6541.0</text:p>
      <text:p text:style-name="P212"/>
      <text:p text:style-name="P212"/>
      <text:p text:style-name="P212">68.05</text:p>
      <text:p text:style-name="P212">ecmp throught:8118.9</text:p>
      <text:p text:style-name="P212">65.59</text:p>
      <text:p text:style-name="P212">hedera throught:7984.7</text:p>
      <text:p text:style-name="P212">65.56</text:p>
      <text:p text:style-name="P212">Ashman throught:8081.5</text:p>
      <text:p text:style-name="P212">68.83</text:p>
      <text:p text:style-name="P212">DSFlows throught:8369.0</text:p>
      <text:p text:style-name="P212"/>
      <text:p text:style-name="P212"/>
      <text:p text:style-name="P212">62.99</text:p>
      <text:p text:style-name="P212">ecmp throught:7379.1</text:p>
      <text:p text:style-name="P212">57.73</text:p>
      <text:p text:style-name="P212">hedera throught:6809.8</text:p>
      <text:p text:style-name="P212">58.85</text:p>
      <text:p text:style-name="P212">Ashman throught:7113.3</text:p>
      <text:p text:style-name="P212">56.42</text:p>
      <text:p text:style-name="P212">DSFlows throught:6811.5</text:p>
      <text:p text:style-name="P212"/>
      <text:p text:style-name="P212"/>
      <text:p text:style-name="P212">67.81</text:p>
      <text:p text:style-name="P212">ecmp throught:8626.65</text:p>
      <text:p text:style-name="P212">57.48</text:p>
      <text:p text:style-name="P212">hedera throught:6945.2</text:p>
      <text:p text:style-name="P212">58.46</text:p>
      <text:p text:style-name="P212">Ashman throught:7063.7</text:p>
      <text:p text:style-name="P212">62.43</text:p>
      <text:p text:style-name="P212">DSFlows throught:7677.6</text:p>
      <text:p text:style-name="P212"/>
      <text:p text:style-name="P212"/>
      <text:p text:style-name="P212">76.21</text:p>
      <text:p text:style-name="P212">ecmp throught:9082.8</text:p>
      <text:p text:style-name="P212">68.67</text:p>
      <text:p text:style-name="P212">hedera throught:8272.4</text:p>
      <text:p text:style-name="P212">69.58</text:p>
      <text:p text:style-name="P212">Ashman throught:8287.4</text:p>
      <text:p text:style-name="P212">69.9</text:p>
      <text:p text:style-name="P212">DSFlows throught:8356.8</text:p>
      <text:p text:style-name="P212"><text:soft-page-break/>九、stag_0.7_0.2</text:p>
      <text:p text:style-name="P212">77.73</text:p>
      <text:p text:style-name="P212">ecmp throught:9136.3</text:p>
      <text:p text:style-name="P212">77.14</text:p>
      <text:p text:style-name="P212">hedera throught:8973.6</text:p>
      <text:p text:style-name="P212">77.36</text:p>
      <text:p text:style-name="P212">Ashman throught:9060.3</text:p>
      <text:p text:style-name="P212">78.53</text:p>
      <text:p text:style-name="P212">DSFlows throught:9156.2</text:p>
      <text:p text:style-name="P212"/>
      <text:p text:style-name="P212"/>
      <text:p text:style-name="P212">63.41</text:p>
      <text:p text:style-name="P212">ecmp throught:7789.05</text:p>
      <text:p text:style-name="P212">67.29</text:p>
      <text:p text:style-name="P212">hedera throught:7983.4</text:p>
      <text:p text:style-name="P212">63.15</text:p>
      <text:p text:style-name="P212">Ashman throught:7693.58</text:p>
      <text:p text:style-name="P212">62.44</text:p>
      <text:p text:style-name="P212">DSFlows throught:7549.85</text:p>
      <text:p text:style-name="P212"/>
      <text:p text:style-name="P212"/>
      <text:p text:style-name="P212">79.74</text:p>
      <text:p text:style-name="P212">ecmp throught:9608.8</text:p>
      <text:p text:style-name="P212">77.29</text:p>
      <text:p text:style-name="P212">hedera throught:8993.0</text:p>
      <text:p text:style-name="P212">77.53</text:p>
      <text:p text:style-name="P212">Ashman throught:8995.2</text:p>
      <text:p text:style-name="P212">78.94</text:p>
      <text:p text:style-name="P212">DSFlows throught:9518.4</text:p>
      <text:p text:style-name="P212"/>
      <text:p text:style-name="P212"/>
      <text:p text:style-name="P212">75.48</text:p>
      <text:p text:style-name="P212">ecmp throught:9072.2</text:p>
      <text:p text:style-name="P212">77.12</text:p>
      <text:p text:style-name="P212">hedera throught:9255.8</text:p>
      <text:p text:style-name="P212">75.19</text:p>
      <text:p text:style-name="P212">Ashman throught:8831.8</text:p>
      <text:p text:style-name="P212">75.23</text:p>
      <text:p text:style-name="P212">DSFlows throught:9149.1</text:p>
      <text:p text:style-name="P212"/>
      <text:p text:style-name="P212"/>
      <text:p text:style-name="P212">79.88</text:p>
      <text:p text:style-name="P212">ecmp throught:4627.5</text:p>
      <text:p text:style-name="P212">84.61</text:p>
      <text:p text:style-name="P212">hedera throught:9873.8</text:p>
      <text:p text:style-name="P212">82.17</text:p>
      <text:p text:style-name="P212">Ashman throught:9690.0</text:p>
      <text:p text:style-name="P212">84.32</text:p>
      <text:p text:style-name="P212">DSFlows throught:9863.3</text:p>
      <text:p text:style-name="P210"/>
      <text:p text:style-name="P31"/>
      <text:p text:style-name="P11"/>
      <text:p text:style-name="P6"><text:soft-page-break/>一、<text:span text:style-name="T114">random</text:span></text:p>
      <text:p text:style-name="P218">1、hedera</text:p>
      <text:p text:style-name="P218">（1）第一次实验</text:p>
      <text:p text:style-name="P219">port number:860</text:p>
      <text:p text:style-name="P219">flow number:344</text:p>
      <text:p text:style-name="P219">port request number:877</text:p>
      <text:p text:style-name="P219">flow request number:352</text:p>
      <text:p text:style-name="P219">flow mode number:1304</text:p>
      <text:p text:style-name="P219">port size:1102217</text:p>
      <text:p text:style-name="P219">flow size:711961</text:p>
      <text:p text:style-name="P219">port request size:94716</text:p>
      <text:p text:style-name="P219">flow request size:68992</text:p>
      <text:p text:style-name="P219">flow mode size:79544</text:p>
      <text:p text:style-name="P219">flow path number:187</text:p>
      <text:p text:style-name="P219">port number + port request number = 1737</text:p>
      <text:p text:style-name="P219">flow number + flow request number = 696</text:p>
      <text:p text:style-name="P219">flow mode number = 1304</text:p>
      <text:p text:style-name="P219">flow path number = 187</text:p>
      <text:p text:style-name="P219">port size + port request size = 1196933</text:p>
      <text:p text:style-name="P219">flow size + flow request size = 780953</text:p>
      <text:p text:style-name="P219">flow mode size = 79544</text:p>
      <text:p text:style-name="P219">all number = 3737</text:p>
      <text:p text:style-name="P219">all size = 2057430</text:p>
      <text:p text:style-name="P219">（2）第二次实验</text:p>
      <text:p text:style-name="P219">port number:880</text:p>
      <text:p text:style-name="P219">flow number:352</text:p>
      <text:p text:style-name="P219">port request number:880</text:p>
      <text:p text:style-name="P219">flow request number:352</text:p>
      <text:p text:style-name="P219">flow mode number:1394</text:p>
      <text:p text:style-name="P219">port size:1121193</text:p>
      <text:p text:style-name="P219">flow size:757125</text:p>
      <text:p text:style-name="P219">port request size:94908</text:p>
      <text:p text:style-name="P219">flow request size:68948</text:p>
      <text:p text:style-name="P219">flow mode size:85034</text:p>
      <text:p text:style-name="P219">flow path number:178</text:p>
      <text:p text:style-name="P219">port number + port request number = 1760</text:p>
      <text:p text:style-name="P219">flow number + flow request number = 704</text:p>
      <text:p text:style-name="P219">flow mode number = 1394</text:p>
      <text:p text:style-name="P219">flow path number = 178</text:p>
      <text:p text:style-name="P219">port size + port request size = 1216101</text:p>
      <text:p text:style-name="P219">flow size + flow request size = 826073</text:p>
      <text:p text:style-name="P219">flow mode size = 85034</text:p>
      <text:p text:style-name="P219">all number = 3858</text:p>
      <text:p text:style-name="P219">all size = 2127208</text:p>
      <text:p text:style-name="P219">（3）第三次实验</text:p>
      <text:p text:style-name="P305">port number:860</text:p>
      <text:p text:style-name="P305">flow number:344</text:p>
      <text:p text:style-name="P305">port request number:860</text:p>
      <text:p text:style-name="P305">flow request number:344</text:p>
      <text:p text:style-name="P305">flow mode number:1394</text:p>
      <text:p text:style-name="P305">port size:1102328</text:p>
      <text:p text:style-name="P305">flow size:741689</text:p>
      <text:p text:style-name="P305"><text:soft-page-break/>port request size:92794</text:p>
      <text:p text:style-name="P305">flow request size:67338</text:p>
      <text:p text:style-name="P305">flow mode size:85034</text:p>
      <text:p text:style-name="P305">flow path number:179</text:p>
      <text:p text:style-name="P220">port number + port request number = <text:span text:style-name="T115">1720</text:span></text:p>
      <text:p text:style-name="P220">flow number + flow request number = <text:span text:style-name="T115">688</text:span></text:p>
      <text:p text:style-name="P220">flow mode number = <text:span text:style-name="T115">1394</text:span></text:p>
      <text:p text:style-name="P220">flow path number = <text:span text:style-name="T115">179</text:span></text:p>
      <text:p text:style-name="P220">port size + port request size = <text:span text:style-name="T115">1195122</text:span></text:p>
      <text:p text:style-name="P220">flow size + flow request size = <text:span text:style-name="T115">809027</text:span></text:p>
      <text:p text:style-name="P220">flow mode size = <text:span text:style-name="T115">85034</text:span></text:p>
      <text:p text:style-name="P220">all number = <text:span text:style-name="T115">3802</text:span></text:p>
      <text:p text:style-name="P220">all size = <text:span text:style-name="T115">2089183</text:span></text:p>
      <text:p text:style-name="P306">（4）第四次实验</text:p>
      <text:p text:style-name="P306">port number:860</text:p>
      <text:p text:style-name="P306">flow number:344</text:p>
      <text:p text:style-name="P306">port request number:860</text:p>
      <text:p text:style-name="P306">flow request number:344</text:p>
      <text:p text:style-name="P306">flow mode number:1338</text:p>
      <text:p text:style-name="P306">port size:1103298</text:p>
      <text:p text:style-name="P306">flow size:734983</text:p>
      <text:p text:style-name="P306">port request size:92880</text:p>
      <text:p text:style-name="P306">flow request size:67424</text:p>
      <text:p text:style-name="P306">flow mode size:81618</text:p>
      <text:p text:style-name="P306">flow path number:178</text:p>
      <text:p text:style-name="P221">port number + port request number = <text:span text:style-name="T115">1720</text:span></text:p>
      <text:p text:style-name="P221">flow number + flow request number = <text:span text:style-name="T115">688</text:span></text:p>
      <text:p text:style-name="P221">flow mode number = <text:span text:style-name="T116">1338</text:span></text:p>
      <text:p text:style-name="P221">flow path number = <text:span text:style-name="T116">178</text:span></text:p>
      <text:p text:style-name="P221">port size + port request size = <text:span text:style-name="T116">1196178</text:span></text:p>
      <text:p text:style-name="P221">flow size + flow request size = <text:span text:style-name="T116">802407</text:span></text:p>
      <text:p text:style-name="P221">flow mode size = <text:span text:style-name="T116">81618</text:span></text:p>
      <text:p text:style-name="P221">all number = <text:span text:style-name="T116">3746</text:span></text:p>
      <text:p text:style-name="P221">all size = <text:span text:style-name="T116">2080203</text:span></text:p>
      <text:p text:style-name="P306">（5）第五次实验</text:p>
      <text:p text:style-name="P307">port number:880</text:p>
      <text:p text:style-name="P307">flow number:352</text:p>
      <text:p text:style-name="P307">port request number:880</text:p>
      <text:p text:style-name="P307">flow request number:352</text:p>
      <text:p text:style-name="P307">flow mode number:1298</text:p>
      <text:p text:style-name="P307">port size:1125551</text:p>
      <text:p text:style-name="P307">flow size:731876</text:p>
      <text:p text:style-name="P307">port request size:94908</text:p>
      <text:p text:style-name="P307">flow request size:68904</text:p>
      <text:p text:style-name="P307">flow mode size:79178</text:p>
      <text:p text:style-name="P307">flow path number:170</text:p>
      <text:p text:style-name="P222">port number + port request number = <text:span text:style-name="T117">1760</text:span></text:p>
      <text:p text:style-name="P222">flow number + flow request number = <text:span text:style-name="T117">704</text:span></text:p>
      <text:p text:style-name="P222">flow mode number = <text:span text:style-name="T117">1298</text:span></text:p>
      <text:p text:style-name="P222">flow path number = <text:span text:style-name="T117">170</text:span></text:p>
      <text:p text:style-name="P222">port size + port request size = <text:span text:style-name="T117">1220459</text:span></text:p>
      <text:p text:style-name="P222">flow size + flow request size = <text:span text:style-name="T117">800780</text:span></text:p>
      <text:p text:style-name="P222"><text:soft-page-break/>flow mode size = <text:span text:style-name="T117">79178</text:span></text:p>
      <text:p text:style-name="P222">all number = <text:span text:style-name="T117">3762</text:span></text:p>
      <text:p text:style-name="P222">all size = <text:span text:style-name="T117">2100417</text:span></text:p>
      <text:p text:style-name="P222"/>
      <text:p text:style-name="P333">2、Ashman</text:p>
      <text:p text:style-name="P333">（1）第一次实验</text:p>
      <text:p text:style-name="P333">port number:880</text:p>
      <text:p text:style-name="P333">flow number:352</text:p>
      <text:p text:style-name="P333">port request number:880</text:p>
      <text:p text:style-name="P333">flow request number:352</text:p>
      <text:p text:style-name="P333">flow mode number:1102</text:p>
      <text:p text:style-name="P333">port size:1118736</text:p>
      <text:p text:style-name="P333">flow size:690005</text:p>
      <text:p text:style-name="P333">port request size:94952</text:p>
      <text:p text:style-name="P333">flow request size:38016</text:p>
      <text:p text:style-name="P333">flow mode size:67222</text:p>
      <text:p text:style-name="P333">flow path number:185</text:p>
      <text:p text:style-name="P333">flow number all:880</text:p>
      <text:p text:style-name="P333">flow request number all:880</text:p>
      <text:p text:style-name="P333">flow size all:1710571</text:p>
      <text:p text:style-name="P333">flow request size all:172392</text:p>
      <text:p text:style-name="P248">port number + port request number = <text:span text:style-name="T117">1760</text:span></text:p>
      <text:p text:style-name="P248">flow number + flow request number = <text:span text:style-name="T117">704</text:span></text:p>
      <text:p text:style-name="P248">flow mode number = <text:span text:style-name="T145">1102</text:span></text:p>
      <text:p text:style-name="P248">flow path number = <text:span text:style-name="T145">185</text:span></text:p>
      <text:p text:style-name="P248">port size + port request size = <text:span text:style-name="T145">1213688</text:span></text:p>
      <text:p text:style-name="P248">flow size + flow request size = <text:span text:style-name="T145">728021</text:span></text:p>
      <text:p text:style-name="P248">flow mode size = <text:span text:style-name="T145">67222</text:span></text:p>
      <text:p text:style-name="P248">all number = <text:span text:style-name="T145">3566</text:span></text:p>
      <text:p text:style-name="P248">all size = <text:span text:style-name="T145">2008931</text:span></text:p>
      <text:p text:style-name="P333">（2）第二次实验</text:p>
      <text:p text:style-name="P334">port number:880</text:p>
      <text:p text:style-name="P334">flow number:352</text:p>
      <text:p text:style-name="P334">port request number:880</text:p>
      <text:p text:style-name="P334">flow request number:352</text:p>
      <text:p text:style-name="P334">flow mode number:1318</text:p>
      <text:p text:style-name="P334">port size:1119317</text:p>
      <text:p text:style-name="P334">flow size:744912</text:p>
      <text:p text:style-name="P334">port request size:95040</text:p>
      <text:p text:style-name="P334">flow request size:38016</text:p>
      <text:p text:style-name="P334">flow mode size:80398</text:p>
      <text:p text:style-name="P334">flow path number:172</text:p>
      <text:p text:style-name="P334">flow number all:880</text:p>
      <text:p text:style-name="P334">flow request number all:880</text:p>
      <text:p text:style-name="P334">flow size all:1855898</text:p>
      <text:p text:style-name="P334">flow request size all:172480</text:p>
      <text:p text:style-name="P249">port number + port request number = <text:span text:style-name="T117">1760</text:span></text:p>
      <text:p text:style-name="P249">flow number + flow request number = <text:span text:style-name="T117">704</text:span></text:p>
      <text:p text:style-name="P249">flow mode number = <text:span text:style-name="T146">1318</text:span></text:p>
      <text:p text:style-name="P249">flow path number = <text:span text:style-name="T146">172</text:span></text:p>
      <text:p text:style-name="P249">port size + port request size = <text:span text:style-name="T146">1214357</text:span></text:p>
      <text:p text:style-name="P249">flow size + flow request size = <text:span text:style-name="T146">782928</text:span></text:p>
      <text:p text:style-name="P249"><text:soft-page-break/>flow mode size = <text:span text:style-name="T146">80398</text:span></text:p>
      <text:p text:style-name="P249">all number = <text:span text:style-name="T146">3782</text:span></text:p>
      <text:p text:style-name="P249">all size = <text:span text:style-name="T146">2077683</text:span></text:p>
      <text:p text:style-name="P334">（3）第三次实验</text:p>
      <text:p text:style-name="P334">port number:880</text:p>
      <text:p text:style-name="P334">flow number:352</text:p>
      <text:p text:style-name="P334">port request number:880</text:p>
      <text:p text:style-name="P334">flow request number:352</text:p>
      <text:p text:style-name="P334">flow mode number:1246</text:p>
      <text:p text:style-name="P334">port size:1118118</text:p>
      <text:p text:style-name="P334">flow size:741435</text:p>
      <text:p text:style-name="P334">port request size:94996</text:p>
      <text:p text:style-name="P334">flow request size:38016</text:p>
      <text:p text:style-name="P334">flow mode size:76006</text:p>
      <text:p text:style-name="P334">flow path number:172</text:p>
      <text:p text:style-name="P334">flow number all:880</text:p>
      <text:p text:style-name="P334">flow request number all:880</text:p>
      <text:p text:style-name="P334">flow size all:1865586</text:p>
      <text:p text:style-name="P334">flow request size all:172436</text:p>
      <text:p text:style-name="P249">port number + port request number = <text:span text:style-name="T117">1760</text:span></text:p>
      <text:p text:style-name="P249">flow number + flow request number = <text:span text:style-name="T117">704</text:span></text:p>
      <text:p text:style-name="P249">flow mode number = <text:span text:style-name="T146">1246</text:span></text:p>
      <text:p text:style-name="P249">flow path number = <text:span text:style-name="T146">172</text:span></text:p>
      <text:p text:style-name="P249">port size + port request size = <text:span text:style-name="T146">1213114</text:span></text:p>
      <text:p text:style-name="P249">flow size + flow request size = <text:span text:style-name="T146">779451</text:span></text:p>
      <text:p text:style-name="P249">flow mode size = <text:span text:style-name="T146">76006</text:span></text:p>
      <text:p text:style-name="P249">all number = <text:span text:style-name="T146">3710</text:span></text:p>
      <text:p text:style-name="P249">all size = <text:span text:style-name="T146">2068571</text:span></text:p>
      <text:p text:style-name="P334">（4）第四次实验</text:p>
      <text:p text:style-name="P335">port number:880</text:p>
      <text:p text:style-name="P335">flow number:352</text:p>
      <text:p text:style-name="P335">port request number:880</text:p>
      <text:p text:style-name="P335">flow request number:352</text:p>
      <text:p text:style-name="P335">flow mode number:1336</text:p>
      <text:p text:style-name="P335">port size:1121352</text:p>
      <text:p text:style-name="P335">flow size:739272</text:p>
      <text:p text:style-name="P335">port request size:94996</text:p>
      <text:p text:style-name="P335">flow request size:38016</text:p>
      <text:p text:style-name="P335">flow mode size:81496</text:p>
      <text:p text:style-name="P335">flow path number:182</text:p>
      <text:p text:style-name="P335">flow number all:880</text:p>
      <text:p text:style-name="P335">flow request number all:880</text:p>
      <text:p text:style-name="P335">flow size all:1882752</text:p>
      <text:p text:style-name="P335">flow request size all:172436</text:p>
      <text:p text:style-name="P250">port number + port request number = <text:span text:style-name="T117">1760</text:span></text:p>
      <text:p text:style-name="P250">flow number + flow request number = <text:span text:style-name="T117">704</text:span></text:p>
      <text:p text:style-name="P250">flow mode number = <text:span text:style-name="T147">1336</text:span></text:p>
      <text:p text:style-name="P250">flow path number = <text:span text:style-name="T147">182</text:span></text:p>
      <text:p text:style-name="P250">port size + port request size = <text:span text:style-name="T147">1216348</text:span></text:p>
      <text:p text:style-name="P250">flow size + flow request size = <text:span text:style-name="T147">777288</text:span></text:p>
      <text:p text:style-name="P250">flow mode size = <text:span text:style-name="T147">81496</text:span></text:p>
      <text:p text:style-name="P250">all number = <text:span text:style-name="T147">3800</text:span></text:p>
      <text:p text:style-name="P250"><text:soft-page-break/>all size = <text:span text:style-name="T147">2075132</text:span></text:p>
      <text:p text:style-name="P335">（5）第五次实验</text:p>
      <text:p text:style-name="P335">port number:880</text:p>
      <text:p text:style-name="P335">flow number:352</text:p>
      <text:p text:style-name="P335">port request number:880</text:p>
      <text:p text:style-name="P335">flow request number:352</text:p>
      <text:p text:style-name="P335">flow mode number:1106</text:p>
      <text:p text:style-name="P335">port size:1118776</text:p>
      <text:p text:style-name="P335">flow size:712127</text:p>
      <text:p text:style-name="P335">port request size:95040</text:p>
      <text:p text:style-name="P335">flow request size:38016</text:p>
      <text:p text:style-name="P335">flow mode size:67466</text:p>
      <text:p text:style-name="P335">flow path number:168</text:p>
      <text:p text:style-name="P335">flow number all:880</text:p>
      <text:p text:style-name="P335">flow request number all:880</text:p>
      <text:p text:style-name="P335">flow size all:1778682</text:p>
      <text:p text:style-name="P335">flow request size all:172480</text:p>
      <text:p text:style-name="P250">port number + port request number = <text:span text:style-name="T117">1760</text:span></text:p>
      <text:p text:style-name="P250">flow number + flow request number = <text:span text:style-name="T117">704</text:span></text:p>
      <text:p text:style-name="P250">flow mode number = <text:span text:style-name="T147">1106</text:span></text:p>
      <text:p text:style-name="P250">flow path number = <text:span text:style-name="T147">168</text:span></text:p>
      <text:p text:style-name="P250">port size + port request size = <text:span text:style-name="T147">1213816</text:span></text:p>
      <text:p text:style-name="P250">flow size + flow request size = <text:span text:style-name="T147">750143</text:span></text:p>
      <text:p text:style-name="P250">flow mode size = <text:span text:style-name="T147">67466</text:span></text:p>
      <text:p text:style-name="P250">all number = <text:span text:style-name="T147">3570</text:span></text:p>
      <text:p text:style-name="P250">all size = <text:span text:style-name="T147">2031425</text:span></text:p>
      <text:p text:style-name="P250"/>
      <text:p text:style-name="P360">3、DSFlows</text:p>
      <text:p text:style-name="P360">（1）第一次实验</text:p>
      <text:p text:style-name="P360">port number:580</text:p>
      <text:p text:style-name="P360">flow number:232</text:p>
      <text:p text:style-name="P360">port request number:580</text:p>
      <text:p text:style-name="P360">flow request number:232</text:p>
      <text:p text:style-name="P360">flow mode number:454</text:p>
      <text:p text:style-name="P360">port size:741269</text:p>
      <text:p text:style-name="P360">flow size:491624</text:p>
      <text:p text:style-name="P360">port request size:62640</text:p>
      <text:p text:style-name="P360">flow request size:45472</text:p>
      <text:p text:style-name="P360">flow mode size:27694</text:p>
      <text:p text:style-name="P360">flow path number:81</text:p>
      <text:p text:style-name="P275">port number + port request number = <text:span text:style-name="T172">1160</text:span></text:p>
      <text:p text:style-name="P275">flow number + flow request number = <text:span text:style-name="T172">464</text:span></text:p>
      <text:p text:style-name="P275">flow mode number = <text:span text:style-name="T172">454</text:span></text:p>
      <text:p text:style-name="P275">flow path number = <text:span text:style-name="T172">81</text:span></text:p>
      <text:p text:style-name="P275">port size + port request size = <text:span text:style-name="T172">803909</text:span></text:p>
      <text:p text:style-name="P275">flow size + flow request size = <text:span text:style-name="T172">537096</text:span></text:p>
      <text:p text:style-name="P275">flow mode size = <text:span text:style-name="T172">27694</text:span></text:p>
      <text:p text:style-name="P275">all number = <text:span text:style-name="T172">2078</text:span></text:p>
      <text:p text:style-name="P275">all size = <text:span text:style-name="T172">1368699</text:span></text:p>
      <text:p text:style-name="P360">（2）第二次实验</text:p>
      <text:p text:style-name="P360">port number:580</text:p>
      <text:p text:style-name="P360">flow number:232</text:p>
      <text:p text:style-name="P360"><text:soft-page-break/>port request number:580</text:p>
      <text:p text:style-name="P360">flow request number:232</text:p>
      <text:p text:style-name="P360">flow mode number:518</text:p>
      <text:p text:style-name="P360">port size:740852</text:p>
      <text:p text:style-name="P360">flow size:508866</text:p>
      <text:p text:style-name="P360">port request size:62640</text:p>
      <text:p text:style-name="P360">flow request size:45472</text:p>
      <text:p text:style-name="P360">flow mode size:31598</text:p>
      <text:p text:style-name="P360">flow path number:112</text:p>
      <text:p text:style-name="P275">port number + port request number = <text:span text:style-name="T172">1160</text:span></text:p>
      <text:p text:style-name="P275">flow number + flow request number = <text:span text:style-name="T172">464</text:span></text:p>
      <text:p text:style-name="P275">flow mode number = <text:span text:style-name="T172">518</text:span></text:p>
      <text:p text:style-name="P275">flow path number = <text:span text:style-name="T172">112</text:span></text:p>
      <text:p text:style-name="P275">port size + port request size = <text:span text:style-name="T172">803492</text:span></text:p>
      <text:p text:style-name="P275">flow size + flow request size = <text:span text:style-name="T172">554338</text:span></text:p>
      <text:p text:style-name="P275">flow mode size = <text:span text:style-name="T172">31598</text:span></text:p>
      <text:p text:style-name="P275">all number = <text:span text:style-name="T172">2142</text:span></text:p>
      <text:p text:style-name="P275">all size = <text:span text:style-name="T172">1389428</text:span></text:p>
      <text:p text:style-name="P360">（3）第三次实验</text:p>
      <text:p text:style-name="P360">port number:620</text:p>
      <text:p text:style-name="P360">flow number:248</text:p>
      <text:p text:style-name="P360">port request number:620</text:p>
      <text:p text:style-name="P360">flow request number:248</text:p>
      <text:p text:style-name="P360">flow mode number:690</text:p>
      <text:p text:style-name="P360">port size:793789</text:p>
      <text:p text:style-name="P360">flow size:629781</text:p>
      <text:p text:style-name="P360">port request size:66960</text:p>
      <text:p text:style-name="P360">flow request size:48608</text:p>
      <text:p text:style-name="P360">flow mode size:42090</text:p>
      <text:p text:style-name="P360">flow path number:125</text:p>
      <text:p text:style-name="P275">port number + port request number = <text:span text:style-name="T172">1240</text:span></text:p>
      <text:p text:style-name="P275">flow number + flow request number = <text:span text:style-name="T172">496</text:span></text:p>
      <text:p text:style-name="P275">flow mode number = <text:span text:style-name="T172">690</text:span></text:p>
      <text:p text:style-name="P275">flow path number = <text:span text:style-name="T172">125</text:span></text:p>
      <text:p text:style-name="P275">port size + port request size = <text:span text:style-name="T172">860749</text:span></text:p>
      <text:p text:style-name="P275">flow size + flow request size = <text:span text:style-name="T172">678389</text:span></text:p>
      <text:p text:style-name="P275">flow mode size = <text:span text:style-name="T172">42090</text:span></text:p>
      <text:p text:style-name="P275">all number = <text:span text:style-name="T172">2426</text:span></text:p>
      <text:p text:style-name="P275">all size = <text:span text:style-name="T172">1581228</text:span></text:p>
      <text:p text:style-name="P360">（4）第四次实验</text:p>
      <text:p text:style-name="P361">port number:600</text:p>
      <text:p text:style-name="P361">flow number:240</text:p>
      <text:p text:style-name="P361">port request number:600</text:p>
      <text:p text:style-name="P361">flow request number:240</text:p>
      <text:p text:style-name="P361">flow mode number:598</text:p>
      <text:p text:style-name="P361">port size:766769</text:p>
      <text:p text:style-name="P361">flow size:582062</text:p>
      <text:p text:style-name="P361">port request size:64800</text:p>
      <text:p text:style-name="P361">flow request size:47040</text:p>
      <text:p text:style-name="P361">flow mode size:36478</text:p>
      <text:p text:style-name="P361">flow path number:110</text:p>
      <text:p text:style-name="P276">port number + port request number = <text:span text:style-name="T173">1200</text:span></text:p>
      <text:p text:style-name="P276"><text:soft-page-break/>flow number + flow request number = <text:span text:style-name="T173">480</text:span></text:p>
      <text:p text:style-name="P276">flow mode number = <text:span text:style-name="T173">598</text:span></text:p>
      <text:p text:style-name="P276">flow path number = <text:span text:style-name="T173">110</text:span></text:p>
      <text:p text:style-name="P276">port size + port request size = <text:span text:style-name="T173">831569</text:span></text:p>
      <text:p text:style-name="P276">flow size + flow request size = <text:span text:style-name="T173">629102</text:span></text:p>
      <text:p text:style-name="P276">flow mode size = <text:span text:style-name="T173">36478</text:span></text:p>
      <text:p text:style-name="P276">all number = <text:span text:style-name="T173">2278</text:span></text:p>
      <text:p text:style-name="P276">all size = <text:span text:style-name="T173">1497149</text:span></text:p>
      <text:p text:style-name="P361">（5）第五次实验</text:p>
      <text:p text:style-name="P361">port number:580</text:p>
      <text:p text:style-name="P361">flow number:232</text:p>
      <text:p text:style-name="P361">port request number:580</text:p>
      <text:p text:style-name="P361">flow request number:232</text:p>
      <text:p text:style-name="P361">flow mode number:542</text:p>
      <text:p text:style-name="P361">port size:741033</text:p>
      <text:p text:style-name="P361">flow size:541274</text:p>
      <text:p text:style-name="P361">port request size:62553</text:p>
      <text:p text:style-name="P361">flow request size:45414</text:p>
      <text:p text:style-name="P361">flow mode size:33062</text:p>
      <text:p text:style-name="P361">flow path number:133</text:p>
      <text:p text:style-name="P276">port number + port request number = <text:span text:style-name="T173">1160</text:span></text:p>
      <text:p text:style-name="P276">flow number + flow request number = <text:span text:style-name="T173">464</text:span></text:p>
      <text:p text:style-name="P276">flow mode number = <text:span text:style-name="T173">542</text:span></text:p>
      <text:p text:style-name="P276">flow path number = <text:span text:style-name="T173">133</text:span></text:p>
      <text:p text:style-name="P276">port size + port request size = <text:span text:style-name="T173">803586</text:span></text:p>
      <text:p text:style-name="P276">flow size + flow request size = <text:span text:style-name="T173">586688</text:span></text:p>
      <text:p text:style-name="P276">flow mode size = <text:span text:style-name="T173">33062</text:span></text:p>
      <text:p text:style-name="P276">all number = <text:span text:style-name="T173">2166</text:span></text:p>
      <text:p text:style-name="P276">all size = <text:span text:style-name="T173">1423336</text:span></text:p>
      <text:p text:style-name="P222"/>
      <text:p text:style-name="P222">二<text:span text:style-name="T118">、hotspot</text:span></text:p>
      <text:p text:style-name="P308">1、hedera</text:p>
      <text:p text:style-name="P308">（1）第一次实验</text:p>
      <text:p text:style-name="P309">port number:880</text:p>
      <text:p text:style-name="P309">flow number:352</text:p>
      <text:p text:style-name="P309">port request number:880</text:p>
      <text:p text:style-name="P309">flow request number:352</text:p>
      <text:p text:style-name="P309">flow mode number:1772</text:p>
      <text:p text:style-name="P309">port size:1110517</text:p>
      <text:p text:style-name="P309">flow size:747545</text:p>
      <text:p text:style-name="P309">port request size:95040</text:p>
      <text:p text:style-name="P309">flow request size:68992</text:p>
      <text:p text:style-name="P309">flow mode size:108092</text:p>
      <text:p text:style-name="P309">flow path number:132</text:p>
      <text:p text:style-name="P223">port number + port request number = <text:span text:style-name="T117">1760</text:span></text:p>
      <text:p text:style-name="P223">flow number + flow request number = <text:span text:style-name="T117">704</text:span></text:p>
      <text:p text:style-name="P223">flow mode number = <text:span text:style-name="T119">1772</text:span></text:p>
      <text:p text:style-name="P223">flow path number = <text:span text:style-name="T119">132</text:span></text:p>
      <text:p text:style-name="P223">port size + port request size = 1205557</text:p>
      <text:p text:style-name="P223">flow size + flow request size = <text:span text:style-name="T119">816537</text:span></text:p>
      <text:p text:style-name="P223">flow mode size = <text:span text:style-name="T119">108092</text:span></text:p>
      <text:p text:style-name="P223">all number = <text:span text:style-name="T119">4236</text:span></text:p>
      <text:p text:style-name="P223"><text:soft-page-break/>all size = <text:span text:style-name="T119">2130186</text:span></text:p>
      <text:p text:style-name="P309">（2）第二次实验</text:p>
      <text:p text:style-name="P309">port number:860</text:p>
      <text:p text:style-name="P309">flow number:344</text:p>
      <text:p text:style-name="P309">port request number:860</text:p>
      <text:p text:style-name="P309">flow request number:344</text:p>
      <text:p text:style-name="P309">flow mode number:1804</text:p>
      <text:p text:style-name="P309">port size:1100718</text:p>
      <text:p text:style-name="P309">flow size:768688</text:p>
      <text:p text:style-name="P309">port request size:92837</text:p>
      <text:p text:style-name="P309">flow request size:67424</text:p>
      <text:p text:style-name="P309">flow mode size:110044</text:p>
      <text:p text:style-name="P309">flow path number:142</text:p>
      <text:p text:style-name="P224">port number + port request number = <text:span text:style-name="T120">1720</text:span></text:p>
      <text:p text:style-name="P224">flow number + flow request number = <text:span text:style-name="T120">688</text:span></text:p>
      <text:p text:style-name="P224">flow mode number = <text:span text:style-name="T120">1804</text:span></text:p>
      <text:p text:style-name="P224">flow path number = <text:span text:style-name="T120">142</text:span></text:p>
      <text:p text:style-name="P224">port size + port request size = <text:span text:style-name="T120">1193555</text:span></text:p>
      <text:p text:style-name="P224">flow size + flow request size = <text:span text:style-name="T120">836112</text:span></text:p>
      <text:p text:style-name="P224">flow mode size = <text:span text:style-name="T120">110044</text:span></text:p>
      <text:p text:style-name="P224">all number = <text:span text:style-name="T120">4212</text:span></text:p>
      <text:p text:style-name="P224">all size = <text:span text:style-name="T120">2139711</text:span></text:p>
      <text:p text:style-name="P310">（3）第三次实验</text:p>
      <text:p text:style-name="P310">port number:880</text:p>
      <text:p text:style-name="P310">flow number:352</text:p>
      <text:p text:style-name="P310">port request number:880</text:p>
      <text:p text:style-name="P310">flow request number:352</text:p>
      <text:p text:style-name="P310">flow mode number:1362</text:p>
      <text:p text:style-name="P310">port size:1123980</text:p>
      <text:p text:style-name="P310">flow size:737246</text:p>
      <text:p text:style-name="P310">port request size:94996</text:p>
      <text:p text:style-name="P310">flow request size:68992</text:p>
      <text:p text:style-name="P310">flow mode size:83082</text:p>
      <text:p text:style-name="P310">flow path number:156</text:p>
      <text:p text:style-name="P224">port number + port request number = <text:span text:style-name="T120">1760</text:span></text:p>
      <text:p text:style-name="P224">flow number + flow request number = <text:span text:style-name="T120">704</text:span></text:p>
      <text:p text:style-name="P224">flow mode number = <text:span text:style-name="T120">1362</text:span></text:p>
      <text:p text:style-name="P224">flow path number = <text:span text:style-name="T120">156</text:span></text:p>
      <text:p text:style-name="P224">port size + port request size = <text:span text:style-name="T120">1218976</text:span></text:p>
      <text:p text:style-name="P224">flow size + flow request size = <text:span text:style-name="T120">806238</text:span></text:p>
      <text:p text:style-name="P224">flow mode size = <text:span text:style-name="T120">83082</text:span></text:p>
      <text:p text:style-name="P224">all number = <text:span text:style-name="T120">3826</text:span></text:p>
      <text:p text:style-name="P224">all size = <text:span text:style-name="T120">2108296</text:span></text:p>
      <text:p text:style-name="P310">（4）第四次实验</text:p>
      <text:p text:style-name="P310">port number:880</text:p>
      <text:p text:style-name="P310">flow number:352</text:p>
      <text:p text:style-name="P310">port request number:880</text:p>
      <text:p text:style-name="P310">flow request number:352</text:p>
      <text:p text:style-name="P310">flow mode number:1384</text:p>
      <text:p text:style-name="P310">port size:1122701</text:p>
      <text:p text:style-name="P310">flow size:744625</text:p>
      <text:p text:style-name="P310">port request size:94952</text:p>
      <text:p text:style-name="P310"><text:soft-page-break/>flow request size:68948</text:p>
      <text:p text:style-name="P310">flow mode size:84424</text:p>
      <text:p text:style-name="P310">flow path number:158</text:p>
      <text:p text:style-name="P224">port number + port request number = <text:span text:style-name="T120">1760</text:span></text:p>
      <text:p text:style-name="P224">flow number + flow request number = <text:span text:style-name="T120">704</text:span></text:p>
      <text:p text:style-name="P224">flow mode number = <text:span text:style-name="T120">1384</text:span></text:p>
      <text:p text:style-name="P224">flow path number = <text:span text:style-name="T120">158</text:span></text:p>
      <text:p text:style-name="P224">port size + port request size = <text:span text:style-name="T120">1217653</text:span></text:p>
      <text:p text:style-name="P224">flow size + flow request size = <text:span text:style-name="T120">813573</text:span></text:p>
      <text:p text:style-name="P224">flow mode size = <text:span text:style-name="T120">84424</text:span></text:p>
      <text:p text:style-name="P224">all number = <text:span text:style-name="T120">3848</text:span></text:p>
      <text:p text:style-name="P224">all size = <text:span text:style-name="T120">2115650</text:span></text:p>
      <text:p text:style-name="P310">（5）第五次实验</text:p>
      <text:p text:style-name="P311">port number:880</text:p>
      <text:p text:style-name="P311">flow number:352</text:p>
      <text:p text:style-name="P311">port request number:880</text:p>
      <text:p text:style-name="P311">flow request number:352</text:p>
      <text:p text:style-name="P311">flow mode number:1732</text:p>
      <text:p text:style-name="P311">port size:1115347</text:p>
      <text:p text:style-name="P311">flow size:753386</text:p>
      <text:p text:style-name="P311">port request size:94952</text:p>
      <text:p text:style-name="P311">flow request size:68904</text:p>
      <text:p text:style-name="P311">flow mode size:105652</text:p>
      <text:p text:style-name="P311">flow path number:149</text:p>
      <text:p text:style-name="P225">port number + port request number = <text:span text:style-name="T120">1760</text:span></text:p>
      <text:p text:style-name="P225">flow number + flow request number = <text:span text:style-name="T120">704</text:span></text:p>
      <text:p text:style-name="P225">flow mode number = <text:span text:style-name="T121">1732</text:span></text:p>
      <text:p text:style-name="P225">flow path number = <text:span text:style-name="T121">149</text:span></text:p>
      <text:p text:style-name="P225">port size + port request size = <text:span text:style-name="T121">1210299</text:span></text:p>
      <text:p text:style-name="P225">flow size + flow request size = <text:span text:style-name="T121">822290</text:span></text:p>
      <text:p text:style-name="P225">flow mode size = <text:span text:style-name="T121">105652</text:span></text:p>
      <text:p text:style-name="P225">all number = <text:span text:style-name="T121">4196</text:span></text:p>
      <text:p text:style-name="P225">all size = <text:span text:style-name="T122">2138241</text:span></text:p>
      <text:p text:style-name="P225"/>
      <text:p text:style-name="P336">2、Ashman</text:p>
      <text:p text:style-name="P336">（1）第一次实验</text:p>
      <text:p text:style-name="P336">port number:880</text:p>
      <text:p text:style-name="P336">flow number:352</text:p>
      <text:p text:style-name="P336">port request number:880</text:p>
      <text:p text:style-name="P336">flow request number:352</text:p>
      <text:p text:style-name="P336">flow mode number:1732</text:p>
      <text:p text:style-name="P336">port size:1114911</text:p>
      <text:p text:style-name="P336">flow size:740294</text:p>
      <text:p text:style-name="P336">port request size:94952</text:p>
      <text:p text:style-name="P336">flow request size:37928</text:p>
      <text:p text:style-name="P336">flow mode size:105652</text:p>
      <text:p text:style-name="P336">flow path number:140</text:p>
      <text:p text:style-name="P336">flow number all:880</text:p>
      <text:p text:style-name="P336">flow request number all:880</text:p>
      <text:p text:style-name="P336">flow size all:1913691</text:p>
      <text:p text:style-name="P336">flow request size all:172392</text:p>
      <text:p text:style-name="P251">port number + port request number = <text:span text:style-name="T120">1760</text:span></text:p>
      <text:p text:style-name="P251"><text:soft-page-break/>flow number + flow request number = <text:span text:style-name="T120">704</text:span></text:p>
      <text:p text:style-name="P251">flow mode number = <text:span text:style-name="T148">1732</text:span></text:p>
      <text:p text:style-name="P251">flow path number = <text:span text:style-name="T148">140</text:span></text:p>
      <text:p text:style-name="P251">port size + port request size = <text:span text:style-name="T148">1209863</text:span></text:p>
      <text:p text:style-name="P251">flow size + flow request size = <text:span text:style-name="T148">778222</text:span></text:p>
      <text:p text:style-name="P251">flow mode size = <text:span text:style-name="T148">105652</text:span></text:p>
      <text:p text:style-name="P251">all number = <text:span text:style-name="T148">4196</text:span></text:p>
      <text:p text:style-name="P251">all size = <text:span text:style-name="T148">2093737</text:span></text:p>
      <text:p text:style-name="P336">（2）第二次实验</text:p>
      <text:p text:style-name="P337">port number:880</text:p>
      <text:p text:style-name="P337">flow number:352</text:p>
      <text:p text:style-name="P337">port request number:880</text:p>
      <text:p text:style-name="P337">flow request number:352</text:p>
      <text:p text:style-name="P337">flow mode number:1462</text:p>
      <text:p text:style-name="P337">port size:1114066</text:p>
      <text:p text:style-name="P337">flow size:729466</text:p>
      <text:p text:style-name="P337">port request size:94952</text:p>
      <text:p text:style-name="P337">flow request size:37928</text:p>
      <text:p text:style-name="P337">flow mode size:89182</text:p>
      <text:p text:style-name="P337">flow path number:119</text:p>
      <text:p text:style-name="P337">flow number all:880</text:p>
      <text:p text:style-name="P337">flow request number all:880</text:p>
      <text:p text:style-name="P337">flow size all:1863974</text:p>
      <text:p text:style-name="P337">flow request size all:172392</text:p>
      <text:p text:style-name="P252">port number + port request number = <text:span text:style-name="T120">1760</text:span></text:p>
      <text:p text:style-name="P252">flow number + flow request number = <text:span text:style-name="T120">704</text:span></text:p>
      <text:p text:style-name="P252">flow mode number = <text:span text:style-name="T149">1462</text:span></text:p>
      <text:p text:style-name="P252">flow path number = <text:span text:style-name="T149">119</text:span></text:p>
      <text:p text:style-name="P252">port size + port request size = <text:span text:style-name="T149">1209018</text:span></text:p>
      <text:p text:style-name="P252">flow size + flow request size = <text:span text:style-name="T149">767394</text:span></text:p>
      <text:p text:style-name="P252">flow mode size = <text:span text:style-name="T149">89182</text:span></text:p>
      <text:p text:style-name="P252">all number = <text:span text:style-name="T149">3926</text:span></text:p>
      <text:p text:style-name="P252">all size = <text:span text:style-name="T149">2065594</text:span></text:p>
      <text:p text:style-name="P337">（3）第三次实验</text:p>
      <text:p text:style-name="P337">port number:880</text:p>
      <text:p text:style-name="P337">flow number:352</text:p>
      <text:p text:style-name="P337">port request number:880</text:p>
      <text:p text:style-name="P337">flow request number:352</text:p>
      <text:p text:style-name="P337">flow mode number:1472</text:p>
      <text:p text:style-name="P337">port size:1117278</text:p>
      <text:p text:style-name="P337">flow size:760656</text:p>
      <text:p text:style-name="P337">port request size:94996</text:p>
      <text:p text:style-name="P337">flow request size:38016</text:p>
      <text:p text:style-name="P337">flow mode size:89792</text:p>
      <text:p text:style-name="P337">flow path number:137</text:p>
      <text:p text:style-name="P337">flow number all:880</text:p>
      <text:p text:style-name="P337">flow request number all:880</text:p>
      <text:p text:style-name="P337">flow size all:1908852</text:p>
      <text:p text:style-name="P337">flow request size all:172436</text:p>
      <text:p text:style-name="P252">port number + port request number = <text:span text:style-name="T120">1760</text:span></text:p>
      <text:p text:style-name="P252">flow number + flow request number = <text:span text:style-name="T120">704</text:span></text:p>
      <text:p text:style-name="P252">flow mode number = <text:span text:style-name="T149">1472</text:span></text:p>
      <text:p text:style-name="P252"><text:soft-page-break/>flow path number = <text:span text:style-name="T149">137</text:span></text:p>
      <text:p text:style-name="P252">port size + port request size = <text:span text:style-name="T149">1212274</text:span></text:p>
      <text:p text:style-name="P252">flow size + flow request size = <text:span text:style-name="T149">798672</text:span></text:p>
      <text:p text:style-name="P252">flow mode size = <text:span text:style-name="T149">89792</text:span></text:p>
      <text:p text:style-name="P252">all number = <text:span text:style-name="T149">3936</text:span></text:p>
      <text:p text:style-name="P252">all size = <text:span text:style-name="T149">2100738</text:span></text:p>
      <text:p text:style-name="P337">（4）第四次实验</text:p>
      <text:p text:style-name="P338">port number:880</text:p>
      <text:p text:style-name="P338">flow number:352</text:p>
      <text:p text:style-name="P338">port request number:880</text:p>
      <text:p text:style-name="P338">flow request number:352</text:p>
      <text:p text:style-name="P338">flow mode number:1240</text:p>
      <text:p text:style-name="P338">port size:1111978</text:p>
      <text:p text:style-name="P338">flow size:735532</text:p>
      <text:p text:style-name="P338">port request size:94996</text:p>
      <text:p text:style-name="P338">flow request size:37972</text:p>
      <text:p text:style-name="P338">flow mode size:75640</text:p>
      <text:p text:style-name="P338">flow path number:138</text:p>
      <text:p text:style-name="P338">flow number all:880</text:p>
      <text:p text:style-name="P338">flow request number all:880</text:p>
      <text:p text:style-name="P338">flow size all:1861785</text:p>
      <text:p text:style-name="P338">flow request size all:172436</text:p>
      <text:p text:style-name="P253">port number + port request number = <text:span text:style-name="T120">1760</text:span></text:p>
      <text:p text:style-name="P253">flow number + flow request number = <text:span text:style-name="T120">704</text:span></text:p>
      <text:p text:style-name="P253">flow mode number = <text:span text:style-name="T150">1240</text:span></text:p>
      <text:p text:style-name="P253">flow path number = <text:span text:style-name="T150">138</text:span></text:p>
      <text:p text:style-name="P253">port size + port request size = <text:span text:style-name="T150">1206974</text:span></text:p>
      <text:p text:style-name="P253">flow size + flow request size = <text:span text:style-name="T150">773504</text:span></text:p>
      <text:p text:style-name="P253">flow mode size = <text:span text:style-name="T150">75640</text:span></text:p>
      <text:p text:style-name="P253">all number = <text:span text:style-name="T150">3704</text:span></text:p>
      <text:p text:style-name="P253">all size = <text:span text:style-name="T150">2056118</text:span></text:p>
      <text:p text:style-name="P338">（5）第五次实验</text:p>
      <text:p text:style-name="P338">port number:880</text:p>
      <text:p text:style-name="P338">flow number:352</text:p>
      <text:p text:style-name="P338">port request number:880</text:p>
      <text:p text:style-name="P338">flow request number:352</text:p>
      <text:p text:style-name="P338">flow mode number:1590</text:p>
      <text:p text:style-name="P338">port size:1112009</text:p>
      <text:p text:style-name="P338">flow size:754990</text:p>
      <text:p text:style-name="P338">port request size:94996</text:p>
      <text:p text:style-name="P338">flow request size:37972</text:p>
      <text:p text:style-name="P338">flow mode size:96990</text:p>
      <text:p text:style-name="P338">flow path number:143</text:p>
      <text:p text:style-name="P338">flow number all:880</text:p>
      <text:p text:style-name="P338">flow request number all:880</text:p>
      <text:p text:style-name="P338">flow size all:1942414</text:p>
      <text:p text:style-name="P338">flow request size all:172436</text:p>
      <text:p text:style-name="P253">port number + port request number = <text:span text:style-name="T120">1760</text:span></text:p>
      <text:p text:style-name="P253">flow number + flow request number = <text:span text:style-name="T120">704</text:span></text:p>
      <text:p text:style-name="P253">flow mode number = <text:span text:style-name="T150">1590</text:span></text:p>
      <text:p text:style-name="P253">flow path number = <text:span text:style-name="T150">143</text:span></text:p>
      <text:p text:style-name="P253">port size + port request size = <text:span text:style-name="T150">1207005</text:span></text:p>
      <text:p text:style-name="P253"><text:soft-page-break/>flow size + flow request size = <text:span text:style-name="T150">792962</text:span></text:p>
      <text:p text:style-name="P253">flow mode size = <text:span text:style-name="T150">96990</text:span></text:p>
      <text:p text:style-name="P253">all number = <text:span text:style-name="T150">4054</text:span></text:p>
      <text:p text:style-name="P253">all size = <text:span text:style-name="T150">2096957</text:span></text:p>
      <text:p text:style-name="P253"/>
      <text:p text:style-name="P362">3、DSFlows</text:p>
      <text:p text:style-name="P362">（1）第一次实验</text:p>
      <text:p text:style-name="P362">port number:600</text:p>
      <text:p text:style-name="P362">flow number:240</text:p>
      <text:p text:style-name="P362">port request number:600</text:p>
      <text:p text:style-name="P362">flow request number:240</text:p>
      <text:p text:style-name="P362">flow mode number:748</text:p>
      <text:p text:style-name="P362">port size:762770</text:p>
      <text:p text:style-name="P362">flow size:561222</text:p>
      <text:p text:style-name="P362">port request size:64800</text:p>
      <text:p text:style-name="P362">flow request size:47040</text:p>
      <text:p text:style-name="P362">flow mode size:45628</text:p>
      <text:p text:style-name="P362">flow path number:60</text:p>
      <text:p text:style-name="P277">port number + port request number = <text:span text:style-name="T174">1200</text:span></text:p>
      <text:p text:style-name="P277">flow number + flow request number = <text:span text:style-name="T174">480</text:span></text:p>
      <text:p text:style-name="P277">flow mode number = <text:span text:style-name="T174">748</text:span></text:p>
      <text:p text:style-name="P279">flow path number = <text:span text:style-name="T176">60</text:span></text:p>
      <text:p text:style-name="P277">port size + port request size = <text:span text:style-name="T174">827570</text:span></text:p>
      <text:p text:style-name="P277">flow size + flow request size = <text:span text:style-name="T174">608262</text:span></text:p>
      <text:p text:style-name="P277">flow mode size = <text:span text:style-name="T174">45628</text:span></text:p>
      <text:p text:style-name="P277">all number = <text:span text:style-name="T174">2428</text:span></text:p>
      <text:p text:style-name="P277">all size = <text:span text:style-name="T174">1481460</text:span></text:p>
      <text:p text:style-name="P363">（2）第二次实验</text:p>
      <text:p text:style-name="P363">port number:600</text:p>
      <text:p text:style-name="P363">flow number:240</text:p>
      <text:p text:style-name="P363">port request number:600</text:p>
      <text:p text:style-name="P363">flow request number:240</text:p>
      <text:p text:style-name="P363">flow mode number:586</text:p>
      <text:p text:style-name="P363">port size:765024</text:p>
      <text:p text:style-name="P363">flow size:523502</text:p>
      <text:p text:style-name="P363">port request size:64800</text:p>
      <text:p text:style-name="P363">flow request size:47040</text:p>
      <text:p text:style-name="P363">flow mode size:35746</text:p>
      <text:p text:style-name="P363">flow path number:59</text:p>
      <text:p text:style-name="P278">port number + port request number = <text:span text:style-name="T174">1200</text:span></text:p>
      <text:p text:style-name="P278">flow number + flow request number = <text:span text:style-name="T174">480</text:span></text:p>
      <text:p text:style-name="P278">flow mode number = <text:span text:style-name="T175">586</text:span></text:p>
      <text:p text:style-name="P279">flow path number = <text:span text:style-name="T176">59</text:span></text:p>
      <text:p text:style-name="P278">port size + port request size = <text:span text:style-name="T175">829824</text:span></text:p>
      <text:p text:style-name="P278">flow size + flow request size = <text:span text:style-name="T175">570542</text:span></text:p>
      <text:p text:style-name="P278">flow mode size = <text:span text:style-name="T175">35746</text:span></text:p>
      <text:p text:style-name="P278">all number = <text:span text:style-name="T175">2266</text:span></text:p>
      <text:p text:style-name="P278">all size = <text:span text:style-name="T175">1436112</text:span></text:p>
      <text:p text:style-name="P363">（3）第三次实验</text:p>
      <text:p text:style-name="P363">port number:600</text:p>
      <text:p text:style-name="P363">flow number:240</text:p>
      <text:p text:style-name="P363">port request number:600</text:p>
      <text:p text:style-name="P363"><text:soft-page-break/>flow request number:240</text:p>
      <text:p text:style-name="P363">flow mode number:628</text:p>
      <text:p text:style-name="P363">port size:765191</text:p>
      <text:p text:style-name="P363">flow size:537723</text:p>
      <text:p text:style-name="P363">port request size:64710</text:p>
      <text:p text:style-name="P363">flow request size:46950</text:p>
      <text:p text:style-name="P363">flow mode size:38308</text:p>
      <text:p text:style-name="P363">flow path number:50</text:p>
      <text:p text:style-name="P278">port number + port request number = <text:span text:style-name="T174">1200</text:span></text:p>
      <text:p text:style-name="P278">flow number + flow request number = <text:span text:style-name="T174">480</text:span></text:p>
      <text:p text:style-name="P278">flow mode number = <text:span text:style-name="T175">628</text:span></text:p>
      <text:p text:style-name="P279">flow path number = <text:span text:style-name="T176">50</text:span></text:p>
      <text:p text:style-name="P278">port size + port request size = <text:span text:style-name="T175">829901</text:span></text:p>
      <text:p text:style-name="P278">flow size + flow request size = <text:span text:style-name="T175">584673</text:span></text:p>
      <text:p text:style-name="P278">flow mode size = <text:span text:style-name="T175">38308</text:span></text:p>
      <text:p text:style-name="P278">all number = <text:span text:style-name="T175">2308</text:span></text:p>
      <text:p text:style-name="P278">all size = <text:span text:style-name="T175">1452882</text:span></text:p>
      <text:p text:style-name="P363">（4）第四次实验</text:p>
      <text:p text:style-name="P364">port number:580</text:p>
      <text:p text:style-name="P364">flow number:232</text:p>
      <text:p text:style-name="P364">port request number:580</text:p>
      <text:p text:style-name="P364">flow request number:232</text:p>
      <text:p text:style-name="P364">flow mode number:524</text:p>
      <text:p text:style-name="P364">port size:736713</text:p>
      <text:p text:style-name="P364">flow size:504382</text:p>
      <text:p text:style-name="P364">port request size:62640</text:p>
      <text:p text:style-name="P364">flow request size:45472</text:p>
      <text:p text:style-name="P364">flow mode size:31964</text:p>
      <text:p text:style-name="P364">flow path number:45</text:p>
      <text:p text:style-name="P279">port number + port request number = <text:span text:style-name="T176">1160</text:span></text:p>
      <text:p text:style-name="P279">flow number + flow request number = <text:span text:style-name="T176">464</text:span></text:p>
      <text:p text:style-name="P279">flow mode number = <text:span text:style-name="T176">524</text:span></text:p>
      <text:p text:style-name="P279">flow path number = <text:span text:style-name="T176">45</text:span></text:p>
      <text:p text:style-name="P279">port size + port request size = <text:span text:style-name="T176">799353</text:span></text:p>
      <text:p text:style-name="P279">flow size + flow request size = <text:span text:style-name="T176">549854</text:span></text:p>
      <text:p text:style-name="P279">flow mode size = <text:span text:style-name="T176">31964</text:span></text:p>
      <text:p text:style-name="P279">all number = <text:span text:style-name="T176">2148</text:span></text:p>
      <text:p text:style-name="P279">all size = <text:span text:style-name="T176">1381171</text:span></text:p>
      <text:p text:style-name="P364">（5）第五次实验</text:p>
      <text:p text:style-name="P364">port number:540</text:p>
      <text:p text:style-name="P364">flow number:216</text:p>
      <text:p text:style-name="P364">port request number:540</text:p>
      <text:p text:style-name="P364">flow request number:216</text:p>
      <text:p text:style-name="P364">flow mode number:592</text:p>
      <text:p text:style-name="P364">port size:689103</text:p>
      <text:p text:style-name="P364">flow size:514469</text:p>
      <text:p text:style-name="P364">port request size:58266</text:p>
      <text:p text:style-name="P364">flow request size:42336</text:p>
      <text:p text:style-name="P364">flow mode size:36112</text:p>
      <text:p text:style-name="P364">flow path number:21</text:p>
      <text:p text:style-name="P279">port number + port request number = <text:span text:style-name="T176">1080</text:span></text:p>
      <text:p text:style-name="P279">flow number + flow request number = <text:span text:style-name="T176">432</text:span></text:p>
      <text:p text:style-name="P279"><text:soft-page-break/>flow mode number = <text:span text:style-name="T176">592</text:span></text:p>
      <text:p text:style-name="P279">flow path number = <text:span text:style-name="T176">21</text:span></text:p>
      <text:p text:style-name="P279">port size + port request size = <text:span text:style-name="T176">747369</text:span></text:p>
      <text:p text:style-name="P279">flow size + flow request size = <text:span text:style-name="T176">556805</text:span></text:p>
      <text:p text:style-name="P279">flow mode size = <text:span text:style-name="T176">36112</text:span></text:p>
      <text:p text:style-name="P279">all number = <text:span text:style-name="T176">2104</text:span></text:p>
      <text:p text:style-name="P279">all size = <text:span text:style-name="T176">1340286</text:span></text:p>
      <text:p text:style-name="P225"/>
      <text:p text:style-name="P225">三<text:span text:style-name="T122">、stride1</text:span></text:p>
      <text:p text:style-name="P312">1、hedera</text:p>
      <text:p text:style-name="P312">（1）第一次实验</text:p>
      <text:p text:style-name="P312">port number:880</text:p>
      <text:p text:style-name="P312">flow number:352</text:p>
      <text:p text:style-name="P312">port request number:880</text:p>
      <text:p text:style-name="P312">flow request number:352</text:p>
      <text:p text:style-name="P312">flow mode number:1104</text:p>
      <text:p text:style-name="P312">port size:1117419</text:p>
      <text:p text:style-name="P312">flow size:685185</text:p>
      <text:p text:style-name="P312">port request size:94952</text:p>
      <text:p text:style-name="P312">flow request size:68992</text:p>
      <text:p text:style-name="P312">flow mode size:67344</text:p>
      <text:p text:style-name="P312">flow path number:172</text:p>
      <text:p text:style-name="P226">port number + port request number = <text:span text:style-name="T120">1760</text:span></text:p>
      <text:p text:style-name="P226">flow number + flow request number = <text:span text:style-name="T120">704</text:span></text:p>
      <text:p text:style-name="P226">flow mode number = <text:span text:style-name="T122">1104</text:span></text:p>
      <text:p text:style-name="P226">flow path number = <text:span text:style-name="T122">172</text:span></text:p>
      <text:p text:style-name="P226">port size + port request size = <text:span text:style-name="T122">1212371</text:span></text:p>
      <text:p text:style-name="P226">flow size + flow request size = <text:span text:style-name="T122">754177</text:span></text:p>
      <text:p text:style-name="P226">flow mode size = <text:span text:style-name="T122">67344</text:span></text:p>
      <text:p text:style-name="P226">all number = <text:span text:style-name="T122">3568</text:span></text:p>
      <text:p text:style-name="P226">all size = <text:span text:style-name="T122">2033892</text:span></text:p>
      <text:p text:style-name="P312">（2）第二次实验</text:p>
      <text:p text:style-name="P312">port number:880</text:p>
      <text:p text:style-name="P312">flow number:352</text:p>
      <text:p text:style-name="P312">port request number:880</text:p>
      <text:p text:style-name="P312">flow request number:352</text:p>
      <text:p text:style-name="P312">flow mode number:1086</text:p>
      <text:p text:style-name="P312">port size:1120492</text:p>
      <text:p text:style-name="P312">flow size:679305</text:p>
      <text:p text:style-name="P312">port request size:94952</text:p>
      <text:p text:style-name="P312">flow request size:68948</text:p>
      <text:p text:style-name="P312">flow mode size:66246</text:p>
      <text:p text:style-name="P312">flow path number:166</text:p>
      <text:p text:style-name="P226">port number + port request number = <text:span text:style-name="T120">1760</text:span></text:p>
      <text:p text:style-name="P226">flow number + flow request number = <text:span text:style-name="T120">704</text:span></text:p>
      <text:p text:style-name="P226">flow mode number = <text:span text:style-name="T122">1086</text:span></text:p>
      <text:p text:style-name="P226">flow path number = <text:span text:style-name="T122">166</text:span></text:p>
      <text:p text:style-name="P226">port size + port request size = <text:span text:style-name="T122">1215444</text:span></text:p>
      <text:p text:style-name="P226">flow size + flow request size = <text:span text:style-name="T122">748253</text:span></text:p>
      <text:p text:style-name="P226">flow mode size = <text:span text:style-name="T122">66246</text:span></text:p>
      <text:p text:style-name="P226">all number = <text:span text:style-name="T122">3550</text:span></text:p>
      <text:p text:style-name="P226">all size = <text:span text:style-name="T122">2029943</text:span></text:p>
      <text:p text:style-name="P312"><text:soft-page-break/>（3）第三次实验</text:p>
      <text:p text:style-name="P313">port number:880</text:p>
      <text:p text:style-name="P313">flow number:352</text:p>
      <text:p text:style-name="P313">port request number:880</text:p>
      <text:p text:style-name="P313">flow request number:352</text:p>
      <text:p text:style-name="P313">flow mode number:1088</text:p>
      <text:p text:style-name="P313">port size:1123529</text:p>
      <text:p text:style-name="P313">flow size:681998</text:p>
      <text:p text:style-name="P313">port request size:94996</text:p>
      <text:p text:style-name="P313">flow request size:68992</text:p>
      <text:p text:style-name="P313">flow mode size:66368</text:p>
      <text:p text:style-name="P313">flow path number:161</text:p>
      <text:p text:style-name="P227">port number + port request number = <text:span text:style-name="T120">1760</text:span></text:p>
      <text:p text:style-name="P227">flow number + flow request number = <text:span text:style-name="T120">704</text:span></text:p>
      <text:p text:style-name="P227">flow mode number = <text:span text:style-name="T123">1088</text:span></text:p>
      <text:p text:style-name="P227">flow path number = <text:span text:style-name="T123">161</text:span></text:p>
      <text:p text:style-name="P227">port size + port request size = <text:span text:style-name="T123">1218525</text:span></text:p>
      <text:p text:style-name="P227">flow size + flow request size = <text:span text:style-name="T123">750990</text:span></text:p>
      <text:p text:style-name="P227">flow mode size = <text:span text:style-name="T123">66368</text:span></text:p>
      <text:p text:style-name="P227">all number = <text:span text:style-name="T123">3552</text:span></text:p>
      <text:p text:style-name="P227">all size = <text:span text:style-name="T123">2035883</text:span></text:p>
      <text:p text:style-name="P313">（4）第四次实验</text:p>
      <text:p text:style-name="P313">port number:880</text:p>
      <text:p text:style-name="P313">flow number:352</text:p>
      <text:p text:style-name="P313">port request number:880</text:p>
      <text:p text:style-name="P313">flow request number:352</text:p>
      <text:p text:style-name="P313">flow mode number:1008</text:p>
      <text:p text:style-name="P313">port size:1122554</text:p>
      <text:p text:style-name="P313">flow size:657092</text:p>
      <text:p text:style-name="P313">port request size:95040</text:p>
      <text:p text:style-name="P313">flow request size:68992</text:p>
      <text:p text:style-name="P313">flow mode size:61488</text:p>
      <text:p text:style-name="P313">flow path number:161</text:p>
      <text:p text:style-name="P227">port number + port request number = <text:span text:style-name="T120">1760</text:span></text:p>
      <text:p text:style-name="P227">flow number + flow request number = <text:span text:style-name="T120">704</text:span></text:p>
      <text:p text:style-name="P227">flow mode number = <text:span text:style-name="T123">1008</text:span></text:p>
      <text:p text:style-name="P227">flow path number = <text:span text:style-name="T123">161</text:span></text:p>
      <text:p text:style-name="P227">port size + port request size = <text:span text:style-name="T123">1217594</text:span></text:p>
      <text:p text:style-name="P227">flow size + flow request size = <text:span text:style-name="T123">726084</text:span></text:p>
      <text:p text:style-name="P227">flow mode size = <text:span text:style-name="T123">61488</text:span></text:p>
      <text:p text:style-name="P227">all number = <text:span text:style-name="T123">3472</text:span></text:p>
      <text:p text:style-name="P227">all size = <text:span text:style-name="T124">2005166</text:span></text:p>
      <text:p text:style-name="P313">（5）第五次实验</text:p>
      <text:p text:style-name="P314">port number:880</text:p>
      <text:p text:style-name="P314">flow number:352</text:p>
      <text:p text:style-name="P314">port request number:880</text:p>
      <text:p text:style-name="P314">flow request number:352</text:p>
      <text:p text:style-name="P314">flow mode number:1102</text:p>
      <text:p text:style-name="P314">port size:1124640</text:p>
      <text:p text:style-name="P314">flow size:683128</text:p>
      <text:p text:style-name="P314">port request size:94996</text:p>
      <text:p text:style-name="P314">flow request size:68992</text:p>
      <text:p text:style-name="P314"><text:soft-page-break/>flow mode size:67222</text:p>
      <text:p text:style-name="P314">flow path number:162</text:p>
      <text:p text:style-name="P228">port number + port request number = <text:span text:style-name="T120">1760</text:span></text:p>
      <text:p text:style-name="P228">flow number + flow request number = <text:span text:style-name="T120">704</text:span></text:p>
      <text:p text:style-name="P228">flow mode number = <text:span text:style-name="T124">1102</text:span></text:p>
      <text:p text:style-name="P228">flow path number = <text:span text:style-name="T124">162</text:span></text:p>
      <text:p text:style-name="P228">port size + port request size = <text:span text:style-name="T124">1219636</text:span></text:p>
      <text:p text:style-name="P228">flow size + flow request size = <text:span text:style-name="T124">752120</text:span></text:p>
      <text:p text:style-name="P228">flow mode size = <text:span text:style-name="T124">67222</text:span></text:p>
      <text:p text:style-name="P228">all number = <text:span text:style-name="T124">3566</text:span></text:p>
      <text:p text:style-name="P228">all size = <text:span text:style-name="T124">2038978</text:span></text:p>
      <text:p text:style-name="P228"/>
      <text:p text:style-name="P338">2、Ashman</text:p>
      <text:p text:style-name="P338">（1）第一次实验</text:p>
      <text:p text:style-name="P339">port number:880</text:p>
      <text:p text:style-name="P339">flow number:352</text:p>
      <text:p text:style-name="P339">port request number:880</text:p>
      <text:p text:style-name="P339">flow request number:352</text:p>
      <text:p text:style-name="P339">flow mode number:1086</text:p>
      <text:p text:style-name="P339">port size:1115509</text:p>
      <text:p text:style-name="P339">flow size:676471</text:p>
      <text:p text:style-name="P339">port request size:94996</text:p>
      <text:p text:style-name="P339">flow request size:37972</text:p>
      <text:p text:style-name="P339">flow mode size:66246</text:p>
      <text:p text:style-name="P339">flow path number:165</text:p>
      <text:p text:style-name="P339">flow number all:880</text:p>
      <text:p text:style-name="P339">flow request number all:880</text:p>
      <text:p text:style-name="P339">flow size all:1551185</text:p>
      <text:p text:style-name="P339">flow request size all:172436</text:p>
      <text:p text:style-name="P254">port number + port request number = <text:span text:style-name="T120">1760</text:span></text:p>
      <text:p text:style-name="P254">flow number + flow request number = <text:span text:style-name="T120">704</text:span></text:p>
      <text:p text:style-name="P254">flow mode number = <text:span text:style-name="T151">1086</text:span></text:p>
      <text:p text:style-name="P254">flow path number = <text:span text:style-name="T151">165</text:span></text:p>
      <text:p text:style-name="P254">port size + port request size = <text:span text:style-name="T151">1210505</text:span></text:p>
      <text:p text:style-name="P254">flow size + flow request size = <text:span text:style-name="T151">714443<text:line-break/></text:span>flow mode size = <text:span text:style-name="T151">66246</text:span></text:p>
      <text:p text:style-name="P254">all number = <text:span text:style-name="T151">3550</text:span></text:p>
      <text:p text:style-name="P254">all size = <text:span text:style-name="T151">1991194</text:span></text:p>
      <text:p text:style-name="P339">（2）第二次实验</text:p>
      <text:p text:style-name="P339">port number:880</text:p>
      <text:p text:style-name="P339">flow number:352</text:p>
      <text:p text:style-name="P339">port request number:880</text:p>
      <text:p text:style-name="P339">flow request number:352</text:p>
      <text:p text:style-name="P339">flow mode number:1062</text:p>
      <text:p text:style-name="P339">port size:1117764</text:p>
      <text:p text:style-name="P339">flow size:693438</text:p>
      <text:p text:style-name="P339">port request size:94908</text:p>
      <text:p text:style-name="P339">flow request size:37884</text:p>
      <text:p text:style-name="P339">flow mode size:64782</text:p>
      <text:p text:style-name="P339">flow path number:162</text:p>
      <text:p text:style-name="P339">flow number all:880</text:p>
      <text:p text:style-name="P339">flow request number all:880</text:p>
      <text:p text:style-name="P339"><text:soft-page-break/>flow size all:1568905</text:p>
      <text:p text:style-name="P339">flow request size all:172348</text:p>
      <text:p text:style-name="P254">port number + port request number = <text:span text:style-name="T120">1760</text:span></text:p>
      <text:p text:style-name="P254">flow number + flow request number = <text:span text:style-name="T120">704</text:span></text:p>
      <text:p text:style-name="P254">flow mode number = <text:span text:style-name="T151">1062</text:span></text:p>
      <text:p text:style-name="P254">flow path number = <text:span text:style-name="T151">162</text:span></text:p>
      <text:p text:style-name="P254">port size + port request size = <text:span text:style-name="T151">1212672</text:span></text:p>
      <text:p text:style-name="P254">flow size + flow request size = <text:span text:style-name="T151">731322</text:span></text:p>
      <text:p text:style-name="P254">flow mode size = <text:span text:style-name="T151">64782</text:span></text:p>
      <text:p text:style-name="P254">all number = <text:span text:style-name="T151">3526</text:span></text:p>
      <text:p text:style-name="P254">all size = <text:span text:style-name="T151">2008776</text:span></text:p>
      <text:p text:style-name="P339">（3）第三次实验</text:p>
      <text:p text:style-name="P340">port number:880</text:p>
      <text:p text:style-name="P340">flow number:352</text:p>
      <text:p text:style-name="P340">port request number:880</text:p>
      <text:p text:style-name="P340">flow request number:352</text:p>
      <text:p text:style-name="P340">flow mode number:1136</text:p>
      <text:p text:style-name="P340">port size:1115160</text:p>
      <text:p text:style-name="P340">flow size:679625</text:p>
      <text:p text:style-name="P340">port request size:94952</text:p>
      <text:p text:style-name="P340">flow request size:37972</text:p>
      <text:p text:style-name="P340">flow mode size:69296</text:p>
      <text:p text:style-name="P340">flow path number:166</text:p>
      <text:p text:style-name="P340">flow number all:880</text:p>
      <text:p text:style-name="P340">flow request number all:880</text:p>
      <text:p text:style-name="P340">flow size all:1569839</text:p>
      <text:p text:style-name="P340">flow request size all:172392</text:p>
      <text:p text:style-name="P255">port number + port request number = <text:span text:style-name="T120">1760</text:span></text:p>
      <text:p text:style-name="P255">flow number + flow request number = <text:span text:style-name="T120">704</text:span></text:p>
      <text:p text:style-name="P255">flow mode number = <text:span text:style-name="T152">1136</text:span></text:p>
      <text:p text:style-name="P255">flow path number = <text:span text:style-name="T152">166</text:span></text:p>
      <text:p text:style-name="P255">port size + port request size = <text:span text:style-name="T152">1210112</text:span></text:p>
      <text:p text:style-name="P255">flow size + flow request size = <text:span text:style-name="T152">717597</text:span></text:p>
      <text:p text:style-name="P255">flow mode size = <text:span text:style-name="T152">69296</text:span></text:p>
      <text:p text:style-name="P255">all number = <text:span text:style-name="T152">3600</text:span></text:p>
      <text:p text:style-name="P255">all size = <text:span text:style-name="T152">1997005</text:span></text:p>
      <text:p text:style-name="P340">（4）第四次实验</text:p>
      <text:p text:style-name="P340">port number:880</text:p>
      <text:p text:style-name="P340">flow number:352</text:p>
      <text:p text:style-name="P340">port request number:880</text:p>
      <text:p text:style-name="P340">flow request number:352</text:p>
      <text:p text:style-name="P340">flow mode number:1034</text:p>
      <text:p text:style-name="P340">port size:1113684</text:p>
      <text:p text:style-name="P340">flow size:663204</text:p>
      <text:p text:style-name="P340">port request size:94996</text:p>
      <text:p text:style-name="P340">flow request size:38016</text:p>
      <text:p text:style-name="P340">flow mode size:63074</text:p>
      <text:p text:style-name="P340">flow path number:166</text:p>
      <text:p text:style-name="P340">flow number all:880</text:p>
      <text:p text:style-name="P340">flow request number all:880</text:p>
      <text:p text:style-name="P340">flow size all:1506354</text:p>
      <text:p text:style-name="P340">flow request size all:172436</text:p>
      <text:p text:style-name="P255"><text:soft-page-break/>port number + port request number = <text:span text:style-name="T120">1760</text:span></text:p>
      <text:p text:style-name="P255">flow number + flow request number = <text:span text:style-name="T120">704</text:span></text:p>
      <text:p text:style-name="P255">flow mode number = <text:span text:style-name="T152">1034</text:span></text:p>
      <text:p text:style-name="P255">flow path number = <text:span text:style-name="T152">166</text:span></text:p>
      <text:p text:style-name="P255">port size + port request size = <text:span text:style-name="T152">1208680</text:span></text:p>
      <text:p text:style-name="P255">flow size + flow request size = <text:span text:style-name="T152">701220</text:span></text:p>
      <text:p text:style-name="P255">flow mode size = <text:span text:style-name="T152">63074</text:span></text:p>
      <text:p text:style-name="P255">all number = <text:span text:style-name="T152">3498</text:span></text:p>
      <text:p text:style-name="P256">all size = <text:span text:style-name="T153">1972974</text:span></text:p>
      <text:p text:style-name="P341">（5）第五次实验</text:p>
      <text:p text:style-name="P341">port number:880</text:p>
      <text:p text:style-name="P341">flow number:352</text:p>
      <text:p text:style-name="P341">port request number:880</text:p>
      <text:p text:style-name="P341">flow request number:352</text:p>
      <text:p text:style-name="P341">flow mode number:1184</text:p>
      <text:p text:style-name="P341">port size:1117000</text:p>
      <text:p text:style-name="P341">flow size:681720</text:p>
      <text:p text:style-name="P341">port request size:94864</text:p>
      <text:p text:style-name="P341">flow request size:37840</text:p>
      <text:p text:style-name="P341">flow mode size:72224</text:p>
      <text:p text:style-name="P341">flow path number:164</text:p>
      <text:p text:style-name="P341">flow number all:880</text:p>
      <text:p text:style-name="P341">flow request number all:880</text:p>
      <text:p text:style-name="P341">flow size all:1527475</text:p>
      <text:p text:style-name="P341">flow request size all:172304</text:p>
      <text:p text:style-name="P257">port number + port request number = <text:span text:style-name="T120">1760</text:span></text:p>
      <text:p text:style-name="P257">flow number + flow request number = <text:span text:style-name="T120">704</text:span></text:p>
      <text:p text:style-name="P257">flow mode number = <text:span text:style-name="T154">1184</text:span></text:p>
      <text:p text:style-name="P257">flow path number = <text:span text:style-name="T154">164</text:span></text:p>
      <text:p text:style-name="P257">port size + port request size = <text:span text:style-name="T154">1211864</text:span></text:p>
      <text:p text:style-name="P257">flow size + flow request size = <text:span text:style-name="T154">719560</text:span></text:p>
      <text:p text:style-name="P257">flow mode size = <text:span text:style-name="T154">72224</text:span></text:p>
      <text:p text:style-name="P257">all number = <text:span text:style-name="T154">3648</text:span></text:p>
      <text:p text:style-name="P257">all size = <text:span text:style-name="T154">2003648</text:span></text:p>
      <text:p text:style-name="P257"/>
      <text:p text:style-name="P365">3、DSFlows</text:p>
      <text:p text:style-name="P365">（1）第一次实验</text:p>
      <text:p text:style-name="P365">port number:580</text:p>
      <text:p text:style-name="P365">flow number:232</text:p>
      <text:p text:style-name="P365">port request number:580</text:p>
      <text:p text:style-name="P365">flow request number:232</text:p>
      <text:p text:style-name="P365">flow mode number:446</text:p>
      <text:p text:style-name="P365">port size:736294</text:p>
      <text:p text:style-name="P365">flow size:426385</text:p>
      <text:p text:style-name="P365">port request size:62640</text:p>
      <text:p text:style-name="P365">flow request size:45472</text:p>
      <text:p text:style-name="P365">flow mode size:27206</text:p>
      <text:p text:style-name="P365">flow path number:169</text:p>
      <text:p text:style-name="P280">port number + port request number = <text:span text:style-name="T177">1160</text:span></text:p>
      <text:p text:style-name="P280">flow number + flow request number = <text:span text:style-name="T177">464</text:span></text:p>
      <text:p text:style-name="P280">flow mode number = <text:span text:style-name="T177">446</text:span></text:p>
      <text:p text:style-name="P280">flow path number = <text:span text:style-name="T177">169</text:span></text:p>
      <text:p text:style-name="P280"><text:soft-page-break/>port size + port request size = <text:span text:style-name="T177">798934</text:span></text:p>
      <text:p text:style-name="P280">flow size + flow request size = <text:span text:style-name="T177">471857</text:span></text:p>
      <text:p text:style-name="P280">flow mode size = <text:span text:style-name="T177">27206</text:span></text:p>
      <text:p text:style-name="P280">all number = <text:span text:style-name="T177">2070</text:span></text:p>
      <text:p text:style-name="P280">all size = <text:span text:style-name="T177">1297997</text:span></text:p>
      <text:p text:style-name="P365">（2）第二次实验</text:p>
      <text:p text:style-name="P366">port number:580</text:p>
      <text:p text:style-name="P366">flow number:232</text:p>
      <text:p text:style-name="P366">port request number:580</text:p>
      <text:p text:style-name="P366">flow request number:232</text:p>
      <text:p text:style-name="P366">flow mode number:394</text:p>
      <text:p text:style-name="P366">port size:735255</text:p>
      <text:p text:style-name="P366">flow size:420616</text:p>
      <text:p text:style-name="P366">port request size:62582</text:p>
      <text:p text:style-name="P366">flow request size:45443</text:p>
      <text:p text:style-name="P366">flow mode size:24034</text:p>
      <text:p text:style-name="P366">flow path number:128</text:p>
      <text:p text:style-name="P281">port number + port request number = <text:span text:style-name="T177">1160</text:span></text:p>
      <text:p text:style-name="P281">flow number + flow request number = <text:span text:style-name="T177">464</text:span></text:p>
      <text:p text:style-name="P281">flow mode number = <text:span text:style-name="T178">394</text:span></text:p>
      <text:p text:style-name="P281">flow path number = <text:span text:style-name="T178">128</text:span></text:p>
      <text:p text:style-name="P281">port size + port request size = <text:span text:style-name="T178">797837</text:span></text:p>
      <text:p text:style-name="P281">flow size + flow request size = <text:span text:style-name="T178">466059</text:span></text:p>
      <text:p text:style-name="P281">flow mode size = <text:span text:style-name="T178">24034</text:span></text:p>
      <text:p text:style-name="P281">all number = <text:span text:style-name="T178">2018</text:span></text:p>
      <text:p text:style-name="P281">all size = <text:span text:style-name="T178">1287930</text:span></text:p>
      <text:p text:style-name="P366">（3）第三次实验</text:p>
      <text:p text:style-name="P366">port number:600</text:p>
      <text:p text:style-name="P366">flow number:240</text:p>
      <text:p text:style-name="P366">port request number:600</text:p>
      <text:p text:style-name="P366">flow request number:240</text:p>
      <text:p text:style-name="P366">flow mode number:360</text:p>
      <text:p text:style-name="P366">port size:761117</text:p>
      <text:p text:style-name="P366">flow size:443979</text:p>
      <text:p text:style-name="P366">port request size:64800</text:p>
      <text:p text:style-name="P366">flow request size:47040</text:p>
      <text:p text:style-name="P366">flow mode size:21960</text:p>
      <text:p text:style-name="P366">flow path number:155</text:p>
      <text:p text:style-name="P281">port number + port request number = <text:span text:style-name="T178">1200</text:span></text:p>
      <text:p text:style-name="P281">flow number + flow request number = <text:span text:style-name="T178">480</text:span></text:p>
      <text:p text:style-name="P281">flow mode number = <text:span text:style-name="T178">360</text:span></text:p>
      <text:p text:style-name="P281">flow path number = <text:span text:style-name="T178">155</text:span></text:p>
      <text:p text:style-name="P281">port size + port request size = <text:span text:style-name="T178">825917</text:span></text:p>
      <text:p text:style-name="P281">flow size + flow request size = <text:span text:style-name="T178">491019</text:span></text:p>
      <text:p text:style-name="P281">flow mode size = <text:span text:style-name="T178">21960</text:span></text:p>
      <text:p text:style-name="P281">all number = <text:span text:style-name="T178">2040</text:span></text:p>
      <text:p text:style-name="P281">all size = <text:span text:style-name="T178">1338896</text:span></text:p>
      <text:p text:style-name="P366">（4）第四次实验</text:p>
      <text:p text:style-name="P367">port number:560</text:p>
      <text:p text:style-name="P367">flow number:224</text:p>
      <text:p text:style-name="P367">port request number:560</text:p>
      <text:p text:style-name="P367">flow request number:224</text:p>
      <text:p text:style-name="P367"><text:soft-page-break/>flow mode number:462</text:p>
      <text:p text:style-name="P367">port size:712350</text:p>
      <text:p text:style-name="P367">flow size:418296</text:p>
      <text:p text:style-name="P367">port request size:60396</text:p>
      <text:p text:style-name="P367">flow request size:43876</text:p>
      <text:p text:style-name="P367">flow mode size:28182</text:p>
      <text:p text:style-name="P367">flow path number:81</text:p>
      <text:p text:style-name="P282">port number + port request number = <text:span text:style-name="T179">1120</text:span></text:p>
      <text:p text:style-name="P282">flow number + flow request number = <text:span text:style-name="T179">448</text:span></text:p>
      <text:p text:style-name="P282">flow mode number = <text:span text:style-name="T179">462</text:span></text:p>
      <text:p text:style-name="P282">flow path number = <text:span text:style-name="T179">81</text:span></text:p>
      <text:p text:style-name="P282">port size + port request size = <text:span text:style-name="T179">772746</text:span></text:p>
      <text:p text:style-name="P282">flow size + flow request size = <text:span text:style-name="T179">462172</text:span></text:p>
      <text:p text:style-name="P282">flow mode size = <text:span text:style-name="T179">28182</text:span></text:p>
      <text:p text:style-name="P282">all number = <text:span text:style-name="T179">2030</text:span></text:p>
      <text:p text:style-name="P282">all size = <text:span text:style-name="T179">1263100</text:span></text:p>
      <text:p text:style-name="P367">（5）第五次实验</text:p>
      <text:p text:style-name="P367">port number:580</text:p>
      <text:p text:style-name="P367">flow number:232</text:p>
      <text:p text:style-name="P367">port request number:580</text:p>
      <text:p text:style-name="P367">flow request number:232</text:p>
      <text:p text:style-name="P367">flow mode number:568</text:p>
      <text:p text:style-name="P367">port size:734913</text:p>
      <text:p text:style-name="P367">flow size:447358</text:p>
      <text:p text:style-name="P367">port request size:62582</text:p>
      <text:p text:style-name="P367">flow request size:45414</text:p>
      <text:p text:style-name="P367">flow mode size:34648</text:p>
      <text:p text:style-name="P367">flow path number:125</text:p>
      <text:p text:style-name="P282">port number + port request number = <text:span text:style-name="T179">1160</text:span></text:p>
      <text:p text:style-name="P282">flow number + flow request number = <text:span text:style-name="T179">464</text:span></text:p>
      <text:p text:style-name="P282">flow mode number = <text:span text:style-name="T179">568</text:span></text:p>
      <text:p text:style-name="P282">flow path number = <text:span text:style-name="T179">125</text:span></text:p>
      <text:p text:style-name="P282">port size + port request size = <text:span text:style-name="T179">797495</text:span></text:p>
      <text:p text:style-name="P282">flow size + flow request size = <text:span text:style-name="T179">492772</text:span></text:p>
      <text:p text:style-name="P282">flow mode size = <text:span text:style-name="T179">34648</text:span></text:p>
      <text:p text:style-name="P282">all number = <text:span text:style-name="T179">2192</text:span></text:p>
      <text:p text:style-name="P282">all size = <text:span text:style-name="T179">1324915</text:span></text:p>
      <text:p text:style-name="P228"/>
      <text:p text:style-name="P228">四<text:span text:style-name="T124">、stride2</text:span></text:p>
      <text:p text:style-name="P314">1、hedera</text:p>
      <text:p text:style-name="P314">（1）第一次实验</text:p>
      <text:p text:style-name="P314">port number:880</text:p>
      <text:p text:style-name="P314">flow number:352</text:p>
      <text:p text:style-name="P314">port request number:880</text:p>
      <text:p text:style-name="P314">flow request number:352</text:p>
      <text:p text:style-name="P314">flow mode number:1530</text:p>
      <text:p text:style-name="P314">port size:1122953</text:p>
      <text:p text:style-name="P314">flow size:798306</text:p>
      <text:p text:style-name="P314">port request size:94996</text:p>
      <text:p text:style-name="P314">flow request size:68992</text:p>
      <text:p text:style-name="P314">flow mode size:93330</text:p>
      <text:p text:style-name="P314">flow path number:174</text:p>
      <text:p text:style-name="P228"><text:soft-page-break/>port number + port request number = <text:span text:style-name="T120">1760</text:span></text:p>
      <text:p text:style-name="P228">flow number + flow request number = <text:span text:style-name="T120">704</text:span></text:p>
      <text:p text:style-name="P228">flow mode number = <text:span text:style-name="T124">1530</text:span></text:p>
      <text:p text:style-name="P228">flow path number = <text:span text:style-name="T124">174</text:span></text:p>
      <text:p text:style-name="P228">port size + port request size = <text:span text:style-name="T124">1217949</text:span></text:p>
      <text:p text:style-name="P228">flow size + flow request size = <text:span text:style-name="T124">867298</text:span></text:p>
      <text:p text:style-name="P228">flow mode size = <text:span text:style-name="T124">93330</text:span></text:p>
      <text:p text:style-name="P228">all number = <text:span text:style-name="T124">3994</text:span></text:p>
      <text:p text:style-name="P228">all size = <text:span text:style-name="T124">2178577</text:span></text:p>
      <text:p text:style-name="P314">（2）第二次实验</text:p>
      <text:p text:style-name="P315">port number:860</text:p>
      <text:p text:style-name="P315">flow number:344</text:p>
      <text:p text:style-name="P315">port request number:860</text:p>
      <text:p text:style-name="P315">flow request number:344</text:p>
      <text:p text:style-name="P315">flow mode number:1254</text:p>
      <text:p text:style-name="P315">port size:1103124</text:p>
      <text:p text:style-name="P315">flow size:763800</text:p>
      <text:p text:style-name="P315">port request size:92665</text:p>
      <text:p text:style-name="P315">flow request size:67381</text:p>
      <text:p text:style-name="P315">flow mode size:76494</text:p>
      <text:p text:style-name="P315">flow path number:167</text:p>
      <text:p text:style-name="P229">port number + port request number = <text:span text:style-name="T125">1720<text:line-break/></text:span>flow number + flow request number = <text:span text:style-name="T125">688</text:span></text:p>
      <text:p text:style-name="P229">flow mode number = <text:span text:style-name="T125">1254</text:span></text:p>
      <text:p text:style-name="P229">flow path number = <text:span text:style-name="T125">167</text:span></text:p>
      <text:p text:style-name="P229">port size + port request size = <text:span text:style-name="T125">1195789</text:span></text:p>
      <text:p text:style-name="P229">flow size + flow request size = <text:span text:style-name="T125">831181</text:span></text:p>
      <text:p text:style-name="P229">flow mode size = <text:span text:style-name="T125">76494</text:span></text:p>
      <text:p text:style-name="P229">all number = <text:span text:style-name="T125">3662</text:span></text:p>
      <text:p text:style-name="P229">all size = <text:span text:style-name="T125">2103464</text:span></text:p>
      <text:p text:style-name="P316">（3）第三次实验</text:p>
      <text:p text:style-name="P316">port number:880</text:p>
      <text:p text:style-name="P316">flow number:352</text:p>
      <text:p text:style-name="P316">port request number:880</text:p>
      <text:p text:style-name="P316">flow request number:352</text:p>
      <text:p text:style-name="P316">flow mode number:1396</text:p>
      <text:p text:style-name="P316">port size:1119649</text:p>
      <text:p text:style-name="P316">flow size:787861</text:p>
      <text:p text:style-name="P316">port request size:94952</text:p>
      <text:p text:style-name="P316">flow request size:68948</text:p>
      <text:p text:style-name="P316">flow mode size:85156</text:p>
      <text:p text:style-name="P316">flow path number:169</text:p>
      <text:p text:style-name="P230">port number + port request number = <text:span text:style-name="T126">1760</text:span></text:p>
      <text:p text:style-name="P230">flow number + flow request number = <text:span text:style-name="T126">704</text:span></text:p>
      <text:p text:style-name="P230">flow mode number = <text:span text:style-name="T126">1396</text:span></text:p>
      <text:p text:style-name="P230">flow path number = <text:span text:style-name="T126">169</text:span></text:p>
      <text:p text:style-name="P230">port size + port request size = <text:span text:style-name="T126">1214601</text:span></text:p>
      <text:p text:style-name="P230">flow size + flow request size = <text:span text:style-name="T126">856809</text:span></text:p>
      <text:p text:style-name="P230">flow mode size = <text:span text:style-name="T126">85156</text:span></text:p>
      <text:p text:style-name="P230">all number = <text:span text:style-name="T126">3860</text:span></text:p>
      <text:p text:style-name="P230">all size = <text:span text:style-name="T126">2156566</text:span></text:p>
      <text:p text:style-name="P316">（4）第四次实验</text:p>
      <text:p text:style-name="P316"><text:soft-page-break/>port number:880</text:p>
      <text:p text:style-name="P316">flow number:352</text:p>
      <text:p text:style-name="P316">port request number:880</text:p>
      <text:p text:style-name="P316">flow request number:352</text:p>
      <text:p text:style-name="P316">flow mode number:1500</text:p>
      <text:p text:style-name="P316">port size:1127509</text:p>
      <text:p text:style-name="P316">flow size:787897</text:p>
      <text:p text:style-name="P316">port request size:94952</text:p>
      <text:p text:style-name="P316">flow request size:68948</text:p>
      <text:p text:style-name="P316">flow mode size:91500</text:p>
      <text:p text:style-name="P316">flow path number:164</text:p>
      <text:p text:style-name="P230">port number + port request number = <text:span text:style-name="T126">1760</text:span></text:p>
      <text:p text:style-name="P230">flow number + flow request number = <text:span text:style-name="T126">704</text:span></text:p>
      <text:p text:style-name="P230">flow mode number = <text:span text:style-name="T126">1500</text:span></text:p>
      <text:p text:style-name="P230">flow path number = <text:span text:style-name="T126">164</text:span></text:p>
      <text:p text:style-name="P230">port size + port request size = <text:span text:style-name="T126">1222461</text:span></text:p>
      <text:p text:style-name="P230">flow size + flow request size = <text:span text:style-name="T126">856845</text:span></text:p>
      <text:p text:style-name="P230">flow mode size = <text:span text:style-name="T126">91500</text:span></text:p>
      <text:p text:style-name="P230">all number = <text:span text:style-name="T127">3964</text:span></text:p>
      <text:p text:style-name="P231">all size = <text:span text:style-name="T127">2170806</text:span></text:p>
      <text:p text:style-name="P317">（5）第五次实验</text:p>
      <text:p text:style-name="P318">port number:880</text:p>
      <text:p text:style-name="P318">flow number:352</text:p>
      <text:p text:style-name="P318">port request number:880</text:p>
      <text:p text:style-name="P318">flow request number:352</text:p>
      <text:p text:style-name="P318">flow mode number:1496</text:p>
      <text:p text:style-name="P318">port size:1121509</text:p>
      <text:p text:style-name="P318">flow size:811057</text:p>
      <text:p text:style-name="P318">port request size:94864</text:p>
      <text:p text:style-name="P318">flow request size:68904</text:p>
      <text:p text:style-name="P318">flow mode size:91256</text:p>
      <text:p text:style-name="P318">flow path number:174</text:p>
      <text:p text:style-name="P232">port number + port request number = <text:span text:style-name="T126">1760</text:span></text:p>
      <text:p text:style-name="P232">flow number + flow request number = <text:span text:style-name="T126">704</text:span></text:p>
      <text:p text:style-name="P232">flow mode number = <text:span text:style-name="T128">1496</text:span></text:p>
      <text:p text:style-name="P232">flow path number = <text:span text:style-name="T128">174</text:span></text:p>
      <text:p text:style-name="P232">port size + port request size = <text:span text:style-name="T128">1216373</text:span></text:p>
      <text:p text:style-name="P232">flow size + flow request size = <text:span text:style-name="T128">879961</text:span></text:p>
      <text:p text:style-name="P232">flow mode size = <text:span text:style-name="T128">91256</text:span></text:p>
      <text:p text:style-name="P232">all number = <text:span text:style-name="T128">3960</text:span></text:p>
      <text:p text:style-name="P232">all size = <text:span text:style-name="T128">2187590</text:span></text:p>
      <text:p text:style-name="P232"/>
      <text:p text:style-name="P342">2、Ashman</text:p>
      <text:p text:style-name="P342">（1）第一次实验</text:p>
      <text:p text:style-name="P343">port number:860</text:p>
      <text:p text:style-name="P343">flow number:344</text:p>
      <text:p text:style-name="P343">port request number:860</text:p>
      <text:p text:style-name="P343">flow request number:344</text:p>
      <text:p text:style-name="P343">flow mode number:1438</text:p>
      <text:p text:style-name="P343">port size:1104136</text:p>
      <text:p text:style-name="P343">flow size:768535</text:p>
      <text:p text:style-name="P343">port request size:92880</text:p>
      <text:p text:style-name="P343"><text:soft-page-break/>flow request size:37152</text:p>
      <text:p text:style-name="P343">flow mode size:87718</text:p>
      <text:p text:style-name="P343">flow path number:171</text:p>
      <text:p text:style-name="P343">flow number all:860</text:p>
      <text:p text:style-name="P343">flow request number all:860</text:p>
      <text:p text:style-name="P343">flow size all:1868057</text:p>
      <text:p text:style-name="P343">flow request size all:168560</text:p>
      <text:p text:style-name="P258">port number + port request number = <text:span text:style-name="T155">1720</text:span></text:p>
      <text:p text:style-name="P258">flow number + flow request number = <text:span text:style-name="T155">688</text:span></text:p>
      <text:p text:style-name="P258">flow mode number = <text:span text:style-name="T155">1438</text:span></text:p>
      <text:p text:style-name="P258">flow path number = <text:span text:style-name="T155">171</text:span></text:p>
      <text:p text:style-name="P258">port size + port request size = <text:span text:style-name="T155">1197016</text:span></text:p>
      <text:p text:style-name="P258">flow size + flow request size = <text:span text:style-name="T155">805687</text:span></text:p>
      <text:p text:style-name="P258">flow mode size = <text:span text:style-name="T155">87718</text:span></text:p>
      <text:p text:style-name="P258">all number = <text:span text:style-name="T155">3846</text:span></text:p>
      <text:p text:style-name="P258">all size = <text:span text:style-name="T155">2090421</text:span></text:p>
      <text:p text:style-name="P343">（2）第二次实验</text:p>
      <text:p text:style-name="P344">port number:880</text:p>
      <text:p text:style-name="P344">flow number:352</text:p>
      <text:p text:style-name="P344">port request number:880</text:p>
      <text:p text:style-name="P344">flow request number:352</text:p>
      <text:p text:style-name="P344">flow mode number:1400</text:p>
      <text:p text:style-name="P344">port size:1121625</text:p>
      <text:p text:style-name="P344">flow size:808897</text:p>
      <text:p text:style-name="P344">port request size:94908</text:p>
      <text:p text:style-name="P344">flow request size:37972</text:p>
      <text:p text:style-name="P344">flow mode size:85400</text:p>
      <text:p text:style-name="P344">flow path number:186</text:p>
      <text:p text:style-name="P344">flow number all:880</text:p>
      <text:p text:style-name="P344">flow request number all:880</text:p>
      <text:p text:style-name="P344">flow size all:1964271</text:p>
      <text:p text:style-name="P344">flow request size all:172348</text:p>
      <text:p text:style-name="P259">port number + port request number = <text:span text:style-name="T156">1760</text:span></text:p>
      <text:p text:style-name="P259">flow number + flow request number = <text:span text:style-name="T156">704</text:span></text:p>
      <text:p text:style-name="P259">flow mode number = <text:span text:style-name="T156">1400</text:span></text:p>
      <text:p text:style-name="P259">flow path number = <text:span text:style-name="T156">186</text:span></text:p>
      <text:p text:style-name="P259">port size + port request size = <text:span text:style-name="T156">1216533</text:span></text:p>
      <text:p text:style-name="P259">flow size + flow request size = <text:span text:style-name="T156">846869</text:span></text:p>
      <text:p text:style-name="P259">flow mode size = <text:span text:style-name="T156">85400</text:span></text:p>
      <text:p text:style-name="P259">all number = <text:span text:style-name="T156">3864</text:span></text:p>
      <text:p text:style-name="P259">all size = <text:span text:style-name="T156">2148802</text:span></text:p>
      <text:p text:style-name="P344">（3）第三次实验</text:p>
      <text:p text:style-name="P344">port number:880</text:p>
      <text:p text:style-name="P344">flow number:352</text:p>
      <text:p text:style-name="P344">port request number:880</text:p>
      <text:p text:style-name="P344">flow request number:352</text:p>
      <text:p text:style-name="P344">flow mode number:1252</text:p>
      <text:p text:style-name="P344">port size:1125409</text:p>
      <text:p text:style-name="P344">flow size:760494</text:p>
      <text:p text:style-name="P344">port request size:94996</text:p>
      <text:p text:style-name="P344">flow request size:37972</text:p>
      <text:p text:style-name="P344">flow mode size:76372</text:p>
      <text:p text:style-name="P344"><text:soft-page-break/>flow path number:164</text:p>
      <text:p text:style-name="P344">flow number all:880</text:p>
      <text:p text:style-name="P344">flow request number all:880</text:p>
      <text:p text:style-name="P344">flow size all:1829405</text:p>
      <text:p text:style-name="P344">flow request size all:172436</text:p>
      <text:p text:style-name="P259">port number + port request number = <text:span text:style-name="T156">1760</text:span></text:p>
      <text:p text:style-name="P259">flow number + flow request number = <text:span text:style-name="T156">704</text:span></text:p>
      <text:p text:style-name="P259">flow mode number = <text:span text:style-name="T156">1252</text:span></text:p>
      <text:p text:style-name="P259">flow path number = <text:span text:style-name="T156">164</text:span></text:p>
      <text:p text:style-name="P259">port size + port request size = <text:span text:style-name="T156">1220405</text:span></text:p>
      <text:p text:style-name="P259">flow size + flow request size = <text:span text:style-name="T156">798466</text:span></text:p>
      <text:p text:style-name="P259">flow mode size = <text:span text:style-name="T156">76372</text:span></text:p>
      <text:p text:style-name="P259">all number = <text:span text:style-name="T156">3716</text:span></text:p>
      <text:p text:style-name="P259">all size = <text:span text:style-name="T156">2095243</text:span></text:p>
      <text:p text:style-name="P344">（4）第四次实验</text:p>
      <text:p text:style-name="P345">port number:880</text:p>
      <text:p text:style-name="P345">flow number:352</text:p>
      <text:p text:style-name="P345">port request number:880</text:p>
      <text:p text:style-name="P345">flow request number:352</text:p>
      <text:p text:style-name="P345">flow mode number:1390</text:p>
      <text:p text:style-name="P345">port size:1118878</text:p>
      <text:p text:style-name="P345">flow size:770307</text:p>
      <text:p text:style-name="P345">port request size:94996</text:p>
      <text:p text:style-name="P345">flow request size:38016</text:p>
      <text:p text:style-name="P345">flow mode size:84790</text:p>
      <text:p text:style-name="P345">flow path number:169</text:p>
      <text:p text:style-name="P345">flow number all:880</text:p>
      <text:p text:style-name="P345">flow request number all:880</text:p>
      <text:p text:style-name="P345">flow size all:1896050</text:p>
      <text:p text:style-name="P345">flow request size all:172436</text:p>
      <text:p text:style-name="P260">port number + port request number = <text:span text:style-name="T156">1760</text:span></text:p>
      <text:p text:style-name="P260">flow number + flow request number = <text:span text:style-name="T156">704</text:span></text:p>
      <text:p text:style-name="P260">flow mode number = <text:span text:style-name="T157">1390</text:span></text:p>
      <text:p text:style-name="P260">flow path number = <text:span text:style-name="T157">169</text:span></text:p>
      <text:p text:style-name="P260">port size + port request size = <text:span text:style-name="T157">1213874</text:span></text:p>
      <text:p text:style-name="P260">flow size + flow request size = <text:span text:style-name="T157">808323</text:span></text:p>
      <text:p text:style-name="P260">flow mode size = <text:span text:style-name="T157">84790</text:span></text:p>
      <text:p text:style-name="P260">all number = <text:span text:style-name="T157">3854</text:span></text:p>
      <text:p text:style-name="P260">all size = <text:span text:style-name="T157">2106987</text:span></text:p>
      <text:p text:style-name="P345">（5）第五次实验</text:p>
      <text:p text:style-name="P345">port number:880</text:p>
      <text:p text:style-name="P345">flow number:352</text:p>
      <text:p text:style-name="P345">port request number:880</text:p>
      <text:p text:style-name="P345">flow request number:352</text:p>
      <text:p text:style-name="P345">flow mode number:1336</text:p>
      <text:p text:style-name="P345">port size:1122591</text:p>
      <text:p text:style-name="P345">flow size:792663</text:p>
      <text:p text:style-name="P345">port request size:94996</text:p>
      <text:p text:style-name="P345">flow request size:38016</text:p>
      <text:p text:style-name="P345">flow mode size:81496</text:p>
      <text:p text:style-name="P345">flow path number:179</text:p>
      <text:p text:style-name="P345">flow number all:880</text:p>
      <text:p text:style-name="P345"><text:soft-page-break/>flow request number all:880</text:p>
      <text:p text:style-name="P345">flow size all:1861830</text:p>
      <text:p text:style-name="P345">flow request size all:172436</text:p>
      <text:p text:style-name="P260">port number + port request number = <text:span text:style-name="T156">1760</text:span></text:p>
      <text:p text:style-name="P260">flow number + flow request number = <text:span text:style-name="T156">704</text:span></text:p>
      <text:p text:style-name="P260">flow mode number = <text:span text:style-name="T157">1336</text:span></text:p>
      <text:p text:style-name="P260">flow path number = <text:span text:style-name="T157">179</text:span></text:p>
      <text:p text:style-name="P260">port size + port request size = <text:span text:style-name="T157">1217587</text:span></text:p>
      <text:p text:style-name="P260">flow size + flow request size = <text:span text:style-name="T157">830679</text:span></text:p>
      <text:p text:style-name="P260">flow mode size = <text:span text:style-name="T157">81496</text:span></text:p>
      <text:p text:style-name="P260">all number = <text:span text:style-name="T157">3800</text:span></text:p>
      <text:p text:style-name="P260">all size = <text:span text:style-name="T157">2129762</text:span></text:p>
      <text:p text:style-name="P260"/>
      <text:p text:style-name="P367">3、DSFlows</text:p>
      <text:p text:style-name="P367">（1）第一次实验</text:p>
      <text:p text:style-name="P368">port number:620</text:p>
      <text:p text:style-name="P368">flow number:248</text:p>
      <text:p text:style-name="P368">port request number:620</text:p>
      <text:p text:style-name="P368">flow request number:248</text:p>
      <text:p text:style-name="P368">flow mode number:798</text:p>
      <text:p text:style-name="P368">port size:793075</text:p>
      <text:p text:style-name="P368">flow size:615907</text:p>
      <text:p text:style-name="P368">port request size:66960</text:p>
      <text:p text:style-name="P368">flow request size:48608</text:p>
      <text:p text:style-name="P368">flow mode size:48678</text:p>
      <text:p text:style-name="P368">flow path number:209</text:p>
      <text:p text:style-name="P283">port number + port request number = <text:span text:style-name="T180">1240</text:span></text:p>
      <text:p text:style-name="P283">flow number + flow request number = <text:span text:style-name="T180">496</text:span></text:p>
      <text:p text:style-name="P283">flow mode number = <text:span text:style-name="T180">798</text:span></text:p>
      <text:p text:style-name="P283">flow path number = <text:span text:style-name="T180">209</text:span></text:p>
      <text:p text:style-name="P283">port size + port request size = <text:span text:style-name="T180">860035</text:span></text:p>
      <text:p text:style-name="P283">flow size + flow request size = <text:span text:style-name="T180">664515</text:span></text:p>
      <text:p text:style-name="P283">flow mode size = <text:span text:style-name="T180">48678</text:span></text:p>
      <text:p text:style-name="P283">all number = <text:span text:style-name="T180">2534</text:span></text:p>
      <text:p text:style-name="P283">all size = <text:span text:style-name="T180">1573228</text:span></text:p>
      <text:p text:style-name="P368">（2）第二次实验</text:p>
      <text:p text:style-name="P369">port number:660</text:p>
      <text:p text:style-name="P369">flow number:264</text:p>
      <text:p text:style-name="P369">port request number:660</text:p>
      <text:p text:style-name="P369">flow request number:264</text:p>
      <text:p text:style-name="P369">flow mode number:838</text:p>
      <text:p text:style-name="P369">port size:844258</text:p>
      <text:p text:style-name="P369">flow size:647518</text:p>
      <text:p text:style-name="P369">port request size:71280</text:p>
      <text:p text:style-name="P369">flow request size:51744</text:p>
      <text:p text:style-name="P369">flow mode size:51118</text:p>
      <text:p text:style-name="P369">flow path number:136</text:p>
      <text:p text:style-name="P284">port number + port request number = <text:span text:style-name="T181">1320</text:span></text:p>
      <text:p text:style-name="P284">flow number + flow request number = <text:span text:style-name="T181">528</text:span></text:p>
      <text:p text:style-name="P284">flow mode number = <text:span text:style-name="T181">838</text:span></text:p>
      <text:p text:style-name="P284">flow path number = <text:span text:style-name="T181">136</text:span></text:p>
      <text:p text:style-name="P284">port size + port request size = <text:span text:style-name="T181">915538</text:span></text:p>
      <text:p text:style-name="P284"><text:soft-page-break/>flow size + flow request size = <text:span text:style-name="T181">699262</text:span></text:p>
      <text:p text:style-name="P284">flow mode size = <text:span text:style-name="T181">51118</text:span></text:p>
      <text:p text:style-name="P284">all number = <text:span text:style-name="T181">2686</text:span></text:p>
      <text:p text:style-name="P284">all size = <text:span text:style-name="T181">1665918</text:span></text:p>
      <text:p text:style-name="P369">（3）第三次实验</text:p>
      <text:p text:style-name="P370">port number:620</text:p>
      <text:p text:style-name="P370">flow number:248</text:p>
      <text:p text:style-name="P370">port request number:620</text:p>
      <text:p text:style-name="P370">flow request number:248</text:p>
      <text:p text:style-name="P370">flow mode number:694</text:p>
      <text:p text:style-name="P370">port size:793937</text:p>
      <text:p text:style-name="P370">flow size:598586</text:p>
      <text:p text:style-name="P370">port request size:66929</text:p>
      <text:p text:style-name="P370">flow request size:48608</text:p>
      <text:p text:style-name="P370">flow mode size:42334</text:p>
      <text:p text:style-name="P370">flow path number:161</text:p>
      <text:p text:style-name="P285">port number + port request number = <text:span text:style-name="T182">1240</text:span></text:p>
      <text:p text:style-name="P285">flow number + flow request number = <text:span text:style-name="T182">496</text:span></text:p>
      <text:p text:style-name="P285">flow mode number = <text:span text:style-name="T182">694</text:span></text:p>
      <text:p text:style-name="P285">flow path number = <text:span text:style-name="T182">161</text:span></text:p>
      <text:p text:style-name="P285">port size + port request size = <text:span text:style-name="T182">860866</text:span></text:p>
      <text:p text:style-name="P285">flow size + flow request size = <text:span text:style-name="T182">647194</text:span></text:p>
      <text:p text:style-name="P285">flow mode size = <text:span text:style-name="T182">42334</text:span></text:p>
      <text:p text:style-name="P285">all number = <text:span text:style-name="T182">2430</text:span></text:p>
      <text:p text:style-name="P285">all size = <text:span text:style-name="T182">1550394</text:span></text:p>
      <text:p text:style-name="P371">（4）第四次实验</text:p>
      <text:p text:style-name="P371">port number:620</text:p>
      <text:p text:style-name="P371">flow number:248</text:p>
      <text:p text:style-name="P371">port request number:620</text:p>
      <text:p text:style-name="P371">flow request number:248</text:p>
      <text:p text:style-name="P371">flow mode number:650</text:p>
      <text:p text:style-name="P371">port size:786570</text:p>
      <text:p text:style-name="P371">flow size:620874</text:p>
      <text:p text:style-name="P371">port request size:66867</text:p>
      <text:p text:style-name="P371">flow request size:48546</text:p>
      <text:p text:style-name="P371">flow mode size:39650</text:p>
      <text:p text:style-name="P371">flow path number:177</text:p>
      <text:p text:style-name="P286">port number + port request number = <text:span text:style-name="T182">1240</text:span></text:p>
      <text:p text:style-name="P286">flow number + flow request number = <text:span text:style-name="T182">496</text:span></text:p>
      <text:p text:style-name="P286">flow mode number = <text:span text:style-name="T183">650</text:span></text:p>
      <text:p text:style-name="P286">flow path number = <text:span text:style-name="T183">177</text:span></text:p>
      <text:p text:style-name="P286">port size + port request size = <text:span text:style-name="T183">853437</text:span></text:p>
      <text:p text:style-name="P286">flow size + flow request size = <text:span text:style-name="T183">669420</text:span></text:p>
      <text:p text:style-name="P286">flow mode size = <text:span text:style-name="T183">39650</text:span></text:p>
      <text:p text:style-name="P286">all number = <text:span text:style-name="T183">2386</text:span></text:p>
      <text:p text:style-name="P286">all size = <text:span text:style-name="T183">1562507</text:span></text:p>
      <text:p text:style-name="P371">（5）第五次实验</text:p>
      <text:p text:style-name="P371">port number:620</text:p>
      <text:p text:style-name="P371">flow number:248</text:p>
      <text:p text:style-name="P371">port request number:620</text:p>
      <text:p text:style-name="P371">flow request number:248</text:p>
      <text:p text:style-name="P371">flow mode number:680</text:p>
      <text:p text:style-name="P371"><text:soft-page-break/>port size:793177</text:p>
      <text:p text:style-name="P371">flow size:590087</text:p>
      <text:p text:style-name="P371">port request size:66929</text:p>
      <text:p text:style-name="P371">flow request size:48577</text:p>
      <text:p text:style-name="P371">flow mode size:41480</text:p>
      <text:p text:style-name="P371">flow path number:168</text:p>
      <text:p text:style-name="P287">port number + port request number = <text:span text:style-name="T182">1240</text:span></text:p>
      <text:p text:style-name="P287">flow number + flow request number = <text:span text:style-name="T182">496</text:span></text:p>
      <text:p text:style-name="P287">flow mode number = <text:span text:style-name="T184">680</text:span></text:p>
      <text:p text:style-name="P287">flow path number = <text:span text:style-name="T184">168</text:span></text:p>
      <text:p text:style-name="P287">port size + port request size = <text:span text:style-name="T184">860106</text:span></text:p>
      <text:p text:style-name="P287">flow size + flow request size = <text:span text:style-name="T184">638664</text:span></text:p>
      <text:p text:style-name="P287">flow mode size = <text:span text:style-name="T184">41480</text:span></text:p>
      <text:p text:style-name="P287">all number = <text:span text:style-name="T184">2416</text:span></text:p>
      <text:p text:style-name="P287">all size = <text:span text:style-name="T184">1540250</text:span></text:p>
      <text:p text:style-name="P232"/>
      <text:p text:style-name="P232">五<text:span text:style-name="T129">、stride4</text:span></text:p>
      <text:p text:style-name="P319">1、hedera</text:p>
      <text:p text:style-name="P319">（1）第一次实验</text:p>
      <text:p text:style-name="P319">port number:880</text:p>
      <text:p text:style-name="P319">flow number:352</text:p>
      <text:p text:style-name="P319">port request number:880</text:p>
      <text:p text:style-name="P319">flow request number:352</text:p>
      <text:p text:style-name="P319">flow mode number:1524</text:p>
      <text:p text:style-name="P319">port size:1125341</text:p>
      <text:p text:style-name="P319">flow size:733410</text:p>
      <text:p text:style-name="P319">port request size:95040</text:p>
      <text:p text:style-name="P319">flow request size:68992</text:p>
      <text:p text:style-name="P319">flow mode size:92964</text:p>
      <text:p text:style-name="P319">flow path number:171</text:p>
      <text:p text:style-name="P233">port number + port request number = <text:span text:style-name="T126">1760</text:span></text:p>
      <text:p text:style-name="P233">flow number + flow request number = <text:span text:style-name="T126">704</text:span></text:p>
      <text:p text:style-name="P233">flow mode number = <text:span text:style-name="T129">1524</text:span></text:p>
      <text:p text:style-name="P233">flow path number = <text:span text:style-name="T129">171</text:span></text:p>
      <text:p text:style-name="P233">port size + port request size = <text:span text:style-name="T129">1220381</text:span></text:p>
      <text:p text:style-name="P233">flow size + flow request size = <text:span text:style-name="T129">802402</text:span></text:p>
      <text:p text:style-name="P233">flow mode size = <text:span text:style-name="T129">92964</text:span></text:p>
      <text:p text:style-name="P233">all number = <text:span text:style-name="T129">3988</text:span></text:p>
      <text:p text:style-name="P233">all size = <text:span text:style-name="T129">2115747</text:span></text:p>
      <text:p text:style-name="P319">（2）第二次实验</text:p>
      <text:p text:style-name="P319">port number:880</text:p>
      <text:p text:style-name="P319">flow number:352</text:p>
      <text:p text:style-name="P319">port request number:880</text:p>
      <text:p text:style-name="P319">flow request number:352</text:p>
      <text:p text:style-name="P319">flow mode number:1518</text:p>
      <text:p text:style-name="P319">port size:1124535</text:p>
      <text:p text:style-name="P319">flow size:740189</text:p>
      <text:p text:style-name="P319">port request size:94908</text:p>
      <text:p text:style-name="P319">flow request size:68904</text:p>
      <text:p text:style-name="P319">flow mode size:92598</text:p>
      <text:p text:style-name="P319">flow path number:174</text:p>
      <text:p text:style-name="P233">port number + port request number = <text:span text:style-name="T126">1760</text:span></text:p>
      <text:p text:style-name="P233"><text:soft-page-break/>flow number + flow request number = <text:span text:style-name="T126">704</text:span></text:p>
      <text:p text:style-name="P233">flow mode number = <text:span text:style-name="T129">1518</text:span></text:p>
      <text:p text:style-name="P233">flow path number = <text:span text:style-name="T129">174</text:span></text:p>
      <text:p text:style-name="P233">port size + port request size = <text:span text:style-name="T129">1219443</text:span></text:p>
      <text:p text:style-name="P233">flow size + flow request size = <text:span text:style-name="T129">809093</text:span></text:p>
      <text:p text:style-name="P233">flow mode size = <text:span text:style-name="T129">92598</text:span></text:p>
      <text:p text:style-name="P233">all number = <text:span text:style-name="T129">3982</text:span></text:p>
      <text:p text:style-name="P233">all size = <text:span text:style-name="T129">2121134</text:span></text:p>
      <text:p text:style-name="P319">（3）第三次实验</text:p>
      <text:p text:style-name="P319">port number:880</text:p>
      <text:p text:style-name="P319">flow number:352</text:p>
      <text:p text:style-name="P319">port request number:880</text:p>
      <text:p text:style-name="P319">flow request number:352</text:p>
      <text:p text:style-name="P319">flow mode number:1412</text:p>
      <text:p text:style-name="P319">port size:1125669</text:p>
      <text:p text:style-name="P319">flow size:747121</text:p>
      <text:p text:style-name="P319">port request size:94908</text:p>
      <text:p text:style-name="P319">flow request size:68948</text:p>
      <text:p text:style-name="P319">flow mode size:86132</text:p>
      <text:p text:style-name="P319">flow path number:177</text:p>
      <text:p text:style-name="P234">port number + port request number = <text:span text:style-name="T126">1760</text:span></text:p>
      <text:p text:style-name="P234">flow number + flow request number = <text:span text:style-name="T126">704</text:span></text:p>
      <text:p text:style-name="P234">flow mode number = <text:span text:style-name="T130">1412</text:span></text:p>
      <text:p text:style-name="P234">flow path number = <text:span text:style-name="T130">177</text:span></text:p>
      <text:p text:style-name="P234">port size + port request size = <text:span text:style-name="T130">1220577</text:span></text:p>
      <text:p text:style-name="P234">flow size + flow request size = <text:span text:style-name="T130">816069</text:span></text:p>
      <text:p text:style-name="P234">flow mode size = <text:span text:style-name="T130">86132</text:span></text:p>
      <text:p text:style-name="P234">all number = <text:span text:style-name="T130">3876</text:span></text:p>
      <text:p text:style-name="P234">all size = <text:span text:style-name="T130">2122778</text:span></text:p>
      <text:p text:style-name="P320">（4）第四次实验</text:p>
      <text:p text:style-name="P320">port number:880</text:p>
      <text:p text:style-name="P320">flow number:352</text:p>
      <text:p text:style-name="P320">port request number:880</text:p>
      <text:p text:style-name="P320">flow request number:352</text:p>
      <text:p text:style-name="P320">flow mode number:1338</text:p>
      <text:p text:style-name="P320">port size:1118202</text:p>
      <text:p text:style-name="P320">flow size:725429</text:p>
      <text:p text:style-name="P320">port request size:94820</text:p>
      <text:p text:style-name="P320">flow request size:68860</text:p>
      <text:p text:style-name="P320">flow mode size:81618</text:p>
      <text:p text:style-name="P320">flow path number:170</text:p>
      <text:p text:style-name="P234">port number + port request number = <text:span text:style-name="T126">1760</text:span></text:p>
      <text:p text:style-name="P234">flow number + flow request number = <text:span text:style-name="T126">704</text:span></text:p>
      <text:p text:style-name="P234">flow mode number = <text:span text:style-name="T130">1338</text:span></text:p>
      <text:p text:style-name="P234">flow path number = <text:span text:style-name="T130">170</text:span></text:p>
      <text:p text:style-name="P234">port size + port request size = <text:span text:style-name="T130">1213022</text:span></text:p>
      <text:p text:style-name="P234">flow size + flow request size = <text:span text:style-name="T130">794289</text:span></text:p>
      <text:p text:style-name="P234">flow mode size = <text:span text:style-name="T130">81618</text:span></text:p>
      <text:p text:style-name="P234">all number = <text:span text:style-name="T130">3802</text:span></text:p>
      <text:p text:style-name="P234">all size = <text:span text:style-name="T130">2088929</text:span></text:p>
      <text:p text:style-name="P320">（5）第五次实验</text:p>
      <text:p text:style-name="P320">port number:880</text:p>
      <text:p text:style-name="P320"><text:soft-page-break/>flow number:352</text:p>
      <text:p text:style-name="P320">port request number:880</text:p>
      <text:p text:style-name="P320">flow request number:352</text:p>
      <text:p text:style-name="P320">flow mode number:1520</text:p>
      <text:p text:style-name="P320">port size:1126036</text:p>
      <text:p text:style-name="P320">flow size:732411</text:p>
      <text:p text:style-name="P320">port request size:94996</text:p>
      <text:p text:style-name="P320">flow request size:68948</text:p>
      <text:p text:style-name="P320">flow mode size:92720</text:p>
      <text:p text:style-name="P320">flow path number:172</text:p>
      <text:p text:style-name="P235">port number + port request number = <text:span text:style-name="T126">1760</text:span></text:p>
      <text:p text:style-name="P235">flow number + flow request number = <text:span text:style-name="T126">704</text:span></text:p>
      <text:p text:style-name="P235">flow mode number = <text:span text:style-name="T131">1520</text:span></text:p>
      <text:p text:style-name="P235">flow path number = <text:span text:style-name="T131">172</text:span></text:p>
      <text:p text:style-name="P235">port size + port request size = <text:span text:style-name="T131">1221032</text:span></text:p>
      <text:p text:style-name="P235">flow size + flow request size = <text:span text:style-name="T131">801359</text:span></text:p>
      <text:p text:style-name="P235">flow mode size = <text:span text:style-name="T131">92720</text:span></text:p>
      <text:p text:style-name="P235">all number = <text:span text:style-name="T131">3984</text:span></text:p>
      <text:p text:style-name="P235">all size = <text:span text:style-name="T131">2115111</text:span></text:p>
      <text:p text:style-name="P235"/>
      <text:p text:style-name="P346">2、Ashman</text:p>
      <text:p text:style-name="P346">（1）第一次实验</text:p>
      <text:p text:style-name="P346">port number:880</text:p>
      <text:p text:style-name="P346">flow number:352</text:p>
      <text:p text:style-name="P346">port request number:880</text:p>
      <text:p text:style-name="P346">flow request number:352</text:p>
      <text:p text:style-name="P346">flow mode number:1516</text:p>
      <text:p text:style-name="P346">port size:1118060</text:p>
      <text:p text:style-name="P346">flow size:730351</text:p>
      <text:p text:style-name="P346">port request size:94908</text:p>
      <text:p text:style-name="P346">flow request size:38016</text:p>
      <text:p text:style-name="P346">flow mode size:92476</text:p>
      <text:p text:style-name="P346">flow path number:180</text:p>
      <text:p text:style-name="P346">flow number all:880</text:p>
      <text:p text:style-name="P346">flow request number all:880</text:p>
      <text:p text:style-name="P346">flow size all:1900370</text:p>
      <text:p text:style-name="P346">flow request size all:172348</text:p>
      <text:p text:style-name="P261">port number + port request number = <text:span text:style-name="T126">1760</text:span></text:p>
      <text:p text:style-name="P261">flow number + flow request number = <text:span text:style-name="T126">704</text:span></text:p>
      <text:p text:style-name="P261">flow mode number = <text:span text:style-name="T158">1516</text:span></text:p>
      <text:p text:style-name="P261">flow path number = <text:span text:style-name="T158">180</text:span></text:p>
      <text:p text:style-name="P261">port size + port request size = <text:span text:style-name="T158">1212968</text:span></text:p>
      <text:p text:style-name="P261">flow size + flow request size = <text:span text:style-name="T158">768367</text:span></text:p>
      <text:p text:style-name="P261">flow mode size = <text:span text:style-name="T158">92476</text:span></text:p>
      <text:p text:style-name="P261">all number = <text:span text:style-name="T158">3980</text:span></text:p>
      <text:p text:style-name="P261">all size = <text:span text:style-name="T158">2073811</text:span></text:p>
      <text:p text:style-name="P346">（2）第二次实验</text:p>
      <text:p text:style-name="P346">port number:880</text:p>
      <text:p text:style-name="P346">flow number:352</text:p>
      <text:p text:style-name="P346">port request number:880</text:p>
      <text:p text:style-name="P346">flow request number:352</text:p>
      <text:p text:style-name="P346">flow mode number:1508</text:p>
      <text:p text:style-name="P346"><text:soft-page-break/>port size:1116213</text:p>
      <text:p text:style-name="P346">flow size:739935</text:p>
      <text:p text:style-name="P346">port request size:94996</text:p>
      <text:p text:style-name="P346">flow request size:38016</text:p>
      <text:p text:style-name="P346">flow mode size:91988</text:p>
      <text:p text:style-name="P346">flow path number:169</text:p>
      <text:p text:style-name="P346">flow number all:880</text:p>
      <text:p text:style-name="P346">flow request number all:880</text:p>
      <text:p text:style-name="P346">flow size all:1943021</text:p>
      <text:p text:style-name="P346">flow request size all:172436</text:p>
      <text:p text:style-name="P261">port number + port request number = <text:span text:style-name="T126">1760</text:span></text:p>
      <text:p text:style-name="P261">flow number + flow request number = <text:span text:style-name="T126">704</text:span></text:p>
      <text:p text:style-name="P261">flow mode number = <text:span text:style-name="T158">1508</text:span></text:p>
      <text:p text:style-name="P261">flow path number = <text:span text:style-name="T158">169</text:span></text:p>
      <text:p text:style-name="P261">port size + port request size = <text:span text:style-name="T158">1211209</text:span></text:p>
      <text:p text:style-name="P261">flow size + flow request size = <text:span text:style-name="T158">777951</text:span></text:p>
      <text:p text:style-name="P261">flow mode size = <text:span text:style-name="T158">91988</text:span></text:p>
      <text:p text:style-name="P261">all number = <text:span text:style-name="T158">3972</text:span></text:p>
      <text:p text:style-name="P261">all size = <text:span text:style-name="T158">2081148</text:span></text:p>
      <text:p text:style-name="P346">（3）第三次实验</text:p>
      <text:p text:style-name="P347">port number:860</text:p>
      <text:p text:style-name="P347">flow number:344</text:p>
      <text:p text:style-name="P347">port request number:860</text:p>
      <text:p text:style-name="P347">flow request number:344</text:p>
      <text:p text:style-name="P347">flow mode number:1454</text:p>
      <text:p text:style-name="P347">port size:1103733</text:p>
      <text:p text:style-name="P347">flow size:740619</text:p>
      <text:p text:style-name="P347">port request size:92794</text:p>
      <text:p text:style-name="P347">flow request size:37152</text:p>
      <text:p text:style-name="P347">flow mode size:88694</text:p>
      <text:p text:style-name="P347">flow path number:171</text:p>
      <text:p text:style-name="P347">flow number all:860</text:p>
      <text:p text:style-name="P347">flow request number all:860</text:p>
      <text:p text:style-name="P347">flow size all:1927827</text:p>
      <text:p text:style-name="P347">flow request size all:168474</text:p>
      <text:p text:style-name="P262">port number + port request number = <text:span text:style-name="T159">1720</text:span></text:p>
      <text:p text:style-name="P262">flow number + flow request number = <text:span text:style-name="T159">688</text:span></text:p>
      <text:p text:style-name="P262">flow mode number = <text:span text:style-name="T159">1454</text:span></text:p>
      <text:p text:style-name="P262">flow path number = <text:span text:style-name="T159">171</text:span></text:p>
      <text:p text:style-name="P262">port size + port request size = <text:span text:style-name="T159">1196527</text:span></text:p>
      <text:p text:style-name="P262">flow size + flow request size = <text:span text:style-name="T159">777771</text:span></text:p>
      <text:p text:style-name="P262">flow mode size = <text:span text:style-name="T159">88694</text:span></text:p>
      <text:p text:style-name="P262">all number = <text:span text:style-name="T159">3862</text:span></text:p>
      <text:p text:style-name="P262">all size = <text:span text:style-name="T159">2062992</text:span></text:p>
      <text:p text:style-name="P347">（4）第四次实验</text:p>
      <text:p text:style-name="P347">port number:880</text:p>
      <text:p text:style-name="P347">flow number:352</text:p>
      <text:p text:style-name="P347">port request number:880</text:p>
      <text:p text:style-name="P347">flow request number:352</text:p>
      <text:p text:style-name="P347">flow mode number:1408</text:p>
      <text:p text:style-name="P347">port size:1120852</text:p>
      <text:p text:style-name="P347">flow size:720008</text:p>
      <text:p text:style-name="P347"><text:soft-page-break/>port request size:94996</text:p>
      <text:p text:style-name="P347">flow request size:38016</text:p>
      <text:p text:style-name="P347">flow mode size:85888</text:p>
      <text:p text:style-name="P347">flow path number:174</text:p>
      <text:p text:style-name="P347">flow number all:880</text:p>
      <text:p text:style-name="P347">flow request number all:880</text:p>
      <text:p text:style-name="P347">flow size all:1886657</text:p>
      <text:p text:style-name="P347">flow request size all:172436</text:p>
      <text:p text:style-name="P262">port number + port request number = <text:span text:style-name="T159">1760</text:span></text:p>
      <text:p text:style-name="P262">flow number + flow request number = <text:span text:style-name="T159">704</text:span></text:p>
      <text:p text:style-name="P262">flow mode number = <text:span text:style-name="T159">1408</text:span></text:p>
      <text:p text:style-name="P262">flow path number = <text:span text:style-name="T159">174</text:span></text:p>
      <text:p text:style-name="P262">port size + port request size = <text:span text:style-name="T159">1215848</text:span></text:p>
      <text:p text:style-name="P262">flow size + flow request size = <text:span text:style-name="T159">758024</text:span></text:p>
      <text:p text:style-name="P262">flow mode size = <text:span text:style-name="T159">85888</text:span></text:p>
      <text:p text:style-name="P262">all number = <text:span text:style-name="T159">3872</text:span></text:p>
      <text:p text:style-name="P262">all size = <text:span text:style-name="T159">2059760</text:span></text:p>
      <text:p text:style-name="P347">（5）第五次实验</text:p>
      <text:p text:style-name="P348">port number:880</text:p>
      <text:p text:style-name="P348">flow number:352</text:p>
      <text:p text:style-name="P348">port request number:880</text:p>
      <text:p text:style-name="P348">flow request number:352</text:p>
      <text:p text:style-name="P348">flow mode number:1432</text:p>
      <text:p text:style-name="P348">port size:1125978</text:p>
      <text:p text:style-name="P348">flow size:726017</text:p>
      <text:p text:style-name="P348">port request size:94996</text:p>
      <text:p text:style-name="P348">flow request size:37972</text:p>
      <text:p text:style-name="P348">flow mode size:87352</text:p>
      <text:p text:style-name="P348">flow path number:174</text:p>
      <text:p text:style-name="P348">flow number all:880</text:p>
      <text:p text:style-name="P348">flow request number all:880</text:p>
      <text:p text:style-name="P348">flow size all:1900939</text:p>
      <text:p text:style-name="P348">flow request size all:172436</text:p>
      <text:p text:style-name="P263">port number + port request number = <text:span text:style-name="T159">1760</text:span></text:p>
      <text:p text:style-name="P263">flow number + flow request number = <text:span text:style-name="T159">704</text:span></text:p>
      <text:p text:style-name="P263">flow mode number = <text:span text:style-name="T160">1432</text:span></text:p>
      <text:p text:style-name="P263">flow path number = <text:span text:style-name="T160">174</text:span></text:p>
      <text:p text:style-name="P263">port size + port request size = <text:span text:style-name="T160">1220974</text:span></text:p>
      <text:p text:style-name="P263">flow size + flow request size = <text:span text:style-name="T160">763989</text:span></text:p>
      <text:p text:style-name="P263">flow mode size = <text:span text:style-name="T160">87352</text:span></text:p>
      <text:p text:style-name="P263">all number = <text:span text:style-name="T160">3896</text:span></text:p>
      <text:p text:style-name="P263">all size = <text:span text:style-name="T160">2072315</text:span></text:p>
      <text:p text:style-name="P263"/>
      <text:p text:style-name="P372">3、DSFlows</text:p>
      <text:p text:style-name="P372">（1）第一次实验</text:p>
      <text:p text:style-name="P372">port number:600</text:p>
      <text:p text:style-name="P372">flow number:240</text:p>
      <text:p text:style-name="P372">port request number:600</text:p>
      <text:p text:style-name="P372">flow request number:240</text:p>
      <text:p text:style-name="P372">flow mode number:616</text:p>
      <text:p text:style-name="P372">port size:767067</text:p>
      <text:p text:style-name="P372">flow size:575069</text:p>
      <text:p text:style-name="P372"><text:soft-page-break/>port request size:64800</text:p>
      <text:p text:style-name="P372">flow request size:47040</text:p>
      <text:p text:style-name="P372">flow mode size:37576</text:p>
      <text:p text:style-name="P372">flow path number:252</text:p>
      <text:p text:style-name="P288">port number + port request number = <text:span text:style-name="T185">1200</text:span></text:p>
      <text:p text:style-name="P288">flow number + flow request number = <text:span text:style-name="T185">480</text:span></text:p>
      <text:p text:style-name="P288">flow mode number = <text:span text:style-name="T185">616</text:span></text:p>
      <text:p text:style-name="P288">flow path number = <text:span text:style-name="T185">252</text:span></text:p>
      <text:p text:style-name="P288">port size + port request size = <text:span text:style-name="T185">831867</text:span></text:p>
      <text:p text:style-name="P288">flow size + flow request size = <text:span text:style-name="T185">622109</text:span></text:p>
      <text:p text:style-name="P288">flow mode size = <text:span text:style-name="T185">37576</text:span></text:p>
      <text:p text:style-name="P288">all number = <text:span text:style-name="T185">2296</text:span></text:p>
      <text:p text:style-name="P288">all size = <text:span text:style-name="T185">1491552</text:span></text:p>
      <text:p text:style-name="P372">（2）第二次实验</text:p>
      <text:p text:style-name="P373">port number:600</text:p>
      <text:p text:style-name="P373">flow number:240</text:p>
      <text:p text:style-name="P373">port request number:600</text:p>
      <text:p text:style-name="P373">flow request number:240</text:p>
      <text:p text:style-name="P373">flow mode number:862</text:p>
      <text:p text:style-name="P373">port size:767517</text:p>
      <text:p text:style-name="P373">flow size:620892</text:p>
      <text:p text:style-name="P373">port request size:64800</text:p>
      <text:p text:style-name="P373">flow request size:47040</text:p>
      <text:p text:style-name="P373">flow mode size:52582</text:p>
      <text:p text:style-name="P373">flow path number:164</text:p>
      <text:p text:style-name="P289">port number + port request number = <text:span text:style-name="T185">1200</text:span></text:p>
      <text:p text:style-name="P289">flow number + flow request number = <text:span text:style-name="T185">480</text:span></text:p>
      <text:p text:style-name="P289">flow mode number = <text:span text:style-name="T186">862</text:span></text:p>
      <text:p text:style-name="P289">flow path number = <text:span text:style-name="T186">164</text:span></text:p>
      <text:p text:style-name="P289">port size + port request size = <text:span text:style-name="T186">832317</text:span></text:p>
      <text:p text:style-name="P289">flow size + flow request size = <text:span text:style-name="T186">667932</text:span></text:p>
      <text:p text:style-name="P289">flow mode size = <text:span text:style-name="T186">52582</text:span></text:p>
      <text:p text:style-name="P289">all number = <text:span text:style-name="T186">2542</text:span></text:p>
      <text:p text:style-name="P289">all size = <text:span text:style-name="T186">1552831</text:span></text:p>
      <text:p text:style-name="P373">（3）第三次实验</text:p>
      <text:p text:style-name="P374">port number:640</text:p>
      <text:p text:style-name="P374">flow number:256</text:p>
      <text:p text:style-name="P374">port request number:640</text:p>
      <text:p text:style-name="P374">flow request number:256</text:p>
      <text:p text:style-name="P374">flow mode number:5378</text:p>
      <text:p text:style-name="P374">port size:819480</text:p>
      <text:p text:style-name="P374">flow size:633046</text:p>
      <text:p text:style-name="P374">port request size:69088</text:p>
      <text:p text:style-name="P374">flow request size:50144</text:p>
      <text:p text:style-name="P374">flow mode size:328058</text:p>
      <text:p text:style-name="P374">flow path number:247</text:p>
      <text:p text:style-name="P290">port number + port request number = <text:span text:style-name="T187">1280</text:span></text:p>
      <text:p text:style-name="P290">flow number + flow request number = <text:span text:style-name="T187">512</text:span></text:p>
      <text:p text:style-name="P290">flow mode number = <text:span text:style-name="T187">5378</text:span></text:p>
      <text:p text:style-name="P290">flow path number = <text:span text:style-name="T187">247</text:span></text:p>
      <text:p text:style-name="P290">port size + port request size = <text:span text:style-name="T187">888568</text:span></text:p>
      <text:p text:style-name="P290">flow size + flow request size = <text:span text:style-name="T187">683190</text:span></text:p>
      <text:p text:style-name="P290"><text:soft-page-break/>flow mode size = <text:span text:style-name="T187">328058</text:span></text:p>
      <text:p text:style-name="P290">all number = <text:span text:style-name="T187">7170</text:span></text:p>
      <text:p text:style-name="P290">all size = <text:span text:style-name="T187">1899816</text:span></text:p>
      <text:p text:style-name="P374">（4）第四次实验</text:p>
      <text:p text:style-name="P375">port number:680</text:p>
      <text:p text:style-name="P375">flow number:272</text:p>
      <text:p text:style-name="P375">port request number:680</text:p>
      <text:p text:style-name="P375">flow request number:272</text:p>
      <text:p text:style-name="P375">flow mode number:690</text:p>
      <text:p text:style-name="P375">port size:855267</text:p>
      <text:p text:style-name="P375">flow size:652219</text:p>
      <text:p text:style-name="P375">port request size:73406</text:p>
      <text:p text:style-name="P375">flow request size:53278</text:p>
      <text:p text:style-name="P375">flow mode size:42090</text:p>
      <text:p text:style-name="P375">flow path number:389</text:p>
      <text:p text:style-name="P291">port number + port request number = <text:span text:style-name="T188">1360</text:span></text:p>
      <text:p text:style-name="P291">flow number + flow request number = <text:span text:style-name="T188">544</text:span></text:p>
      <text:p text:style-name="P291">flow mode number = <text:span text:style-name="T188">690</text:span></text:p>
      <text:p text:style-name="P291">flow path number = <text:span text:style-name="T188">389</text:span></text:p>
      <text:p text:style-name="P291">port size + port request size = <text:span text:style-name="T188">928673</text:span></text:p>
      <text:p text:style-name="P291">flow size + flow request size = <text:span text:style-name="T188">705497</text:span></text:p>
      <text:p text:style-name="P291">flow mode size = <text:span text:style-name="T188">42090</text:span></text:p>
      <text:p text:style-name="P291">all number = <text:span text:style-name="T188">2594</text:span></text:p>
      <text:p text:style-name="P291">all size = <text:span text:style-name="T188">1676260</text:span></text:p>
      <text:p text:style-name="P375">（5）第五次实验</text:p>
      <text:p text:style-name="P376">port number:600</text:p>
      <text:p text:style-name="P376">flow number:240</text:p>
      <text:p text:style-name="P376">port request number:600</text:p>
      <text:p text:style-name="P376">flow request number:240</text:p>
      <text:p text:style-name="P376">flow mode number:664</text:p>
      <text:p text:style-name="P376">port size:766716</text:p>
      <text:p text:style-name="P376">flow size:583219</text:p>
      <text:p text:style-name="P376">port request size:64710</text:p>
      <text:p text:style-name="P376">flow request size:46980</text:p>
      <text:p text:style-name="P376">flow mode size:40504</text:p>
      <text:p text:style-name="P376">flow path number:229</text:p>
      <text:p text:style-name="P292">port number + port request number = <text:span text:style-name="T189">1200</text:span></text:p>
      <text:p text:style-name="P292">flow number + flow request number = <text:span text:style-name="T189">480</text:span></text:p>
      <text:p text:style-name="P292">flow mode number = <text:span text:style-name="T189">664</text:span></text:p>
      <text:p text:style-name="P292">flow path number = <text:span text:style-name="T189">229</text:span></text:p>
      <text:p text:style-name="P292">port size + port request size = <text:span text:style-name="T189">831426</text:span></text:p>
      <text:p text:style-name="P292">flow size + flow request size = <text:span text:style-name="T189">630199</text:span></text:p>
      <text:p text:style-name="P292">flow mode size = <text:span text:style-name="T189">40504</text:span></text:p>
      <text:p text:style-name="P292">all number = <text:span text:style-name="T189">2344</text:span></text:p>
      <text:p text:style-name="P292">all size = <text:span text:style-name="T189">1502129</text:span></text:p>
      <text:p text:style-name="P292"/>
      <text:p text:style-name="P235"/>
      <text:p text:style-name="P235">六<text:span text:style-name="T132">、stride8</text:span></text:p>
      <text:p text:style-name="P321">1、hedera</text:p>
      <text:p text:style-name="P321">（1）第一次实验</text:p>
      <text:p text:style-name="P322">port number:880</text:p>
      <text:p text:style-name="P322">flow number:352</text:p>
      <text:p text:style-name="P322"><text:soft-page-break/>port request number:880</text:p>
      <text:p text:style-name="P322">flow request number:352</text:p>
      <text:p text:style-name="P322">flow mode number:1620</text:p>
      <text:p text:style-name="P322">port size:1123751</text:p>
      <text:p text:style-name="P322">flow size:783401</text:p>
      <text:p text:style-name="P322">port request size:94996</text:p>
      <text:p text:style-name="P322">flow request size:68948</text:p>
      <text:p text:style-name="P322">flow mode size:98820</text:p>
      <text:p text:style-name="P322">flow path number:170</text:p>
      <text:p text:style-name="P236">port number + port request number = <text:span text:style-name="T126">1760</text:span></text:p>
      <text:p text:style-name="P236">flow number + flow request number = <text:span text:style-name="T126">704</text:span></text:p>
      <text:p text:style-name="P236">flow mode number = <text:span text:style-name="T133">1620</text:span></text:p>
      <text:p text:style-name="P236">flow path number = <text:span text:style-name="T133">170</text:span></text:p>
      <text:p text:style-name="P236">port size + port request size = <text:span text:style-name="T133">1218747</text:span></text:p>
      <text:p text:style-name="P236">flow size + flow request size = <text:span text:style-name="T133">852349</text:span></text:p>
      <text:p text:style-name="P236">flow mode size = <text:span text:style-name="T133">98820</text:span></text:p>
      <text:p text:style-name="P236">all number = <text:span text:style-name="T133">4084</text:span></text:p>
      <text:p text:style-name="P236">all size = <text:span text:style-name="T133">2169916</text:span></text:p>
      <text:p text:style-name="P323">（2）第二次实验</text:p>
      <text:p text:style-name="P323">port number:880</text:p>
      <text:p text:style-name="P323">flow number:352</text:p>
      <text:p text:style-name="P323">port request number:880</text:p>
      <text:p text:style-name="P323">flow request number:352</text:p>
      <text:p text:style-name="P323">flow mode number:1376</text:p>
      <text:p text:style-name="P323">port size:1124968</text:p>
      <text:p text:style-name="P323">flow size:719621</text:p>
      <text:p text:style-name="P323">port request size:94996</text:p>
      <text:p text:style-name="P323">flow request size:68948</text:p>
      <text:p text:style-name="P323">flow mode size:83936</text:p>
      <text:p text:style-name="P323">flow path number:165</text:p>
      <text:p text:style-name="P237">port number + port request number = <text:span text:style-name="T126">1760</text:span></text:p>
      <text:p text:style-name="P237">flow number + flow request number = <text:span text:style-name="T126">704</text:span></text:p>
      <text:p text:style-name="P237">flow mode number = <text:span text:style-name="T134">1376</text:span></text:p>
      <text:p text:style-name="P237">flow path number = <text:span text:style-name="T134">165</text:span></text:p>
      <text:p text:style-name="P237">port size + port request size = <text:span text:style-name="T134">1219964</text:span></text:p>
      <text:p text:style-name="P237">flow size + flow request size = <text:span text:style-name="T134">788569</text:span></text:p>
      <text:p text:style-name="P237">flow mode size = <text:span text:style-name="T134">83936</text:span></text:p>
      <text:p text:style-name="P237">all number = <text:span text:style-name="T134">3840</text:span></text:p>
      <text:p text:style-name="P237">all size = <text:span text:style-name="T134">2092469</text:span></text:p>
      <text:p text:style-name="P323">（3）第三次实验</text:p>
      <text:p text:style-name="P323">port number:880</text:p>
      <text:p text:style-name="P323">flow number:352</text:p>
      <text:p text:style-name="P323">port request number:880</text:p>
      <text:p text:style-name="P323">flow request number:352</text:p>
      <text:p text:style-name="P323">flow mode number:1374</text:p>
      <text:p text:style-name="P323">port size:1126070</text:p>
      <text:p text:style-name="P323">flow size:731085</text:p>
      <text:p text:style-name="P323">port request size:94996</text:p>
      <text:p text:style-name="P323">flow request size:68992</text:p>
      <text:p text:style-name="P323">flow mode size:83814</text:p>
      <text:p text:style-name="P323">flow path number:169</text:p>
      <text:p text:style-name="P237">port number + port request number = <text:span text:style-name="T126">1760</text:span></text:p>
      <text:p text:style-name="P237"><text:soft-page-break/>flow number + flow request number = <text:span text:style-name="T126">704</text:span></text:p>
      <text:p text:style-name="P237">flow mode number = <text:span text:style-name="T134">1374</text:span></text:p>
      <text:p text:style-name="P237">flow path number = <text:span text:style-name="T134">169</text:span></text:p>
      <text:p text:style-name="P237">port size + port request size = <text:span text:style-name="T134">1221066</text:span></text:p>
      <text:p text:style-name="P237">flow size + flow request size = <text:span text:style-name="T134">800077</text:span></text:p>
      <text:p text:style-name="P237">flow mode size = <text:span text:style-name="T134">83814</text:span></text:p>
      <text:p text:style-name="P237">all number = <text:span text:style-name="T134">3838</text:span></text:p>
      <text:p text:style-name="P237">all size = <text:span text:style-name="T134">2104957</text:span></text:p>
      <text:p text:style-name="P323">（4）第四次实验</text:p>
      <text:p text:style-name="P324">port number:880</text:p>
      <text:p text:style-name="P324">flow number:352</text:p>
      <text:p text:style-name="P324">port request number:880</text:p>
      <text:p text:style-name="P324">flow request number:352</text:p>
      <text:p text:style-name="P324">flow mode number:1588</text:p>
      <text:p text:style-name="P324">port size:1125621</text:p>
      <text:p text:style-name="P324">flow size:746110</text:p>
      <text:p text:style-name="P324">port request size:95040</text:p>
      <text:p text:style-name="P324">flow request size:68992</text:p>
      <text:p text:style-name="P324">flow mode size:96868</text:p>
      <text:p text:style-name="P324">flow path number:173</text:p>
      <text:p text:style-name="P238">port number + port request number = <text:span text:style-name="T126">1760</text:span></text:p>
      <text:p text:style-name="P238">flow number + flow request number = <text:span text:style-name="T126">704</text:span></text:p>
      <text:p text:style-name="P238">flow mode number = <text:span text:style-name="T135">1588</text:span></text:p>
      <text:p text:style-name="P238">flow path number = <text:span text:style-name="T135">173</text:span></text:p>
      <text:p text:style-name="P238">port size + port request size = <text:span text:style-name="T135">1220661</text:span></text:p>
      <text:p text:style-name="P238">flow size + flow request size = <text:span text:style-name="T135">815102</text:span></text:p>
      <text:p text:style-name="P238">flow mode size = <text:span text:style-name="T135">96868</text:span></text:p>
      <text:p text:style-name="P238">all number = <text:span text:style-name="T135">4052</text:span></text:p>
      <text:p text:style-name="P238">all size = <text:span text:style-name="T135">2132631</text:span></text:p>
      <text:p text:style-name="P324">（5）第五次实验</text:p>
      <text:p text:style-name="P324">port number:880</text:p>
      <text:p text:style-name="P324">flow number:352</text:p>
      <text:p text:style-name="P324">port request number:880</text:p>
      <text:p text:style-name="P324">flow request number:352</text:p>
      <text:p text:style-name="P324">flow mode number:1520</text:p>
      <text:p text:style-name="P324">port size:1127651</text:p>
      <text:p text:style-name="P324">flow size:743185</text:p>
      <text:p text:style-name="P324">port request size:95040</text:p>
      <text:p text:style-name="P324">flow request size:68992</text:p>
      <text:p text:style-name="P324">flow mode size:92720</text:p>
      <text:p text:style-name="P324">flow path number:178</text:p>
      <text:p text:style-name="P238">port number + port request number = <text:span text:style-name="T126">1760</text:span></text:p>
      <text:p text:style-name="P238">flow number + flow request number = <text:span text:style-name="T126">704</text:span></text:p>
      <text:p text:style-name="P238">flow mode number = <text:span text:style-name="T135">1520</text:span></text:p>
      <text:p text:style-name="P238">flow path number = <text:span text:style-name="T135">178</text:span></text:p>
      <text:p text:style-name="P238">port size + port request size = <text:span text:style-name="T135">1222691</text:span></text:p>
      <text:p text:style-name="P238">flow size + flow request size = <text:span text:style-name="T135">812177</text:span></text:p>
      <text:p text:style-name="P239">flow mode size = <text:span text:style-name="T136">92720</text:span></text:p>
      <text:p text:style-name="P239">all number = <text:span text:style-name="T136">3984</text:span></text:p>
      <text:p text:style-name="P239">all size = <text:span text:style-name="T136">2127588</text:span></text:p>
      <text:p text:style-name="P239"/>
      <text:p text:style-name="P349">2、Ashman</text:p>
      <text:p text:style-name="P349"><text:soft-page-break/>（1）第一次实验</text:p>
      <text:p text:style-name="P349">port number:860</text:p>
      <text:p text:style-name="P349">flow number:344</text:p>
      <text:p text:style-name="P349">port request number:860</text:p>
      <text:p text:style-name="P349">flow request number:344</text:p>
      <text:p text:style-name="P349">flow mode number:1398</text:p>
      <text:p text:style-name="P349">port size:1101670</text:p>
      <text:p text:style-name="P349">flow size:734250</text:p>
      <text:p text:style-name="P349">port request size:92880</text:p>
      <text:p text:style-name="P349">flow request size:37152</text:p>
      <text:p text:style-name="P349">flow mode size:85278</text:p>
      <text:p text:style-name="P349">flow path number:166</text:p>
      <text:p text:style-name="P349">flow number all:860</text:p>
      <text:p text:style-name="P349">flow request number all:860</text:p>
      <text:p text:style-name="P349">flow size all:1922299</text:p>
      <text:p text:style-name="P349">flow request size all:168560</text:p>
      <text:p text:style-name="P264">port number + port request number = <text:span text:style-name="T161">1720</text:span></text:p>
      <text:p text:style-name="P264">flow number + flow request number = <text:span text:style-name="T161">688</text:span></text:p>
      <text:p text:style-name="P264">flow mode number = <text:span text:style-name="T161">1398</text:span></text:p>
      <text:p text:style-name="P264">flow path number = <text:span text:style-name="T161">166</text:span></text:p>
      <text:p text:style-name="P264">port size + port request size = <text:span text:style-name="T161">1194550</text:span></text:p>
      <text:p text:style-name="P264">flow size + flow request size = <text:span text:style-name="T161">771402</text:span></text:p>
      <text:p text:style-name="P264">flow mode size = <text:span text:style-name="T161">85278</text:span></text:p>
      <text:p text:style-name="P264">all number = <text:span text:style-name="T161">3806</text:span></text:p>
      <text:p text:style-name="P264">all size = <text:span text:style-name="T161">2051230</text:span></text:p>
      <text:p text:style-name="P349">（2）第二次实验</text:p>
      <text:p text:style-name="P349">port number:880</text:p>
      <text:p text:style-name="P349">flow number:352</text:p>
      <text:p text:style-name="P349">port request number:880</text:p>
      <text:p text:style-name="P349">flow request number:352</text:p>
      <text:p text:style-name="P349">flow mode number:1326</text:p>
      <text:p text:style-name="P349">port size:1123397</text:p>
      <text:p text:style-name="P349">flow size:719865</text:p>
      <text:p text:style-name="P349">port request size:94864</text:p>
      <text:p text:style-name="P349">flow request size:37928</text:p>
      <text:p text:style-name="P349">flow mode size:80886</text:p>
      <text:p text:style-name="P349">flow path number:173</text:p>
      <text:p text:style-name="P349">flow number all:880</text:p>
      <text:p text:style-name="P349">flow request number all:880</text:p>
      <text:p text:style-name="P349">flow size all:1847129</text:p>
      <text:p text:style-name="P349">flow request size all:172304</text:p>
      <text:p text:style-name="P264">port number + port request number = <text:span text:style-name="T161">1760</text:span></text:p>
      <text:p text:style-name="P264">flow number + flow request number = <text:span text:style-name="T161">704</text:span></text:p>
      <text:p text:style-name="P264">flow mode number = <text:span text:style-name="T161">1326</text:span></text:p>
      <text:p text:style-name="P264">flow path number = <text:span text:style-name="T161">173</text:span></text:p>
      <text:p text:style-name="P264">port size + port request size = <text:span text:style-name="T161">1218261</text:span></text:p>
      <text:p text:style-name="P264">flow size + flow request size = <text:span text:style-name="T161">757793</text:span></text:p>
      <text:p text:style-name="P264">flow mode size = <text:span text:style-name="T161">80886</text:span></text:p>
      <text:p text:style-name="P264">all number = <text:span text:style-name="T161">3790</text:span></text:p>
      <text:p text:style-name="P264">all size = <text:span text:style-name="T161">2056940</text:span></text:p>
      <text:p text:style-name="P349">（3）第三次实验</text:p>
      <text:p text:style-name="P349">port number:880</text:p>
      <text:p text:style-name="P349"><text:soft-page-break/>flow number:352</text:p>
      <text:p text:style-name="P349">port request number:880</text:p>
      <text:p text:style-name="P349">flow request number:352</text:p>
      <text:p text:style-name="P349">flow mode number:1316</text:p>
      <text:p text:style-name="P349">port size:1116541</text:p>
      <text:p text:style-name="P349">flow size:722231</text:p>
      <text:p text:style-name="P349">port request size:95040</text:p>
      <text:p text:style-name="P349">flow request size:38016</text:p>
      <text:p text:style-name="P349">flow mode size:80276</text:p>
      <text:p text:style-name="P349">flow path number:164</text:p>
      <text:p text:style-name="P349">flow number all:880</text:p>
      <text:p text:style-name="P349">flow request number all:880</text:p>
      <text:p text:style-name="P349">flow size all:1873615</text:p>
      <text:p text:style-name="P349">flow request size all:172480</text:p>
      <text:p text:style-name="P264">port number + port request number = <text:span text:style-name="T161">1760</text:span></text:p>
      <text:p text:style-name="P264">flow number + flow request number = <text:span text:style-name="T161">704</text:span></text:p>
      <text:p text:style-name="P264">flow mode number = <text:span text:style-name="T161">1316</text:span></text:p>
      <text:p text:style-name="P264">flow path number = <text:span text:style-name="T161">164</text:span></text:p>
      <text:p text:style-name="P264">port size + port request size = <text:span text:style-name="T161">1211581</text:span></text:p>
      <text:p text:style-name="P264">flow size + flow request size = <text:span text:style-name="T161">760247</text:span></text:p>
      <text:p text:style-name="P264">flow mode size = <text:span text:style-name="T161">80276</text:span></text:p>
      <text:p text:style-name="P264">all number = <text:span text:style-name="T162">3780</text:span></text:p>
      <text:p text:style-name="P265">all size = <text:span text:style-name="T162">2052104</text:span></text:p>
      <text:p text:style-name="P350">（4）第四次实验</text:p>
      <text:p text:style-name="P350">port number:880</text:p>
      <text:p text:style-name="P350">flow number:352</text:p>
      <text:p text:style-name="P350">port request number:880</text:p>
      <text:p text:style-name="P350">flow request number:352</text:p>
      <text:p text:style-name="P350">flow mode number:1522</text:p>
      <text:p text:style-name="P350">port size:1122050</text:p>
      <text:p text:style-name="P350">flow size:745797</text:p>
      <text:p text:style-name="P350">port request size:94996</text:p>
      <text:p text:style-name="P350">flow request size:37972</text:p>
      <text:p text:style-name="P350">flow mode size:92842</text:p>
      <text:p text:style-name="P350">flow path number:169</text:p>
      <text:p text:style-name="P350">flow number all:880</text:p>
      <text:p text:style-name="P350">flow request number all:880</text:p>
      <text:p text:style-name="P350">flow size all:1924026</text:p>
      <text:p text:style-name="P350">flow request size all:172436</text:p>
      <text:p text:style-name="P265">port number + port request number = <text:span text:style-name="T161">1760</text:span></text:p>
      <text:p text:style-name="P265">flow number + flow request number = <text:span text:style-name="T161">704</text:span></text:p>
      <text:p text:style-name="P265">flow mode number = <text:span text:style-name="T162">1522</text:span></text:p>
      <text:p text:style-name="P265">flow path number = <text:span text:style-name="T162">169</text:span></text:p>
      <text:p text:style-name="P265">port size + port request size = <text:span text:style-name="T162">1217046</text:span></text:p>
      <text:p text:style-name="P265">flow size + flow request size = <text:span text:style-name="T162">783769</text:span></text:p>
      <text:p text:style-name="P265">flow mode size = <text:span text:style-name="T162">92842</text:span></text:p>
      <text:p text:style-name="P265">all number = <text:span text:style-name="T162">3986</text:span></text:p>
      <text:p text:style-name="P265">all size = <text:span text:style-name="T162">2093657</text:span></text:p>
      <text:p text:style-name="P350">（5）第五次实验</text:p>
      <text:p text:style-name="P350">port number:880</text:p>
      <text:p text:style-name="P350">flow number:352</text:p>
      <text:p text:style-name="P350">port request number:880</text:p>
      <text:p text:style-name="P350"><text:soft-page-break/>flow request number:352</text:p>
      <text:p text:style-name="P350">flow mode number:1340</text:p>
      <text:p text:style-name="P350">port size:1122726</text:p>
      <text:p text:style-name="P350">flow size:725680</text:p>
      <text:p text:style-name="P350">port request size:94996</text:p>
      <text:p text:style-name="P350">flow request size:38016</text:p>
      <text:p text:style-name="P350">flow mode size:81740</text:p>
      <text:p text:style-name="P350">flow path number:179</text:p>
      <text:p text:style-name="P350">flow number all:880</text:p>
      <text:p text:style-name="P350">flow request number all:880</text:p>
      <text:p text:style-name="P350">flow size all:1877688</text:p>
      <text:p text:style-name="P350">flow request size all:172436</text:p>
      <text:p text:style-name="P265">port number + port request number = <text:span text:style-name="T161">1760</text:span></text:p>
      <text:p text:style-name="P265">flow number + flow request number = <text:span text:style-name="T161">704</text:span></text:p>
      <text:p text:style-name="P265">flow mode number = <text:span text:style-name="T162">1340</text:span></text:p>
      <text:p text:style-name="P265">flow path number = <text:span text:style-name="T162">179</text:span></text:p>
      <text:p text:style-name="P265">port size + port request size = <text:span text:style-name="T162">1217722</text:span></text:p>
      <text:p text:style-name="P265">flow size + flow request size = <text:span text:style-name="T162">763696</text:span></text:p>
      <text:p text:style-name="P265">flow mode size = <text:span text:style-name="T162">81740</text:span></text:p>
      <text:p text:style-name="P265">all number = <text:span text:style-name="T162">3804</text:span></text:p>
      <text:p text:style-name="P265">all size = <text:span text:style-name="T162">2063158</text:span></text:p>
      <text:p text:style-name="P265"/>
      <text:p text:style-name="P377">3、DSFlows</text:p>
      <text:p text:style-name="P377">（1）第一次实验</text:p>
      <text:p text:style-name="P377">port number:620</text:p>
      <text:p text:style-name="P377">flow number:248</text:p>
      <text:p text:style-name="P377">port request number:620</text:p>
      <text:p text:style-name="P377">flow request number:248</text:p>
      <text:p text:style-name="P377">flow mode number:712</text:p>
      <text:p text:style-name="P377">port size:792532</text:p>
      <text:p text:style-name="P377">flow size:616269</text:p>
      <text:p text:style-name="P377">port request size:66929</text:p>
      <text:p text:style-name="P377">flow request size:48608</text:p>
      <text:p text:style-name="P377">flow mode size:43432</text:p>
      <text:p text:style-name="P377">flow path number:234</text:p>
      <text:p text:style-name="P293">port number + port request number = <text:span text:style-name="T190">1240</text:span></text:p>
      <text:p text:style-name="P293">flow number + flow request number = <text:span text:style-name="T190">496</text:span></text:p>
      <text:p text:style-name="P293">flow mode number = <text:span text:style-name="T190">712</text:span></text:p>
      <text:p text:style-name="P293">flow path number = <text:span text:style-name="T190">234</text:span></text:p>
      <text:p text:style-name="P293">port size + port request size = <text:span text:style-name="T190">859461</text:span></text:p>
      <text:p text:style-name="P293">flow size + flow request size = <text:span text:style-name="T190">664877</text:span></text:p>
      <text:p text:style-name="P293">flow mode size = <text:span text:style-name="T190">43432</text:span></text:p>
      <text:p text:style-name="P294">all number = <text:span text:style-name="T191">2448</text:span></text:p>
      <text:p text:style-name="P294">all size = <text:span text:style-name="T191">1567770</text:span></text:p>
      <text:p text:style-name="P378">（2）第二次实验</text:p>
      <text:p text:style-name="P379">port number:640</text:p>
      <text:p text:style-name="P379">flow number:256</text:p>
      <text:p text:style-name="P379">port request number:640</text:p>
      <text:p text:style-name="P379">flow request number:256</text:p>
      <text:p text:style-name="P379">flow mode number:812</text:p>
      <text:p text:style-name="P379">port size:819747</text:p>
      <text:p text:style-name="P379">flow size:633785</text:p>
      <text:p text:style-name="P379"><text:soft-page-break/>port request size:69120</text:p>
      <text:p text:style-name="P379">flow request size:50176</text:p>
      <text:p text:style-name="P379">flow mode size:49532</text:p>
      <text:p text:style-name="P379">flow path number:241</text:p>
      <text:p text:style-name="P295">port number + port request number = <text:span text:style-name="T192">1280</text:span></text:p>
      <text:p text:style-name="P295">flow number + flow request number = <text:span text:style-name="T192">512</text:span></text:p>
      <text:p text:style-name="P295">flow mode number = <text:span text:style-name="T192">812</text:span></text:p>
      <text:p text:style-name="P295">flow path number = <text:span text:style-name="T192">241</text:span></text:p>
      <text:p text:style-name="P295">port size + port request size = <text:span text:style-name="T192">888867</text:span></text:p>
      <text:p text:style-name="P295">flow size + flow request size = <text:span text:style-name="T192">683961</text:span></text:p>
      <text:p text:style-name="P295">flow mode size = <text:span text:style-name="T192">49532</text:span></text:p>
      <text:p text:style-name="P295">all number = <text:span text:style-name="T192">2604</text:span></text:p>
      <text:p text:style-name="P295">all size = <text:span text:style-name="T192">1622360</text:span></text:p>
      <text:p text:style-name="P379">（3）第三次实验</text:p>
      <text:p text:style-name="P379">port number:620</text:p>
      <text:p text:style-name="P379">flow number:248</text:p>
      <text:p text:style-name="P379">port request number:622</text:p>
      <text:p text:style-name="P379">flow request number:248</text:p>
      <text:p text:style-name="P379">flow mode number:846</text:p>
      <text:p text:style-name="P379">port size:793396</text:p>
      <text:p text:style-name="P379">flow size:613463</text:p>
      <text:p text:style-name="P379">port request size:67176</text:p>
      <text:p text:style-name="P379">flow request size:48608</text:p>
      <text:p text:style-name="P379">flow mode size:51606</text:p>
      <text:p text:style-name="P379">flow path number:285</text:p>
      <text:p text:style-name="P296">port number + port request number = <text:span text:style-name="T193">1240</text:span></text:p>
      <text:p text:style-name="P296">flow number + flow request number = <text:span text:style-name="T193">496</text:span></text:p>
      <text:p text:style-name="P296">flow mode number = <text:span text:style-name="T193">846</text:span></text:p>
      <text:p text:style-name="P296">flow path number = <text:span text:style-name="T193">285</text:span></text:p>
      <text:p text:style-name="P296">port size + port request size = <text:span text:style-name="T193">860572</text:span></text:p>
      <text:p text:style-name="P296">flow size + flow request size = <text:span text:style-name="T193">662071</text:span></text:p>
      <text:p text:style-name="P296">flow mode size = <text:span text:style-name="T193">51606</text:span></text:p>
      <text:p text:style-name="P296">all number = <text:span text:style-name="T193">2582</text:span></text:p>
      <text:p text:style-name="P296">all size = <text:span text:style-name="T193">1574249</text:span></text:p>
      <text:p text:style-name="P380">（4）第四次实验</text:p>
      <text:p text:style-name="P380">port number:640</text:p>
      <text:p text:style-name="P380">flow number:256</text:p>
      <text:p text:style-name="P380">port request number:640</text:p>
      <text:p text:style-name="P380">flow request number:256</text:p>
      <text:p text:style-name="P380">flow mode number:808</text:p>
      <text:p text:style-name="P380">port size:819355</text:p>
      <text:p text:style-name="P380">flow size:637665</text:p>
      <text:p text:style-name="P380">port request size:69120</text:p>
      <text:p text:style-name="P380">flow request size:50176</text:p>
      <text:p text:style-name="P380">flow mode size:49288</text:p>
      <text:p text:style-name="P380">flow path number:209</text:p>
      <text:p text:style-name="P296">port number + port request number = <text:span text:style-name="T193">1280</text:span></text:p>
      <text:p text:style-name="P296">flow number + flow request number = <text:span text:style-name="T193">512</text:span></text:p>
      <text:p text:style-name="P296">flow mode number = <text:span text:style-name="T193">808</text:span></text:p>
      <text:p text:style-name="P296">flow path number = <text:span text:style-name="T193">209</text:span></text:p>
      <text:p text:style-name="P296">port size + port request size = <text:span text:style-name="T193">888475</text:span></text:p>
      <text:p text:style-name="P296">flow size + flow request size = <text:span text:style-name="T193">687841</text:span></text:p>
      <text:p text:style-name="P296"><text:soft-page-break/>flow mode size = <text:span text:style-name="T193">49288</text:span></text:p>
      <text:p text:style-name="P296">all number = <text:span text:style-name="T193">2600</text:span></text:p>
      <text:p text:style-name="P296">all size = <text:span text:style-name="T193">1625604</text:span></text:p>
      <text:p text:style-name="P380">（5）第五次实验</text:p>
      <text:p text:style-name="P380">port number:620</text:p>
      <text:p text:style-name="P380">flow number:248</text:p>
      <text:p text:style-name="P380">port request number:620</text:p>
      <text:p text:style-name="P380">flow request number:248</text:p>
      <text:p text:style-name="P380">flow mode number:706</text:p>
      <text:p text:style-name="P380">port size:793781</text:p>
      <text:p text:style-name="P380">flow size:597108</text:p>
      <text:p text:style-name="P380">port request size:66929</text:p>
      <text:p text:style-name="P380">flow request size:48608</text:p>
      <text:p text:style-name="P380">flow mode size:43066</text:p>
      <text:p text:style-name="P380">flow path number:237</text:p>
      <text:p text:style-name="P296">port number + port request number = <text:span text:style-name="T193">1240</text:span></text:p>
      <text:p text:style-name="P296">flow number + flow request number = <text:span text:style-name="T193">496</text:span></text:p>
      <text:p text:style-name="P296">flow mode number = <text:span text:style-name="T193">706</text:span></text:p>
      <text:p text:style-name="P296">flow path number = <text:span text:style-name="T193">237</text:span></text:p>
      <text:p text:style-name="P296">port size + port request size = <text:span text:style-name="T193">860710</text:span></text:p>
      <text:p text:style-name="P296">flow size + flow request size = <text:span text:style-name="T193">645716</text:span></text:p>
      <text:p text:style-name="P296">flow mode size = <text:span text:style-name="T193">43066</text:span></text:p>
      <text:p text:style-name="P296">all number = <text:span text:style-name="T194">2442</text:span></text:p>
      <text:p text:style-name="P297">all size = <text:span text:style-name="T194">1549492</text:span></text:p>
      <text:p text:style-name="P239"/>
      <text:p text:style-name="P239">七<text:span text:style-name="T137">、stag_0.2_0.3</text:span></text:p>
      <text:p text:style-name="P325">1、hedera</text:p>
      <text:p text:style-name="P325">（1）第一次实验</text:p>
      <text:p text:style-name="P325">port number:880</text:p>
      <text:p text:style-name="P325">flow number:352</text:p>
      <text:p text:style-name="P325">port request number:880</text:p>
      <text:p text:style-name="P325">flow request number:352</text:p>
      <text:p text:style-name="P325">flow mode number:1326</text:p>
      <text:p text:style-name="P325">port size:1120677</text:p>
      <text:p text:style-name="P325">flow size:708179</text:p>
      <text:p text:style-name="P325">port request size:94952</text:p>
      <text:p text:style-name="P325">flow request size:68904</text:p>
      <text:p text:style-name="P325">flow mode size:80886</text:p>
      <text:p text:style-name="P325">flow path number:172</text:p>
      <text:p text:style-name="P240">port number + port request number = <text:span text:style-name="T126">1760</text:span></text:p>
      <text:p text:style-name="P240">flow number + flow request number = <text:span text:style-name="T126">704</text:span></text:p>
      <text:p text:style-name="P240">flow mode number = <text:span text:style-name="T137">1326</text:span></text:p>
      <text:p text:style-name="P240">flow path number = <text:span text:style-name="T137">172</text:span></text:p>
      <text:p text:style-name="P240">port size + port request size = <text:span text:style-name="T137">1215629</text:span></text:p>
      <text:p text:style-name="P240">flow size + flow request size = <text:span text:style-name="T137">777083</text:span></text:p>
      <text:p text:style-name="P240">flow mode size = <text:span text:style-name="T137">80886</text:span></text:p>
      <text:p text:style-name="P240">all number = <text:span text:style-name="T137">3790</text:span></text:p>
      <text:p text:style-name="P240">all size = <text:span text:style-name="T137">2073598</text:span></text:p>
      <text:p text:style-name="P325">（2）第二次实验</text:p>
      <text:p text:style-name="P325">port number:880</text:p>
      <text:p text:style-name="P325">flow number:352</text:p>
      <text:p text:style-name="P325">port request number:880</text:p>
      <text:p text:style-name="P325"><text:soft-page-break/>flow request number:352</text:p>
      <text:p text:style-name="P325">flow mode number:1522</text:p>
      <text:p text:style-name="P325">port size:1126848</text:p>
      <text:p text:style-name="P325">flow size:760950</text:p>
      <text:p text:style-name="P325">port request size:94996</text:p>
      <text:p text:style-name="P325">flow request size:68992</text:p>
      <text:p text:style-name="P325">flow mode size:92842</text:p>
      <text:p text:style-name="P325">flow path number:200</text:p>
      <text:p text:style-name="P240">port number + port request number = <text:span text:style-name="T126">1760</text:span></text:p>
      <text:p text:style-name="P240">flow number + flow request number = <text:span text:style-name="T126">704</text:span></text:p>
      <text:p text:style-name="P240">flow mode number = <text:span text:style-name="T137">1522</text:span></text:p>
      <text:p text:style-name="P240">flow path number = <text:span text:style-name="T137">200</text:span></text:p>
      <text:p text:style-name="P240">port size + port request size = <text:span text:style-name="T137">1221844</text:span></text:p>
      <text:p text:style-name="P240">flow size + flow request size = <text:span text:style-name="T137">829942</text:span></text:p>
      <text:p text:style-name="P240">flow mode size = <text:span text:style-name="T137">92842</text:span></text:p>
      <text:p text:style-name="P240">all number = <text:span text:style-name="T137">3986</text:span></text:p>
      <text:p text:style-name="P240">all size = <text:span text:style-name="T137">2144628</text:span></text:p>
      <text:p text:style-name="P326">（3）第三次实验</text:p>
      <text:p text:style-name="P326">port number:880</text:p>
      <text:p text:style-name="P326">flow number:352</text:p>
      <text:p text:style-name="P326">port request number:880</text:p>
      <text:p text:style-name="P326">flow request number:352</text:p>
      <text:p text:style-name="P326">flow mode number:1232</text:p>
      <text:p text:style-name="P326">port size:1122829</text:p>
      <text:p text:style-name="P326">flow size:721739</text:p>
      <text:p text:style-name="P326">port request size:95040</text:p>
      <text:p text:style-name="P326">flow request size:68992</text:p>
      <text:p text:style-name="P326">flow mode size:75152</text:p>
      <text:p text:style-name="P326">flow path number:166</text:p>
      <text:p text:style-name="P241">port number + port request number = <text:span text:style-name="T126">1760<text:line-break/></text:span>flow number + flow request number = <text:span text:style-name="T126">704</text:span></text:p>
      <text:p text:style-name="P241">flow mode number = <text:span text:style-name="T138">1232</text:span></text:p>
      <text:p text:style-name="P241">flow path number = <text:span text:style-name="T138">166</text:span></text:p>
      <text:p text:style-name="P241">port size + port request size = <text:span text:style-name="T138">1217869</text:span></text:p>
      <text:p text:style-name="P241">flow size + flow request size = <text:span text:style-name="T138">790731</text:span></text:p>
      <text:p text:style-name="P241">flow mode size = <text:span text:style-name="T138">75152</text:span></text:p>
      <text:p text:style-name="P241">all number = <text:span text:style-name="T138">3696</text:span></text:p>
      <text:p text:style-name="P241">all size = <text:span text:style-name="T138">2083752</text:span></text:p>
      <text:p text:style-name="P326">（4）第四次实验</text:p>
      <text:p text:style-name="P326">port number:880</text:p>
      <text:p text:style-name="P326">flow number:352</text:p>
      <text:p text:style-name="P326">port request number:880</text:p>
      <text:p text:style-name="P326">flow request number:352</text:p>
      <text:p text:style-name="P326">flow mode number:1460</text:p>
      <text:p text:style-name="P326">port size:1124128</text:p>
      <text:p text:style-name="P326">flow size:754582</text:p>
      <text:p text:style-name="P326">port request size:95040</text:p>
      <text:p text:style-name="P326">flow request size:68992</text:p>
      <text:p text:style-name="P326">flow mode size:89060</text:p>
      <text:p text:style-name="P326">flow path number:165</text:p>
      <text:p text:style-name="P241">port number + port request number = <text:span text:style-name="T126">1760</text:span></text:p>
      <text:p text:style-name="P241">flow number + flow request number = <text:span text:style-name="T126">704</text:span></text:p>
      <text:p text:style-name="P241"><text:soft-page-break/>flow mode number = <text:span text:style-name="T138">1460</text:span></text:p>
      <text:p text:style-name="P241">flow path number = <text:span text:style-name="T138">165</text:span></text:p>
      <text:p text:style-name="P241">port size + port request size = <text:span text:style-name="T138">1219168</text:span></text:p>
      <text:p text:style-name="P241">flow size + flow request size = <text:span text:style-name="T138">823574</text:span></text:p>
      <text:p text:style-name="P241">flow mode size = <text:span text:style-name="T138">89060</text:span></text:p>
      <text:p text:style-name="P241">all number = <text:span text:style-name="T138">3924</text:span></text:p>
      <text:p text:style-name="P241">all size = <text:span text:style-name="T138">2131802</text:span></text:p>
      <text:p text:style-name="P327">（5）第五次实验</text:p>
      <text:p text:style-name="P327">port number:880</text:p>
      <text:p text:style-name="P327">flow number:352</text:p>
      <text:p text:style-name="P327">port request number:880</text:p>
      <text:p text:style-name="P327">flow request number:352</text:p>
      <text:p text:style-name="P327">flow mode number:1382</text:p>
      <text:p text:style-name="P327">port size:1125955</text:p>
      <text:p text:style-name="P327">flow size:705078</text:p>
      <text:p text:style-name="P327">port request size:94996</text:p>
      <text:p text:style-name="P327">flow request size:68992</text:p>
      <text:p text:style-name="P327">flow mode size:84302</text:p>
      <text:p text:style-name="P327">flow path number:177</text:p>
      <text:p text:style-name="P242">port number + port request number = <text:span text:style-name="T126">1760</text:span></text:p>
      <text:p text:style-name="P242">flow number + flow request number = <text:span text:style-name="T126">704</text:span></text:p>
      <text:p text:style-name="P242">flow mode number = <text:span text:style-name="T139">1382</text:span></text:p>
      <text:p text:style-name="P242">flow path number = <text:span text:style-name="T139">177</text:span></text:p>
      <text:p text:style-name="P242">port size + port request size = <text:span text:style-name="T139">1220951</text:span></text:p>
      <text:p text:style-name="P242">flow size + flow request size = <text:span text:style-name="T139">774070</text:span></text:p>
      <text:p text:style-name="P242">flow mode size = <text:span text:style-name="T139">84302</text:span></text:p>
      <text:p text:style-name="P242">all number = <text:span text:style-name="T139">3846</text:span></text:p>
      <text:p text:style-name="P242">all size = <text:span text:style-name="T139">2079323</text:span></text:p>
      <text:p text:style-name="P242"/>
      <text:p text:style-name="P350">2、Ashman</text:p>
      <text:p text:style-name="P350">（1）第一次实验</text:p>
      <text:p text:style-name="P351">port number:880</text:p>
      <text:p text:style-name="P351">flow number:352</text:p>
      <text:p text:style-name="P351">port request number:880</text:p>
      <text:p text:style-name="P351">flow request number:352</text:p>
      <text:p text:style-name="P351">flow mode number:1420</text:p>
      <text:p text:style-name="P351">port size:1111431</text:p>
      <text:p text:style-name="P351">flow size:717217</text:p>
      <text:p text:style-name="P351">port request size:94864</text:p>
      <text:p text:style-name="P351">flow request size:37972</text:p>
      <text:p text:style-name="P351">flow mode size:86620</text:p>
      <text:p text:style-name="P351">flow path number:168</text:p>
      <text:p text:style-name="P351">flow number all:880</text:p>
      <text:p text:style-name="P351">flow request number all:880</text:p>
      <text:p text:style-name="P351">flow size all:1716545</text:p>
      <text:p text:style-name="P351">flow request size all:172304</text:p>
      <text:p text:style-name="P266">port number + port request number = <text:span text:style-name="T126">1760</text:span></text:p>
      <text:p text:style-name="P266">flow number + flow request number = <text:span text:style-name="T126">704</text:span></text:p>
      <text:p text:style-name="P266">flow mode number = <text:span text:style-name="T163">1420</text:span></text:p>
      <text:p text:style-name="P266">flow path number = <text:span text:style-name="T163">168</text:span></text:p>
      <text:p text:style-name="P266">port size + port request size = <text:span text:style-name="T163">1206295</text:span></text:p>
      <text:p text:style-name="P266">flow size + flow request size = <text:span text:style-name="T163">755189</text:span></text:p>
      <text:p text:style-name="P266"><text:soft-page-break/>flow mode size = <text:span text:style-name="T163">86620</text:span></text:p>
      <text:p text:style-name="P266">all number = <text:span text:style-name="T163">3884</text:span></text:p>
      <text:p text:style-name="P266">all size = <text:span text:style-name="T163">2048104</text:span></text:p>
      <text:p text:style-name="P351">（2）第二次实验</text:p>
      <text:p text:style-name="P351">port number:880</text:p>
      <text:p text:style-name="P351">flow number:352</text:p>
      <text:p text:style-name="P351">port request number:880</text:p>
      <text:p text:style-name="P351">flow request number:352</text:p>
      <text:p text:style-name="P351">flow mode number:1284</text:p>
      <text:p text:style-name="P351">port size:1119849</text:p>
      <text:p text:style-name="P351">flow size:730341</text:p>
      <text:p text:style-name="P351">port request size:94864</text:p>
      <text:p text:style-name="P351">flow request size:37928</text:p>
      <text:p text:style-name="P351">flow mode size:78324</text:p>
      <text:p text:style-name="P351">flow path number:191</text:p>
      <text:p text:style-name="P351">flow number all:880</text:p>
      <text:p text:style-name="P351">flow request number all:880</text:p>
      <text:p text:style-name="P351">flow size all:1752865</text:p>
      <text:p text:style-name="P351">flow request size all:172304</text:p>
      <text:p text:style-name="P266">port number + port request number = <text:span text:style-name="T126">1760</text:span></text:p>
      <text:p text:style-name="P266">flow number + flow request number = <text:span text:style-name="T126">704</text:span></text:p>
      <text:p text:style-name="P266">flow mode number = <text:span text:style-name="T163">1284</text:span></text:p>
      <text:p text:style-name="P266">flow path number = <text:span text:style-name="T163">191</text:span></text:p>
      <text:p text:style-name="P266">port size + port request size = <text:span text:style-name="T163">1214713</text:span></text:p>
      <text:p text:style-name="P266">flow size + flow request size = <text:span text:style-name="T163">768269</text:span></text:p>
      <text:p text:style-name="P266">flow mode size = <text:span text:style-name="T163">78324</text:span></text:p>
      <text:p text:style-name="P266">all number = <text:span text:style-name="T163">3748</text:span></text:p>
      <text:p text:style-name="P266">all size = <text:span text:style-name="T163">2061306</text:span></text:p>
      <text:p text:style-name="P351">（3）第三次实验</text:p>
      <text:p text:style-name="P352">port number:880</text:p>
      <text:p text:style-name="P352">flow number:352</text:p>
      <text:p text:style-name="P352">port request number:880</text:p>
      <text:p text:style-name="P352">flow request number:352</text:p>
      <text:p text:style-name="P352">flow mode number:1266</text:p>
      <text:p text:style-name="P352">port size:1114849</text:p>
      <text:p text:style-name="P352">flow size:734776</text:p>
      <text:p text:style-name="P352">port request size:94820</text:p>
      <text:p text:style-name="P352">flow request size:37972</text:p>
      <text:p text:style-name="P352">flow mode size:77226</text:p>
      <text:p text:style-name="P352">flow path number:161</text:p>
      <text:p text:style-name="P352">flow number all:880</text:p>
      <text:p text:style-name="P352">flow request number all:880</text:p>
      <text:p text:style-name="P352">flow size all:1848408</text:p>
      <text:p text:style-name="P352">flow request size all:172260</text:p>
      <text:p text:style-name="P267">port number + port request number = <text:span text:style-name="T126">1760</text:span></text:p>
      <text:p text:style-name="P267">flow number + flow request number = <text:span text:style-name="T126">704</text:span></text:p>
      <text:p text:style-name="P267">flow mode number = <text:span text:style-name="T164">1266</text:span></text:p>
      <text:p text:style-name="P267">flow path number = <text:span text:style-name="T164">161</text:span></text:p>
      <text:p text:style-name="P267">port size + port request size = <text:span text:style-name="T164">1209669</text:span></text:p>
      <text:p text:style-name="P267">flow size + flow request size = <text:span text:style-name="T164">772748</text:span></text:p>
      <text:p text:style-name="P267">flow mode size = <text:span text:style-name="T164">77226</text:span></text:p>
      <text:p text:style-name="P267">all number = <text:span text:style-name="T164">3730</text:span></text:p>
      <text:p text:style-name="P267"><text:soft-page-break/>all size = <text:span text:style-name="T164">2059643</text:span></text:p>
      <text:p text:style-name="P352">（4）第四次实验</text:p>
      <text:p text:style-name="P352">port number:880</text:p>
      <text:p text:style-name="P352">flow number:352</text:p>
      <text:p text:style-name="P352">port request number:880</text:p>
      <text:p text:style-name="P352">flow request number:352</text:p>
      <text:p text:style-name="P352">flow mode number:1358</text:p>
      <text:p text:style-name="P352">port size:1114179</text:p>
      <text:p text:style-name="P352">flow size:750048</text:p>
      <text:p text:style-name="P352">port request size:94952</text:p>
      <text:p text:style-name="P352">flow request size:37928</text:p>
      <text:p text:style-name="P352">flow mode size:82838</text:p>
      <text:p text:style-name="P352">flow path number:179</text:p>
      <text:p text:style-name="P352">flow number all:880</text:p>
      <text:p text:style-name="P352">flow request number all:880</text:p>
      <text:p text:style-name="P352">flow size all:1872986</text:p>
      <text:p text:style-name="P352">flow request size all:172392</text:p>
      <text:p text:style-name="P267">port number + port request number = <text:span text:style-name="T126">1760</text:span></text:p>
      <text:p text:style-name="P267">flow number + flow request number = <text:span text:style-name="T126">704</text:span></text:p>
      <text:p text:style-name="P267">flow mode number = <text:span text:style-name="T164">1358</text:span></text:p>
      <text:p text:style-name="P267">flow path number = <text:span text:style-name="T164">179</text:span></text:p>
      <text:p text:style-name="P267">port size + port request size = <text:span text:style-name="T164">1209131</text:span></text:p>
      <text:p text:style-name="P267">flow size + flow request size = <text:span text:style-name="T164">787976</text:span></text:p>
      <text:p text:style-name="P267">flow mode size = <text:span text:style-name="T164">82838</text:span></text:p>
      <text:p text:style-name="P267">all number = <text:span text:style-name="T164">3822</text:span></text:p>
      <text:p text:style-name="P267">all size = <text:span text:style-name="T164">2079945</text:span></text:p>
      <text:p text:style-name="P352">（5）第五次实验</text:p>
      <text:p text:style-name="P353">port number:880</text:p>
      <text:p text:style-name="P353">flow number:352</text:p>
      <text:p text:style-name="P353">port request number:880</text:p>
      <text:p text:style-name="P353">flow request number:352</text:p>
      <text:p text:style-name="P353">flow mode number:1288</text:p>
      <text:p text:style-name="P353">port size:1115711</text:p>
      <text:p text:style-name="P353">flow size:693129</text:p>
      <text:p text:style-name="P353">port request size:94996</text:p>
      <text:p text:style-name="P353">flow request size:37972</text:p>
      <text:p text:style-name="P353">flow mode size:78568</text:p>
      <text:p text:style-name="P353">flow path number:178</text:p>
      <text:p text:style-name="P353">flow number all:880</text:p>
      <text:p text:style-name="P353">flow request number all:880</text:p>
      <text:p text:style-name="P353">flow size all:1691123</text:p>
      <text:p text:style-name="P353">flow request size all:172436</text:p>
      <text:p text:style-name="P268">port number + port request number = <text:span text:style-name="T126">1760</text:span></text:p>
      <text:p text:style-name="P268">flow number + flow request number = <text:span text:style-name="T126">704</text:span></text:p>
      <text:p text:style-name="P268">flow mode number = <text:span text:style-name="T165">1288</text:span></text:p>
      <text:p text:style-name="P268">flow path number = <text:span text:style-name="T165">178</text:span></text:p>
      <text:p text:style-name="P268">port size + port request size = <text:span text:style-name="T165">1210707</text:span></text:p>
      <text:p text:style-name="P268">flow size + flow request size = <text:span text:style-name="T165">731101</text:span></text:p>
      <text:p text:style-name="P268">flow mode size = <text:span text:style-name="T165">78568</text:span></text:p>
      <text:p text:style-name="P268">all number = <text:span text:style-name="T165">3752</text:span></text:p>
      <text:p text:style-name="P268">all size = <text:span text:style-name="T165">2020376</text:span></text:p>
      <text:p text:style-name="P268"/>
      <text:p text:style-name="P381"><text:soft-page-break/>3、DSFlows</text:p>
      <text:p text:style-name="P381">（1）第一次实验</text:p>
      <text:p text:style-name="P381">port number:640</text:p>
      <text:p text:style-name="P381">flow number:256</text:p>
      <text:p text:style-name="P381">port request number:640</text:p>
      <text:p text:style-name="P381">flow request number:256</text:p>
      <text:p text:style-name="P381">flow mode number:438</text:p>
      <text:p text:style-name="P381">port size:813267</text:p>
      <text:p text:style-name="P381">flow size:468079</text:p>
      <text:p text:style-name="P381">port request size:69088</text:p>
      <text:p text:style-name="P381">flow request size:50144</text:p>
      <text:p text:style-name="P381">flow mode size:26718</text:p>
      <text:p text:style-name="P381">flow path number:128</text:p>
      <text:p text:style-name="P297">port number + port request number = <text:span text:style-name="T194">1280</text:span></text:p>
      <text:p text:style-name="P297">flow number + flow request number = <text:span text:style-name="T194">512</text:span></text:p>
      <text:p text:style-name="P297">flow mode number = <text:span text:style-name="T194">438</text:span></text:p>
      <text:p text:style-name="P297">flow path number = <text:span text:style-name="T194">128</text:span></text:p>
      <text:p text:style-name="P297">port size + port request size = <text:span text:style-name="T194">882355</text:span></text:p>
      <text:p text:style-name="P297">flow size + flow request size = <text:span text:style-name="T194">518223</text:span></text:p>
      <text:p text:style-name="P297">flow mode size = <text:span text:style-name="T194">26718</text:span></text:p>
      <text:p text:style-name="P297">all number = <text:span text:style-name="T194">2230</text:span></text:p>
      <text:p text:style-name="P297">all size = <text:span text:style-name="T194">1427296</text:span></text:p>
      <text:p text:style-name="P381">（2）第二次实验</text:p>
      <text:p text:style-name="P381">port number:700</text:p>
      <text:p text:style-name="P381">flow number:280</text:p>
      <text:p text:style-name="P381">port request number:700</text:p>
      <text:p text:style-name="P381">flow request number:280</text:p>
      <text:p text:style-name="P381">flow mode number:536</text:p>
      <text:p text:style-name="P381">port size:894191</text:p>
      <text:p text:style-name="P381">flow size:508657</text:p>
      <text:p text:style-name="P381">port request size:75565</text:p>
      <text:p text:style-name="P381">flow request size:54880</text:p>
      <text:p text:style-name="P381">flow mode size:32696</text:p>
      <text:p text:style-name="P381">flow path number:83</text:p>
      <text:p text:style-name="P297">port number + port request number = <text:span text:style-name="T194">1400</text:span></text:p>
      <text:p text:style-name="P297">flow number + flow request number = <text:span text:style-name="T194">560</text:span></text:p>
      <text:p text:style-name="P297">flow mode number = <text:span text:style-name="T194">536</text:span></text:p>
      <text:p text:style-name="P297">flow path number = <text:span text:style-name="T194">83</text:span></text:p>
      <text:p text:style-name="P297">port size + port request size = <text:span text:style-name="T194">969756</text:span></text:p>
      <text:p text:style-name="P297">flow size + flow request size = <text:span text:style-name="T194">563537</text:span></text:p>
      <text:p text:style-name="P297">flow mode size = <text:span text:style-name="T194">32696</text:span></text:p>
      <text:p text:style-name="P297">all number = <text:span text:style-name="T194">2496</text:span></text:p>
      <text:p text:style-name="P297">all size = <text:span text:style-name="T194">1565989</text:span></text:p>
      <text:p text:style-name="P381">（3）第三次实验</text:p>
      <text:p text:style-name="P382">port number:600</text:p>
      <text:p text:style-name="P382">flow number:240</text:p>
      <text:p text:style-name="P382">port request number:600</text:p>
      <text:p text:style-name="P382">flow request number:240</text:p>
      <text:p text:style-name="P382">flow mode number:690</text:p>
      <text:p text:style-name="P382">port size:765427</text:p>
      <text:p text:style-name="P382">flow size:564565</text:p>
      <text:p text:style-name="P382">port request size:64800</text:p>
      <text:p text:style-name="P382"><text:soft-page-break/>flow request size:47040</text:p>
      <text:p text:style-name="P382">flow mode size:42090</text:p>
      <text:p text:style-name="P382">flow path number:96</text:p>
      <text:p text:style-name="P298">port number + port request number = <text:span text:style-name="T195">1200</text:span></text:p>
      <text:p text:style-name="P298">flow number + flow request number = <text:span text:style-name="T195">480</text:span></text:p>
      <text:p text:style-name="P298">flow mode number = <text:span text:style-name="T195">690</text:span></text:p>
      <text:p text:style-name="P298">flow path number = <text:span text:style-name="T195">96<text:line-break/></text:span>port size + port request size = <text:span text:style-name="T195">830227</text:span></text:p>
      <text:p text:style-name="P298">flow size + flow request size = <text:span text:style-name="T195">611605</text:span></text:p>
      <text:p text:style-name="P298">flow mode size = <text:span text:style-name="T195">42090</text:span></text:p>
      <text:p text:style-name="P298">all number = <text:span text:style-name="T195">2370</text:span></text:p>
      <text:p text:style-name="P298">all size = <text:span text:style-name="T195">1482922</text:span></text:p>
      <text:p text:style-name="P382">（4）第四次实验</text:p>
      <text:p text:style-name="P382">port number:620</text:p>
      <text:p text:style-name="P382">flow number:248</text:p>
      <text:p text:style-name="P382">port request number:620</text:p>
      <text:p text:style-name="P382">flow request number:248</text:p>
      <text:p text:style-name="P382">flow mode number:516</text:p>
      <text:p text:style-name="P382">port size:793640</text:p>
      <text:p text:style-name="P382">flow size:558818</text:p>
      <text:p text:style-name="P382">port request size:66898</text:p>
      <text:p text:style-name="P382">flow request size:48577</text:p>
      <text:p text:style-name="P382">flow mode size:31476</text:p>
      <text:p text:style-name="P382">flow path number:115</text:p>
      <text:p text:style-name="P298">port number + port request number = <text:span text:style-name="T195">1240</text:span></text:p>
      <text:p text:style-name="P298">flow number + flow request number = <text:span text:style-name="T195">496</text:span></text:p>
      <text:p text:style-name="P298">flow mode number = <text:span text:style-name="T195">516</text:span></text:p>
      <text:p text:style-name="P298">flow path number = <text:span text:style-name="T195">115</text:span></text:p>
      <text:p text:style-name="P298">port size + port request size = <text:span text:style-name="T195">860538<text:line-break/></text:span>flow size + flow request size = <text:span text:style-name="T195">607395</text:span></text:p>
      <text:p text:style-name="P298">flow mode size = <text:span text:style-name="T195">31476</text:span></text:p>
      <text:p text:style-name="P298">all number = <text:span text:style-name="T195">2252</text:span></text:p>
      <text:p text:style-name="P298">all size = <text:span text:style-name="T195">1499409</text:span></text:p>
      <text:p text:style-name="P382">（5）第五次实验</text:p>
      <text:p text:style-name="P383">port number:580</text:p>
      <text:p text:style-name="P383">flow number:232</text:p>
      <text:p text:style-name="P383">port request number:580</text:p>
      <text:p text:style-name="P383">flow request number:232</text:p>
      <text:p text:style-name="P383">flow mode number:582</text:p>
      <text:p text:style-name="P383">port size:738932</text:p>
      <text:p text:style-name="P383">flow size:509816</text:p>
      <text:p text:style-name="P383">port request size:62495</text:p>
      <text:p text:style-name="P383">flow request size:45414</text:p>
      <text:p text:style-name="P383">flow mode size:35502</text:p>
      <text:p text:style-name="P383">flow path number:97</text:p>
      <text:p text:style-name="P299">port number + port request number = <text:span text:style-name="T196">1160</text:span></text:p>
      <text:p text:style-name="P299">flow number + flow request number = <text:span text:style-name="T196">464</text:span></text:p>
      <text:p text:style-name="P299">flow mode number = <text:span text:style-name="T196">582</text:span></text:p>
      <text:p text:style-name="P299">flow path number = <text:span text:style-name="T196">97</text:span></text:p>
      <text:p text:style-name="P299">port size + port request size = <text:span text:style-name="T196">801427</text:span></text:p>
      <text:p text:style-name="P299">flow size + flow request size = <text:span text:style-name="T196">555230</text:span></text:p>
      <text:p text:style-name="P299">flow mode size = <text:span text:style-name="T196">35502</text:span></text:p>
      <text:p text:style-name="P299"><text:soft-page-break/>all number = <text:span text:style-name="T196">2206</text:span></text:p>
      <text:p text:style-name="P299">all size = <text:span text:style-name="T196">1392159</text:span></text:p>
      <text:p text:style-name="P242"/>
      <text:p text:style-name="P242">八<text:span text:style-name="T139">、stag_0.5_0.3</text:span></text:p>
      <text:p text:style-name="P327">1、hedera</text:p>
      <text:p text:style-name="P327">（1）第一次实验</text:p>
      <text:p text:style-name="P327">port number:880</text:p>
      <text:p text:style-name="P327">flow number:352</text:p>
      <text:p text:style-name="P327">port request number:880</text:p>
      <text:p text:style-name="P327">flow request number:352</text:p>
      <text:p text:style-name="P327">flow mode number:1428</text:p>
      <text:p text:style-name="P327">port size:1118758</text:p>
      <text:p text:style-name="P327">flow size:734742</text:p>
      <text:p text:style-name="P327">port request size:94952</text:p>
      <text:p text:style-name="P327">flow request size:68948</text:p>
      <text:p text:style-name="P327">flow mode size:87108</text:p>
      <text:p text:style-name="P327">flow path number:172</text:p>
      <text:p text:style-name="P242">port number + port request number = <text:span text:style-name="T126">1760</text:span></text:p>
      <text:p text:style-name="P242">flow number + flow request number = <text:span text:style-name="T126">704</text:span></text:p>
      <text:p text:style-name="P242">flow mode number = <text:span text:style-name="T139">1428</text:span></text:p>
      <text:p text:style-name="P242">flow path number = <text:span text:style-name="T139">172</text:span></text:p>
      <text:p text:style-name="P242">port size + port request size = <text:span text:style-name="T139">1213710</text:span></text:p>
      <text:p text:style-name="P242">flow size + flow request size = <text:span text:style-name="T139">803690</text:span></text:p>
      <text:p text:style-name="P242">flow mode size = <text:span text:style-name="T139">87108</text:span></text:p>
      <text:p text:style-name="P242">all number = <text:span text:style-name="T139">3892</text:span></text:p>
      <text:p text:style-name="P242">all size = <text:span text:style-name="T139">2104508</text:span></text:p>
      <text:p text:style-name="P327">（2）第二次实验</text:p>
      <text:p text:style-name="P328">port number:880</text:p>
      <text:p text:style-name="P328">flow number:352</text:p>
      <text:p text:style-name="P328">port request number:880</text:p>
      <text:p text:style-name="P328">flow request number:352</text:p>
      <text:p text:style-name="P328">flow mode number:1236</text:p>
      <text:p text:style-name="P328">port size:1123713</text:p>
      <text:p text:style-name="P328">flow size:684335</text:p>
      <text:p text:style-name="P328">port request size:94996</text:p>
      <text:p text:style-name="P328">flow request size:68992</text:p>
      <text:p text:style-name="P328">flow mode size:75396</text:p>
      <text:p text:style-name="P328">flow path number:171</text:p>
      <text:p text:style-name="P243">port number + port request number = <text:span text:style-name="T126">1760</text:span></text:p>
      <text:p text:style-name="P243">flow number + flow request number = <text:span text:style-name="T126">704</text:span></text:p>
      <text:p text:style-name="P243">flow mode number = <text:span text:style-name="T140">1236</text:span></text:p>
      <text:p text:style-name="P243">flow path number = <text:span text:style-name="T140">171</text:span></text:p>
      <text:p text:style-name="P243">port size + port request size = <text:span text:style-name="T140">1218709</text:span></text:p>
      <text:p text:style-name="P243">flow size + flow request size = <text:span text:style-name="T140">753327</text:span></text:p>
      <text:p text:style-name="P243">flow mode size = <text:span text:style-name="T140">75396</text:span></text:p>
      <text:p text:style-name="P243">all number = <text:span text:style-name="T140">3700</text:span></text:p>
      <text:p text:style-name="P243">all size = <text:span text:style-name="T140">2047432</text:span></text:p>
      <text:p text:style-name="P328">（3）第三次实验</text:p>
      <text:p text:style-name="P328">port number:880</text:p>
      <text:p text:style-name="P328">flow number:352</text:p>
      <text:p text:style-name="P328">port request number:880</text:p>
      <text:p text:style-name="P328">flow request number:352</text:p>
      <text:p text:style-name="P328"><text:soft-page-break/>flow mode number:1298</text:p>
      <text:p text:style-name="P328">port size:1119273</text:p>
      <text:p text:style-name="P328">flow size:695870</text:p>
      <text:p text:style-name="P328">port request size:94952</text:p>
      <text:p text:style-name="P328">flow request size:68948</text:p>
      <text:p text:style-name="P328">flow mode size:79178</text:p>
      <text:p text:style-name="P328">flow path number:171</text:p>
      <text:p text:style-name="P243">port number + port request number = <text:span text:style-name="T126">1760</text:span></text:p>
      <text:p text:style-name="P243">flow number + flow request number = <text:span text:style-name="T126">704</text:span></text:p>
      <text:p text:style-name="P243">flow mode number = <text:span text:style-name="T140">1298</text:span></text:p>
      <text:p text:style-name="P243">flow path number = <text:span text:style-name="T140">171<text:line-break/></text:span>port size + port request size = <text:span text:style-name="T140">1214225</text:span></text:p>
      <text:p text:style-name="P243">flow size + flow request size = <text:span text:style-name="T140">764818</text:span></text:p>
      <text:p text:style-name="P243">flow mode size = <text:span text:style-name="T140">79178</text:span></text:p>
      <text:p text:style-name="P243">all number = <text:span text:style-name="T140">3762</text:span></text:p>
      <text:p text:style-name="P243">all size = <text:span text:style-name="T140">2058221</text:span></text:p>
      <text:p text:style-name="P328">（4）第四次实验</text:p>
      <text:p text:style-name="P329">port number:880</text:p>
      <text:p text:style-name="P329">flow number:352</text:p>
      <text:p text:style-name="P329">port request number:880</text:p>
      <text:p text:style-name="P329">flow request number:352</text:p>
      <text:p text:style-name="P329">flow mode number:1144</text:p>
      <text:p text:style-name="P329">port size:1124109</text:p>
      <text:p text:style-name="P329">flow size:687184</text:p>
      <text:p text:style-name="P329">port request size:94996</text:p>
      <text:p text:style-name="P329">flow request size:68992</text:p>
      <text:p text:style-name="P329">flow mode size:69784</text:p>
      <text:p text:style-name="P329">flow path number:180</text:p>
      <text:p text:style-name="P244">port number + port request number = <text:span text:style-name="T126">1760</text:span></text:p>
      <text:p text:style-name="P244">flow number + flow request number = <text:span text:style-name="T126">704</text:span></text:p>
      <text:p text:style-name="P244">flow mode number = <text:span text:style-name="T141">1144</text:span></text:p>
      <text:p text:style-name="P244">flow path number = <text:span text:style-name="T141">180</text:span></text:p>
      <text:p text:style-name="P244">port size + port request size = <text:span text:style-name="T141">1219105</text:span></text:p>
      <text:p text:style-name="P244">flow size + flow request size = <text:span text:style-name="T141">756176</text:span></text:p>
      <text:p text:style-name="P244">flow mode size = <text:span text:style-name="T141">69784</text:span></text:p>
      <text:p text:style-name="P244">all number = <text:span text:style-name="T141">3608</text:span></text:p>
      <text:p text:style-name="P244">all size = <text:span text:style-name="T141">2045065</text:span></text:p>
      <text:p text:style-name="P330">（5）第五次实验</text:p>
      <text:p text:style-name="P330">port number:880</text:p>
      <text:p text:style-name="P330">flow number:352</text:p>
      <text:p text:style-name="P330">port request number:880</text:p>
      <text:p text:style-name="P330">flow request number:352</text:p>
      <text:p text:style-name="P330">flow mode number:882</text:p>
      <text:p text:style-name="P330">port size:1119580</text:p>
      <text:p text:style-name="P330">flow size:600209</text:p>
      <text:p text:style-name="P330">port request size:94996</text:p>
      <text:p text:style-name="P330">flow request size:68948</text:p>
      <text:p text:style-name="P330">flow mode size:53802</text:p>
      <text:p text:style-name="P330">flow path number:154</text:p>
      <text:p text:style-name="P245">port number + port request number = <text:span text:style-name="T126">1760</text:span></text:p>
      <text:p text:style-name="P245">flow number + flow request number = <text:span text:style-name="T126">704</text:span></text:p>
      <text:p text:style-name="P245">flow mode number = <text:span text:style-name="T142">882</text:span></text:p>
      <text:p text:style-name="P245"><text:soft-page-break/>flow path number = <text:span text:style-name="T142">154</text:span></text:p>
      <text:p text:style-name="P245">port size + port request size = <text:span text:style-name="T142">1214576</text:span></text:p>
      <text:p text:style-name="P245">flow size + flow request size = <text:span text:style-name="T142">669157</text:span></text:p>
      <text:p text:style-name="P245">flow mode size = <text:span text:style-name="T142">53802</text:span></text:p>
      <text:p text:style-name="P245">all number = <text:span text:style-name="T142">3346</text:span></text:p>
      <text:p text:style-name="P245">all size = <text:span text:style-name="T142">1937535</text:span></text:p>
      <text:p text:style-name="P245"/>
      <text:p text:style-name="P353">2、Ashman</text:p>
      <text:p text:style-name="P353">（1）第一次实验</text:p>
      <text:p text:style-name="P353">port number:880</text:p>
      <text:p text:style-name="P353">flow number:352</text:p>
      <text:p text:style-name="P353">port request number:880</text:p>
      <text:p text:style-name="P353">flow request number:352</text:p>
      <text:p text:style-name="P353">flow mode number:1220</text:p>
      <text:p text:style-name="P353">port size:1110577</text:p>
      <text:p text:style-name="P353">flow size:703230</text:p>
      <text:p text:style-name="P353">port request size:94996</text:p>
      <text:p text:style-name="P353">flow request size:38016</text:p>
      <text:p text:style-name="P353">flow mode size:74420</text:p>
      <text:p text:style-name="P353">flow path number:170</text:p>
      <text:p text:style-name="P353">flow number all:880</text:p>
      <text:p text:style-name="P353">flow request number all:880</text:p>
      <text:p text:style-name="P353">flow size all:1674430</text:p>
      <text:p text:style-name="P353">flow request size all:172436</text:p>
      <text:p text:style-name="P268">port number + port request number = <text:span text:style-name="T126">1760</text:span></text:p>
      <text:p text:style-name="P268">flow number + flow request number = <text:span text:style-name="T126">704</text:span></text:p>
      <text:p text:style-name="P268">flow mode number = <text:span text:style-name="T165">1220</text:span></text:p>
      <text:p text:style-name="P268">flow path number = <text:span text:style-name="T165">170</text:span></text:p>
      <text:p text:style-name="P268">port size + port request size = <text:span text:style-name="T165">1205573</text:span></text:p>
      <text:p text:style-name="P268">flow size + flow request size = <text:span text:style-name="T165">741246</text:span></text:p>
      <text:p text:style-name="P268">flow mode size = <text:span text:style-name="T165">74420</text:span></text:p>
      <text:p text:style-name="P268">all number = <text:span text:style-name="T165">3684</text:span></text:p>
      <text:p text:style-name="P268">all size = <text:span text:style-name="T165">2021239</text:span></text:p>
      <text:p text:style-name="P353">（2）第二次实验</text:p>
      <text:p text:style-name="P354">port number:880</text:p>
      <text:p text:style-name="P354">flow number:352</text:p>
      <text:p text:style-name="P354">port request number:880</text:p>
      <text:p text:style-name="P354">flow request number:352</text:p>
      <text:p text:style-name="P354">flow mode number:1230</text:p>
      <text:p text:style-name="P354">port size:1115010</text:p>
      <text:p text:style-name="P354">flow size:693736</text:p>
      <text:p text:style-name="P354">port request size:95040</text:p>
      <text:p text:style-name="P354">flow request size:38016</text:p>
      <text:p text:style-name="P354">flow mode size:75030</text:p>
      <text:p text:style-name="P354">flow path number:172</text:p>
      <text:p text:style-name="P354">flow number all:880</text:p>
      <text:p text:style-name="P354">flow request number all:880</text:p>
      <text:p text:style-name="P354">flow size all:1667332</text:p>
      <text:p text:style-name="P354">flow request size all:172480</text:p>
      <text:p text:style-name="P269">port number + port request number = <text:span text:style-name="T126">1760</text:span></text:p>
      <text:p text:style-name="P269">flow number + flow request number = <text:span text:style-name="T126">704</text:span></text:p>
      <text:p text:style-name="P269">flow mode number = <text:span text:style-name="T166">1230</text:span></text:p>
      <text:p text:style-name="P269"><text:soft-page-break/>flow path number = <text:span text:style-name="T166">172</text:span></text:p>
      <text:p text:style-name="P269">port size + port request size = <text:span text:style-name="T166">1210050</text:span></text:p>
      <text:p text:style-name="P269">flow size + flow request size = <text:span text:style-name="T166">731752</text:span></text:p>
      <text:p text:style-name="P269">flow mode size = <text:span text:style-name="T166">75030</text:span></text:p>
      <text:p text:style-name="P269">all number = <text:span text:style-name="T166">3694</text:span></text:p>
      <text:p text:style-name="P269">all size = <text:span text:style-name="T166">2016832</text:span></text:p>
      <text:p text:style-name="P354">（3）第三次实验</text:p>
      <text:p text:style-name="P355">port number:880</text:p>
      <text:p text:style-name="P355">flow number:352</text:p>
      <text:p text:style-name="P355">port request number:880</text:p>
      <text:p text:style-name="P355">flow request number:352</text:p>
      <text:p text:style-name="P355">flow mode number:1164</text:p>
      <text:p text:style-name="P355">port size:1119357</text:p>
      <text:p text:style-name="P355">flow size:678689</text:p>
      <text:p text:style-name="P355">port request size:94952</text:p>
      <text:p text:style-name="P355">flow request size:38016</text:p>
      <text:p text:style-name="P355">flow mode size:71004</text:p>
      <text:p text:style-name="P355">flow path number:173</text:p>
      <text:p text:style-name="P355">flow number all:880</text:p>
      <text:p text:style-name="P355">flow request number all:880</text:p>
      <text:p text:style-name="P355">flow size all:1606251</text:p>
      <text:p text:style-name="P355">flow request size all:172392</text:p>
      <text:p text:style-name="P270">port number + port request number = <text:span text:style-name="T126">1760</text:span></text:p>
      <text:p text:style-name="P270">flow number + flow request number = <text:span text:style-name="T126">704</text:span></text:p>
      <text:p text:style-name="P270">flow mode number = <text:span text:style-name="T167">1164</text:span></text:p>
      <text:p text:style-name="P270">flow path number = <text:span text:style-name="T167">173</text:span></text:p>
      <text:p text:style-name="P270">port size + port request size = <text:span text:style-name="T167">1214309</text:span></text:p>
      <text:p text:style-name="P270">flow size + flow request size = <text:span text:style-name="T167">716705</text:span></text:p>
      <text:p text:style-name="P270">flow mode size = <text:span text:style-name="T167">71004</text:span></text:p>
      <text:p text:style-name="P270">all number = <text:span text:style-name="T167">3628</text:span></text:p>
      <text:p text:style-name="P270">all size = <text:span text:style-name="T167">2002018</text:span></text:p>
      <text:p text:style-name="P355">（4）第四次实验</text:p>
      <text:p text:style-name="P355">port number:880</text:p>
      <text:p text:style-name="P355">flow number:352</text:p>
      <text:p text:style-name="P355">port request number:880</text:p>
      <text:p text:style-name="P355">flow request number:352</text:p>
      <text:p text:style-name="P355">flow mode number:926</text:p>
      <text:p text:style-name="P355">port size:1112984</text:p>
      <text:p text:style-name="P355">flow size:683693</text:p>
      <text:p text:style-name="P355">port request size:95040</text:p>
      <text:p text:style-name="P355">flow request size:38016</text:p>
      <text:p text:style-name="P355">flow mode size:56486</text:p>
      <text:p text:style-name="P355">flow path number:173</text:p>
      <text:p text:style-name="P355">flow number all:880</text:p>
      <text:p text:style-name="P355">flow request number all:880</text:p>
      <text:p text:style-name="P355">flow size all:1625235</text:p>
      <text:p text:style-name="P355">flow request size all:172480</text:p>
      <text:p text:style-name="P270">port number + port request number = <text:span text:style-name="T126">1760</text:span></text:p>
      <text:p text:style-name="P270">flow number + flow request number = <text:span text:style-name="T126">704</text:span></text:p>
      <text:p text:style-name="P270">flow mode number = <text:span text:style-name="T167">926</text:span></text:p>
      <text:p text:style-name="P270">flow path number = <text:span text:style-name="T167">173</text:span></text:p>
      <text:p text:style-name="P270">port size + port request size = <text:span text:style-name="T167">1208024</text:span></text:p>
      <text:p text:style-name="P270"><text:soft-page-break/>flow size + flow request size = <text:span text:style-name="T167">721709</text:span></text:p>
      <text:p text:style-name="P270">flow mode size = <text:span text:style-name="T167">56486</text:span></text:p>
      <text:p text:style-name="P270">all number = <text:span text:style-name="T167">3390</text:span></text:p>
      <text:p text:style-name="P270">all size = <text:span text:style-name="T167">1986219</text:span></text:p>
      <text:p text:style-name="P355">（5）第五次实验</text:p>
      <text:p text:style-name="P356">port number:860</text:p>
      <text:p text:style-name="P356">flow number:344</text:p>
      <text:p text:style-name="P356">port request number:860</text:p>
      <text:p text:style-name="P356">flow request number:344</text:p>
      <text:p text:style-name="P356">flow mode number:904</text:p>
      <text:p text:style-name="P356">port size:1092177</text:p>
      <text:p text:style-name="P356">flow size:597500</text:p>
      <text:p text:style-name="P356">port request size:92837</text:p>
      <text:p text:style-name="P356">flow request size:37109</text:p>
      <text:p text:style-name="P356">flow mode size:55144</text:p>
      <text:p text:style-name="P356">flow path number:151</text:p>
      <text:p text:style-name="P356">flow number all:860</text:p>
      <text:p text:style-name="P356">flow request number all:860</text:p>
      <text:p text:style-name="P356">flow size all:1319544</text:p>
      <text:p text:style-name="P356">flow request size all:168517</text:p>
      <text:p text:style-name="P271">port number + port request number = <text:span text:style-name="T168">1720</text:span></text:p>
      <text:p text:style-name="P271">flow number + flow request number = <text:span text:style-name="T168">688</text:span></text:p>
      <text:p text:style-name="P271">flow mode number = <text:span text:style-name="T168">904</text:span></text:p>
      <text:p text:style-name="P271">flow path number = <text:span text:style-name="T168">151</text:span></text:p>
      <text:p text:style-name="P271">port size + port request size = <text:span text:style-name="T168">1185014</text:span></text:p>
      <text:p text:style-name="P271">flow size + flow request size = <text:span text:style-name="T168">634609</text:span></text:p>
      <text:p text:style-name="P271">flow mode size = <text:span text:style-name="T168">55144</text:span></text:p>
      <text:p text:style-name="P271">all number = <text:span text:style-name="T168">3312</text:span></text:p>
      <text:p text:style-name="P271">all size = <text:span text:style-name="T168">1874767</text:span></text:p>
      <text:p text:style-name="P271"/>
      <text:p text:style-name="P384">3、DSFlows</text:p>
      <text:p text:style-name="P384">（1）第一次实验</text:p>
      <text:p text:style-name="P385">port number:580</text:p>
      <text:p text:style-name="P385">flow number:232</text:p>
      <text:p text:style-name="P385">port request number:580</text:p>
      <text:p text:style-name="P385">flow request number:232</text:p>
      <text:p text:style-name="P385">flow mode number:564</text:p>
      <text:p text:style-name="P385">port size:736990</text:p>
      <text:p text:style-name="P385">flow size:473442</text:p>
      <text:p text:style-name="P385">port request size:62611</text:p>
      <text:p text:style-name="P385">flow request size:45472</text:p>
      <text:p text:style-name="P385">flow mode size:34404</text:p>
      <text:p text:style-name="P385">flow path number:41</text:p>
      <text:p text:style-name="P300">port number + port request number = <text:span text:style-name="T197">1160</text:span></text:p>
      <text:p text:style-name="P300">flow number + flow request number = <text:span text:style-name="T197">464</text:span></text:p>
      <text:p text:style-name="P300">flow mode number = <text:span text:style-name="T197">564</text:span></text:p>
      <text:p text:style-name="P300">flow path number = <text:span text:style-name="T197">41</text:span></text:p>
      <text:p text:style-name="P300">port size + port request size = <text:span text:style-name="T197">799601</text:span></text:p>
      <text:p text:style-name="P300">flow size + flow request size = <text:span text:style-name="T197">518914</text:span></text:p>
      <text:p text:style-name="P300">flow mode size = <text:span text:style-name="T197">34404</text:span></text:p>
      <text:p text:style-name="P300">all number = <text:span text:style-name="T197">2188</text:span></text:p>
      <text:p text:style-name="P300">all size = <text:span text:style-name="T197">1352919</text:span></text:p>
      <text:p text:style-name="P385"><text:soft-page-break/>（2）第二次实验</text:p>
      <text:p text:style-name="P385">port number:600</text:p>
      <text:p text:style-name="P385">flow number:240</text:p>
      <text:p text:style-name="P385">port request number:600</text:p>
      <text:p text:style-name="P385">flow request number:240</text:p>
      <text:p text:style-name="P385">flow mode number:406</text:p>
      <text:p text:style-name="P385">port size:765184</text:p>
      <text:p text:style-name="P385">flow size:477050</text:p>
      <text:p text:style-name="P385">port request size:64740</text:p>
      <text:p text:style-name="P385">flow request size:47040</text:p>
      <text:p text:style-name="P385">flow mode size:24766</text:p>
      <text:p text:style-name="P385">flow path number:86</text:p>
      <text:p text:style-name="P300">port number + port request number = <text:span text:style-name="T197">1200</text:span></text:p>
      <text:p text:style-name="P300">flow number + flow request number = <text:span text:style-name="T197">480</text:span></text:p>
      <text:p text:style-name="P300">flow mode number = <text:span text:style-name="T197">406</text:span></text:p>
      <text:p text:style-name="P300">flow path number = <text:span text:style-name="T197">86</text:span></text:p>
      <text:p text:style-name="P300">port size + port request size = <text:span text:style-name="T197">829924</text:span></text:p>
      <text:p text:style-name="P300">flow size + flow request size = <text:span text:style-name="T197">524090</text:span></text:p>
      <text:p text:style-name="P300">flow mode size = <text:span text:style-name="T197">24766</text:span></text:p>
      <text:p text:style-name="P300">all number = <text:span text:style-name="T197">2086</text:span></text:p>
      <text:p text:style-name="P300">all size = <text:span text:style-name="T197">1378780</text:span></text:p>
      <text:p text:style-name="P385">（3）第三次实验</text:p>
      <text:p text:style-name="P385">port number:520</text:p>
      <text:p text:style-name="P385">flow number:208</text:p>
      <text:p text:style-name="P385">port request number:520</text:p>
      <text:p text:style-name="P385">flow request number:208</text:p>
      <text:p text:style-name="P385">flow mode number:370</text:p>
      <text:p text:style-name="P385">port size:661932</text:p>
      <text:p text:style-name="P385">flow size:379359</text:p>
      <text:p text:style-name="P385">port request size:56056</text:p>
      <text:p text:style-name="P385">flow request size:40768</text:p>
      <text:p text:style-name="P385">flow mode size:22570</text:p>
      <text:p text:style-name="P385">flow path number:44</text:p>
      <text:p text:style-name="P300">port number + port request number = <text:span text:style-name="T197">1040</text:span></text:p>
      <text:p text:style-name="P300">flow number + flow request number = <text:span text:style-name="T197">516</text:span></text:p>
      <text:p text:style-name="P300">flow mode number = <text:span text:style-name="T197">370</text:span></text:p>
      <text:p text:style-name="P300">flow path number = <text:span text:style-name="T197">44</text:span></text:p>
      <text:p text:style-name="P300">port size + port request size = <text:span text:style-name="T197">717988</text:span></text:p>
      <text:p text:style-name="P300">flow size + flow request size = <text:span text:style-name="T197">420127</text:span></text:p>
      <text:p text:style-name="P300">flow mode size = <text:span text:style-name="T197">22570</text:span></text:p>
      <text:p text:style-name="P300">all number = <text:span text:style-name="T197">1926</text:span></text:p>
      <text:p text:style-name="P300">all size = <text:span text:style-name="T197">1160685</text:span></text:p>
      <text:p text:style-name="P385">（4）第四次实验</text:p>
      <text:p text:style-name="P385">port number:580</text:p>
      <text:p text:style-name="P385">flow number:232</text:p>
      <text:p text:style-name="P385">port request number:580</text:p>
      <text:p text:style-name="P385">flow request number:232</text:p>
      <text:p text:style-name="P385">flow mode number:454</text:p>
      <text:p text:style-name="P385">port size:739182</text:p>
      <text:p text:style-name="P385">flow size:479759</text:p>
      <text:p text:style-name="P385">port request size:62553</text:p>
      <text:p text:style-name="P385">flow request size:45472</text:p>
      <text:p text:style-name="P385"><text:soft-page-break/>flow mode size:27694</text:p>
      <text:p text:style-name="P385">flow path number:73</text:p>
      <text:p text:style-name="P300">port number + port request number = <text:span text:style-name="T197">1160</text:span></text:p>
      <text:p text:style-name="P300">flow number + flow request number = <text:span text:style-name="T197">464</text:span></text:p>
      <text:p text:style-name="P300">flow mode number = <text:span text:style-name="T197">454</text:span></text:p>
      <text:p text:style-name="P300">flow path number = <text:span text:style-name="T197">73</text:span></text:p>
      <text:p text:style-name="P300">port size + port request size = <text:span text:style-name="T197">801735</text:span></text:p>
      <text:p text:style-name="P300">flow size + flow request size = <text:span text:style-name="T197">525231</text:span></text:p>
      <text:p text:style-name="P300">flow mode size = <text:span text:style-name="T197">27694</text:span></text:p>
      <text:p text:style-name="P300">all number = <text:span text:style-name="T197">2078</text:span></text:p>
      <text:p text:style-name="P300">all size = <text:span text:style-name="T197">1354660</text:span></text:p>
      <text:p text:style-name="P385">（5）第五次实验</text:p>
      <text:p text:style-name="P386">port number:420</text:p>
      <text:p text:style-name="P386">flow number:168</text:p>
      <text:p text:style-name="P386">port request number:420</text:p>
      <text:p text:style-name="P386">flow request number:168</text:p>
      <text:p text:style-name="P386">flow mode number:230</text:p>
      <text:p text:style-name="P386">port size:528732</text:p>
      <text:p text:style-name="P386">flow size:238646</text:p>
      <text:p text:style-name="P386">port request size:45297</text:p>
      <text:p text:style-name="P386">flow request size:32886</text:p>
      <text:p text:style-name="P386">flow mode size:14030</text:p>
      <text:p text:style-name="P386">flow path number:4</text:p>
      <text:p text:style-name="P301">port number + port request number = <text:span text:style-name="T198">840</text:span></text:p>
      <text:p text:style-name="P301">flow number + flow request number = <text:span text:style-name="T198">336</text:span></text:p>
      <text:p text:style-name="P301">flow mode number = <text:span text:style-name="T198">230</text:span></text:p>
      <text:p text:style-name="P301">flow path number = <text:span text:style-name="T198">4</text:span></text:p>
      <text:p text:style-name="P301">port size + port request size = <text:span text:style-name="T198">574029</text:span></text:p>
      <text:p text:style-name="P301">flow size + flow request size = <text:span text:style-name="T198">271532</text:span></text:p>
      <text:p text:style-name="P301">flow mode size = <text:span text:style-name="T198">14030</text:span></text:p>
      <text:p text:style-name="P301">all number = <text:span text:style-name="T198">1406</text:span></text:p>
      <text:p text:style-name="P301">all size = <text:span text:style-name="T198">859591</text:span></text:p>
      <text:p text:style-name="P245"/>
      <text:p text:style-name="P245">九、<text:span text:style-name="T143">stag_0.7_0.2</text:span></text:p>
      <text:p text:style-name="P331">1、hedera</text:p>
      <text:p text:style-name="P331">（1）第一次实验</text:p>
      <text:p text:style-name="P331">port number:880</text:p>
      <text:p text:style-name="P331">flow number:352</text:p>
      <text:p text:style-name="P331">port request number:880</text:p>
      <text:p text:style-name="P331">flow request number:352</text:p>
      <text:p text:style-name="P331">flow mode number:918</text:p>
      <text:p text:style-name="P331">port size:1109787</text:p>
      <text:p text:style-name="P331">flow size:582769</text:p>
      <text:p text:style-name="P331">port request size:94952</text:p>
      <text:p text:style-name="P331">flow request size:68948</text:p>
      <text:p text:style-name="P331">flow mode size:55998</text:p>
      <text:p text:style-name="P331">flow path number:171</text:p>
      <text:p text:style-name="P246">port number + port request number = <text:span text:style-name="T126">1760</text:span></text:p>
      <text:p text:style-name="P246">flow number + flow request number = <text:span text:style-name="T126">704</text:span></text:p>
      <text:p text:style-name="P246">flow mode number = <text:span text:style-name="T143">918</text:span></text:p>
      <text:p text:style-name="P246">flow path number = <text:span text:style-name="T143">171</text:span></text:p>
      <text:p text:style-name="P246">port size + port request size = <text:span text:style-name="T143">1204739</text:span></text:p>
      <text:p text:style-name="P246"><text:soft-page-break/>flow size + flow request size = <text:span text:style-name="T143">651717</text:span></text:p>
      <text:p text:style-name="P246">flow mode size = <text:span text:style-name="T143">55998</text:span></text:p>
      <text:p text:style-name="P246">all number = <text:span text:style-name="T143">3382</text:span></text:p>
      <text:p text:style-name="P246">all size = <text:span text:style-name="T143">1912454</text:span></text:p>
      <text:p text:style-name="P246">（<text:span text:style-name="T143">2）第二次实验</text:span></text:p>
      <text:p text:style-name="P331">port number:880</text:p>
      <text:p text:style-name="P331">flow number:352</text:p>
      <text:p text:style-name="P331">port request number:880</text:p>
      <text:p text:style-name="P331">flow request number:352</text:p>
      <text:p text:style-name="P331">flow mode number:1196</text:p>
      <text:p text:style-name="P331">port size:1119437</text:p>
      <text:p text:style-name="P331">flow size:671141</text:p>
      <text:p text:style-name="P331">port request size:94996</text:p>
      <text:p text:style-name="P331">flow request size:68948</text:p>
      <text:p text:style-name="P331">flow mode size:72956</text:p>
      <text:p text:style-name="P331">flow path number:164</text:p>
      <text:p text:style-name="P246">port number + port request number = <text:span text:style-name="T126">1760</text:span></text:p>
      <text:p text:style-name="P246">flow number + flow request number = <text:span text:style-name="T126">704</text:span></text:p>
      <text:p text:style-name="P246">flow mode number = <text:span text:style-name="T143">1196</text:span></text:p>
      <text:p text:style-name="P246">flow path number = <text:span text:style-name="T143">164</text:span></text:p>
      <text:p text:style-name="P246">port size + port request size = <text:span text:style-name="T143">1214433</text:span></text:p>
      <text:p text:style-name="P246">flow size + flow request size = <text:span text:style-name="T143">740089</text:span></text:p>
      <text:p text:style-name="P246">flow mode size = <text:span text:style-name="T143">72956</text:span></text:p>
      <text:p text:style-name="P246">all number = <text:span text:style-name="T143">3660</text:span></text:p>
      <text:p text:style-name="P246">all size = <text:span text:style-name="T143">2027478</text:span></text:p>
      <text:p text:style-name="P246">（<text:span text:style-name="T143">3）第三次实验</text:span></text:p>
      <text:p text:style-name="P331">port number:880</text:p>
      <text:p text:style-name="P331">flow number:352</text:p>
      <text:p text:style-name="P331">port request number:880</text:p>
      <text:p text:style-name="P331">flow request number:352</text:p>
      <text:p text:style-name="P331">flow mode number:860</text:p>
      <text:p text:style-name="P331">port size:1111569</text:p>
      <text:p text:style-name="P331">flow size:562947</text:p>
      <text:p text:style-name="P331">port request size:94996</text:p>
      <text:p text:style-name="P331">flow request size:68992</text:p>
      <text:p text:style-name="P331">flow mode size:52460</text:p>
      <text:p text:style-name="P331">flow path number:149</text:p>
      <text:p text:style-name="P246">port number + port request number = <text:span text:style-name="T126">1760</text:span></text:p>
      <text:p text:style-name="P246">flow number + flow request number = <text:span text:style-name="T126">704</text:span></text:p>
      <text:p text:style-name="P246">flow mode number = <text:span text:style-name="T143">860</text:span></text:p>
      <text:p text:style-name="P246">flow path number = <text:span text:style-name="T143">149</text:span></text:p>
      <text:p text:style-name="P246">port size + port request size = <text:span text:style-name="T143">1206565</text:span></text:p>
      <text:p text:style-name="P246">flow size + flow request size = <text:span text:style-name="T143">631939</text:span></text:p>
      <text:p text:style-name="P246">flow mode size = <text:span text:style-name="T143">52460</text:span></text:p>
      <text:p text:style-name="P247">all number = <text:span text:style-name="T144">3324</text:span></text:p>
      <text:p text:style-name="P247">all size = <text:span text:style-name="T144">1890964</text:span></text:p>
      <text:p text:style-name="P247">（<text:span text:style-name="T144">4）第四次实验</text:span></text:p>
      <text:p text:style-name="P332">port number:880</text:p>
      <text:p text:style-name="P332">flow number:352</text:p>
      <text:p text:style-name="P332">port request number:880</text:p>
      <text:p text:style-name="P332">flow request number:352</text:p>
      <text:p text:style-name="P332">flow mode number:930</text:p>
      <text:p text:style-name="P332"><text:soft-page-break/>port size:1106621</text:p>
      <text:p text:style-name="P332">flow size:604330</text:p>
      <text:p text:style-name="P332">port request size:94952</text:p>
      <text:p text:style-name="P332">flow request size:68992</text:p>
      <text:p text:style-name="P332">flow mode size:56730</text:p>
      <text:p text:style-name="P332">flow path number:163</text:p>
      <text:p text:style-name="P247">port number + port request number = <text:span text:style-name="T126">1760</text:span></text:p>
      <text:p text:style-name="P247">flow number + flow request number = <text:span text:style-name="T126">704</text:span></text:p>
      <text:p text:style-name="P247">flow mode number = <text:span text:style-name="T144">930</text:span></text:p>
      <text:p text:style-name="P247">flow path number = <text:span text:style-name="T144">163</text:span></text:p>
      <text:p text:style-name="P247">port size + port request size = <text:span text:style-name="T144">1201573</text:span></text:p>
      <text:p text:style-name="P247">flow size + flow request size = <text:span text:style-name="T144">673322</text:span></text:p>
      <text:p text:style-name="P247">flow mode size = <text:span text:style-name="T144">56730</text:span></text:p>
      <text:p text:style-name="P247">all number = <text:span text:style-name="T144">3394</text:span></text:p>
      <text:p text:style-name="P247">all size = <text:span text:style-name="T144">1931625</text:span></text:p>
      <text:p text:style-name="P247">（<text:span text:style-name="T144">5）第五次实验</text:span></text:p>
      <text:p text:style-name="P332">port number:860</text:p>
      <text:p text:style-name="P332">flow number:344</text:p>
      <text:p text:style-name="P332">port request number:860</text:p>
      <text:p text:style-name="P332">flow request number:344</text:p>
      <text:p text:style-name="P332">flow mode number:726</text:p>
      <text:p text:style-name="P332">port size:1092206</text:p>
      <text:p text:style-name="P332">flow size:535250</text:p>
      <text:p text:style-name="P332">port request size:92837</text:p>
      <text:p text:style-name="P332">flow request size:67424</text:p>
      <text:p text:style-name="P332">flow mode size:44286</text:p>
      <text:p text:style-name="P332">flow path number:155</text:p>
      <text:p text:style-name="P248">port number + port request number = <text:span text:style-name="T145">1720</text:span></text:p>
      <text:p text:style-name="P248">flow number + flow request number = <text:span text:style-name="T145">688</text:span></text:p>
      <text:p text:style-name="P248">flow mode number = <text:span text:style-name="T145">726</text:span></text:p>
      <text:p text:style-name="P248">flow path number = <text:span text:style-name="T145">155</text:span></text:p>
      <text:p text:style-name="P248">port size + port request size = <text:span text:style-name="T145">1185043</text:span></text:p>
      <text:p text:style-name="P248">flow size + flow request size = <text:span text:style-name="T145">602674</text:span></text:p>
      <text:p text:style-name="P248">flow mode size = <text:span text:style-name="T145">44286</text:span></text:p>
      <text:p text:style-name="P248">all number = <text:span text:style-name="T145">3134</text:span></text:p>
      <text:p text:style-name="P248">all size = <text:span text:style-name="T145">1832003</text:span></text:p>
      <text:p text:style-name="P248"/>
      <text:p text:style-name="P356">2、Ashman</text:p>
      <text:p text:style-name="P356">（1）第一次实验</text:p>
      <text:p text:style-name="P356">port number:880</text:p>
      <text:p text:style-name="P356">flow number:352</text:p>
      <text:p text:style-name="P356">port request number:880</text:p>
      <text:p text:style-name="P356">flow request number:352</text:p>
      <text:p text:style-name="P356">flow mode number:948</text:p>
      <text:p text:style-name="P356">port size:1105070</text:p>
      <text:p text:style-name="P356">flow size:600687</text:p>
      <text:p text:style-name="P356">port request size:94996</text:p>
      <text:p text:style-name="P356">flow request size:38016</text:p>
      <text:p text:style-name="P356">flow mode size:57828</text:p>
      <text:p text:style-name="P356">flow path number:168</text:p>
      <text:p text:style-name="P356">flow number all:880</text:p>
      <text:p text:style-name="P356">flow request number all:880</text:p>
      <text:p text:style-name="P356"><text:soft-page-break/>flow size all:1296099</text:p>
      <text:p text:style-name="P356">flow request size all:172436</text:p>
      <text:p text:style-name="P271">port number + port request number = <text:span text:style-name="T168">1760</text:span></text:p>
      <text:p text:style-name="P271">flow number + flow request number = <text:span text:style-name="T168">704</text:span></text:p>
      <text:p text:style-name="P271">flow mode number = <text:span text:style-name="T168">948</text:span></text:p>
      <text:p text:style-name="P271">flow path number = <text:span text:style-name="T168">168</text:span></text:p>
      <text:p text:style-name="P271">port size + port request size = <text:span text:style-name="T168">1200066</text:span></text:p>
      <text:p text:style-name="P271">flow size + flow request size = <text:span text:style-name="T168">638703</text:span></text:p>
      <text:p text:style-name="P271">flow mode size = <text:span text:style-name="T168">57828</text:span></text:p>
      <text:p text:style-name="P271">all number = <text:span text:style-name="T168">3412</text:span></text:p>
      <text:p text:style-name="P271">all size = <text:span text:style-name="T168">1896597</text:span></text:p>
      <text:p text:style-name="P356">（2）第二次实验</text:p>
      <text:p text:style-name="P357">port number:880</text:p>
      <text:p text:style-name="P357">flow number:352</text:p>
      <text:p text:style-name="P357">port request number:880</text:p>
      <text:p text:style-name="P357">flow request number:352</text:p>
      <text:p text:style-name="P357">flow mode number:1240</text:p>
      <text:p text:style-name="P357">port size:1113617</text:p>
      <text:p text:style-name="P357">flow size:669672</text:p>
      <text:p text:style-name="P357">port request size:94952</text:p>
      <text:p text:style-name="P357">flow request size:37928</text:p>
      <text:p text:style-name="P357">flow mode size:75640</text:p>
      <text:p text:style-name="P357">flow path number:177</text:p>
      <text:p text:style-name="P357">flow number all:880</text:p>
      <text:p text:style-name="P357">flow request number all:880</text:p>
      <text:p text:style-name="P357">flow size all:1532841</text:p>
      <text:p text:style-name="P357">flow request size all:172392</text:p>
      <text:p text:style-name="P272">port number + port request number = <text:span text:style-name="T168">1760</text:span></text:p>
      <text:p text:style-name="P272">flow number + flow request number = <text:span text:style-name="T168">704</text:span></text:p>
      <text:p text:style-name="P272">flow mode number = <text:span text:style-name="T169">1240</text:span></text:p>
      <text:p text:style-name="P272">flow path number = <text:span text:style-name="T169">177</text:span></text:p>
      <text:p text:style-name="P272">port size + port request size = <text:span text:style-name="T169">1208569</text:span></text:p>
      <text:p text:style-name="P272">flow size + flow request size = <text:span text:style-name="T169">707600</text:span></text:p>
      <text:p text:style-name="P272">flow mode size = <text:span text:style-name="T169">75640</text:span></text:p>
      <text:p text:style-name="P272">all number = <text:span text:style-name="T169">3704</text:span></text:p>
      <text:p text:style-name="P272">all size = <text:span text:style-name="T169">1991809</text:span></text:p>
      <text:p text:style-name="P357">（3）第三次实验</text:p>
      <text:p text:style-name="P358">port number:880</text:p>
      <text:p text:style-name="P358">flow number:352</text:p>
      <text:p text:style-name="P358">port request number:880</text:p>
      <text:p text:style-name="P358">flow request number:352</text:p>
      <text:p text:style-name="P358">flow mode number:856</text:p>
      <text:p text:style-name="P358">port size:1108669</text:p>
      <text:p text:style-name="P358">flow size:570970</text:p>
      <text:p text:style-name="P358">port request size:94908</text:p>
      <text:p text:style-name="P358">flow request size:38016</text:p>
      <text:p text:style-name="P358">flow mode size:52216</text:p>
      <text:p text:style-name="P358">flow path number:158</text:p>
      <text:p text:style-name="P358">flow number all:880</text:p>
      <text:p text:style-name="P358">flow request number all:880</text:p>
      <text:p text:style-name="P358">flow size all:1268637</text:p>
      <text:p text:style-name="P358">flow request size all:172348</text:p>
      <text:p text:style-name="P273"><text:soft-page-break/>port number + port request number = <text:span text:style-name="T168">1760</text:span></text:p>
      <text:p text:style-name="P273">flow number + flow request number = <text:span text:style-name="T168">704</text:span></text:p>
      <text:p text:style-name="P273">flow mode number = <text:span text:style-name="T170">856</text:span></text:p>
      <text:p text:style-name="P273">flow path number = <text:span text:style-name="T170">158</text:span></text:p>
      <text:p text:style-name="P273">port size + port request size = <text:span text:style-name="T170">1203577</text:span></text:p>
      <text:p text:style-name="P273">flow size + flow request size = <text:span text:style-name="T170">608986</text:span></text:p>
      <text:p text:style-name="P273">flow mode size = <text:span text:style-name="T170">52216</text:span></text:p>
      <text:p text:style-name="P273">all number = <text:span text:style-name="T170">3320</text:span></text:p>
      <text:p text:style-name="P273">all size = <text:span text:style-name="T170">1864779</text:span></text:p>
      <text:p text:style-name="P358">（4）第四次实验</text:p>
      <text:p text:style-name="P358">port number:880</text:p>
      <text:p text:style-name="P358">flow number:352</text:p>
      <text:p text:style-name="P358">port request number:880</text:p>
      <text:p text:style-name="P358">flow request number:352</text:p>
      <text:p text:style-name="P358">flow mode number:916</text:p>
      <text:p text:style-name="P358">port size:1106428</text:p>
      <text:p text:style-name="P358">flow size:609035</text:p>
      <text:p text:style-name="P358">port request size:95040</text:p>
      <text:p text:style-name="P358">flow request size:38016</text:p>
      <text:p text:style-name="P358">flow mode size:55876</text:p>
      <text:p text:style-name="P358">flow path number:164</text:p>
      <text:p text:style-name="P358">flow number all:880</text:p>
      <text:p text:style-name="P358">flow request number all:880</text:p>
      <text:p text:style-name="P358">flow size all:1348017</text:p>
      <text:p text:style-name="P358">flow request size all:172480</text:p>
      <text:p text:style-name="P273">port number + port request number = <text:span text:style-name="T168">1760</text:span></text:p>
      <text:p text:style-name="P273">flow number + flow request number = <text:span text:style-name="T168">704</text:span></text:p>
      <text:p text:style-name="P273">flow mode number = <text:span text:style-name="T170">916</text:span></text:p>
      <text:p text:style-name="P273">flow path number = <text:span text:style-name="T170">164</text:span></text:p>
      <text:p text:style-name="P273">port size + port request size = <text:span text:style-name="T170">1201468</text:span></text:p>
      <text:p text:style-name="P273">flow size + flow request size = <text:span text:style-name="T170">647051</text:span></text:p>
      <text:p text:style-name="P273">flow mode size = <text:span text:style-name="T170">55876</text:span></text:p>
      <text:p text:style-name="P273">all number = <text:span text:style-name="T170">3380</text:span></text:p>
      <text:p text:style-name="P273">all size = <text:span text:style-name="T170">1904395</text:span></text:p>
      <text:p text:style-name="P358">（5）第五次实验</text:p>
      <text:p text:style-name="P359">port number:880</text:p>
      <text:p text:style-name="P359">flow number:352</text:p>
      <text:p text:style-name="P359">port request number:880</text:p>
      <text:p text:style-name="P359">flow request number:352</text:p>
      <text:p text:style-name="P359">flow mode number:774</text:p>
      <text:p text:style-name="P359">port size:1111067</text:p>
      <text:p text:style-name="P359">flow size:537276</text:p>
      <text:p text:style-name="P359">port request size:95040</text:p>
      <text:p text:style-name="P359">flow request size:38016</text:p>
      <text:p text:style-name="P359">flow mode size:47214</text:p>
      <text:p text:style-name="P359">flow path number:159</text:p>
      <text:p text:style-name="P359">flow number all:880</text:p>
      <text:p text:style-name="P359">flow request number all:880</text:p>
      <text:p text:style-name="P359">flow size all:1170374</text:p>
      <text:p text:style-name="P359">flow request size all:172480</text:p>
      <text:p text:style-name="P274">port number + port request number = <text:span text:style-name="T168">1760</text:span></text:p>
      <text:p text:style-name="P274">flow number + flow request number = <text:span text:style-name="T168">704</text:span></text:p>
      <text:p text:style-name="P274"><text:soft-page-break/>flow mode number = <text:span text:style-name="T171">774</text:span></text:p>
      <text:p text:style-name="P274">flow path number = <text:span text:style-name="T171">159</text:span></text:p>
      <text:p text:style-name="P274">port size + port request size = <text:span text:style-name="T171">1206107</text:span></text:p>
      <text:p text:style-name="P274">flow size + flow request size = <text:span text:style-name="T171">575292</text:span></text:p>
      <text:p text:style-name="P274">flow mode size = <text:span text:style-name="T171">47214</text:span></text:p>
      <text:p text:style-name="P274">all number = <text:span text:style-name="T171">3238</text:span></text:p>
      <text:p text:style-name="P274">all size = <text:span text:style-name="T171">1828613</text:span></text:p>
      <text:p text:style-name="P274"/>
      <text:p text:style-name="P386">3、DSFlows</text:p>
      <text:p text:style-name="P386">(1）第一次实验</text:p>
      <text:p text:style-name="P386">port number:460</text:p>
      <text:p text:style-name="P386">flow number:184</text:p>
      <text:p text:style-name="P386">port request number:460</text:p>
      <text:p text:style-name="P386">flow request number:184</text:p>
      <text:p text:style-name="P386">flow mode number:206</text:p>
      <text:p text:style-name="P386">port size:579316</text:p>
      <text:p text:style-name="P386">flow size:238853</text:p>
      <text:p text:style-name="P386">port request size:49657</text:p>
      <text:p text:style-name="P386">flow request size:36064</text:p>
      <text:p text:style-name="P386">flow mode size:12566</text:p>
      <text:p text:style-name="P386">flow path number:24</text:p>
      <text:p text:style-name="P302">port number + port request number = <text:span text:style-name="T199">920</text:span></text:p>
      <text:p text:style-name="P302">flow number + flow request number = <text:span text:style-name="T199">368</text:span></text:p>
      <text:p text:style-name="P302">flow mode number = <text:span text:style-name="T199">207</text:span></text:p>
      <text:p text:style-name="P302">flow path number = <text:span text:style-name="T199">24</text:span></text:p>
      <text:p text:style-name="P302">port size + port request size = <text:span text:style-name="T199">628973</text:span></text:p>
      <text:p text:style-name="P302">flow size + flow request size = <text:span text:style-name="T199">274917</text:span></text:p>
      <text:p text:style-name="P302">flow mode size = <text:span text:style-name="T199">12566</text:span></text:p>
      <text:p text:style-name="P302">all number = <text:span text:style-name="T199">1495</text:span></text:p>
      <text:p text:style-name="P302">all size = <text:span text:style-name="T199">916456</text:span></text:p>
      <text:p text:style-name="P387">(2）第二次实验</text:p>
      <text:p text:style-name="P387">port number:560</text:p>
      <text:p text:style-name="P387">flow number:224</text:p>
      <text:p text:style-name="P387">port request number:560</text:p>
      <text:p text:style-name="P387">flow request number:224</text:p>
      <text:p text:style-name="P387">flow mode number:344</text:p>
      <text:p text:style-name="P387">port size:708844</text:p>
      <text:p text:style-name="P387">flow size:400555</text:p>
      <text:p text:style-name="P387">port request size:60480</text:p>
      <text:p text:style-name="P387">flow request size:43904</text:p>
      <text:p text:style-name="P387">flow mode size:20984</text:p>
      <text:p text:style-name="P387">flow path number:107</text:p>
      <text:p text:style-name="P302">port number + port request number = <text:span text:style-name="T199">1120</text:span></text:p>
      <text:p text:style-name="P302">flow number + flow request number = <text:span text:style-name="T199">448</text:span></text:p>
      <text:p text:style-name="P302">flow mode number = <text:span text:style-name="T199">344</text:span></text:p>
      <text:p text:style-name="P302">flow path number = <text:span text:style-name="T199">107</text:span></text:p>
      <text:p text:style-name="P302">port size + port request size = <text:span text:style-name="T199">769324</text:span></text:p>
      <text:p text:style-name="P302">flow size + flow request size = <text:span text:style-name="T199">444459</text:span></text:p>
      <text:p text:style-name="P302">flow mode size = <text:span text:style-name="T199">20984</text:span></text:p>
      <text:p text:style-name="P302">all number = <text:span text:style-name="T200">1912</text:span></text:p>
      <text:p text:style-name="P303">all size = <text:span text:style-name="T200">1234767</text:span></text:p>
      <text:p text:style-name="P388">（3）第三次实验</text:p>
      <text:p text:style-name="P388"><text:soft-page-break/>port number:540</text:p>
      <text:p text:style-name="P388">flow number:216</text:p>
      <text:p text:style-name="P388">port request number:540</text:p>
      <text:p text:style-name="P388">flow request number:216</text:p>
      <text:p text:style-name="P388">flow mode number:184</text:p>
      <text:p text:style-name="P388">port size:683937</text:p>
      <text:p text:style-name="P388">flow size:318021</text:p>
      <text:p text:style-name="P388">port request size:58239</text:p>
      <text:p text:style-name="P388">flow request size:42309</text:p>
      <text:p text:style-name="P388">flow mode size:11224</text:p>
      <text:p text:style-name="P388">flow path number:98</text:p>
      <text:p text:style-name="P303">port number + port request number = <text:span text:style-name="T200">1080</text:span></text:p>
      <text:p text:style-name="P303">flow number + flow request number = <text:span text:style-name="T200">432</text:span></text:p>
      <text:p text:style-name="P303">flow mode number = <text:span text:style-name="T200">184</text:span></text:p>
      <text:p text:style-name="P303">flow path number = <text:span text:style-name="T200">98</text:span></text:p>
      <text:p text:style-name="P303">port size + port request size = <text:span text:style-name="T200">742176</text:span></text:p>
      <text:p text:style-name="P303">flow size + flow request size = <text:span text:style-name="T200">360330</text:span></text:p>
      <text:p text:style-name="P303">flow mode size = <text:span text:style-name="T200">11224</text:span></text:p>
      <text:p text:style-name="P303">all number = <text:span text:style-name="T200">1696</text:span></text:p>
      <text:p text:style-name="P303">all size = <text:span text:style-name="T200">1113730</text:span></text:p>
      <text:p text:style-name="P388">（4）第四次实验</text:p>
      <text:p text:style-name="P388">port number:480</text:p>
      <text:p text:style-name="P388">flow number:192</text:p>
      <text:p text:style-name="P388">port request number:480</text:p>
      <text:p text:style-name="P388">flow request number:192</text:p>
      <text:p text:style-name="P388">flow mode number:246</text:p>
      <text:p text:style-name="P388">port size:605531</text:p>
      <text:p text:style-name="P388">flow size:275932</text:p>
      <text:p text:style-name="P388">port request size:51816</text:p>
      <text:p text:style-name="P388">flow request size:37632</text:p>
      <text:p text:style-name="P388">flow mode size:15006</text:p>
      <text:p text:style-name="P388">flow path number:37</text:p>
      <text:p text:style-name="P303">port number + port request number = <text:span text:style-name="T200">960</text:span></text:p>
      <text:p text:style-name="P303">flow number + flow request number = <text:span text:style-name="T200">384</text:span></text:p>
      <text:p text:style-name="P303">flow mode number = <text:span text:style-name="T200">246</text:span></text:p>
      <text:p text:style-name="P303">flow path number = <text:span text:style-name="T200">37</text:span></text:p>
      <text:p text:style-name="P303">port size + port request size = <text:span text:style-name="T200">657347</text:span></text:p>
      <text:p text:style-name="P303">flow size + flow request size = <text:span text:style-name="T200">313564</text:span></text:p>
      <text:p text:style-name="P303">flow mode size = <text:span text:style-name="T200">15006</text:span></text:p>
      <text:p text:style-name="P303">all number = <text:span text:style-name="T200">1590</text:span></text:p>
      <text:p text:style-name="P303">all size = <text:span text:style-name="T200">985917</text:span></text:p>
      <text:p text:style-name="P388">（5）第五次实验</text:p>
      <text:p text:style-name="P388">port number:560</text:p>
      <text:p text:style-name="P388">flow number:224</text:p>
      <text:p text:style-name="P388">port request number:560</text:p>
      <text:p text:style-name="P388">flow request number:224</text:p>
      <text:p text:style-name="P388">flow mode number:196</text:p>
      <text:p text:style-name="P388">port size:706082</text:p>
      <text:p text:style-name="P388">flow size:264715</text:p>
      <text:p text:style-name="P388">port request size:60452</text:p>
      <text:p text:style-name="P388">flow request size:43904</text:p>
      <text:p text:style-name="P388">flow mode size:11956</text:p>
      <text:p text:style-name="P388"><text:soft-page-break/>flow path number:86</text:p>
      <text:p text:style-name="P304">port number + port request number = <text:span text:style-name="T201">1120</text:span></text:p>
      <text:p text:style-name="P304">flow number + flow request number = <text:span text:style-name="T201">448</text:span></text:p>
      <text:p text:style-name="P304">flow mode number = <text:span text:style-name="T201">196</text:span></text:p>
      <text:p text:style-name="P304">flow path number = <text:span text:style-name="T201">86</text:span></text:p>
      <text:p text:style-name="P304">port size + port request size = <text:span text:style-name="T201">766738</text:span></text:p>
      <text:p text:style-name="P304">flow size + flow request size = <text:span text:style-name="T201">308619</text:span></text:p>
      <text:p text:style-name="P304">flow mode size = <text:span text:style-name="T201">11956</text:span></text:p>
      <text:p text:style-name="P304">all number = <text:span text:style-name="T201">1764</text:span></text:p>
      <text:p text:style-name="P304">all size = <text:span text:style-name="T201">1087313</text:span></text:p>
      <text:p text:style-name="P304"/>
      <text:p text:style-name="P389">1、random</text:p>
      <text:p text:style-name="P389">49.47</text:p>
      <text:p text:style-name="P389">ecmp throught:5775.9 </text:p>
      <text:p text:style-name="P389">54.69</text:p>
      <text:p text:style-name="P389">hedera throught:6664.5</text:p>
      <text:p text:style-name="P389">55.83</text:p>
      <text:p text:style-name="P389">Ashman throught:6851.1</text:p>
      <text:p text:style-name="P389">53.21</text:p>
      <text:p text:style-name="P389">DSFlows throught:6433.6 </text:p>
      <text:p text:style-name="P389"/>
      <text:p text:style-name="P389"/>
      <text:p text:style-name="P389">46.93</text:p>
      <text:p text:style-name="P389">ecmp throught:6016.3 </text:p>
      <text:p text:style-name="P389">52.92</text:p>
      <text:p text:style-name="P389">hedera throught:6832.3</text:p>
      <text:p text:style-name="P389">53.93</text:p>
      <text:p text:style-name="P389">Ashman throught:6566.1</text:p>
      <text:p text:style-name="P389">52.75</text:p>
      <text:p text:style-name="P389">DSFlows throught:6700.9 </text:p>
      <text:p text:style-name="P389"/>
      <text:p text:style-name="P389"/>
      <text:p text:style-name="P389">44.69</text:p>
      <text:p text:style-name="P389">ecmp throught:5396.3</text:p>
      <text:p text:style-name="P389">56.15</text:p>
      <text:p text:style-name="P389">hedera throught:6844.82</text:p>
      <text:p text:style-name="P389">60.36</text:p>
      <text:p text:style-name="P389"/>
      <text:p text:style-name="P389">Ashman throught:7465.8</text:p>
      <text:p text:style-name="P389">51.09</text:p>
      <text:p text:style-name="P389">DSFlows throught:6193.52</text:p>
      <text:p text:style-name="P389"/>
      <text:p text:style-name="P389"/>
      <text:p text:style-name="P389">50.2</text:p>
      <text:p text:style-name="P389">ecmp throught:6308.68</text:p>
      <text:p text:style-name="P389">51.47</text:p>
      <text:p text:style-name="P389">hedera throught:6591.9 </text:p>
      <text:p text:style-name="P389">55.8</text:p>
      <text:p text:style-name="P389">Ashman throught:7056.8 </text:p>
      <text:p text:style-name="P389">52.19</text:p>
      <text:p text:style-name="P389">DSFlows throught:6779.48</text:p>
      <text:p text:style-name="P389"/>
      <text:p text:style-name="P389"><text:soft-page-break/></text:p>
      <text:p text:style-name="P389">48.64</text:p>
      <text:p text:style-name="P389">ecmp throught:6181.6</text:p>
      <text:p text:style-name="P389">55.42</text:p>
      <text:p text:style-name="P389">hedera throught:6793.0 </text:p>
      <text:p text:style-name="P389">58.07</text:p>
      <text:p text:style-name="P389">Ashman throught:7190.9 </text:p>
      <text:p text:style-name="P389">51.72</text:p>
      <text:p text:style-name="P389">DSFlows throught:6599.1</text:p>
      <text:p text:style-name="P389"/>
      <text:p text:style-name="P389">2、hotspot</text:p>
      <text:p text:style-name="P389">30.21</text:p>
      <text:p text:style-name="P389">ecmp throught:3959.27</text:p>
      <text:p text:style-name="P389">32.1</text:p>
      <text:p text:style-name="P389">hedera throught:4127.05</text:p>
      <text:p text:style-name="P389">34.62</text:p>
      <text:p text:style-name="P389">Ashman throught:4405.38</text:p>
      <text:p text:style-name="P389">33.56</text:p>
      <text:p text:style-name="P389">DSFlows throught:4064.64</text:p>
      <text:p text:style-name="P389"/>
      <text:p text:style-name="P389"/>
      <text:p text:style-name="P389">34.32</text:p>
      <text:p text:style-name="P389">ecmp throught:4295.21</text:p>
      <text:p text:style-name="P389">38.66</text:p>
      <text:p text:style-name="P389">hedera throught:4610.4</text:p>
      <text:p text:style-name="P389">33.64</text:p>
      <text:p text:style-name="P389">Ashman throught:4300.1</text:p>
      <text:p text:style-name="P389">39.39</text:p>
      <text:p text:style-name="P389">DSFlows throught:4599.5</text:p>
      <text:p text:style-name="P389"/>
      <text:p text:style-name="P389"/>
      <text:p text:style-name="P389">33.6</text:p>
      <text:p text:style-name="P389">ecmp throught:4371.84</text:p>
      <text:p text:style-name="P389">34.69</text:p>
      <text:p text:style-name="P389">hedera throught:4387.23</text:p>
      <text:p text:style-name="P389">34.69</text:p>
      <text:p text:style-name="P389">Ashman throught:4344.13</text:p>
      <text:p text:style-name="P389">34.17</text:p>
      <text:p text:style-name="P389">DSFlows throught:4283.2</text:p>
      <text:p text:style-name="P389"/>
      <text:p text:style-name="P389"/>
      <text:p text:style-name="P389">33.04</text:p>
      <text:p text:style-name="P389">ecmp throught:4033.69</text:p>
      <text:p text:style-name="P389">33.08</text:p>
      <text:p text:style-name="P389">hedera throught:4072.25</text:p>
      <text:p text:style-name="P389">29.26</text:p>
      <text:p text:style-name="P389">Ashman throught:3920.82</text:p>
      <text:p text:style-name="P389">33.3</text:p>
      <text:p text:style-name="P389">DSFlows throught:4111.52</text:p>
      <text:p text:style-name="P389"/>
      <text:p text:style-name="P389"/>
      <text:p text:style-name="P389">32.99</text:p>
      <text:p text:style-name="P389"><text:soft-page-break/>ecmp throught:4192.6</text:p>
      <text:p text:style-name="P389">36.7</text:p>
      <text:p text:style-name="P389">hedera throught:4448.22</text:p>
      <text:p text:style-name="P389">36.67</text:p>
      <text:p text:style-name="P389">Ashman throught:4539.06</text:p>
      <text:p text:style-name="P389">33.57</text:p>
      <text:p text:style-name="P389">DSFlows throught:4301.75</text:p>
      <text:p text:style-name="P389"/>
      <text:p text:style-name="P389">3、stride1</text:p>
      <text:p text:style-name="P390">80.87</text:p>
      <text:p text:style-name="P390">ecmp throught:9032.3</text:p>
      <text:p text:style-name="P390">82.24</text:p>
      <text:p text:style-name="P390">hedera throught:9644.5</text:p>
      <text:p text:style-name="P390">85.57</text:p>
      <text:p text:style-name="P390">Ashman throught:9915.2</text:p>
      <text:p text:style-name="P390">82.05</text:p>
      <text:p text:style-name="P390">DSFlows throught:9315.6</text:p>
      <text:p text:style-name="P390"/>
      <text:p text:style-name="P390"/>
      <text:p text:style-name="P390">75.17</text:p>
      <text:p text:style-name="P390">ecmp throught:9049.05</text:p>
      <text:p text:style-name="P390">84.66</text:p>
      <text:p text:style-name="P390">hedera throught:10056.8</text:p>
      <text:p text:style-name="P390">84.68</text:p>
      <text:p text:style-name="P390">Ashman throught:9987.6</text:p>
      <text:p text:style-name="P390">78.0</text:p>
      <text:p text:style-name="P390">DSFlows throught:9375.4</text:p>
      <text:p text:style-name="P390"/>
      <text:p text:style-name="P390"/>
      <text:p text:style-name="P390">77.2</text:p>
      <text:p text:style-name="P390">ecmp throught:8904.4</text:p>
      <text:p text:style-name="P390">82.72</text:p>
      <text:p text:style-name="P390">hedera throught:9479.0</text:p>
      <text:p text:style-name="P390">85.28</text:p>
      <text:p text:style-name="P390">Ashman throught:9945.2</text:p>
      <text:p text:style-name="P390">78.9</text:p>
      <text:p text:style-name="P390">DSFlows throught:9198.8</text:p>
      <text:p text:style-name="P390"/>
      <text:p text:style-name="P390"/>
      <text:p text:style-name="P390">78.57</text:p>
      <text:p text:style-name="P390">ecmp throught:8993.1</text:p>
      <text:p text:style-name="P390">84.34</text:p>
      <text:p text:style-name="P390">hedera throught:9922.0</text:p>
      <text:p text:style-name="P390">83.15</text:p>
      <text:p text:style-name="P390">Ashman throught:9829.0</text:p>
      <text:p text:style-name="P390">80.07</text:p>
      <text:p text:style-name="P390">DSFlows throught:9372.9</text:p>
      <text:p text:style-name="P390"/>
      <text:p text:style-name="P390"/>
      <text:p text:style-name="P390">76.26</text:p>
      <text:p text:style-name="P390">ecmp throught:8779.0</text:p>
      <text:p text:style-name="P390">80.68</text:p>
      <text:p text:style-name="P390"><text:soft-page-break/>hedera throught:9500.7</text:p>
      <text:p text:style-name="P390">85.45</text:p>
      <text:p text:style-name="P390">Ashman throught:10050.0</text:p>
      <text:p text:style-name="P390">84.96</text:p>
      <text:p text:style-name="P390">DSFlows throught:9916.4</text:p>
      <text:p text:style-name="P390"/>
      <text:p text:style-name="P390">4、stride2</text:p>
      <text:p text:style-name="P390">53.62</text:p>
      <text:p text:style-name="P390">ecmp throught:6205.8</text:p>
      <text:p text:style-name="P390">66.17</text:p>
      <text:p text:style-name="P390">hedera throught:8092.3</text:p>
      <text:p text:style-name="P390">68.69</text:p>
      <text:p text:style-name="P390">Ashman throught:8187.2</text:p>
      <text:p text:style-name="P390">62.35</text:p>
      <text:p text:style-name="P390">DSFlows throught:7157.6</text:p>
      <text:p text:style-name="P390"/>
      <text:p text:style-name="P390"/>
      <text:p text:style-name="P390">48.53</text:p>
      <text:p text:style-name="P390">ecmp throught:5940.88</text:p>
      <text:p text:style-name="P390">67.89</text:p>
      <text:p text:style-name="P390">hedera throught:8245.7</text:p>
      <text:p text:style-name="P390">66.38</text:p>
      <text:p text:style-name="P390">Ashman throught:7913.65</text:p>
      <text:p text:style-name="P390">55.54</text:p>
      <text:p text:style-name="P390">DSFlows throught:6546.1</text:p>
      <text:p text:style-name="P390"/>
      <text:p text:style-name="P390"/>
      <text:p text:style-name="P390">46.67</text:p>
      <text:p text:style-name="P390">ecmp throught:5912.6</text:p>
      <text:p text:style-name="P390">57.47</text:p>
      <text:p text:style-name="P390">hedera throught:6999.1</text:p>
      <text:p text:style-name="P390">58.78</text:p>
      <text:p text:style-name="P390">Ashman throught:7058.3</text:p>
      <text:p text:style-name="P390">53.74</text:p>
      <text:p text:style-name="P390">DSFlows throught:6950.72</text:p>
      <text:p text:style-name="P390"/>
      <text:p text:style-name="P390"/>
      <text:p text:style-name="P390">50.74</text:p>
      <text:p text:style-name="P390">ecmp throught:5799.18</text:p>
      <text:p text:style-name="P390">63.83</text:p>
      <text:p text:style-name="P390">hedera throught:7531.8</text:p>
      <text:p text:style-name="P390">68.56</text:p>
      <text:p text:style-name="P390">Ashman throught:8364.1</text:p>
      <text:p text:style-name="P390">57.28</text:p>
      <text:p text:style-name="P390">DSFlows throught:7030.7</text:p>
      <text:p text:style-name="P390"/>
      <text:p text:style-name="P390"/>
      <text:p text:style-name="P390">54.07</text:p>
      <text:p text:style-name="P390">ecmp throught:6459.2</text:p>
      <text:p text:style-name="P390">59.7</text:p>
      <text:p text:style-name="P390">hedera throught:7341.9</text:p>
      <text:p text:style-name="P390">65.43</text:p>
      <text:p text:style-name="P390"><text:soft-page-break/>Ashman throught:7885.0</text:p>
      <text:p text:style-name="P390">56.52</text:p>
      <text:p text:style-name="P390">DSFlows throught:6992.0</text:p>
      <text:p text:style-name="P390"/>
      <text:p text:style-name="P390">5、stride4</text:p>
      <text:p text:style-name="P390">46.24</text:p>
      <text:p text:style-name="P390">ecmp throught:5833.4</text:p>
      <text:p text:style-name="P390">69.65</text:p>
      <text:p text:style-name="P390">hedera throught:8269.7</text:p>
      <text:p text:style-name="P390">77.59</text:p>
      <text:p text:style-name="P390">Ashman throught:9157.0</text:p>
      <text:p text:style-name="P390">67.39</text:p>
      <text:p text:style-name="P390">DSFlows throught:8070.4</text:p>
      <text:p text:style-name="P390"/>
      <text:p text:style-name="P390"/>
      <text:p text:style-name="P390">45.42</text:p>
      <text:p text:style-name="P390">ecmp throught:5468.5</text:p>
      <text:p text:style-name="P390">73.89</text:p>
      <text:p text:style-name="P390">hedera throught:8836.6</text:p>
      <text:p text:style-name="P390">68.97</text:p>
      <text:p text:style-name="P390">Ashman throught:8384.7</text:p>
      <text:p text:style-name="P390">60.04</text:p>
      <text:p text:style-name="P390">DSFlows throught:7118.2</text:p>
      <text:p text:style-name="P390"/>
      <text:p text:style-name="P390"/>
      <text:p text:style-name="P390">45.87</text:p>
      <text:p text:style-name="P390">ecmp throught:5675.6</text:p>
      <text:p text:style-name="P390">69.69</text:p>
      <text:p text:style-name="P390">hedera throught:8370.2</text:p>
      <text:p text:style-name="P390">69.73</text:p>
      <text:p text:style-name="P390">Ashman throught:8332.7</text:p>
      <text:p text:style-name="P390">59.26</text:p>
      <text:p text:style-name="P390">DSFlows throught:7329.8</text:p>
      <text:p text:style-name="P390"/>
      <text:p text:style-name="P390"/>
      <text:p text:style-name="P390">49.09</text:p>
      <text:p text:style-name="P390">ecmp throught:6301.8</text:p>
      <text:p text:style-name="P390">70.23</text:p>
      <text:p text:style-name="P390">hedera throught:8470.2</text:p>
      <text:p text:style-name="P390">72.68</text:p>
      <text:p text:style-name="P390">Ashman throught:8611.1</text:p>
      <text:p text:style-name="P390">69.72</text:p>
      <text:p text:style-name="P390">DSFlows throught:8608.8</text:p>
      <text:p text:style-name="P390"/>
      <text:p text:style-name="P390"/>
      <text:p text:style-name="P390">48.33</text:p>
      <text:p text:style-name="P390">ecmp throught:6018.4</text:p>
      <text:p text:style-name="P390">71.23</text:p>
      <text:p text:style-name="P390">hedera throught:8562.4</text:p>
      <text:p text:style-name="P390">71.76</text:p>
      <text:p text:style-name="P390">Ashman throught:8591.3</text:p>
      <text:p text:style-name="P390">57.19</text:p>
      <text:p text:style-name="P390"><text:soft-page-break/>DSFlows throught:7307.6</text:p>
      <text:p text:style-name="P390">6、stride8</text:p>
      <text:p text:style-name="P390">49.12</text:p>
      <text:p text:style-name="P390">ecmp throught:6213.1</text:p>
      <text:p text:style-name="P390">62.23</text:p>
      <text:p text:style-name="P390">hedera throught:7828.9</text:p>
      <text:p text:style-name="P390">68.17</text:p>
      <text:p text:style-name="P390">Ashman throught:8566.6</text:p>
      <text:p text:style-name="P390">60.46</text:p>
      <text:p text:style-name="P390">DSFlows throught:7448.3</text:p>
      <text:p text:style-name="P390"/>
      <text:p text:style-name="P390"/>
      <text:p text:style-name="P390">49.2</text:p>
      <text:p text:style-name="P390">ecmp throught:6300.8</text:p>
      <text:p text:style-name="P390">63.99</text:p>
      <text:p text:style-name="P390">hedera throught:7923.5</text:p>
      <text:p text:style-name="P390">71.18</text:p>
      <text:p text:style-name="P390">Ashman throught:8654.7</text:p>
      <text:p text:style-name="P390">64.12</text:p>
      <text:p text:style-name="P390">DSFlows throught:7762.1</text:p>
      <text:p text:style-name="P390"/>
      <text:p text:style-name="P390"/>
      <text:p text:style-name="P390">48.37</text:p>
      <text:p text:style-name="P390">ecmp throught:5794.6</text:p>
      <text:p text:style-name="P390">69.0</text:p>
      <text:p text:style-name="P390">hedera throught:8307.6</text:p>
      <text:p text:style-name="P390">64.45</text:p>
      <text:p text:style-name="P390">Ashman throught:7993.6</text:p>
      <text:p text:style-name="P390">60.31</text:p>
      <text:p text:style-name="P390">DSFlows throught:7524.8</text:p>
      <text:p text:style-name="P390"/>
      <text:p text:style-name="P390"/>
      <text:p text:style-name="P390">44.17</text:p>
      <text:p text:style-name="P390">ecmp throught:5676.1</text:p>
      <text:p text:style-name="P390">63.48</text:p>
      <text:p text:style-name="P390">hedera throught:7706.55</text:p>
      <text:p text:style-name="P390">66.87</text:p>
      <text:p text:style-name="P390">Ashman throught:7966.9</text:p>
      <text:p text:style-name="P390">60.94</text:p>
      <text:p text:style-name="P390">DSFlows throught:7719.8</text:p>
      <text:p text:style-name="P390"/>
      <text:p text:style-name="P390"/>
      <text:p text:style-name="P390">49.49</text:p>
      <text:p text:style-name="P390">ecmp throught:5818.4</text:p>
      <text:p text:style-name="P390">72.1</text:p>
      <text:p text:style-name="P390">hedera throught:8561.7</text:p>
      <text:p text:style-name="P390">70.19</text:p>
      <text:p text:style-name="P390">Ashman throught:8406.3</text:p>
      <text:p text:style-name="P390">61.13</text:p>
      <text:p text:style-name="P390">DSFlows throught:7295.5</text:p>
      <text:p text:style-name="P390"/>
      <text:p text:style-name="P390">7、stag_0.2_0.3</text:p>
      <text:p text:style-name="P390"><text:soft-page-break/>52.99</text:p>
      <text:p text:style-name="P390">ecmp throught:6273.9</text:p>
      <text:p text:style-name="P390">57.38</text:p>
      <text:p text:style-name="P390">hedera throught:6993.4</text:p>
      <text:p text:style-name="P390">61.19</text:p>
      <text:p text:style-name="P390">Ashman throught:7452.2</text:p>
      <text:p text:style-name="P390">57.54</text:p>
      <text:p text:style-name="P390">DSFlows throught:7043.78</text:p>
      <text:p text:style-name="P390"/>
      <text:p text:style-name="P390"/>
      <text:p text:style-name="P390">58.02</text:p>
      <text:p text:style-name="P390">ecmp throught:7003.4</text:p>
      <text:p text:style-name="P390">57.59</text:p>
      <text:p text:style-name="P390">hedera throught:7139.8</text:p>
      <text:p text:style-name="P390">57.48</text:p>
      <text:p text:style-name="P390">Ashman throught:6969.4</text:p>
      <text:p text:style-name="P390">62.19</text:p>
      <text:p text:style-name="P390">DSFlows throught:7574.6</text:p>
      <text:p text:style-name="P390"/>
      <text:p text:style-name="P390"/>
      <text:p text:style-name="P390">47.24</text:p>
      <text:p text:style-name="P390">ecmp throught:5703.97</text:p>
      <text:p text:style-name="P390">53.56</text:p>
      <text:p text:style-name="P390">hedera throught:6311.4</text:p>
      <text:p text:style-name="P390">50.35</text:p>
      <text:p text:style-name="P390">Ashman throught:6329.8</text:p>
      <text:p text:style-name="P390">51.44</text:p>
      <text:p text:style-name="P390">DSFlows throught:5724.78</text:p>
      <text:p text:style-name="P390"/>
      <text:p text:style-name="P390"/>
      <text:p text:style-name="P390">45.3</text:p>
      <text:p text:style-name="P390">ecmp throught:5695.0</text:p>
      <text:p text:style-name="P390">51.38</text:p>
      <text:p text:style-name="P390">hedera throught:6490.82</text:p>
      <text:p text:style-name="P390">55.62</text:p>
      <text:p text:style-name="P390">Ashman throught:6853.5</text:p>
      <text:p text:style-name="P390">56.04</text:p>
      <text:p text:style-name="P390">DSFlows throught:7013.6</text:p>
      <text:p text:style-name="P390"/>
      <text:p text:style-name="P390"/>
      <text:p text:style-name="P390">50.11</text:p>
      <text:p text:style-name="P390">ecmp throught:6546.28</text:p>
      <text:p text:style-name="P390">58.5</text:p>
      <text:p text:style-name="P390">hedera throught:7148.0</text:p>
      <text:p text:style-name="P390">57.66</text:p>
      <text:p text:style-name="P390">Ashman throught:7179.4</text:p>
      <text:p text:style-name="P390">51.49</text:p>
      <text:p text:style-name="P390">DSFlows throught:6526.48</text:p>
      <text:p text:style-name="P390"/>
      <text:p text:style-name="P390">8、stag_0.5_0.3</text:p>
      <text:p text:style-name="P390">51.43</text:p>
      <text:p text:style-name="P390">ecmp throught:6137.9</text:p>
      <text:p text:style-name="P390"><text:soft-page-break/>52.8</text:p>
      <text:p text:style-name="P390">hedera throught:6351.8</text:p>
      <text:p text:style-name="P390">54.85</text:p>
      <text:p text:style-name="P390">Ashman throught:6606.6</text:p>
      <text:p text:style-name="P390">51.53</text:p>
      <text:p text:style-name="P390">DSFlows throught:6197.1</text:p>
      <text:p text:style-name="P390"/>
      <text:p text:style-name="P390"/>
      <text:p text:style-name="P390">65.36</text:p>
      <text:p text:style-name="P390">ecmp throught:8001.22</text:p>
      <text:p text:style-name="P390">69.97</text:p>
      <text:p text:style-name="P390">hedera throught:8380.2</text:p>
      <text:p text:style-name="P390">66.4</text:p>
      <text:p text:style-name="P390">Ashman throught:8145.5</text:p>
      <text:p text:style-name="P390">69.68</text:p>
      <text:p text:style-name="P390">DSFlows throught:8326.32</text:p>
      <text:p text:style-name="P390"/>
      <text:p text:style-name="P390"/>
      <text:p text:style-name="P390">54.59</text:p>
      <text:p text:style-name="P390">ecmp throught:6658.5</text:p>
      <text:p text:style-name="P390">60.15</text:p>
      <text:p text:style-name="P390">hedera throught:7151.1</text:p>
      <text:p text:style-name="P390">57.26</text:p>
      <text:p text:style-name="P390">Ashman throught:7002.7</text:p>
      <text:p text:style-name="P390">54.05</text:p>
      <text:p text:style-name="P390">DSFlows throught:6727.1</text:p>
      <text:p text:style-name="P390"/>
      <text:p text:style-name="P390"/>
      <text:p text:style-name="P390">58.89</text:p>
      <text:p text:style-name="P390">ecmp throught:7082.4</text:p>
      <text:p text:style-name="P390">67.52</text:p>
      <text:p text:style-name="P390">hedera throught:8216.6</text:p>
      <text:p text:style-name="P390">65.77</text:p>
      <text:p text:style-name="P390">Ashman throught:8078.1</text:p>
      <text:p text:style-name="P390">61.68</text:p>
      <text:p text:style-name="P390">DSFlows throught:7653.9</text:p>
      <text:p text:style-name="P390"/>
      <text:p text:style-name="P390"/>
      <text:p text:style-name="P390">69.19</text:p>
      <text:p text:style-name="P390">ecmp throught:8315.72</text:p>
      <text:p text:style-name="P390">75.87</text:p>
      <text:p text:style-name="P390">hedera throught:9082.7</text:p>
      <text:p text:style-name="P390">73.27</text:p>
      <text:p text:style-name="P390">Ashman throught:8803.4</text:p>
      <text:p text:style-name="P390">69.31</text:p>
      <text:p text:style-name="P390">DSFlows throught:8324.7</text:p>
      <text:p text:style-name="P390"/>
      <text:p text:style-name="P390">9、stag_0.7_0.2</text:p>
      <text:p text:style-name="P390">75.69</text:p>
      <text:p text:style-name="P390">ecmp throught:8731.7</text:p>
      <text:p text:style-name="P390">77.74</text:p>
      <text:p text:style-name="P390">hedera throught:9209.7</text:p>
      <text:p text:style-name="P390"><text:soft-page-break/>80.25</text:p>
      <text:p text:style-name="P390">Ashman throught:9204.3</text:p>
      <text:p text:style-name="P390">77.28</text:p>
      <text:p text:style-name="P390">DSFlows throught:8908.2</text:p>
      <text:p text:style-name="P390"/>
      <text:p text:style-name="P390"/>
      <text:p text:style-name="P390">62.66</text:p>
      <text:p text:style-name="P390">ecmp throught:7372.77</text:p>
      <text:p text:style-name="P390">60.99</text:p>
      <text:p text:style-name="P390">hedera throught:7427.08</text:p>
      <text:p text:style-name="P390">64.25</text:p>
      <text:p text:style-name="P390">Ashman throught:7543.8</text:p>
      <text:p text:style-name="P390">63.28</text:p>
      <text:p text:style-name="P390">DSFlows throught:7474.72</text:p>
      <text:p text:style-name="P390"/>
      <text:p text:style-name="P390"/>
      <text:p text:style-name="P390">76.83</text:p>
      <text:p text:style-name="P390">ecmp throught:8909.58</text:p>
      <text:p text:style-name="P390">77.72</text:p>
      <text:p text:style-name="P390">hedera throught:9050.7</text:p>
      <text:p text:style-name="P390">78.54</text:p>
      <text:p text:style-name="P390">Ashman throught:9399.7</text:p>
      <text:p text:style-name="P390">77.27</text:p>
      <text:p text:style-name="P390">DSFlows throught:9415.8</text:p>
      <text:p text:style-name="P390"/>
      <text:p text:style-name="P390"/>
      <text:p text:style-name="P390">74.66</text:p>
      <text:p text:style-name="P390">ecmp throught:8837.5</text:p>
      <text:p text:style-name="P390">76.96</text:p>
      <text:p text:style-name="P390">hedera throught:9216.1</text:p>
      <text:p text:style-name="P390">76.74</text:p>
      <text:p text:style-name="P390">Ashman throught:9212.2</text:p>
      <text:p text:style-name="P390">73.91</text:p>
      <text:p text:style-name="P390">DSFlows throught:8941.52</text:p>
      <text:p text:style-name="P390"/>
      <text:p text:style-name="P390"/>
      <text:p text:style-name="P390">83.25</text:p>
      <text:p text:style-name="P390">ecmp throught:9729.9</text:p>
      <text:p text:style-name="P390">84.75</text:p>
      <text:p text:style-name="P390">hedera throught:9957.9</text:p>
      <text:p text:style-name="P390">83.12</text:p>
      <text:p text:style-name="P390">Ashman throught:9810.9</text:p>
      <text:p text:style-name="P390">83.17</text:p>
      <text:p text:style-name="P390">DSFlows throught:9880.4</text:p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394"><text:soft-page-break/>port number:580</text:p>
      <text:p text:style-name="P394">flow number:232</text:p>
      <text:p text:style-name="P394">port request number:580</text:p>
      <text:p text:style-name="P394">flow request number:232</text:p>
      <text:p text:style-name="P394">flow mode number:684</text:p>
      <text:p text:style-name="P394">port size:741651</text:p>
      <text:p text:style-name="P394">flow size:533589</text:p>
      <text:p text:style-name="P394">port request size:62582</text:p>
      <text:p text:style-name="P394">flow request size:45443</text:p>
      <text:p text:style-name="P394">flow mode size:41724</text:p>
      <text:p text:style-name="P394">flow path number:91</text:p>
      <text:p text:style-name="P394"/>
      <text:p text:style-name="P394">一<text:span text:style-name="T202">、random</text:span></text:p>
      <text:p text:style-name="P395">0.75</text:p>
      <text:p text:style-name="P395">ecmp throught:5775.9</text:p>
      <text:p text:style-name="P395">0.78</text:p>
      <text:p text:style-name="P395">hedera throught:6087.1</text:p>
      <text:p text:style-name="P395">0.82</text:p>
      <text:p text:style-name="P395">Ashman throught:6434.8</text:p>
      <text:p text:style-name="P395">0.82</text:p>
      <text:p text:style-name="P395">DSFlows throught:6645.3</text:p>
      <text:p text:style-name="P395"/>
      <text:p text:style-name="P395"/>
      <text:p text:style-name="P395">0.71</text:p>
      <text:p text:style-name="P395">ecmp throught:6016.3</text:p>
      <text:p text:style-name="P395">0.76</text:p>
      <text:p text:style-name="P395">hedera throught:6339.5</text:p>
      <text:p text:style-name="P395">0.7</text:p>
      <text:p text:style-name="P395">Ashman throught:5923.9</text:p>
      <text:p text:style-name="P395">0.76</text:p>
      <text:p text:style-name="P395">DSFlows throught:6484.9</text:p>
      <text:p text:style-name="P395"/>
      <text:p text:style-name="P395"/>
      <text:p text:style-name="P395">0.68</text:p>
      <text:p text:style-name="P395">ecmp throught:5396.3</text:p>
      <text:p text:style-name="P395">0.66</text:p>
      <text:p text:style-name="P395">hedera throught:5211.1</text:p>
      <text:p text:style-name="P395">0.67</text:p>
      <text:p text:style-name="P395">Ashman throught:5154.8</text:p>
      <text:p text:style-name="P395">0.76</text:p>
      <text:p text:style-name="P395">DSFlows throught:6271.9</text:p>
      <text:p text:style-name="P395"/>
      <text:p text:style-name="P395"/>
      <text:p text:style-name="P395">0.76</text:p>
      <text:p text:style-name="P395">ecmp throught:6308.68</text:p>
      <text:p text:style-name="P395">1.27</text:p>
      <text:p text:style-name="P395">hedera throught:6450.88</text:p>
      <text:p text:style-name="P395">0.76</text:p>
      <text:p text:style-name="P395">Ashman throught:6484.58</text:p>
      <text:p text:style-name="P395">0.79</text:p>
      <text:p text:style-name="P395">DSFlows throught:6612.62</text:p>
      <text:p text:style-name="P395"/>
      <text:p text:style-name="P395"><text:soft-page-break/></text:p>
      <text:p text:style-name="P395">0.74</text:p>
      <text:p text:style-name="P395">ecmp throught:6181.6</text:p>
      <text:p text:style-name="P395">0.75</text:p>
      <text:p text:style-name="P395">hedera throught:6371.7</text:p>
      <text:p text:style-name="P395">0.72</text:p>
      <text:p text:style-name="P395">Ashman throught:6182.82</text:p>
      <text:p text:style-name="P395">0.77</text:p>
      <text:p text:style-name="P395">DSFlows throught:6454.5</text:p>
      <text:p text:style-name="P395"/>
      <text:p text:style-name="P395">二、hotspot</text:p>
      <text:p text:style-name="P395">0.62</text:p>
      <text:p text:style-name="P395">ecmp throught:3959.27</text:p>
      <text:p text:style-name="P395">0.64</text:p>
      <text:p text:style-name="P395">hedera throught:3916.25</text:p>
      <text:p text:style-name="P395">0.66</text:p>
      <text:p text:style-name="P395">Ashman throught:4456.55</text:p>
      <text:p text:style-name="P395">0.62</text:p>
      <text:p text:style-name="P395">DSFlows throught:3840.0</text:p>
      <text:p text:style-name="P395"/>
      <text:p text:style-name="P395"/>
      <text:p text:style-name="P395">0.7</text:p>
      <text:p text:style-name="P395">ecmp throught:4295.21</text:p>
      <text:p text:style-name="P395">0.78</text:p>
      <text:p text:style-name="P395">hedera throught:4636.85</text:p>
      <text:p text:style-name="P395">0.74</text:p>
      <text:p text:style-name="P395">Ashman throught:4326.4</text:p>
      <text:p text:style-name="P395">0.79</text:p>
      <text:p text:style-name="P395">DSFlows throught:4707.11</text:p>
      <text:p text:style-name="P395"/>
      <text:p text:style-name="P395"/>
      <text:p text:style-name="P395">0.69</text:p>
      <text:p text:style-name="P395">ecmp throught:4371.84</text:p>
      <text:p text:style-name="P395">0.71</text:p>
      <text:p text:style-name="P395">hedera throught:4369.09</text:p>
      <text:p text:style-name="P395">0.7</text:p>
      <text:p text:style-name="P395">Ashman throught:4337.36</text:p>
      <text:p text:style-name="P395">0.74</text:p>
      <text:p text:style-name="P395">DSFlows throught:4505.88</text:p>
      <text:p text:style-name="P395"/>
      <text:p text:style-name="P395"/>
      <text:p text:style-name="P395">0.67</text:p>
      <text:p text:style-name="P395">ecmp throught:4033.69</text:p>
      <text:p text:style-name="P395">0.69</text:p>
      <text:p text:style-name="P395">hedera throught:4107.32</text:p>
      <text:p text:style-name="P395">0.63</text:p>
      <text:p text:style-name="P395">Ashman throught:3936.7</text:p>
      <text:p text:style-name="P395">0.68</text:p>
      <text:p text:style-name="P395">DSFlows throught:4062.22</text:p>
      <text:p text:style-name="P395"/>
      <text:p text:style-name="P395"/>
      <text:p text:style-name="P395">0.67</text:p>
      <text:p text:style-name="P395"><text:soft-page-break/>ecmp throught:4192.6</text:p>
      <text:p text:style-name="P395">0.76</text:p>
      <text:p text:style-name="P395">hedera throught:4926.85</text:p>
      <text:p text:style-name="P395">0.71</text:p>
      <text:p text:style-name="P395">Ashman throught:4305.85</text:p>
      <text:p text:style-name="P395">0.73</text:p>
      <text:p text:style-name="P395">DSFlows throught:4408.05</text:p>
      <text:p text:style-name="P395"/>
      <text:p text:style-name="P395">三、stride1</text:p>
      <text:p text:style-name="P395">0.86</text:p>
      <text:p text:style-name="P395">ecmp throught:9032.3</text:p>
      <text:p text:style-name="P395">0.84</text:p>
      <text:p text:style-name="P395">hedera throught:8796.3</text:p>
      <text:p text:style-name="P395">0.81</text:p>
      <text:p text:style-name="P395">Ashman throught:8508.4</text:p>
      <text:p text:style-name="P395">0.83</text:p>
      <text:p text:style-name="P395">DSFlows throught:8948.7</text:p>
      <text:p text:style-name="P395"/>
      <text:p text:style-name="P395"/>
      <text:p text:style-name="P395">0.8</text:p>
      <text:p text:style-name="P395">ecmp throught:9049.05</text:p>
      <text:p text:style-name="P395">0.81</text:p>
      <text:p text:style-name="P395">hedera throught:9100.78</text:p>
      <text:p text:style-name="P395">0.8</text:p>
      <text:p text:style-name="P395">Ashman throught:9033.9</text:p>
      <text:p text:style-name="P395">0.81</text:p>
      <text:p text:style-name="P395">DSFlows throught:9187.8</text:p>
      <text:p text:style-name="P395"/>
      <text:p text:style-name="P395"/>
      <text:p text:style-name="P395">0.82</text:p>
      <text:p text:style-name="P395">ecmp throught:8904.4</text:p>
      <text:p text:style-name="P395">0.81</text:p>
      <text:p text:style-name="P395">hedera throught:8755.8</text:p>
      <text:p text:style-name="P395">0.81</text:p>
      <text:p text:style-name="P395">Ashman throught:8828.6</text:p>
      <text:p text:style-name="P395">0.87</text:p>
      <text:p text:style-name="P395">DSFlows throught:9497.6</text:p>
      <text:p text:style-name="P395"/>
      <text:p text:style-name="P395"/>
      <text:p text:style-name="P395">0.84</text:p>
      <text:p text:style-name="P395">ecmp throught:8993.1</text:p>
      <text:p text:style-name="P395">0.84</text:p>
      <text:p text:style-name="P395">hedera throught:8975.5</text:p>
      <text:p text:style-name="P395">0.84</text:p>
      <text:p text:style-name="P395">Ashman throught:9114.0</text:p>
      <text:p text:style-name="P395">0.87</text:p>
      <text:p text:style-name="P395">DSFlows throught:9526.0</text:p>
      <text:p text:style-name="P395"/>
      <text:p text:style-name="P395"/>
      <text:p text:style-name="P395">0.81</text:p>
      <text:p text:style-name="P395">ecmp throught:8779.0</text:p>
      <text:p text:style-name="P395">0.81</text:p>
      <text:p text:style-name="P395"><text:soft-page-break/>hedera throught:8789.4</text:p>
      <text:p text:style-name="P395">0.82</text:p>
      <text:p text:style-name="P395">Ashman throught:8861.5</text:p>
      <text:p text:style-name="P395">0.9</text:p>
      <text:p text:style-name="P395">DSFlows throught:9901.8</text:p>
      <text:p text:style-name="P395"/>
      <text:p text:style-name="P395">二、stride2</text:p>
      <text:p text:style-name="P396">0.71</text:p>
      <text:p text:style-name="P396">ecmp throught:6205.8</text:p>
      <text:p text:style-name="P396">0.69</text:p>
      <text:p text:style-name="P396">hedera throught:6657.6</text:p>
      <text:p text:style-name="P396">0.75</text:p>
      <text:p text:style-name="P396">Ashman throught:6761.7</text:p>
      <text:p text:style-name="P396">0.8</text:p>
      <text:p text:style-name="P396">DSFlows throught:7327.3</text:p>
      <text:p text:style-name="P396"/>
      <text:p text:style-name="P396"/>
      <text:p text:style-name="P396">0.64</text:p>
      <text:p text:style-name="P396">ecmp throught:5940.88</text:p>
      <text:p text:style-name="P396">0.69</text:p>
      <text:p text:style-name="P396">hedera throught:6514.0</text:p>
      <text:p text:style-name="P396">0.6</text:p>
      <text:p text:style-name="P396">Ashman throught:5612.5</text:p>
      <text:p text:style-name="P396">0.85</text:p>
      <text:p text:style-name="P396">DSFlows throught:7545.0</text:p>
      <text:p text:style-name="P396"/>
      <text:p text:style-name="P396"/>
      <text:p text:style-name="P396">0.61</text:p>
      <text:p text:style-name="P396">ecmp throught:5912.6</text:p>
      <text:p text:style-name="P396">0.65</text:p>
      <text:p text:style-name="P396">hedera throught:5629.0</text:p>
      <text:p text:style-name="P396">0.66</text:p>
      <text:p text:style-name="P396">Ashman throught:6147.3</text:p>
      <text:p text:style-name="P396">0.76</text:p>
      <text:p text:style-name="P396">DSFlows throught:7091.4</text:p>
      <text:p text:style-name="P396"/>
      <text:p text:style-name="P396"/>
      <text:p text:style-name="P396">0.67</text:p>
      <text:p text:style-name="P396">ecmp throught:5799.18</text:p>
      <text:p text:style-name="P396">0.65</text:p>
      <text:p text:style-name="P396">hedera throught:5488.12</text:p>
      <text:p text:style-name="P396">0.68</text:p>
      <text:p text:style-name="P396">Ashman throught:6071.5</text:p>
      <text:p text:style-name="P396">0.84</text:p>
      <text:p text:style-name="P396">DSFlows throught:7659.9</text:p>
      <text:p text:style-name="P396"/>
      <text:p text:style-name="P396"/>
      <text:p text:style-name="P396">0.71</text:p>
      <text:p text:style-name="P396">ecmp throught:6459.2</text:p>
      <text:p text:style-name="P396">0.59</text:p>
      <text:p text:style-name="P396">hedera throught:5514.9</text:p>
      <text:p text:style-name="P396">0.68</text:p>
      <text:p text:style-name="P396"><text:soft-page-break/>Ashman throught:6450.18</text:p>
      <text:p text:style-name="P396">0.83</text:p>
      <text:p text:style-name="P396">DSFlows throught:7304.8</text:p>
      <text:p text:style-name="P396"/>
      <text:p text:style-name="P396">四、stride4</text:p>
      <text:p text:style-name="P396">0.66</text:p>
      <text:p text:style-name="P396">ecmp throught:5833.4</text:p>
      <text:p text:style-name="P396">0.69</text:p>
      <text:p text:style-name="P396">hedera throught:5835.18</text:p>
      <text:p text:style-name="P396">0.64</text:p>
      <text:p text:style-name="P396">Ashman throught:5647.0</text:p>
      <text:p text:style-name="P396">0.82</text:p>
      <text:p text:style-name="P396">DSFlows throught:7095.7</text:p>
      <text:p text:style-name="P396"/>
      <text:p text:style-name="P396"/>
      <text:p text:style-name="P396">0.65</text:p>
      <text:p text:style-name="P396">ecmp throught:5468.5</text:p>
      <text:p text:style-name="P396">0.68</text:p>
      <text:p text:style-name="P396">hedera throught:5744.5</text:p>
      <text:p text:style-name="P396">0.68</text:p>
      <text:p text:style-name="P396">Ashman throught:5700.4</text:p>
      <text:p text:style-name="P396">0.89</text:p>
      <text:p text:style-name="P396">DSFlows throught:7719.5</text:p>
      <text:p text:style-name="P396"/>
      <text:p text:style-name="P396"/>
      <text:p text:style-name="P396">0.66</text:p>
      <text:p text:style-name="P396">ecmp throught:5675.6</text:p>
      <text:p text:style-name="P396">0.7</text:p>
      <text:p text:style-name="P396">hedera throught:6018.9</text:p>
      <text:p text:style-name="P396">0.73</text:p>
      <text:p text:style-name="P396">Ashman throught:6327.7</text:p>
      <text:p text:style-name="P396">0.89</text:p>
      <text:p text:style-name="P396">DSFlows throught:7814.8</text:p>
      <text:p text:style-name="P396"/>
      <text:p text:style-name="P396"/>
      <text:p text:style-name="P396">0.7</text:p>
      <text:p text:style-name="P396">ecmp throught:6301.8</text:p>
      <text:p text:style-name="P396">0.73</text:p>
      <text:p text:style-name="P396">hedera throught:6528.1</text:p>
      <text:p text:style-name="P396">0.66</text:p>
      <text:p text:style-name="P396">Ashman throught:5888.4</text:p>
      <text:p text:style-name="P396">0.92</text:p>
      <text:p text:style-name="P396">DSFlows throught:8009.1</text:p>
      <text:p text:style-name="P396"/>
      <text:p text:style-name="P396"/>
      <text:p text:style-name="P396">0.69</text:p>
      <text:p text:style-name="P396">ecmp throught:6018.4</text:p>
      <text:p text:style-name="P396">0.73</text:p>
      <text:p text:style-name="P396">hedera throught:6125.0</text:p>
      <text:p text:style-name="P396">0.64</text:p>
      <text:p text:style-name="P396">Ashman throught:5703.5</text:p>
      <text:p text:style-name="P396">0.89</text:p>
      <text:p text:style-name="P396"><text:soft-page-break/>DSFlows throught:7781.1</text:p>
      <text:p text:style-name="P396"/>
      <text:p text:style-name="P396">五、stride8</text:p>
      <text:p text:style-name="P396">0.7</text:p>
      <text:p text:style-name="P396">ecmp throught:6213.1</text:p>
      <text:p text:style-name="P396">0.68</text:p>
      <text:p text:style-name="P396">hedera throught:5978.62</text:p>
      <text:p text:style-name="P396">0.7</text:p>
      <text:p text:style-name="P396">Ashman throught:5919.32</text:p>
      <text:p text:style-name="P396">0.91</text:p>
      <text:p text:style-name="P396">DSFlows throught:7957.6</text:p>
      <text:p text:style-name="P396"/>
      <text:p text:style-name="P396"/>
      <text:p text:style-name="P396">0.7</text:p>
      <text:p text:style-name="P396">ecmp throught:6300.8</text:p>
      <text:p text:style-name="P396">0.71</text:p>
      <text:p text:style-name="P396">hedera throught:6333.0</text:p>
      <text:p text:style-name="P396">0.7</text:p>
      <text:p text:style-name="P396">Ashman throught:5882.1</text:p>
      <text:p text:style-name="P396">0.77</text:p>
      <text:p text:style-name="P396">DSFlows throught:6503.35</text:p>
      <text:p text:style-name="P396"/>
      <text:p text:style-name="P396"/>
      <text:p text:style-name="P396">0.69</text:p>
      <text:p text:style-name="P396">ecmp throught:5794.6</text:p>
      <text:p text:style-name="P396">0.7</text:p>
      <text:p text:style-name="P396">hedera throught:5769.2</text:p>
      <text:p text:style-name="P396">0.65</text:p>
      <text:p text:style-name="P396">Ashman throught:5549.5</text:p>
      <text:p text:style-name="P396">0.88</text:p>
      <text:p text:style-name="P396">DSFlows throught:7589.9</text:p>
      <text:p text:style-name="P396"/>
      <text:p text:style-name="P396"/>
      <text:p text:style-name="P396">0.63</text:p>
      <text:p text:style-name="P396">ecmp throught:5676.1</text:p>
      <text:p text:style-name="P396">0.7</text:p>
      <text:p text:style-name="P396">hedera throught:6252.32</text:p>
      <text:p text:style-name="P396">0.65</text:p>
      <text:p text:style-name="P396">Ashman throught:5657.2</text:p>
      <text:p text:style-name="P396">0.85</text:p>
      <text:p text:style-name="P396">DSFlows throught:7635.2</text:p>
      <text:p text:style-name="P396"/>
      <text:p text:style-name="P396"/>
      <text:p text:style-name="P396">0.71</text:p>
      <text:p text:style-name="P396">ecmp throught:5818.4</text:p>
      <text:p text:style-name="P396">0.66</text:p>
      <text:p text:style-name="P396">hedera throught:5686.8</text:p>
      <text:p text:style-name="P396">0.69</text:p>
      <text:p text:style-name="P396">Ashman throught:5676.7</text:p>
      <text:p text:style-name="P396">0.81</text:p>
      <text:p text:style-name="P396">DSFlows throught:6625.6</text:p>
      <text:p text:style-name="P396"/>
      <text:p text:style-name="P396"><text:soft-page-break/>六、stag_0.2_0.3</text:p>
      <text:p text:style-name="P396">0.76</text:p>
      <text:p text:style-name="P396">ecmp throught:6273.9</text:p>
      <text:p text:style-name="P396">0.76</text:p>
      <text:p text:style-name="P396">hedera throught:6270.8</text:p>
      <text:p text:style-name="P396">0.78</text:p>
      <text:p text:style-name="P396">Ashman throught:6778.0</text:p>
      <text:p text:style-name="P396">0.8</text:p>
      <text:p text:style-name="P396">DSFlows throught:7084.6</text:p>
      <text:p text:style-name="P396"/>
      <text:p text:style-name="P396"/>
      <text:p text:style-name="P396">0.83</text:p>
      <text:p text:style-name="P396">ecmp throught:7003.4</text:p>
      <text:p text:style-name="P396">0.8</text:p>
      <text:p text:style-name="P396">hedera throught:6747.4</text:p>
      <text:p text:style-name="P396">0.8</text:p>
      <text:p text:style-name="P396">Ashman throught:6751.1</text:p>
      <text:p text:style-name="P396">0.81</text:p>
      <text:p text:style-name="P396">DSFlows throught:6734.5</text:p>
      <text:p text:style-name="P396"/>
      <text:p text:style-name="P396"/>
      <text:p text:style-name="P396">0.67</text:p>
      <text:p text:style-name="P396">ecmp throught:5703.97</text:p>
      <text:p text:style-name="P396">0.68</text:p>
      <text:p text:style-name="P396">hedera throught:5812.1</text:p>
      <text:p text:style-name="P396">0.7</text:p>
      <text:p text:style-name="P396">Ashman throught:5853.6</text:p>
      <text:p text:style-name="P396">0.71</text:p>
      <text:p text:style-name="P396">DSFlows throught:6113.1</text:p>
      <text:p text:style-name="P396"/>
      <text:p text:style-name="P396"/>
      <text:p text:style-name="P396">0.65</text:p>
      <text:p text:style-name="P396">ecmp throught:5695.0</text:p>
      <text:p text:style-name="P396">0.7</text:p>
      <text:p text:style-name="P396">hedera throught:7016.9</text:p>
      <text:p text:style-name="P396">0.75</text:p>
      <text:p text:style-name="P396">Ashman throught:6636.6</text:p>
      <text:p text:style-name="P396">0.69</text:p>
      <text:p text:style-name="P396">DSFlows throught:6234.75</text:p>
      <text:p text:style-name="P396"/>
      <text:p text:style-name="P396"/>
      <text:p text:style-name="P396">0.72</text:p>
      <text:p text:style-name="P396">ecmp throught:6546.28</text:p>
      <text:p text:style-name="P396">0.71</text:p>
      <text:p text:style-name="P396">hedera throught:6284.5</text:p>
      <text:p text:style-name="P396">0.76</text:p>
      <text:p text:style-name="P396">Ashman throught:6713.92</text:p>
      <text:p text:style-name="P396">0.76</text:p>
      <text:p text:style-name="P396">DSFlows throught:6589.5</text:p>
      <text:p text:style-name="P396"/>
      <text:p text:style-name="P396">七、stag_0.5_0.3</text:p>
      <text:p text:style-name="P396">0.57</text:p>
      <text:p text:style-name="P396"><text:soft-page-break/>ecmp throught:6137.9</text:p>
      <text:p text:style-name="P396">0.59</text:p>
      <text:p text:style-name="P396">hedera throught:5959.2</text:p>
      <text:p text:style-name="P396">0.59</text:p>
      <text:p text:style-name="P396">Ashman throught:6292.9</text:p>
      <text:p text:style-name="P396">0.59</text:p>
      <text:p text:style-name="P396">DSFlows throught:6290.6</text:p>
      <text:p text:style-name="P396"/>
      <text:p text:style-name="P396"/>
      <text:p text:style-name="P396">0.73</text:p>
      <text:p text:style-name="P396">ecmp throught:8001.22</text:p>
      <text:p text:style-name="P396">0.73</text:p>
      <text:p text:style-name="P396">hedera throught:7984.7</text:p>
      <text:p text:style-name="P396">0.73</text:p>
      <text:p text:style-name="P396">Ashman throught:8081.5</text:p>
      <text:p text:style-name="P396">0.74</text:p>
      <text:p text:style-name="P396">DSFlows throught:8211.6</text:p>
      <text:p text:style-name="P396"/>
      <text:p text:style-name="P396"/>
      <text:p text:style-name="P396">0.61</text:p>
      <text:p text:style-name="P396">ecmp throught:6658.5</text:p>
      <text:p text:style-name="P396">0.64</text:p>
      <text:p text:style-name="P396">hedera throught:6809.8</text:p>
      <text:p text:style-name="P396">0.65</text:p>
      <text:p text:style-name="P396">Ashman throught:7113.3</text:p>
      <text:p text:style-name="P396">0.62</text:p>
      <text:p text:style-name="P396">DSFlows throught:6909.4</text:p>
      <text:p text:style-name="P396"/>
      <text:p text:style-name="P396"/>
      <text:p text:style-name="P396">0.65</text:p>
      <text:p text:style-name="P396">ecmp throught:7082.4</text:p>
      <text:p text:style-name="P396">0.64</text:p>
      <text:p text:style-name="P396">hedera throught:6945.2</text:p>
      <text:p text:style-name="P396">0.65</text:p>
      <text:p text:style-name="P396">Ashman throught:7063.7</text:p>
      <text:p text:style-name="P396">0.71</text:p>
      <text:p text:style-name="P396">DSFlows throught:7712.15</text:p>
      <text:p text:style-name="P396"/>
      <text:p text:style-name="P396"/>
      <text:p text:style-name="P396">0.77</text:p>
      <text:p text:style-name="P396">ecmp throught:8315.72</text:p>
      <text:p text:style-name="P396">0.76</text:p>
      <text:p text:style-name="P396">hedera throught:8272.4</text:p>
      <text:p text:style-name="P396">0.77</text:p>
      <text:p text:style-name="P396">Ashman throught:8287.4</text:p>
      <text:p text:style-name="P396">0.78</text:p>
      <text:p text:style-name="P396">DSFlows throught:8458.8</text:p>
      <text:p text:style-name="P396"/>
      <text:p text:style-name="P396">九、stag_0.7_0.2</text:p>
      <text:p text:style-name="P397">0.84</text:p>
      <text:p text:style-name="P397">ecmp throught:8731.7</text:p>
      <text:p text:style-name="P397">0.86</text:p>
      <text:p text:style-name="P397"><text:soft-page-break/>hedera throught:8973.6</text:p>
      <text:p text:style-name="P397">0.86</text:p>
      <text:p text:style-name="P397">Ashman throught:9060.3</text:p>
      <text:p text:style-name="P397">0.86</text:p>
      <text:p text:style-name="P397">DSFlows throught:8911.5</text:p>
      <text:p text:style-name="P397"/>
      <text:p text:style-name="P397"/>
      <text:p text:style-name="P397">0.7</text:p>
      <text:p text:style-name="P397">ecmp throught:7372.77</text:p>
      <text:p text:style-name="P397">0.75</text:p>
      <text:p text:style-name="P397">hedera throught:7983.4</text:p>
      <text:p text:style-name="P397">0.7</text:p>
      <text:p text:style-name="P397">Ashman throught:7693.58</text:p>
      <text:p text:style-name="P397">0.71</text:p>
      <text:p text:style-name="P397">DSFlows throught:7824.8</text:p>
      <text:p text:style-name="P397"/>
      <text:p text:style-name="P397"/>
      <text:p text:style-name="P397">0.85</text:p>
      <text:p text:style-name="P397">ecmp throught:8909.58</text:p>
      <text:p text:style-name="P397">0.86</text:p>
      <text:p text:style-name="P397">hedera throught:8993.0</text:p>
      <text:p text:style-name="P397">0.86</text:p>
      <text:p text:style-name="P397">Ashman throught:8995.2</text:p>
      <text:p text:style-name="P397">0.87</text:p>
      <text:p text:style-name="P397">DSFlows throught:9074.18</text:p>
      <text:p text:style-name="P397"/>
      <text:p text:style-name="P397"/>
      <text:p text:style-name="P397">0.83</text:p>
      <text:p text:style-name="P397">ecmp throught:8837.5</text:p>
      <text:p text:style-name="P397">0.86</text:p>
      <text:p text:style-name="P397">hedera throught:9255.8</text:p>
      <text:p text:style-name="P397">0.84</text:p>
      <text:p text:style-name="P397">Ashman throught:8831.8</text:p>
      <text:p text:style-name="P397">0.83</text:p>
      <text:p text:style-name="P397">DSFlows throught:9013.7</text:p>
      <text:p text:style-name="P397"/>
      <text:p text:style-name="P397"/>
      <text:p text:style-name="P397">0.93</text:p>
      <text:p text:style-name="P397">ecmp throught:9729.9</text:p>
      <text:p text:style-name="P397">0.94</text:p>
      <text:p text:style-name="P397">hedera throught:9873.8</text:p>
      <text:p text:style-name="P397">0.91</text:p>
      <text:p text:style-name="P397">Ashman throught:9690.0</text:p>
      <text:p text:style-name="P397">0.94</text:p>
      <text:p text:style-name="P397">DSFlows throught:9871.3</text:p>
      <text:p text:style-name="P329"/>
      <text:p text:style-name="P235"/>
      <text:p text:style-name="P21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6:33:37.722009801</meta:creation-date>
    <meta:generator>LibreOffice/5.1.6.2$Linux_X86_64 LibreOffice_project/10m0$Build-2</meta:generator>
    <dc:date>2019-12-27T22:11:33.010089243</dc:date>
    <meta:editing-duration>PT14H25M56S</meta:editing-duration>
    <meta:editing-cycles>130</meta:editing-cycles>
    <meta:document-statistic meta:table-count="0" meta:image-count="0" meta:object-count="0" meta:page-count="145" meta:paragraph-count="7219" meta:word-count="28053" meta:character-count="153639" meta:non-whitespace-character-count="134885"/>
  </office:meta>
</office:document-meta>
</file>